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 all straightened out, check. Hair not super-crazy, check. She straightened out her shirt, pressed the elevator button, and went on up.</text:p>
      <text:p text:style-name="P1"/>
      <text:p text:style-name="P1">The office wasn’t quite what she imagined. The ceilings were high and sloping, and windows marched around the exterior of the office like a wall. There was an ante room with an empty desk, and a large set of double doors leading into the office proper. They were open, but not invitingly so.</text:p>
      <text:p text:style-name="P1"/>
      <text:p text:style-name="P1">Lia swallowed, and stepped over the threshold of the elevator.</text:p>
      <text:p text:style-name="P1"/>
      <text:p text:style-name="P1">She glanced over the desk as she passed. Big. Heavy. Not really her style, but, then again, her style wasn’t exactly important, as a professional secretary.</text:p>
      <text:p text:style-name="P1"/>
      <text:p text:style-name="P1">“Ms. Armstrong?”</text:p>
      <text:p text:style-name="P1"/>
      <text:p text:style-name="P1">Lia nodded and passed the second threshold, into the office. The office was like the ante-room, full of large, lumberous furniture, heavily decorated with frills and tassels. It was almost as if the esteemed William Burgman thought he was sixty. It was easy to tell that this was, in fact, not the case.</text:p>
      <text:p text:style-name="P1"/>
      <text:p text:style-name="P1">Actually, he was kind of cute, in a serious, stoic sort of way.</text:p>
      <text:p text:style-name="P1"/>
      <text:p text:style-name="P1">“Mr. Bergman?”</text:p>
      <text:p text:style-name="P1"/>
      <text:p text:style-name="P1">“Please, have a seat.”</text:p>
      <text:p text:style-name="P1"/>
      <text:p text:style-name="P1">Lia tried to not fall into the large chair in front of his desk. This guy didn’t skimp on the cushions.</text:p>
      <text:p text:style-name="P1"/>
      <text:p text:style-name="P1">“I am in need of a secretary.”</text:p>
      <text:p text:style-name="P1"/>
      <text:p text:style-name="P1">“Well, I’m your woman.”</text:p>
      <text:p text:style-name="P1"/>
      <text:p text:style-name="P1">“Why do you want to work here, of all places? You should know that I’m not exactly a...”</text:p>
      <text:p text:style-name="P1"/>
      <text:p text:style-name="P1">“You’re not the kindest man out there.”</text:p>
      <text:p text:style-name="P1"/>
      <text:p text:style-name="P1">“No.”</text:p>
      <text:p text:style-name="P1"/>
      <text:p text:style-name="P1">“That you’ve gone through thirteen different secretaries last year.”</text:p>
      <text:p text:style-name="P1"/>
      <text:p text:style-name="P1">“Yes.”</text:p>
      <text:p text:style-name="P1"/>
      <text:p text:style-name="P1">“That you’re a bit of a prick.”</text:p>
      <text:p text:style-name="P1"/>
      <text:p text:style-name="P1"><text:soft-page-break/>“I thought you wanted me to hire you,” he chuckled.</text:p>
      <text:p text:style-name="P1"/>
      <text:p text:style-name="P1">Lia shrugged. “Just informing you that I know what I’m getting into.” Lia leaned forward in her seat. “You’ve seen my credentials. You’ve talked to other people that I have worked with. I am extremely professional, extremely accurate, and extremely prompt.”</text:p>
      <text:p text:style-name="P1"/>
      <text:p text:style-name="P1">“Of course, you have no references for other employers...”</text:p>
      <text:p text:style-name="P1"/>
      <text:p text:style-name="P1">“That’s because my previous employer has started to descend into extreme dementia. Sadly, other coworkers and his business partners are the only people I can cite.”</text:p>
      <text:p text:style-name="P1"/>
      <text:p text:style-name="P1">“And what did you do for Mr. Hernandez?”</text:p>
      <text:p text:style-name="P1"/>
      <text:p text:style-name="P1">“I was his secretary, of course.”</text:p>
      <text:p text:style-name="P1"/>
      <text:p text:style-name="P1">Small, flirtatious smile. A small smile graced his face in return. Bingo.</text:p>
      <text:p text:style-name="P1"/>
      <text:p text:style-name="P1">“I organized his business meetings and meetups, and ran several conventions for him and his colleagues, set up vacations, and kept track of his address book. He <text:span text:style-name="T1">was</text:span> an old man, of course.”</text:p>
      <text:p text:style-name="P1"/>
      <text:p text:style-name="P1">“Yes, he did seem to drop out of the circuit for a while.”</text:p>
      <text:p text:style-name="P1"/>
      <text:p text:style-name="P1">“Until he hired me.”</text:p>
      <text:p text:style-name="P1"/>
      <text:p text:style-name="P1">“You were in charge of his change of mind?”</text:p>
      <text:p text:style-name="P1"/>
      <text:p text:style-name="P1">“More literally than figuratively. He became a productive member of society, and it’s not right for people like Mr. Hernandez to be kept under the lock and key of his own mild dementia.”</text:p>
      <text:p text:style-name="P1"/>
      <text:p text:style-name="P1">“No, of course not.”</text:p>
      <text:p text:style-name="P1"/>
      <text:p text:style-name="P1">“Well.” Mr. Burgman straightened up at his desk. Lia had to force herself to not look him over; he most likely looked good underneath those clothes. “It’s not like I have very many viable candidates for this position. And I can’t really overlook the contributions of such a valuable man such as Mr. Hernandez.”</text:p>
      <text:p text:style-name="P1"/>
      <text:p text:style-name="P1">Lia’s heart pounded.</text:p>
      <text:p text:style-name="P1"/>
      <text:p text:style-name="P1">“When can you start?”</text:p>
      <text:p text:style-name="P1"/>
      <text:p text:style-name="P1">“Immediately.”</text:p>
      <text:p text:style-name="P1"/>
      <text:p text:style-name="P1">“Alright, desk is out there.”</text:p>
      <text:p text:style-name="P1"><text:soft-page-break/></text:p>
      <text:p text:style-name="P1">Lia froze momentarily. “You want me to start today?”</text:p>
      <text:p text:style-name="P1"/>
      <text:p text:style-name="P1">“You said immediately.” Mr. Burgman leaned back and opened up a folder and started skimming through it. “Right now is immediately.” He waved a hand. “Off you go.”</text:p>
      <text:p text:style-name="P1"/>
      <text:p text:style-name="P1">Lia slowly pulled herself to her feet and grabbed her purse.</text:p>
      <text:p text:style-name="P1"/>
      <text:p text:style-name="P1">“Close the doors on your way out, would you, dear?”</text:p>
      <text:p text:style-name="P1"/>
      <text:p text:style-name="P1">“Dear”?</text:p>
      <text:p text:style-name="P1"/>
      <text:p text:style-name="P1">Lia felt like she was in a daze as she entered the ante-room and pulled the doors closed. They were a bit heavier than they looked, and she tried to pull them closed as gracefully as possible. She took a deep breath after they clicked closed.</text:p>
      <text:p text:style-name="P1"/>
      <text:p text:style-name="P1">With the doors closed, the room seemed to shrink. No, she reassured herself, it was the same size as before. But she did sort of feel as though she just made some kind of mistake.</text:p>
      <text:p text:style-name="P1"/>
      <text:p text:style-name="P1">She sat down behind the desk. Mr. Hernandez didn’t have a desk for her. He didn’t really have an office, either, really. She just kind of followed him around everywhere, keeping track of things on his tablet, making sure he showed up at the right place at the right time. And make sure that everyone else did so, too. Business people were some of the most disorganized folk ever.</text:p>
      <text:p text:style-name="P1"/>
      <text:p text:style-name="P1">She turned on the computer monitor. It displayed a log-in screen. He didn’t give her the password.</text:p>
      <text:p text:style-name="P1"/>
      <text:p text:style-name="P1">She pressed the call button on the intercom. “Mr. Burgman?”</text:p>
      <text:p text:style-name="P1"/>
      <text:p text:style-name="P1">“What.” He sounded irritated.</text:p>
      <text:p text:style-name="P1"/>
      <text:p text:style-name="P1">“What are the passwords to this computer?”</text:p>
      <text:p text:style-name="P1"/>
      <text:p text:style-name="P1">“They’re in the desk.”</text:p>
      <text:p text:style-name="P1"/>
      <text:p text:style-name="P1">“Erm, where in the desk?”</text:p>
      <text:p text:style-name="P1"/>
      <text:p text:style-name="P1">“They’re <text:span text:style-name="T1">in</text:span> the <text:span text:style-name="T1">desk</text:span>.”</text:p>
      <text:p text:style-name="P1"/>
      <text:p text:style-name="P1">Lia shuddered. She started to understand why he went through thirteen secretaries in the last year alone. Talk about no job training. </text:p>
      <text:p text:style-name="P1"/>
      <text:p text:style-name="P1">Lia started pulling open and sorting through drawers. There were tons of junk in them, papers, some balled up and chucked into the back, notepads, binders full of god knows what. She finally <text:soft-page-break/>found a small notepad with “Passwords” scribbled across the front. Of course, the script inside was practically illegible. Time to spend an hour or so translating each line; even longer since it didn’t actually say to what the passwords were for.</text:p>
      <text:p text:style-name="P1"/>
      <text:p text:style-name="P1">&gt;&gt;&gt;NOTES</text:p>
      <text:p text:style-name="P1"/>
      <text:p text:style-name="P1">Lia Armstrong: African-American, approx 5’7, 5’8, skinny on top, bigger on bottom. Worked as a secretary/personal assistant for most of her life. Late 20s.</text:p>
      <text:p text:style-name="P1"/>
      <text:p text:style-name="P1">Lia Car:</text:p>
      <text:p text:style-name="P1"/>
      <text:p text:style-name="P1">Very smart, very resourceful. Attractive, generally flirty, and will get what she wants when she wants it, in a cross between careful manipulation and some eye-bearlatting.</text:p>
      <text:p text:style-name="P1"/>
      <text:p text:style-name="P1">Grew up middle class, and generally understands how the middle class and above works. Doesn’t have much of an eye for the future, though.</text:p>
      <text:p text:style-name="P1"/>
      <text:p text:style-name="P1">William Burgman: White, early- to mid-thirties. Businessman. Runs some kind of business with a lot of sketchy, high-profile clients, and he does... something for them. Something that I haven’t quite figured out just yet.</text:p>
      <text:p text:style-name="P1"/>
      <text:p text:style-name="P1">William Car: 1937 /40 Duesenberg Model SJ Cabriolet</text:p>
      <text:p text:style-name="P1"/>
      <text:p text:style-name="P1">Lia will find odd odds-and-ends in his desk, methinks...</text:p>
      <text:p text:style-name="P1"/>
      <text:p text:style-name="P1">NOTES&lt;&lt;&lt;</text:p>
      <text:p text:style-name="P1"/>
      <text:p text:style-name="P1">Lia finally found the login password, and took a nice deep breath and leaned back in the chair as the login tone played. She quickly re-wrote the password in a bit more legible language; it seemed as though it was time to go out and get a new password notepad; that one was completely full of illegible passwords. As the kernel loaded, she flipped idly through the password notebook, looking for that magically guide to the passwords, when she started, slowly, to notice that not all the passwords were in English. That is, they weren’t using the Latin alphabet.</text:p>
      <text:p text:style-name="P1"/>
      <text:p text:style-name="P1">“Huh?”</text:p>
      <text:p text:style-name="P1"/>
      <text:p text:style-name="P1">At first it was hard to tell, but the passwords were definitely not written like English. From what she knew about Russian, it wasn’t in Cyrillic, or Japanese, or Chinese. She found a list of language examples online, and the passwords weren’t, in fact, reflective of anything. She leaned over, her finger hovering over the intercom button, and she hesitated. Perhaps it was something that she wasn’t supposed to--</text:p>
      <text:p text:style-name="P1"/>
      <text:p text:style-name="P1">The intercom buzzed. Lia let out a startled yelp.</text:p>
      <text:p text:style-name="P1"><text:soft-page-break/></text:p>
      <text:p text:style-name="P1">“I want coffee,” Mr. Burgman said.</text:p>
      <text:p text:style-name="P1"/>
      <text:p text:style-name="P1">Lia shook her head, and pressed the button.</text:p>
      <text:p text:style-name="P1"/>
      <text:p text:style-name="P1">“What kind?”</text:p>
      <text:p text:style-name="P1"/>
      <text:p text:style-name="P1">She received an irritated growl. “A thirteen shot venti soy hazelnut vanilla cinnamon white mocha with extra white mocha and caramel.”</text:p>
      <text:p text:style-name="P1"/>
      <text:p text:style-name="P1">Lia coughed, loud. She was ready to copy that down but was unsure she even heard half the words, let alone be capable of recording them.</text:p>
      <text:p text:style-name="P1"/>
      <text:p text:style-name="P1">“Made with Kopi Luwak.”</text:p>
      <text:p text:style-name="P1"><text:line-break/>What was that?</text:p>
      <text:p text:style-name="P1"/>
      <text:p text:style-name="P1">She pressed the button. “Made with what?”</text:p>
      <text:p text:style-name="P1"/>
      <text:p text:style-name="P1">She didn’t receive an answer. She pressed again. “What was that, sir?”</text:p>
      <text:p text:style-name="P1"/>
      <text:p text:style-name="P1">Still nothing. A bead of sweat made it’s way down Lia’s face.</text:p>
      <text:p text:style-name="P1"/>
      <text:p text:style-name="P1">“Oh dear...” she muttered under her breath. She stood up and grabbed her purse and, after a moment’s thought, slipped the password notebook into her purse.</text:p>
      <text:p text:style-name="P1"/>
      <text:p text:style-name="P1">---</text:p>
      <text:p text:style-name="P1"/>
      <text:p text:style-name="P1">&gt;&gt;&gt;NOTES</text:p>
      <text:p text:style-name="P1"/>
      <text:p text:style-name="P1">Naquadria. short, scrawny, shiny black hair, light blue skin, red eyes (black pupils), pointy ears, fangs, tail, kind of nightcrawlery, and very very absentminded, and has a vendetta against everything.</text:p>
      <text:p text:style-name="P1"/>
      <text:p text:style-name="P1">And, apparently, works in newspaper support.</text:p>
      <text:p text:style-name="P1"/>
      <text:p text:style-name="P1">And is nicknamed Didi</text:p>
      <text:p text:style-name="P1"/>
      <text:p text:style-name="P1">&lt;&lt;&lt;NOTES</text:p>
      <text:p text:style-name="P1"/>
      <text:p text:style-name="P1">Naquadria, nicknamed Didi, walked through the portal and up to the black door and knocked. There was shuffling on the other side. In approximately two seconds, Didi was pissed off and impatient.</text:p>
      <text:p text:style-name="P1"/>
      <text:p text:style-name="P1"><text:soft-page-break/>“Can you HURRY the fuck UP,” she screamed at the black door. Walking through the portal was always an upsetting ordeal, as your human disguise is stripped from you, and fuck all the can make a make-up that worked just as well on human skin as non-human skin. Did rubbed at her face and her foundation smeared all over her blue hands.</text:p>
      <text:p text:style-name="P1"/>
      <text:p text:style-name="P1">“I hate my life,” she said to herself and wiped her hands on her skirt. “I hate it I hate it I hate it.”</text:p>
      <text:p text:style-name="P1"/>
      <text:p text:style-name="P1">Finally the little window in the black door opened up.</text:p>
      <text:p text:style-name="P1"/>
      <text:p text:style-name="P1">“About time,” Didi said.</text:p>
      <text:p text:style-name="P1"/>
      <text:p text:style-name="P1">“What are you?” a voice grunted from the other side. Didi stamped her feet impatiently.</text:p>
      <text:p text:style-name="P1"/>
      <text:p text:style-name="P1">“It’s just the makeup, fool. Now let me in.”</text:p>
      <text:p text:style-name="P1"/>
      <text:p text:style-name="P1">“What’s the password?”</text:p>
      <text:p text:style-name="P1"/>
      <text:p text:style-name="P1">Didi plunged a hand into her purse and started rummaging around. She frowned slightly, and rummaged harder. Eventually, she upturned her purse onto the rocky ground around her and started picking through her things.</text:p>
      <text:p text:style-name="P1"/>
      <text:p text:style-name="P1">The voice on the other side of the door let out a long, low sigh.</text:p>
      <text:p text:style-name="P1"/>
      <text:p text:style-name="P1">“Oh, shit,” Didi said. “It’s not here.”</text:p>
      <text:p text:style-name="P1"/>
      <text:p text:style-name="P1">The voice had no particular interest in caring.</text:p>
      <text:p text:style-name="P1"/>
      <text:p text:style-name="P1">“Oh fuck, oh shit, where could it be..” She looked up at the door pleadingly. “I’m serious, I had a notebook full of them just right here--”</text:p>
      <text:p text:style-name="P1"/>
      <text:p text:style-name="P1">“No password, no entry.”</text:p>
      <text:p text:style-name="P1"/>
      <text:p text:style-name="P1">“Oh my god, oh my god...” She threw her purse at the door. “You’re such a bitch!” She launched herself at the door and grabbed the knob. The knob slipped right out of her fingers and receded into the door. The door flattened out so that it looked no more like a painting on the wall. Didi scrambled at the edges of the door, trying to find something to grab onto and pull, but it was completely flat.</text:p>
      <text:p text:style-name="P1"/>
      <text:p text:style-name="P1">She stopped for a long moment, and took several quiet steps back. She tripped over her bag and tumbled backwards, and let out a large, horrifying scream.</text:p>
      <text:p text:style-name="P1"/>
      <text:p text:style-name="P1">&gt;&gt;&gt;NOTES</text:p>
      <text:p text:style-name="P1"/>
      <text:p text:style-name="P1"><text:soft-page-break/>The portal room is a room that is protected by a portal; from the outside, the portal looks like a regular back of a shop, but once someone passes a particular threshold, they enter into the portal room. If the person is non-human, their humanoid shape is stripped from them.</text:p>
      <text:p text:style-name="P1"/>
      <text:p text:style-name="P1">The portal room is a rocky room, small, with a black door on the opposite side as the portal (the portal spans the size of the entire wall and ceiling, so like 15 ft across, 8/9 feet up; a small crowd can pass through it). The door is made out of wood with peeling black paint; there is a small peep... square in it? with a door that can be slid open on the other side. There is a man-thing with a deep voice on the other side that protects the door.</text:p>
      <text:p text:style-name="P1"/>
      <text:p text:style-name="P1">&lt;&lt;&lt;NOTES</text:p>
      <text:p text:style-name="P1"/>
      <text:p text:style-name="P1">-----</text:p>
      <text:p text:style-name="P1"/>
      <text:p text:style-name="P1">&gt;&gt;&gt;NOTES</text:p>
      <text:p text:style-name="P1"/>
      <text:p text:style-name="P1">Lia doesn’t have a lot of stuff. She enjoys fencing, so she has some fencing gear; she lives in a small apartment within walking distance of her job.</text:p>
      <text:p text:style-name="P1"/>
      <text:p text:style-name="P1">She lives near the mountains somewhere, as she loves skiing.</text:p>
      <text:p text:style-name="P1"/>
      <text:p text:style-name="P1">Her cat, Aggie, is a Maine Coon, and is named after Camillo Agrippa, a fencer, mathematician, and engineer from the Renaissance era, and is white and yellow/light brown.</text:p>
      <text:p text:style-name="P1"/>
      <text:p text:style-name="P1">&lt;&lt;&lt;NOTES</text:p>
      <text:p text:style-name="P1"/>
      <text:p text:style-name="P1">That first day was one hell of a nightmare. Lia sighed to herself and collapsed down on her bed. Her wonderful little cat Aggie came up and wriggled itself underneath her arm.</text:p>
      <text:p text:style-name="P1"/>
      <text:p text:style-name="P1">“Hell, Aggie. I wish to kill myself.”</text:p>
      <text:p text:style-name="P1"/>
      <text:p text:style-name="P1">Aggie meowed at her.</text:p>
      <text:p text:style-name="P1"/>
      <text:p text:style-name="P1">“Okay, Aggie, I won’t kill myself, but I’ll desperately want to. This job was such a bad idea...” Lia sat back up and fluffed her hair back out. “I should start looking for another job; I don’t think I can deal much with this one at the moment.” She pulled her laptop out from underneath her bed and booted it up.</text:p>
      <text:p text:style-name="P1"/>
      <text:p text:style-name="P1">When an explosion rocked her apartment building.</text:p>
      <text:p text:style-name="P1"/>
      <text:p text:style-name="P1">“What the fuck was that!” she screamed, and crawled over her bed to look out the window. People were streaming out into the streets, looking around. Where was that explosion from?<text:line-break/></text:p>
      <text:p text:style-name="P1"><text:soft-page-break/>Then she noticed smoke in the distance. People down in the streets were noticing it, too, pointing and waving. Phones came popping out. Lia hesitated and grabbed her cell phone. The explosion was near where she worked. But she didn’t even have to call her boss, he called her first.</text:p>
      <text:p text:style-name="P1"/>
      <text:p text:style-name="P1">“What the fuck did you do?” he screamed. Lia gaped at the phone. “My entire OFFICE IS IN PIECES WHAT DID YOU DO?”</text:p>
      <text:p text:style-name="P1"/>
      <text:p text:style-name="P1">“I--I didn’t do anything! I left work an hour ago!”</text:p>
      <text:p text:style-name="P1"/>
      <text:p text:style-name="P1">“My god--who leaves work--what did you do? What is that? What is going on? Get down here or you’re fired.”</text:p>
      <text:p text:style-name="P1"/>
      <text:p text:style-name="P1">He hung up. Lia stared at the phone and sighed and started pulling her shoes back on.</text:p>
      <text:p text:style-name="P1"/>
      <text:p text:style-name="P1">When she got down to his office building, she could see him running around, yelling at people, poking his fingers into officers’ faces, who were ignoring him to an almost admirable amount. Lia stood back for a bit, almost embarrassed that this man was her employer. Once Mr. Burgman noticed her, he wheeled on her instead.</text:p>
      <text:p text:style-name="P1"/>
      <text:p text:style-name="P1">“Where have you been!” he screamed. “What did you do to my office?”</text:p>
      <text:p text:style-name="P1"/>
      <text:p text:style-name="P1">“I-I’m sorry, but I wasn’t here--”</text:p>
      <text:p text:style-name="P1"/>
      <text:p text:style-name="P1">“Who told you that you could leave?”</text:p>
      <text:p text:style-name="P1"/>
      <text:p text:style-name="P1">“I was just going by normal hours as you haven’t told me--”</text:p>
      <text:p text:style-name="P1"/>
      <text:p text:style-name="P1">“No one’s doing ANYTHING around here!”</text:p>
      <text:p text:style-name="P1"/>
      <text:p text:style-name="P1">Lia looked up at the office building; the wall of Dr. Burgman’s office was completely blown out in the side of the building, the wreckage smoking and burning. Lia sighed heavily; now she <text:span text:style-name="T1">had</text:span><text:span text:style-name="T1"> </text:span>to start looking for another job.</text:p>
      <text:p text:style-name="P1"/>
      <text:p text:style-name="P1">She looked around for Mr. Burgman, and noticed him heading towards the front door of the building. She watched him for a moment, before realizing that no one was stopping him.</text:p>
      <text:p text:style-name="P1"/>
      <text:p text:style-name="P1">“Wait, Mr--!” she yelled out, and started running after him, almost tripping over her heels in the process.</text:p>
      <text:p text:style-name="P1"/>
      <text:p text:style-name="P1">It was dark inside the building, as it was after hours, and the fire didn’t reach down there. The lobby was unaffected by the explosion; it appeared as though the fire was localized to the floor of Mr. Burgman’s office.</text:p>
      <text:p text:style-name="P1"/>
      <text:p text:style-name="P1"><text:soft-page-break/>“Mr. Burgman?” she called out. Her voice echoed flatly against the marble floors and the gold-plated picture frames. He didn’t respond, but she heard his footsteps as the echo died down. He was running up the stairs. “Mr. Burgman, this is incredibly dangerous!” Of course, she didn’t even heed her own warning, and ran up after him.</text:p>
      <text:p text:style-name="P1"/>
      <text:p text:style-name="P1">She caught a glimpse of him going up the spiral emergency stairs. “Mr. Burgman, please stop!” He came to a halt, two floors above her.</text:p>
      <text:p text:style-name="P1"/>
      <text:p text:style-name="P1">“If it weren’t for you, this wouldn’t have happened!” he yelled.</text:p>
      <text:p text:style-name="P1"/>
      <text:p text:style-name="P1">“What do you mean!”</text:p>
      <text:p text:style-name="P1"/>
      <text:p text:style-name="P1">“If you hadn’t of gone home--!” He let out a loud, frustrated grunt. “You know what? You’re fired!”</text:p>
      <text:p text:style-name="P1"/>
      <text:p text:style-name="P1">“What!”</text:p>
      <text:p text:style-name="P1"/>
      <text:p text:style-name="P1">“That’s right, you’re fired! And every other employer who calls me, I’ll tell them that you’re the worst secretary ever!”</text:p>
      <text:p text:style-name="P1"/>
      <text:p text:style-name="P1">“I haven’t even worked for you for one day!”</text:p>
      <text:p text:style-name="P1"/>
      <text:p text:style-name="P1">“And that’s all I need to know that you’re the worst secretary ever!” He took off again, his footsteps hard against the metal stairs.</text:p>
      <text:p text:style-name="P1"/>
      <text:p text:style-name="P1">“Mr. Burgman, please!”</text:p>
      <text:p text:style-name="P1"/>
      <text:p text:style-name="P1">“Nope, nope!”</text:p>
      <text:p text:style-name="P1"/>
      <text:p text:style-name="P1">She didn’t know why she was still following him; certainly it was safer to stay outside, and she didn’t need that kind of verbal abuse. Mr. Burgman was an adult, and if he didn’t want to take care of his own well-being, then that was certainly his fault, not hers. He certainly wasn’t paying her enough--or at all really--to keep track of him like this.</text:p>
      <text:p text:style-name="P1"/>
      <text:p text:style-name="P1">They didn’t exchange any more words until they reached his floor. He burst through the fire doors and down the hallway, Lia following closely after. The walls and ceiling were scorched, not as if fire had nipped at the upholstery, but as if someone came running through the hallway with a flame throwing, randomly shooting it at the walls and burning things. </text:p>
      <text:p text:style-name="P1"/>
      <text:p text:style-name="P1">“What’s going on?” she asked no one in particular, and ran to catch up with Mr. Burgman.</text:p>
      <text:p text:style-name="P1"/>
      <text:p text:style-name="P1">Mr. Burgman was standing outside of the ante-room to his office. Lia stood behind him.</text:p>
      <text:p text:style-name="P1"/>
      <text:p text:style-name="P1"><text:soft-page-break/>The entire room was essentially gone, open up to the wind. The smoke was mostly cleared out, leaving only the empty, smoldering shell behind.</text:p>
      <text:p text:style-name="P1"/>
      <text:p text:style-name="P1">“What on earth...?” Lia asked. Mr. Burgman’s office was essentially gone, all his furniture gone, and the wall splitting his office and the anteroom gone. The secretary desk was upturned and the chair in pieces, and the walls were crumbling. All the drawers in the desk had been rummaged through, the papers tossed everywhere.</text:p>
      <text:p text:style-name="P1"/>
      <text:p text:style-name="P1">Mr. Burgman took a few haltering steps into the space where his office used to be, before grabbing the secretary’s chair and heaving it out of the hole where the exterior wall used to be. Lia let out a shout, but the deed was done. The only thing she could hope for now was that people got out of the way.</text:p>
      <text:p text:style-name="P1"/>
      <text:p text:style-name="P1">“Who could have done this?” Lia asked no one in particular.</text:p>
      <text:p text:style-name="P1"/>
      <text:p text:style-name="P1">“One of my enemies, of course,” Mr. Burgman muttered under his breath. He then positioned himself behind the desk and started to shove.</text:p>
      <text:p text:style-name="P1"/>
      <text:p text:style-name="P1">“Mr. Burgman!” Lia screamed. Mr. Burgman stopped eventually, of his own accord, once he realized that he didn’t have the strength to shove that big heavy desk out of the hole of a wall. He glanced at the trash surrounding the desk.</text:p>
      <text:p text:style-name="P1"/>
      <text:p text:style-name="P1">“They were looking for something...” he said, and circled around the desk. He started peeking into drawers. “But what...” He snapped his fingers at Lia. “You. Figure out what’s missing.”</text:p>
      <text:p text:style-name="P1"/>
      <text:p text:style-name="P1">Lia stared, wide-eyed, at him. The papers that were surrounding the desk were already being blown away out into the open air. “Are you serious?”</text:p>
      <text:p text:style-name="P1"/>
      <text:p text:style-name="P1">“I have to know what they could have been looking for.”</text:p>
      <text:p text:style-name="P1"/>
      <text:p text:style-name="P1">“I thought you had fired me.”</text:p>
      <text:p text:style-name="P1"><text:line-break/>“You’re rehired. Start working.”</text:p>
      <text:p text:style-name="P1"/>
      <text:p text:style-name="P1">“No, I’m... I refuse to work for you anymore.”</text:p>
      <text:p text:style-name="P1"/>
      <text:p text:style-name="P1">Mr. Burgman made mocking motions.</text:p>
      <text:p text:style-name="P1"/>
      <text:p text:style-name="P1">“I--what--I can’t believe you! What a child! I refuse to work for you, don’t you understand that! You’re so irresponsible and unbelievable!”</text:p>
      <text:p text:style-name="P1"/>
      <text:p text:style-name="P1">“Fucking bitch,” he muttered under his breath. She opened her mouth to respond, before realizing that it was pointless to do so. But she had to admit, she was a little curious as to what this person was looking for that they had to blow open his office when they didn’t find it.</text:p>
      <text:p text:style-name="P1"><text:soft-page-break/></text:p>
      <text:p text:style-name="P1">A small realization settled around her, and her hand drifted towards her purse. It couldn’t have been...? She slowly pulled the notebook out of her purse and opened it to those weird symbols that she had seen, the language that wasn’t from Earth.</text:p>
      <text:p text:style-name="P1"/>
      <text:p text:style-name="P1">“What is that?” Mr. Burgman snatched the notebook from her hands. “This is my previous secretary’s handwriting--is this--this is the passwords for all my computers--and my--no...” He started to seeth as he flipped the pages. “I can’t believe this, she...” His look of rage slowly turned to confusion. “Now... what is this? Is this Thai?”</text:p>
      <text:p text:style-name="P1"/>
      <text:p text:style-name="P1">“I don’t know, I don’t know Thai--”</text:p>
      <text:p text:style-name="P1"/>
      <text:p text:style-name="P1">He threw the notebook at her. She fumbled with it.</text:p>
      <text:p text:style-name="P1"/>
      <text:p text:style-name="P1">“That’s probably what she was looking for. And now that she’s BLOWN EVERYTHING AWAY--” he screamed out to the darkness, “she figured no one else would need it.” He looked at her, then back at the notebook. “Give me that.”</text:p>
      <text:p text:style-name="P1"/>
      <text:p text:style-name="P1">“No way.”</text:p>
      <text:p text:style-name="P1"/>
      <text:p text:style-name="P1">“Yes, give me--”</text:p>
      <text:p text:style-name="P1"/>
      <text:p text:style-name="P1">She stepped away from him, putting the notebook back in her purse. “No, you fired me after I got it, it is mine now.”</text:p>
      <text:p text:style-name="P1"/>
      <text:p text:style-name="P1">“No, you--”</text:p>
      <text:p text:style-name="P1"/>
      <text:p text:style-name="P1">Lia jumped out the door and slammed it closed.</text:p>
      <text:p text:style-name="P1"/>
      <text:p text:style-name="P1">“OW you little BITCH.”</text:p>
      <text:p text:style-name="P1"/>
      <text:p text:style-name="P1">She ran down the hallway, stopping at the next floor down and hiding out in an empty unlocked office. Several long minutes passed, and she didn’t hear from him.</text:p>
      <text:p text:style-name="P1"/>
      <text:p text:style-name="P1">&gt;&gt;&gt;NOTES</text:p>
      <text:p text:style-name="P1"/>
      <text:p text:style-name="P1">Will is some kind of alien/demon(?) thing, who has dissociative periods, in which he writes in the foreign language thing. Suppressed other side? Demonic side? Suppressed memories? Amnesia? Possession? Who really knows?</text:p>
      <text:p text:style-name="P1"/>
      <text:p text:style-name="P1">&lt;&lt;&lt;NOTES</text:p>
      <text:p text:style-name="P1"/>
      <text:p text:style-name="P1">She slipped the notebook out of her purse again. Mr. Burgman had spread ash all over it, and crinkled the pages, but it was still rather readable--or as readable as it ever was. She couldn’t <text:soft-page-break/>help but feel it was... important, somehow. There was no reason for this mysterious exploding person to go through and destroy everything--unless they didn’t find what they were looking for. And that made some kind of sense; the notebook was the only thing that she had removed from the desk, and it was the desk that they were looking through, looking for...</text:p>
      <text:p text:style-name="P1"/>
      <text:p text:style-name="P1">This?</text:p>
      <text:p text:style-name="P1"/>
      <text:p text:style-name="P1">She continued to flip through the pages. What was it about this notebook that was so interesting that someone needed to destroy an office for it? She opened it up to the back in the hopes of finding a contact page.</text:p>
      <text:p text:style-name="P1"/>
      <text:p text:style-name="P1">There wasn’t, but she was surprised to find a map. A map? Who puts things like a map in a notebook? It was a map of the city, taped into the back cover. A small one, so it would fit. Lia started unpeeling it, but changed her mind. It was still pretty dangerous inside the building; she didn’t want to be there if the whole thing decided to go up in flames.</text:p>
      <text:p text:style-name="P1"/>
      <text:p text:style-name="P1">---</text:p>
      <text:p text:style-name="P1"/>
      <text:p text:style-name="P1">Aggie wiggled its way into Lia’s lap after Lia sat down and swept pencils off her desk and into their little carrier attached to the side of the desk. She popped open her computer and laid the notebook out in front of her, and started meticulously unpeeling the map from the back of the notebook. It had been a while since the map had been removed; it was covered in fingerprint stains and dust and ash, and was brittle, torn at the edges where it had been folded. Lia carefully unfolded it and spread it out of the table. She was worried about touching it and breaking it somehow.</text:p>
      <text:p text:style-name="P1"/>
      <text:p text:style-name="P1">Drawn along the streets was a red line, sometimes wandering off the streets and through buildings and parks. Several of the buildings were marked in red. It took a little time, but Lia managed to pull up a map of the city and mark all the locations that were marked. She was somewhat taken aback by the result; all of the locations were either porn shops, gentlemen’s clubs, or seedy-sounding bars that had names like “The Buggered Off” and “Last Man’s Stand”. She wasn’t sure what the line was for until she noted a small scrawl near the beginning of the line: “Grand Central Station”, the quotation marks thoughtfully provided by the writer. Underneath the note was a note in a different language, which Lia recognized as the same one from the notebook.</text:p>
      <text:p text:style-name="P1"/>
      <text:p text:style-name="P1">“Hmm.”</text:p>
      <text:p text:style-name="P1"/>
      <text:p text:style-name="P1">There was a pub very close to where she worked--or used to work, at least. She was just bubbling with curiosity, so she carefully folded the map back up, slipped it all into her purse, patted her cat, and walked out the door.</text:p>
      <text:p text:style-name="P1"/>
      <text:p text:style-name="P1">---</text:p>
      <text:p text:style-name="P1"/>
      <text:p text:style-name="P1"><text:soft-page-break/>There should really be a warning on these places, Lia thought to herself as she walked into the bar. Almost immediately, the entire clientele looked at her, gazing over her outfit, her breasts, her hair, and she shuddered. She wasn’t even dressed that nicely; just jeans and a t-shirt, nothing that would get her noticed in a normal bar. But this bar made her skin crawl; she guessed that this wasn’t a normal bar.</text:p>
      <text:p text:style-name="P1"/>
      <text:p text:style-name="P1">She guessed (correctly) that this particular bar wouldn’t have much in the way of liquor, so she grabbed the least grimy looking beer from the bartender and went to go hang out in a corner. She people watched for a bit, looking for any kind of suspicious activity that could indicate that something called “Grand Central Station” was located here, but there wasn’t really anything. People just mulled about and looked depressing, same as with any dive bar.</text:p>
      <text:p text:style-name="P1"/>
      <text:p text:style-name="P1">Perhaps this was a waste of time...</text:p>
      <text:p text:style-name="P1"/>
      <text:p text:style-name="P1">No, wait. Another woman walked into the bar, but this time, no one looked at her. That was suspicious. Sure, they looked up, the same as they did when anyone else walked in, but they didn’t leer at her like they did with Lia.</text:p>
      <text:p text:style-name="P1"/>
      <text:p text:style-name="P1">Or maybe they were good at hiding it--</text:p>
      <text:p text:style-name="P1"/>
      <text:p text:style-name="P1">No, there was no leering. Lia frowned and slouched down in her chair, as if she wasn’t obvious enough being a black female with big hair in the corner of this awful, awful bar.</text:p>
      <text:p text:style-name="P1"/>
      <text:p text:style-name="P1">The woman didn’t stop at the bar, or say hi to anyone (not that anyone talked in here...). She beelined directly towards a door hidden in the back by shadows. Lia had noticed a couple people walking in and out that door, and she didn’t catch what was beyond it when the woman opened it. It didn’t have any employees-only signs on it, and it clearly wasn’t a bathroom. She spent the next ten minutes trying to peer in whenever someone walked through it, but the only thing she could deduce was that it was dark on the other side. People didn’t look significantly more happy or sad when they left, but she wasn’t sure she could discount a prostitution ring based on the happiness levels of the theoretical johns. </text:p>
      <text:p text:style-name="P1"/>
      <text:p text:style-name="P1">After a few minutes of leaning over the table and squinting at the door, she realized how strange she looked and settled back into her chair. Well, the best way to know what was behind the door was to actually go through it. She started to stand up when someone she recognized came inside.</text:p>
      <text:p text:style-name="P1"><text:line-break/>Mr. Burgman looked over at her at the noise she made trying to hide underneath the table. He recognized her immediately and came rumbling over.</text:p>
      <text:p text:style-name="P1"/>
      <text:p text:style-name="P1">“What are you doing here?” he asked. His voice was probably at a normal volume, for once in his life, but it was hard to tell as it was so much louder than the general hum of the pub. Lia looked around nervously.</text:p>
      <text:p text:style-name="P1"/>
      <text:p text:style-name="P1"><text:soft-page-break/>“I was following a trail.”</text:p>
      <text:p text:style-name="P1"/>
      <text:p text:style-name="P1">“What trail?”</text:p>
      <text:p text:style-name="P1"/>
      <text:p text:style-name="P1">“A trail laid out in the notebook that we were... ‘talking about’ earlier.”</text:p>
      <text:p text:style-name="P1"/>
      <text:p text:style-name="P1">“Do you have it with you? Give it to me; it’s mine.”</text:p>
      <text:p text:style-name="P1"/>
      <text:p text:style-name="P1">“No, it’s not.”</text:p>
      <text:p text:style-name="P1"/>
      <text:p text:style-name="P1">He sighed heavily, but thankfully didn’t push the issue.</text:p>
      <text:p text:style-name="P1"/>
      <text:p text:style-name="P1">“What are you doing here?” Lia asked.</text:p>
      <text:p text:style-name="P1"/>
      <text:p text:style-name="P1">“Well, based on what was done to <text:span text:style-name="T1">my</text:span><text:span text:style-name="T1"> </text:span><text:span text:style-name="T1">office</text:span>--” He growled his words out, as if he could barely stop himself from screaming again. “--I figured it was the work of my last secretary.”</text:p>
      <text:p text:style-name="P1"/>
      <text:p text:style-name="P1">“How long did she last?”</text:p>
      <text:p text:style-name="P1"/>
      <text:p text:style-name="P1">“Two months.”</text:p>
      <text:p text:style-name="P1"/>
      <text:p text:style-name="P1">Lia sighed loudly before she could stop herself. Mr. Burgman gave her a dirty look.</text:p>
      <text:p text:style-name="P1"/>
      <text:p text:style-name="P1">“But she often frequented this... <text:span text:style-name="T1">utterly</text:span><text:span text:style-name="T1"> </text:span><text:span text:style-name="T1">disgusting</text:span> place while she was working for me.”</text:p>
      <text:p text:style-name="P1"/>
      <text:p text:style-name="P1">Lia took a moment to parse that over. “Wait, you mean... you stalked her here?”</text:p>
      <text:p text:style-name="P1"/>
      <text:p text:style-name="P1">He sniffed. “I didn’t stalk her... I followed her.”</text:p>
      <text:p text:style-name="P1"/>
      <text:p text:style-name="P1">“You followed your secretary?”</text:p>
      <text:p text:style-name="P1"/>
      <text:p text:style-name="P1">He looked distantly away, off into the distance. “I like your cat.”</text:p>
      <text:p text:style-name="P1"/>
      <text:p text:style-name="P1">Lia abruptly stood up and headed for the door. “I’m done with this, I’m done with you--”</text:p>
      <text:p text:style-name="P1"/>
      <text:p text:style-name="P1">“I’ll be wanting that notebook--”</text:p>
      <text:p text:style-name="P1"/>
      <text:p text:style-name="P1">“No--”</text:p>
      <text:p text:style-name="P1"/>
      <text:p text:style-name="P1">The door opened, and the woman walked out, looking pissed as all hell. When she was done angrily digging through her purse, she looked up and noticed Lia and Mr. Burgman, who were making quite the scene in the middle of the pub.</text:p>
      <text:p text:style-name="P1"/>
      <text:p text:style-name="P1">She froze. Lia and Mr. Burgman froze.</text:p>
      <text:p text:style-name="P1"><text:soft-page-break/></text:p>
      <text:p text:style-name="P1">“Didi--” Mr. Burgman started.</text:p>
      <text:p text:style-name="P1"/>
      <text:p text:style-name="P1">“Oh, <text:span text:style-name="T1">don</text:span><text:span text:style-name="T1">’</text:span><text:span text:style-name="T1">t</text:span><text:span text:style-name="T1"> </text:span><text:span text:style-name="T1">you</text:span><text:span text:style-name="T1"> </text:span><text:span text:style-name="T1">start</text:span><text:span text:style-name="T1"> </text:span><text:span text:style-name="T1">with</text:span><text:span text:style-name="T1"> </text:span><text:span text:style-name="T1">me</text:span>,” the woman--Didi--said, pointing her finger at him. “I do not want to see your punk ass face ever again.” She looked around. “What are you doing here? How did you find me here?”</text:p>
      <text:p text:style-name="P1"/>
      <text:p text:style-name="P1">“Did you blow up my office?”</text:p>
      <text:p text:style-name="P1"/>
      <text:p text:style-name="P1">“Your fucking ass fucking deserved it!”</text:p>
      <text:p text:style-name="P1"/>
      <text:p text:style-name="P1">Mr. Burgman puffed up in fury. “I’ll be holding you liable--”</text:p>
      <text:p text:style-name="P1"/>
      <text:p text:style-name="P1">Didi shoved Mr. Burgman. Mr. Burgman, shocked, stepped backwards. </text:p>
      <text:p text:style-name="P1"/>
      <text:p text:style-name="P1">“Did you just--”</text:p>
      <text:p text:style-name="P1"/>
      <text:p text:style-name="P1">“Where is my notebook?!”</text:p>
      <text:p text:style-name="P1"/>
      <text:p text:style-name="P1">“Excuse me?”</text:p>
      <text:p text:style-name="P1"/>
      <text:p text:style-name="P1">“My notebook, the one you took!”</text:p>
      <text:p text:style-name="P1"/>
      <text:p text:style-name="P1">Lia held her purse closer to her and glanced towards the door. Now was about time to be looking for safety.</text:p>
      <text:p text:style-name="P1"/>
      <text:p text:style-name="P1">“That notebook became mine the second you left it in <text:span text:style-name="T1">my</text:span> office.” And then he glanced back at Lia, who was already taking quick steps towards the door. Everyone in the bar looked at her again, but this time with distant amusement instead of lechery. Except for two, who were looking at her with anger, and, well, anger.</text:p>
      <text:p text:style-name="P1"/>
      <text:p text:style-name="P1">“YOU!” Didi screamed. Lia let out a rather embarrassing little squeak, and turned to run for the door. Except Didi was already there; Lia nearly barrelled into her. Lia jumped back a couple feet. She could hear Mr. Burgman whisper “My god...” behind her. So it wasn’t just her. Lia turned on her heel and grabbed Mr. Burgman and shoved him--he fell backwards, right into where Didi suddenly appeared. Didi looked shocked for the brief moment before Mr. Burgman slammed into her, and they both toppled to the ground. Lia ran past them towards the door to the back room. She yanked it open and ran inside.</text:p>
      <text:p text:style-name="P1"/>
      <text:p text:style-name="P1">On the other side of the door, much to her surprise, was a cave. She stuttered to a stop, her feet skidding on the wet stone beneath her. “What the hell...?” She gasped. The door slowly swung closed behind her, the commotion on the other side almost completely drowned out when the door clicked shut. The cave was a small room, and halfway to the other side, there was a gold line embedded in the stone going all the way around in a loop. There was a small black door on <text:soft-page-break/>the other side. Lia ran towards it, and knocked loudly. A small window opened up in the door, at eye-level.</text:p>
      <text:p text:style-name="P1"/>
      <text:p text:style-name="P1">“Wot’s the password,” a deep voice grunted from the other side.</text:p>
      <text:p text:style-name="P1"/>
      <text:p text:style-name="P1">“Uh...” Lia hummed.</text:p>
      <text:p text:style-name="P1"/>
      <text:p text:style-name="P1">The door on the other side of the room burst open, and Mr. Burgman and Didi scrambled through it. </text:p>
      <text:p text:style-name="P1"/>
      <text:p text:style-name="P1">“Uh oh,” Lia hummed.</text:p>
      <text:p text:style-name="P1"/>
      <text:p text:style-name="P1">“No, wait--” Didi yelled. She grabbed at Mr. Burgman’s jacket, but it slid right off his shoulders. “STOP!!”</text:p>
      <text:p text:style-name="P1"/>
      <text:p text:style-name="P1">Mr. Burgman passed the line in the middle of the room, and the air rippled. A shockwave exploded out of his body, slamming Lia into the black door, which crumpled behind her. Mr. Burgman collapsed to the floor. Lia’s vision swam as she blindly reached up for the door knob and turned it. The door crunched open, and she crawled inside.</text:p>
      <text:p text:style-name="P1"/>
      <text:p text:style-name="P1">On the other side of the door, a large shadow was on the ground. Lia gasped and shrinked back. It was just that--a shadow, with no discernable form. Lia’s head swam as she stepped around it. She clutched her purse to her as she ran down the stone hallway, with its crags and rocks like a real cave. What was all this doing in the middle of the city? She wasn’t aware that there were caves down here--</text:p>
      <text:p text:style-name="P1"/>
      <text:p text:style-name="P1">She could see light ahead. </text:p>
      <text:p text:style-name="P1"/>
      <text:p text:style-name="P1">&gt;&gt;&gt;NOTES</text:p>
      <text:p text:style-name="P1"/>
      <text:p text:style-name="P1">Didi has been pulling the passwords from Will’s subconscious; these passwords are very important for some reason.</text:p>
      <text:p text:style-name="P1"/>
      <text:p text:style-name="P1">&lt;&lt;&lt;NOTES</text:p>
      <text:p text:style-name="P1"/>
      <text:p text:style-name="P1">She picked up the pace until it started to become apparent that this was red light. Red light? Like... lava light?</text:p>
      <text:p text:style-name="P1"/>
      <text:p text:style-name="P1">How foolish was it to think that it was lava? She was nowhere near deep down enough for there to be an issue with lava... supposedly.</text:p>
      <text:p text:style-name="P1"/>
      <text:p text:style-name="P1">She slowed down so that she wouldn’t slam into the wall when the cave turned, and noticed that the walls themselves were glowing slightly. It didn’t quite occur to her until then that the cave <text:soft-page-break/>was rather well-lit for someplace underground with no discernable light source. And then it slowly hit her that she was in a cave. Underground. Running away from...</text:p>
      <text:p text:style-name="P1"/>
      <text:p text:style-name="P1">She glanced back behind her. There was no one following her. Was she in a dream? This was such an odd turn of events...</text:p>
      <text:p text:style-name="P1"/>
      <text:p text:style-name="P1">Her heart was pounding as she followed the cave path again, this time at a less frantic pace. It started to get warmer, and, with it, Lia started to get more nervous. Maybe it <text:span text:style-name="T1">was</text:span> lava...?</text:p>
      <text:p text:style-name="P1"/>
      <text:p text:style-name="P1">Then she rounded another corner and the left wall completely dropped away, opening up to a vast cave filled with, well...</text:p>
      <text:p text:style-name="P1"/>
      <text:p text:style-name="P1">“LAVA OH SHIT,” Lia screamed and scrambled backwards into the cave. She was sweating profusely by then, soaking her shirt and socks. She realized that she was also feeling a little delirious, but she wasn’t sure if that was from her nerves, or because she just had a large beer and decided to go traipsing around in caves full of lava. Though, now that she thought about it, that would explain why she decided that running away down into a cave system was a really good idea.</text:p>
      <text:p text:style-name="P1"/>
      <text:p text:style-name="P1">What had happened to Mr. Burgman? She had probably drank way more than she thought she did; she did go back twice for more beer. That was... three glasses? Wow, gee, it was getting really hard to think down here...</text:p>
      <text:p text:style-name="P1"/>
      <text:p text:style-name="P1">“<text:span text:style-name="T1">There</text:span> you are.” Lia looked over her shoulder and saw.... well, she wasn’t quite sure. It was some kind of humanoid being with legs like a dog’s, but normal arms, pointy long ears, and was bald. It also had a tufted tail that waggled. Lia’s head swam.</text:p>
      <text:p text:style-name="P1"/>
      <text:p text:style-name="P1">“What <text:span text:style-name="T1">are</text:span> you?” Lia asked, the words barely making their way out of her mouth.</text:p>
      <text:p text:style-name="P1"/>
      <text:p text:style-name="P1">The creature, whatever it was, sighed heavily. Its clothes looked familiar, though, but Lia couldn’t quite place from where.</text:p>
      <text:p text:style-name="P1"/>
      <text:p text:style-name="P1">“I’m Didi, you know, the lady you attacked up there?” The thing--Didi--pointed back up the tunnel. She rolled her eyes. “I would take you back upstairs, but what’s the point, the bar’s destroyed.”</text:p>
      <text:p text:style-name="P1"/>
      <text:p text:style-name="P1">“What...?” Lia asked. Didi seemed to be getting further away. “What are you talking about?”</text:p>
      <text:p text:style-name="P1"/>
      <text:p text:style-name="P1">“Oh, look, it seems as though you’re about to die.”</text:p>
      <text:p text:style-name="P1"/>
      <text:p text:style-name="P1">Lia’s vision swarmed. “But I don’t want to die...”</text:p>
      <text:p text:style-name="P1"/>
      <text:p text:style-name="P1"><text:soft-page-break/>“No, no one wants to die. Here.” Didi plunked something around Lia’s neck. After a few long moments, her vision started to return to normal. She looked down. It was a chain necklace. Lia picked it up; it was cold to the touch.</text:p>
      <text:p text:style-name="P1"/>
      <text:p text:style-name="P1">“What is this?”</text:p>
      <text:p text:style-name="P1"/>
      <text:p text:style-name="P1">“It’s a necklace.”</text:p>
      <text:p text:style-name="P1"/>
      <text:p text:style-name="P1">“What?”</text:p>
      <text:p text:style-name="P1"/>
      <text:p text:style-name="P1">“Metal necklaces--especially chain ones--will fight off the heat.”</text:p>
      <text:p text:style-name="P1"/>
      <text:p text:style-name="P1">Lia frowned. That didn’t make a bit of sense. She voiced her concerns.</text:p>
      <text:p text:style-name="P1"/>
      <text:p text:style-name="P1">“Well, alright then. If you don’t want it, then I’ll take it back.”</text:p>
      <text:p text:style-name="P1"/>
      <text:p text:style-name="P1">“No, no, I think I’ll be fine.”</text:p>
      <text:p text:style-name="P1"/>
      <text:p text:style-name="P1">“Then don’t bitch about it.”</text:p>
      <text:p text:style-name="P1"/>
      <text:p text:style-name="P1">Lia slowly got to her knees.</text:p>
      <text:p text:style-name="P1"/>
      <text:p text:style-name="P1">“So you’re the one who has my notebook of passwords?”</text:p>
      <text:p text:style-name="P1"/>
      <text:p text:style-name="P1">“Er...”</text:p>
      <text:p text:style-name="P1"/>
      <text:p text:style-name="P1">“It doesn’t really matter now, because the doorman is dead, the door is smashed, and the bar is in pieces.”</text:p>
      <text:p text:style-name="P1"/>
      <text:p text:style-name="P1">“What happened up there? Where are we? What are you?”</text:p>
      <text:p text:style-name="P1"/>
      <text:p text:style-name="P1">“One at a time. We are currently at the ‘Grand Central Station’.” Didi used air quotes.</text:p>
      <text:p text:style-name="P1"/>
      <text:p text:style-name="P1">“A pit of lava?”</text:p>
      <text:p text:style-name="P1"/>
      <text:p text:style-name="P1">“If you want to call it that. It’s actually a crossing point for many a wayward spook and spirit.”</text:p>
      <text:p text:style-name="P1"/>
      <text:p text:style-name="P1">“I don’t understand.”</text:p>
      <text:p text:style-name="P1"/>
      <text:p text:style-name="P1">“A spirit. What I am.” Didi gestured to herself.</text:p>
      <text:p text:style-name="P1"/>
      <text:p text:style-name="P1">Lia studied her face. “You have makeup that clashes with your... skin.”</text:p>
      <text:p text:style-name="P1"/>
      <text:p text:style-name="P1">Didi growled loudly and rubbed at her face with her shirt. “That’s not important.”</text:p>
      <text:p text:style-name="P1"><text:soft-page-break/></text:p>
      <text:p text:style-name="P1">“How are you a spirit? I thought spirits were... incorporeal.”</text:p>
      <text:p text:style-name="P1"/>
      <text:p text:style-name="P1">“We are, technically. To you, at least. We’re only incorporeal on your plane of existence, not ours. When we’re in our world, then we have forms. We usually have to do a little magic to appear whole in your world.”</text:p>
      <text:p text:style-name="P1"/>
      <text:p text:style-name="P1">“You look whole right now.”</text:p>
      <text:p text:style-name="P1"/>
      <text:p text:style-name="P1">“That’s because we’re in the spirit world.”</text:p>
      <text:p text:style-name="P1"/>
      <text:p text:style-name="P1">Lia was taken aback. “What do you mean? I don’t remember going to the spirit world!”</text:p>
      <text:p text:style-name="P1"/>
      <text:p text:style-name="P1">“You remember that weird room in the back up there? That was the boundary between worlds. Once you pass that, you’re in the spirit world.”</text:p>
      <text:p text:style-name="P1"/>
      <text:p text:style-name="P1">Lia swooned a bit. “Why are you telling me this?” she asked.</text:p>
      <text:p text:style-name="P1"/>
      <text:p text:style-name="P1">“I have a bad sense of what I should and should not be doing,” Didi responded. “Or, at least, that’s what my supervisor said. And my mom. And most of my teachers.”</text:p>
      <text:p text:style-name="P1"/>
      <text:p text:style-name="P1">“Supervisor... your mom? Spirits have those things?”</text:p>
      <text:p text:style-name="P1"/>
      <text:p text:style-name="P1">“No. Spirits also have a bad sense of what we should and shouldn’t do with humans.” Didi rolled her eyes. Lia felt more than a little unnerved.</text:p>
      <text:p text:style-name="P1"/>
      <text:p text:style-name="P1">“I’m not sure how I should respond to that.”</text:p>
      <text:p text:style-name="P1"/>
      <text:p text:style-name="P1">“Well, then, don’t. It’s okay. Most humans don’t really know how to respond to anything.”</text:p>
      <text:p text:style-name="P1"/>
      <text:p text:style-name="P1">Lia couldn’t quite place why, but that unnerved her a little bit.</text:p>
      <text:p text:style-name="P1"/>
      <text:p text:style-name="P1">“So, what happened up there? With the explosion and everything?”</text:p>
      <text:p text:style-name="P1"/>
      <text:p text:style-name="P1">“Deep inside that guy’s body was a demon.”</text:p>
      <text:p text:style-name="P1"><text:line-break/>“A demon?”</text:p>
      <text:p text:style-name="P1"/>
      <text:p text:style-name="P1">“Yeah, a demon. One of those big scary ones you see in picture books.”</text:p>
      <text:p text:style-name="P1"/>
      <text:p text:style-name="P1">There was a large rumble; the cavern shook. Lia slid down to her knees as dust and debris were shaken off the walls. The lava gurgled threateningly.</text:p>
      <text:p text:style-name="P1"/>
      <text:p text:style-name="P1">“We should start heading down,” Lia said, pointing further down the path.</text:p>
      <text:p text:style-name="P1"><text:soft-page-break/></text:p>
      <text:p text:style-name="P1">“That’s, uh, leading us to lava.”</text:p>
      <text:p text:style-name="P1"/>
      <text:p text:style-name="P1">“Oh, we’ll be fine. Finer than whatever the hell’s going on up there, anyways.” Didi jabbed a thumb over her shoulder. Lia hesitantly got to her feet and started following Didi down.</text:p>
      <text:p text:style-name="P1"/>
      <text:p text:style-name="P1">“Where are we going?”</text:p>
      <text:p text:style-name="P1"/>
      <text:p text:style-name="P1">“Down to the Grand Central Train.”</text:p>
      <text:p text:style-name="P1"/>
      <text:p text:style-name="P1">“I have no idea what you’re talking about.”</text:p>
      <text:p text:style-name="P1"/>
      <text:p text:style-name="P1">“You’ll understand when we get there.”</text:p>
      <text:p text:style-name="P1"/>
      <text:p text:style-name="P1">The further down they went, the hotter it got. Or, at least, that’s what it seemed should happen. Lia didn’t feel any noticeably hotter as they went along; her sweat was even starting to lead her skin. This metal thing was amazing!</text:p>
      <text:p text:style-name="P1"/>
      <text:p text:style-name="P1">Eventually they were level with the lava. Didi walked up to the very edge; Lia was just about to yell out at her to stop when she took a step into the lava. Lia stared.</text:p>
      <text:p text:style-name="P1"/>
      <text:p text:style-name="P1">“What?” Didi asked.</text:p>
      <text:p text:style-name="P1"/>
      <text:p text:style-name="P1">“Uh, er...”</text:p>
      <text:p text:style-name="P1"/>
      <text:p text:style-name="P1">“Come on.” Didi waved at her.</text:p>
      <text:p text:style-name="P1"/>
      <text:p text:style-name="P1">“What? Are you crazy!? That will melt me!”</text:p>
      <text:p text:style-name="P1"/>
      <text:p text:style-name="P1">“You’re standing less than ten feet away from it. It it was going to melt you, it would have done so by now.”</text:p>
      <text:p text:style-name="P1"/>
      <text:p text:style-name="P1">“Erm...”</text:p>
      <text:p text:style-name="P1"/>
      <text:p text:style-name="P1">“The metal will protect you, trust me.” Didi held out a hand.</text:p>
      <text:p text:style-name="P1"/>
      <text:p text:style-name="P1">Didi’s comment from before, <text:span text:style-name="T1">Humans</text:span><text:span text:style-name="T1"> </text:span><text:span text:style-name="T1">don</text:span><text:span text:style-name="T1">’</text:span><text:span text:style-name="T1">t</text:span><text:span text:style-name="T1"> </text:span><text:span text:style-name="T1">know</text:span><text:span text:style-name="T1"> </text:span><text:span text:style-name="T1">how</text:span><text:span text:style-name="T1"> </text:span><text:span text:style-name="T1">to</text:span><text:span text:style-name="T1"> </text:span><text:span text:style-name="T1">respond</text:span><text:span text:style-name="T1"> </text:span><text:span text:style-name="T1">to</text:span><text:span text:style-name="T1"> </text:span><text:span text:style-name="T1">anything</text:span>, floated through her mind and made her more than a bit nervous. How would she know that Didi wasn’t just going to shove her into the lava and she would burn to death? <text:span text:style-name="T1">Do</text:span> people burn in lava, or would they just melt?</text:p>
      <text:p text:style-name="P1"/>
      <text:p text:style-name="P1">Didi gestured more insistently, and Lia made a few hesitant steps towards the edge of the lava. Eventually she was right there, up the edge of it; it was glowing menacingly, so much that it <text:soft-page-break/>warped the air above it, making it twist and distort. Didi grabbed her wrist and yanked at her, and Lia slowly slid a toe into the lava and felt...</text:p>
      <text:p text:style-name="P1"/>
      <text:p text:style-name="P1">Nothing.</text:p>
      <text:p text:style-name="P1"/>
      <text:p text:style-name="P1">Lia stared.</text:p>
      <text:p text:style-name="P1"/>
      <text:p text:style-name="P1">“Oh my god, you people have such fear of these things...” Didi whined. Lia placed her whole shoe in the lava, paused, and then picked it up to look at the sole. Nothing. It was just covered in chunky, bright, glowing orange stuff.</text:p>
      <text:p text:style-name="P1"/>
      <text:p text:style-name="P1">“I, uh, brerghh...” Lia managed</text:p>
      <text:p text:style-name="P1"/>
      <text:p text:style-name="P1">“Intelligent.” Didi yanked at her wrist again, and Lia took another step into the lava. This time, the chucky orange... liquid? envoloped her ankle. It felt... chunky, like stepping into warm potato stew. She couldn’t wrap her brain around it.</text:p>
      <text:p text:style-name="P1"/>
      <text:p text:style-name="P1">“This <text:span text:style-name="T1">is</text:span> lava, right?” Lia asked.</text:p>
      <text:p text:style-name="P1"/>
      <text:p text:style-name="P1">“Uh, tchyeah.”</text:p>
      <text:p text:style-name="P1"/>
      <text:p text:style-name="P1">“The stuff that goes through and melts rock at extremely high temperatures, right?”</text:p>
      <text:p text:style-name="P1"/>
      <text:p text:style-name="P1">Didi raised her brows--Lia supposed they were brows, as they were over her extremely bright, red eyes and moved like brows were supposed to.</text:p>
      <text:p text:style-name="P1"/>
      <text:p text:style-name="P1">“Your eyes are weird,” Lia reflected. She wasn’t sure how she didn’t notice before; where the whites of her eyes were supposed to be, it was red, and her iris was a shudderingly dark black. Maybe <text:span text:style-name="T1">Didi</text:span> was the demon, not Mr. Burgman.</text:p>
      <text:p text:style-name="P1"/>
      <text:p text:style-name="P1">“Oh. Really. Brilliant. Maybe I should just leave you here.”</text:p>
      <text:p text:style-name="P1"/>
      <text:p text:style-name="P1">“No, nono, please don’t leave me--”</text:p>
      <text:p text:style-name="P1"/>
      <text:p text:style-name="P1">“Then come the hell on, would you?”</text:p>
      <text:p text:style-name="P1"/>
      <text:p text:style-name="P1">Lia took another step, then another into the lava, until they were fully submerged in chunky melted-rock stew.</text:p>
      <text:p text:style-name="P1"/>
      <text:p text:style-name="P1">---</text:p>
      <text:p text:style-name="P1"/>
      <text:p text:style-name="P1">Mr. Burgman--casually called William by the people who were close to him (which were countable on fewer than one hand) and the weird voices in his head--slowly opened his eyes. <text:soft-page-break/>He felt as though a train just ran him over; everything was sore, including the parts of your body that you don’t really know are sore until they feel like they’ve been run over by fucking trains.</text:p>
      <text:p text:style-name="P1"/>
      <text:p text:style-name="P1">He blinked the dust out of his eyes. Did he fall into a demolition? He coughed, spreading more dust around him, the dirt flying into his eyes. He squeezed them closed, then maneuvered his arms underneath himself and slowly pushed himself up to his knees. He was... he wasn’t even really sure. He was in a cave? That was the best that his slowed-down mind could really comprehend: a cave. There was a cave floor, chunks of rock that had fallen from the ceiling, and two doors: one in front of him, the other behind him. Both doors were more or less destroyed.</text:p>
      <text:p text:style-name="P1"/>
      <text:p text:style-name="P1">He slowly wobbled to his feet. His obnoxiously expensive suit was torn and drenched with sweat, but he couldn’t muster up the indignation to be upset at it. His head was starting to pound from an oncoming headache, and he still couldn’t figure out what had happened. He wandered over to the door behind him, and that led to... well, he wasn’t really sure. It was a destroyed building, at least, with beams collapsing in from the ceiling and broken chairs and tables everywhere. Chunks of drywall littered the floor. Firemen were picking through the debris, pulling chunks of wood off of hopefully unconscious bodies. William stood there for a moment, taking in his surroundings, before one of the men spotted him.</text:p>
      <text:p text:style-name="P1"/>
      <text:p text:style-name="P1">“Hey, you--” he said through his facemask. Will blinked wearily at him. The fireman came over and pressed a breathing mask to his face. WIll inhaled and nearly fainted with the sudden onflux of oxygen. He was pulled through the building and out to the front, where sirens wailed and people scrambling about, lights flashing. There were yells and screams, and Will couldn’t parse it all as he was pulled across the street into an ambulance, and he once again lost consciousness.</text:p>
      <text:p text:style-name="P1"/>
      <text:p text:style-name="P1">--</text:p>
      <text:p text:style-name="P1"/>
      <text:p text:style-name="P1">Lia was shaking when they left the lava, her breathing heavy. Didi pulled her out sideways, as if there was some kind of invisible wall preventing the lava from seeping into the room that they had nearly fallen into. Lia fell to her knees and took a couple of deep breaths. She could breath before, when they were...swimming... through the lava, but breathing was so much more satisfying when you didn’t have chunky orange soup pressing in on you from every direction.</text:p>
      <text:p text:style-name="P1"/>
      <text:p text:style-name="P1">“Jesus,” Didi hissed to herself. “You humans have such an affinity for breathing.”</text:p>
      <text:p text:style-name="P1"/>
      <text:p text:style-name="P1">“Well, you’ve got a nose, what do <text:span text:style-name="T1">you</text:span> use it for.”</text:p>
      <text:p text:style-name="P1"/>
      <text:p text:style-name="P1">Didi froze and slowly felt her face.</text:p>
      <text:p text:style-name="P1"/>
      <text:p text:style-name="P1">Lia looked around. They were in a large chamber, stretching back and ending at a large, circular door at the other end. The chamber walls were smoothed rock, and everything was illuminated by the wall of lava behind them.</text:p>
      <text:p text:style-name="P1"><text:soft-page-break/></text:p>
      <text:p text:style-name="P1">“Where are we?” Lia asked.</text:p>
      <text:p text:style-name="P1"/>
      <text:p text:style-name="P1">“The train entrance.” Didi started walking to the opposite side of the room; Lia scrambled to her feet and followed her.</text:p>
      <text:p text:style-name="P1"/>
      <text:p text:style-name="P1">“Hundreds of years ago, one of our strongest demons sealed the train entrance shut,” Didi said, running a hand over the elaborate door, which was inlaid with gold and silver, weaving and darting around it. “The train takes us to the rest of the spirit world, the <text:span text:style-name="T1">real</text:span> spirit world, as it were. But hundreds of years ago, there was a war, a war that threatened to destroy the very fabric of our existence. So many of us fled, here, to the banks of the human world. Along with us was Evermannd, one of the strongest. He sealed up the door to the train station, so those of us who managed to escape couldn’t return to the city, and the evils of the city couldn’t leak out into the human world. At the time, we thought this was a great idea, but then Evermannd went and joined the human world, taking on a human form and breeding with him. His essence became diluted as it spread throughout all his heirs. There are several of us, me included, who have spent years of our existence trying to find one of his heirs, who had enough of Evermannd in them left to be able to tell us the passwords to get back to the city. It was difficult, as his descendents had spread across the globe. But, thankfully, one Mr. William Burgman, with some of the clearest, least dilute essence in generations, decided to return back to this city. I spent several months as his secretary, picking his brain while he was asleep, listening to the whispers of Evermannd inside of him...”</text:p>
      <text:p text:style-name="P1"/>
      <text:p text:style-name="P1">She slammed a fist against the door. “And then I go and fucking lose the passwords.”</text:p>
      <text:p text:style-name="P1"/>
      <text:p text:style-name="P1">Lia hesitantly reached inside her purse and pulled out the little notebook. “You mean... these?”</text:p>
      <text:p text:style-name="P1"/>
      <text:p text:style-name="P1">Didi stared for a long time, then slowly reached her hand out. Lia handed over the tattered and dirty notebook. Didi flipped through it, her mouth slightly ajar, and took a deep, almost whimpering, breath.</text:p>
      <text:p text:style-name="P1"/>
      <text:p text:style-name="P1">“Oh, freedom...” she said, her voice faint. “Oh, I can go home now... We can go home now.” She giggled, and almost seemed as though she was about to cry. “I’ve waited so long to be able to go home...” She walked to one side of the door, where there was a lever in an inset next to the door. She yanked it down, and a voice bellowed, echoing throughout the chamber, nearly making Lia jump out of her skin. It spoke in a language that Lia didn’t recognized. It prattled on for a moment, as Didi flipped through the notebook. Once it was done, Lia’s ears were ringing.</text:p>
      <text:p text:style-name="P1"/>
      <text:p text:style-name="P1">---</text:p>
      <text:p text:style-name="P1"/>
      <text:p text:style-name="P1">The incessant beeping woke Will up. He looked around; he was in a hospital room. It was night. And his heart was racing.</text:p>
      <text:p text:style-name="P1"><text:line-break/>Will placed a hand over his chest. His heart was pounding painfully. Why was...</text:p>
      <text:p text:style-name="P1"><text:soft-page-break/></text:p>
      <text:p text:style-name="P1">Suddenly it raced again, even more than before. The heart monitor was beeping loudly, quickly. Was he having a heart attack?</text:p>
      <text:p text:style-name="P1"/>
      <text:p text:style-name="P1">---</text:p>
      <text:p text:style-name="P1"/>
      <text:p text:style-name="P1">Didi cleared her throat after the voice stopped speaking. She held the notebook high and started reciting what was in it, also in the mysterious language that Lia didn’t recognize. As she spoke, the chamber started to shake more and more. Lia slowly sank to her knees so that the vibrations didn’t have the chance to knock her off her feet.</text:p>
      <text:p text:style-name="P1"/>
      <text:p text:style-name="P1">---</text:p>
      <text:p text:style-name="P1"/>
      <text:p text:style-name="P1">The heart monitor suddenly flatlined. Will flinched, and pressed a hand to his chest. Certainly that wasn’t right, he was still clearly breathing and moving and <text:span text:style-name="T1">alive</text:span>--</text:p>
      <text:p text:style-name="P1"/>
      <text:p text:style-name="P1">No, there was nothing there. Will gasped, hoping that would start his heart again. Everything seemed woozy and distant. Was he having a heart attack?</text:p>
      <text:p text:style-name="P1"/>
      <text:p text:style-name="P1">Nurses burst into the room, pushing a resuscitation system on a cart in front of them, and froze when they saw Will sitting on the bed. He stared at them, his heart still. They stared at him, confused as to why he was still conscious and, well, not dying on the bed.</text:p>
      <text:p text:style-name="P1"/>
      <text:p text:style-name="P1">“What’s going on?” Will heard himself say, but then his heart thudded, hard, knocking the wind out of him.</text:p>
      <text:p text:style-name="P1"/>
      <text:p text:style-name="P1">---</text:p>
      <text:p text:style-name="P1"/>
      <text:p text:style-name="P1">Didi finished her speech, closed the notebook, and stared up at the door expectantly. It started to rotate, slowly spinning out of the way. Soon, a crescent of darkness appeared on the right side of the doorway, slowly increasing. Didi started walking to the growing opening and stood in front of it until it was big enough to walk through. She put her hands against the door and the doorway, and looked back at Lia. A huge grin was plastered across her face, and tears were streaming out of her red eyes.</text:p>
      <text:p text:style-name="P1"/>
      <text:p text:style-name="P1">---</text:p>
      <text:p text:style-name="P1"/>
      <text:p text:style-name="P1">Black marks were starting to make their way down Will’s arms. He frowned at them, tried to piece together what they were, then his heart thumped again, and he coughed, loudly. The nurses around him were trying to get him to lay down so that he didn’t stress his heart any more than it already was, but he was fighting against him. They were talking, “What’s that black stuff?” “I’ve never seen necrosis move so fast...” The black marks made his way down to his hands, splotching out to his normal skin color. He squeezed his hand; it seemed to be working fine, just... black. One of his fingernails turned red.</text:p>
      <text:p text:style-name="P1"><text:soft-page-break/></text:p>
      <text:p text:style-name="P1">He passed out momentarily. When he came to, the nurses and doctors were staring at him.</text:p>
      <text:p text:style-name="P1"/>
      <text:p text:style-name="P1">He blacked out again. When he opened his eyes next, he was being rushed across the hospital floor. The cart clicking against the tiles made him feel nauseous. He wanted off.</text:p>
      <text:p text:style-name="P1"/>
      <text:p text:style-name="P1">“He’s awake,” one of the nurses said. He looked down at his hand, the IV in the back of it, the breathing mask over his mouth. He grabbed hold on the tube to his IV and shoved himself off the bed and into one of the nurses, yanking the IV out of his hand as he went. They tumbled to the ground, and almost immediately Will was back on his feet. He wasn’t sure what was going on, the next moment he was running down the hall, and out the hospital doors. The cool morning air hit him and he shivered. He looked down at his hands. His palms and fingers were pale, the rest of his hand black and splotched. Everything still felt as though it was working. He squeezed his hands into fists. Yes, still working. He was cold, the hospital gown not doing much to keep him warm.</text:p>
      <text:p text:style-name="P1"/>
      <text:p text:style-name="P1">He started running down the street. People dodged out of the way of the naked man running past them. He figured that he looked like a runaway mental patient. Maybe he was. His mental state was never really the best.</text:p>
      <text:p text:style-name="P1"/>
      <text:p text:style-name="P1">He didn’t know how long he ran, he ran until his feet bled, he ran until his erratic heart felt like it was finally about to give out, he ran until he found the ruined skeleton of the club that he was at... was it just last night? It was hard to tell. There were several cleanup crews outside, yellow cones and hazard tape set up to let the crowd pass safely. It no longer drew onlookers mulling about outside. Will slipped underneath the tape and headed inside.</text:p>
      <text:p text:style-name="P1"/>
      <text:p text:style-name="P1">He passed people in uniforms who yelled at him: “Hey, get back outside, you’re not supposed to be in here!”, to the back door, which was sealed shut. He shuddered to a halt in front of it, his mind racing. When did it close? He didn’t remember it closed and--he grabbed the handle and tried to turn it--locked.</text:p>
      <text:p text:style-name="P1"/>
      <text:p text:style-name="P1">He felt frustrated. And for one shear moment he <text:span text:style-name="T1">was</text:span> frustration, pure, unfiltered frustration, and in that moment he reached forward, fingers plunging into the wood, and yanked the door right out of its frame. He chucked it away, not conscious of where it was going, if it was going to hit anyone.</text:p>
      <text:p text:style-name="P1"/>
      <text:p text:style-name="P1">He remember the room that looked like a cave, the small room that was cold and empty and lonely, and the gold line that ran through the middle of the room, up the walls and across the ceiling. He didn’t remember anything beyond that, but he could remember that the gold line meant something. He wasn’t sure what, but it meant <text:span text:style-name="T1">something</text:span><text:span text:style-name="T1">.</text:span> </text:p>
      <text:p text:style-name="P1"/>
      <text:p text:style-name="P1">He walked up to the gold ring and raised his hands up to the area right above the line. He was here, last night. He pressed his hands out and the air seemed to waver around them. So subtle, subtle enough that if you just walked through it you wouldn’t notice it.</text:p>
      <text:p text:style-name="P1"><text:soft-page-break/></text:p>
      <text:p text:style-name="P1">He heard the people mulling about behind him, talking about the door. Did they not notice it before? Was it invisible to them?</text:p>
      <text:p text:style-name="P1"/>
      <text:p text:style-name="P1">He pushed his hands through the slight, invisible barrier. His hands tingled as he pushed them through, but nothing happened to them. They were as black as ever. Something compelled him, something wanted him to move through the barrier, so he did.</text:p>
      <text:p text:style-name="P1"/>
      <text:p text:style-name="P1">---</text:p>
      <text:p text:style-name="P1"/>
      <text:p text:style-name="P1">Lia was actually a little surprised at how much like a train station the Grand Central Station looked like. Including the part where there was a train. It was an old styled train, like a steam engine, with its passenger cars reaching back down the train tunnel.</text:p>
      <text:p text:style-name="P1"/>
      <text:p text:style-name="P1">Didi stepped closer to the train and fell to her knees.</text:p>
      <text:p text:style-name="P1"/>
      <text:p text:style-name="P1">“Are you all right?” Lia asked.</text:p>
      <text:p text:style-name="P1"/>
      <text:p text:style-name="P1">“It’s been so long since I’ve been here, so many years... I’ll finally be able to go home...” A smile split open her face and she started to cry, her forehead to the cold stone floor.</text:p>
      <text:p text:style-name="P1"/>
      <text:p text:style-name="P1">“What now?” Lia asked. “It doesn’t look like the train even works.”</text:p>
      <text:p text:style-name="P1"/>
      <text:p text:style-name="P1">“Oh, that’s fine, it’s the first step in the right direction. I can just walk down this track and then I’ll be there...”</text:p>
      <text:p text:style-name="P1"/>
      <text:p text:style-name="P1">“When?”</text:p>
      <text:p text:style-name="P1"/>
      <text:p text:style-name="P1">“It doesn’t matter, I’m immortal. I’ll get there someday, and that’s all that matters.” She walked over to the train tracks and jumped down.</text:p>
      <text:p text:style-name="P1"/>
      <text:p text:style-name="P1">“Oh, wait--”</text:p>
      <text:p text:style-name="P1"/>
      <text:p text:style-name="P1">“I’ll finally be home...”</text:p>
      <text:p text:style-name="P1"/>
      <text:p text:style-name="P1">And then she started walking down the tracks.</text:p>
      <text:p text:style-name="P1"/>
      <text:p text:style-name="P1">“Wait--wait!” Lia ran after her, sliding down to the tracks and following her down the tracks. “What about me?”</text:p>
      <text:p text:style-name="P1"/>
      <text:p text:style-name="P1">“What about you?”</text:p>
      <text:p text:style-name="P1"/>
      <text:p text:style-name="P1">“I mean... bring me back? Maybe? You can’t leave me here, I’m not immortal!”</text:p>
      <text:p text:style-name="P1"/>
      <text:p text:style-name="P1"><text:soft-page-break/>“That’s not really any of my business.”</text:p>
      <text:p text:style-name="P1"/>
      <text:p text:style-name="P1">“What should I do?”</text:p>
      <text:p text:style-name="P1"/>
      <text:p text:style-name="P1">“I recommend going back if you’re not immortal... you won’t last.”</text:p>
      <text:p text:style-name="P1"/>
      <text:p text:style-name="P1">Lia came to a stop and watched Didi as she continued down the path.</text:p>
      <text:p text:style-name="P1"/>
      <text:p text:style-name="P1">“But...”</text:p>
      <text:p text:style-name="P1"/>
      <text:p text:style-name="P1">“So long, human. The spirits are going home.”</text:p>
      <text:p text:style-name="P1"/>
      <text:p text:style-name="P1">---</text:p>
      <text:p text:style-name="P1"/>
      <text:p text:style-name="P1">He looked over the papers, searching through them. What was that name, he asked himself. It's been so long since he had heard that name... It started with an "e", he knew that, but he didn't know much about the rest of it.</text:p>
      <text:p text:style-name="P1"/>
      <text:p text:style-name="P1">The spirit world was in shambles, and he couldn't even remember the fucking name of the person that could theoretically help save them all. What are you supposed to do in a situation like that? Run around the office screaming?</text:p>
      <text:p text:style-name="P1"/>
      <text:p text:style-name="P1">No, he did that three hundred years ago, there was no reason to start doing it again now.</text:p>
      <text:p text:style-name="P1"/>
      <text:p text:style-name="P1">He continued flipping through the papers. People have forgotten a lot since the doors were closed and the train was shut down to the human world. Everything had started to collapse, buildings started to sag. It's like they needed the life and vitality, the energy of humans to keep going, and without that, they were nothing...</text:p>
      <text:p text:style-name="P1"/>
      <text:p text:style-name="P1">He continued looking. "E" was what he remembered, and that's all he had to go on.</text:p>
      <text:p text:style-name="P1"/>
      <text:p text:style-name="P1">A breeze blew through his office. He froze, his ears twitching, trying to locate the position of the breeze. The breeze brought a familiar but distant scent, a scent he couldn't quite place...</text:p>
      <text:p text:style-name="P1"/>
      <text:p text:style-name="P1">No, it couldn't be, was that...</text:p>
      <text:p text:style-name="P1"/>
      <text:p text:style-name="P1">The smell of humans?</text:p>
      <text:p text:style-name="P1"/>
      <text:p text:style-name="P1">No, someone probably only synthesized it. But he could still smell it, clear as day, nothing fake or false about it. </text:p>
      <text:p text:style-name="P1"/>
      <text:p text:style-name="P1">He stood up from his chair not of his own volition. There was a scent. He went out into the hall.</text:p>
      <text:p text:style-name="P1"/>
      <text:p text:style-name="P1"><text:soft-page-break/>Other spirits, looking as dreary and as lost as he was, followed him out into the hallway. Were was that scent coming from? They all started, en masse, down the hallway, down the stairs, out the door...</text:p>
      <text:p text:style-name="P1"/>
      <text:p text:style-name="P1">The spirits everywhere had smelt it. All he could think about was ringing the neck of whatever practical jokester or pranker had created this scent and spread it throughout the city, but he, alongside everyone else, could do nothing about the inexplicable draw towards the entrance to the city. They walked, they marched, all hundreds upon thousands of spirits, towards the entrance. Two large spirits were already there at the entrance, hands on the doors, and they grabbed them and opened them up.</text:p>
      <text:p text:style-name="P1"/>
      <text:p text:style-name="P1">And there she stood, a single spirit, looking haggard and tired and smelling oh so sweetly of humanity. All the spirits lurched forward towards her, one massive step all at once, and then another, and then another, and then she was enveloped by the crowds.</text:p>
      <text:p text:style-name="P1"/>
      <text:p text:style-name="P1">---</text:p>
      <text:p text:style-name="P1"/>
      <text:p text:style-name="P1">Lia looked helplessly down the tunnel, watching Didi slowly disappear into the darkness. She mentally went through everything that she would have to do to get back, going back to the lava, "swimming" through it, then back up the tunnel and back to the bar. She tried to parse through everything that she had learned in the past day, and she really couldn't wrap her head around it. She couldn't even wrap her head around it enough to even contemplate going back up, let alone actually doing it.</text:p>
      <text:p text:style-name="P1"/>
      <text:p text:style-name="P1">She made the first step and walked back to the platform. It was the least she could do at the moment. She sat on the edge and stared at the train, the old, rusty train. The rust struck her as a little strange; didn't rust only happen in west areas? And it was hard to buy the idea that a cavern under a pool of lava was wet in an capacity. She sighed and leaned back against the platform, staring at the ceiling.</text:p>
      <text:p text:style-name="P1"/>
      <text:p text:style-name="P1">There were footsteps. She looked up to see someone else walking across the platform towards her. Another spirit. She sat up; no it was... Mr. Burgman? Lia crawled to her feet and tried to not stare open-mouthed at him. He was wearing a hospital gown, and was bare as the day he was born in the back. He looked haggard and tired, and his bare feet were bleeding. He also had a metal chain around his neck, looped around twice--it was a long chain. And he was black.</text:p>
      <text:p text:style-name="P1"/>
      <text:p text:style-name="P1">Lia closed her eyes tight shut, shook her head, and looked again. No, he really was. An inky blankness had spread over his body, looping over his shoulders and down to his arms, stopping at his hands, crawling up the back of his neck and threatening--but not quite touching--his face. His eyes looked like someone had injected ink into it, his lips were sickly and gray.</text:p>
      <text:p text:style-name="P1"/>
      <text:p text:style-name="P1">"What the fuck happened..." Lia breathed.</text:p>
      <text:p text:style-name="P1"/>
      <text:p text:style-name="P1"><text:soft-page-break/>Mr. Burgman shook his head and looked around. "Is this the train station?" He giggled. "'Grand Central', was it?" He was tired, as if he was going to collapse at any second. He didn't look at all like the man who had yelled at her not even a day previous.</text:p>
      <text:p text:style-name="P1"/>
      <text:p text:style-name="P1">"Well, er, yeah." Lia glanced back at the train. "I guess so."</text:p>
      <text:p text:style-name="P1"/>
      <text:p text:style-name="P1">Mr. Burgman took a deep breath. "Oh, wow, I've dreamt about this place."</text:p>
      <text:p text:style-name="P1"/>
      <text:p text:style-name="P1">"What do you mean?"</text:p>
      <text:p text:style-name="P1"/>
      <text:p text:style-name="P1">"A little more lively, of course, but, still, I've dreamt of this place. It used to go to the spirit world, the train to the spirit world... who'da thunk such a thing existed?"</text:p>
      <text:p text:style-name="P1"/>
      <text:p text:style-name="P1">"You've dreamt about this place?" Well, of course, he's got the essence of an ancient, powerful demon inside of him. Something was bound to leek through eventually.</text:p>
      <text:p text:style-name="P1"/>
      <text:p text:style-name="P1">"Yeah, for years, ever since I was young. Drove me a bit crazy, admittedly..." He giggled to himself. "I would go running out into the woods, looking for the train station, for anything to affirm that I wasn't just crazy, that there was something really out there... My mother would go running after me, she was so worried about me..." He frowned slightly as he approached the train. "Too bad she's been dead for years, I would have loved to show her this, that, no, I'm not crazy. My mom would have loved for a reason to prove that I wasn't crazy... and, well, so would I." He grabbed a handhold and stepped onto the train. It rocked beneath him. </text:p>
      <text:p text:style-name="P1"/>
      <text:p text:style-name="P1">"Your feet..." Lia asked, his bleeding feet against the rust train.</text:p>
      <text:p text:style-name="P1"/>
      <text:p text:style-name="P1">"Oh, it's no big deal. I can't really feel anything anymore, really. It's just a flesh wound."</text:p>
      <text:p text:style-name="P1"/>
      <text:p text:style-name="P1">Lia followed him out onto the train. The inside was just as rusted on the outside, but she could see where it was once majestic.</text:p>
      <text:p text:style-name="P1"/>
      <text:p text:style-name="P1">"This place must have been an amazing ride once upon a time," Lia mused.</text:p>
      <text:p text:style-name="P1"/>
      <text:p text:style-name="P1">"It was," Mr. Burgman said distantly.</text:p>
      <text:p text:style-name="P1"/>
      <text:p text:style-name="P1">"How do you know? Do you still have memories?"</text:p>
      <text:p text:style-name="P1"/>
      <text:p text:style-name="P1">"I..." Mr. Burgman shook his head. "I don't really know. Memories? Dreams? I'm not sure... But there was a train, gilded with gold and silver, that lit up in the distance."</text:p>
      <text:p text:style-name="P1"/>
      <text:p text:style-name="P1">"Steam powered?" Lia quipped.</text:p>
      <text:p text:style-name="P1"/>
      <text:p text:style-name="P1">"I don't really know."</text:p>
      <text:p text:style-name="P1"/>
      <text:p text:style-name="P1"><text:soft-page-break/>Lia went back to the first passenger car. The seats were all faded and moldy, a heavy smell rising from them. She still didn't know where the mold and rot was coming from, as the train should have remained in pristine condition, except maybe a bit melted. But the train was made out of metal; the lava wouldn't have affected it, however that works.</text:p>
      <text:p text:style-name="P1"/>
      <text:p text:style-name="P1">"Why's the train in such poor condition?" Lia asked.</text:p>
      <text:p text:style-name="P1"/>
      <text:p text:style-name="P1">"I... I don't really know," Mr. Burgman responded from the engine car. "I'm wondering that, too."</text:p>
      <text:p text:style-name="P1"/>
      <text:p text:style-name="P1">Lia started walking down through the car, and started to notice... weird things in the corners, weird fuzzy things. They reminded her of the doorman back up at the top of the tunnel, at the bar. She turned to see Mr. Burgman following her down.</text:p>
      <text:p text:style-name="P1"/>
      <text:p text:style-name="P1">"Do you feel that?" he asked.</text:p>
      <text:p text:style-name="P1"/>
      <text:p text:style-name="P1">"I don't feel it, but there is something... there..." She pointed at the corner, were solid shadow was gathered. "What is that?"</text:p>
      <text:p text:style-name="P1"/>
      <text:p text:style-name="P1">"I don't really know."</text:p>
      <text:p text:style-name="P1"/>
      <text:p text:style-name="P1">Lia brought up the doorman.</text:p>
      <text:p text:style-name="P1"/>
      <text:p text:style-name="P1">"The doorman?" Mr. Burgman echoed. "I don't remember..." He frowned. "There isn't supposed to be a doorman, I don't think."</text:p>
      <text:p text:style-name="P1"/>
      <text:p text:style-name="P1">"Really?"</text:p>
      <text:p text:style-name="P1"/>
      <text:p text:style-name="P1">"Yes.... He looked around. The shadows were starting to move. "We need to get off."</text:p>
      <text:p text:style-name="P1"/>
      <text:p text:style-name="P1">"What?"</text:p>
      <text:p text:style-name="P1"/>
      <text:p text:style-name="P1">"Now." He grabbed her arm and they turned around, but the train horn shuddered. Lia shivered as the horn blasted, slamming her hands over her ears.</text:p>
      <text:p text:style-name="P1"/>
      <text:p text:style-name="P1">"What was that!" she yelled. "What's going on!" The engine let out another shriek, and steam blasted through it, making it hiss and squeal.</text:p>
      <text:p text:style-name="P1"/>
      <text:p text:style-name="P1">"I don't know!" Mr. Burgman yelled back. Then the train started to move, its wheels squeaking and cranking, but backwards.</text:p>
      <text:p text:style-name="P1"/>
      <text:p text:style-name="P1">"Uh oh," Mr. Burgman said.</text:p>
      <text:p text:style-name="P1"/>
      <text:p text:style-name="P1">"'Uh oh'?" Lia shrieked. "UH OH?? What does THAT MEAN? WHERE ARE WE GOING?" The train started to pick up speed, chugging along backwards along the tracks.</text:p>
      <text:p text:style-name="P1"><text:soft-page-break/></text:p>
      <text:p text:style-name="P1">"Is it supposed to be going this way?"</text:p>
      <text:p text:style-name="P1"/>
      <text:p text:style-name="P1">"No, the train always goes forward."</text:p>
      <text:p text:style-name="P1"/>
      <text:p text:style-name="P1">"Is it supposed to be physically capable of going this way?"</text:p>
      <text:p text:style-name="P1"/>
      <text:p text:style-name="P1">"No..."</text:p>
      <text:p text:style-name="P1"/>
      <text:p text:style-name="P1">The train started going faster and faster.</text:p>
      <text:p text:style-name="P1"/>
      <text:p text:style-name="P1">"I think we should have gotten off at the station," Mr. Burgman mused.</text:p>
      <text:p text:style-name="P1"/>
      <text:p text:style-name="P1">"You think?!"</text:p>
      <text:p text:style-name="P1"/>
      <text:p text:style-name="P1">---</text:p>
      <text:p text:style-name="P1"/>
      <text:p text:style-name="P1">Several hours had passed, and the train was still going on, faster and faster, so far as they could tell. Lia had long since calmed down and just lowered herself to the floor, not really trusting the seats to be helpful in any capacity.</text:p>
      <text:p text:style-name="P1"/>
      <text:p text:style-name="P1">"Where do you think we're going?"</text:p>
      <text:p text:style-name="P1"/>
      <text:p text:style-name="P1">"I don't really know. I didn't think there was something in this direction, I thought the train tunnels ended right there."</text:p>
      <text:p text:style-name="P1"/>
      <text:p text:style-name="P1">Lia sighed deeply, and looked up at Mr. Burgman. Unlike her, he didn't seem to mind the moldy cushions, even though he wasn't wearing any pants. "What happened to you, anyways?"</text:p>
      <text:p text:style-name="P1"/>
      <text:p text:style-name="P1">"Hmm?" He looked at her with those weird eyes. It made her shudder. "What?"</text:p>
      <text:p text:style-name="P1"/>
      <text:p text:style-name="P1">"Your eyes."</text:p>
      <text:p text:style-name="P1"/>
      <text:p text:style-name="P1">"What do you mean?"</text:p>
      <text:p text:style-name="P1"/>
      <text:p text:style-name="P1">Lia fetched a compact from her purse and showed him. He flinched at his reflection.</text:p>
      <text:p text:style-name="P1"/>
      <text:p text:style-name="P1">"I don't know, I don't remember that happening."</text:p>
      <text:p text:style-name="P1"/>
      <text:p text:style-name="P1">"You don't remember your skin turning black?"</text:p>
      <text:p text:style-name="P1"/>
      <text:p text:style-name="P1">"No, I mean... my eyes... I was at the hospital, and my skin just started turning... this." He held a hand up. Lia noticed that a couple of his fingernails were red--not like blood, but as if they were <text:soft-page-break/>painted as such, though she could still see the scars and lines on the nail. It was as if the nail itself had turned red.</text:p>
      <text:p text:style-name="P1"/>
      <text:p text:style-name="P1">"And you don't know what's caused it?"</text:p>
      <text:p text:style-name="P1"/>
      <text:p text:style-name="P1">"No, and the skin isn't dying, because it's not rotting, and I can still use it." He frowned and rubbed his head.</text:p>
      <text:p text:style-name="P1"/>
      <text:p text:style-name="P1">"What's wrong?"</text:p>
      <text:p text:style-name="P1"/>
      <text:p text:style-name="P1">"I keep on seeing... images... in my mind. I keep on remembering things..."</text:p>
      <text:p text:style-name="P1"/>
      <text:p text:style-name="P1">"Like what?"</text:p>
      <text:p text:style-name="P1"/>
      <text:p text:style-name="P1">"Things I've dreamt about in the past, when I was younger. I'm remembering them... there was a city, full of... people, no, not quite people."</text:p>
      <text:p text:style-name="P1"/>
      <text:p text:style-name="P1">"Spirits?"</text:p>
      <text:p text:style-name="P1"/>
      <text:p text:style-name="P1">Mr. Burgman mused on that for a second. "Yes, spirits, I think that's what they are."</text:p>
      <text:p text:style-name="P1"/>
      <text:p text:style-name="P1">"I was talking to Didi--"</text:p>
      <text:p text:style-name="P1"/>
      <text:p text:style-name="P1">Mr. Burgman frowned.</text:p>
      <text:p text:style-name="P1"/>
      <text:p text:style-name="P1">"She was one of them, one of the spirits. She had come to the human world for you, or, well... You have a demon inside of you, or something."</text:p>
      <text:p text:style-name="P1"/>
      <text:p text:style-name="P1">"A demon? I was never terribly religious."</text:p>
      <text:p text:style-name="P1"/>
      <text:p text:style-name="P1">"It doesn't seem like that kind of demon, like a denison of Satan or anything like that. They seem like their own kind of people, like space aliens, or something like that."</text:p>
      <text:p text:style-name="P1"/>
      <text:p text:style-name="P1">Mr. Burgman grimaced.</text:p>
      <text:p text:style-name="P1"/>
      <text:p text:style-name="P1">"And she said that he was the one that locked that door back there at the platform, so that the spirits--or anyone else, really--could get through it."</text:p>
      <text:p text:style-name="P1"/>
      <text:p text:style-name="P1">"Why?"</text:p>
      <text:p text:style-name="P1"/>
      <text:p text:style-name="P1">"There was a war in the spirit world, and he wanted to protect people, I think. Then he hid himself as a human, and he had kids, and, well..."</text:p>
      <text:p text:style-name="P1"/>
      <text:p text:style-name="P1">"And I'm one of those kids?"</text:p>
      <text:p text:style-name="P1"><text:soft-page-break/></text:p>
      <text:p text:style-name="P1">"A couple generations removed, of course. This was a couple hundred years ago."</text:p>
      <text:p text:style-name="P1"/>
      <text:p text:style-name="P1">Mr. Burgman's frown increased.</text:p>
      <text:p text:style-name="P1"/>
      <text:p text:style-name="P1">"So she came to the human world to try to get the passwords from you, to open up the door again so that they could go home."</text:p>
      <text:p text:style-name="P1"/>
      <text:p text:style-name="P1">"Why would they want to go home if there was a war going on?"</text:p>
      <text:p text:style-name="P1"/>
      <text:p text:style-name="P1">"I don't think they unanimously agreed to lock the door. She seemed really happy to go back, even under the prospects of a war still going on. Plus, it's been hundreds of years; how many wars last that long?"</text:p>
      <text:p text:style-name="P1"/>
      <text:p text:style-name="P1">"You'd be surprised."</text:p>
      <text:p text:style-name="P1"/>
      <text:p text:style-name="P1">"So I think she had some kind of way to click into your subconscious and get the passwords and recite them to the door, and she got it opened, and she went through..."</text:p>
      <text:p text:style-name="P1"/>
      <text:p text:style-name="P1">"And then what?"</text:p>
      <text:p text:style-name="P1"/>
      <text:p text:style-name="P1">"She started going home, I guess. She didn't want to stay here any longer."</text:p>
      <text:p text:style-name="P1"/>
      <text:p text:style-name="P1">The train started to slow down.</text:p>
      <text:p text:style-name="P1"/>
      <text:p text:style-name="P1">"What's going on?" Lia asked.</text:p>
      <text:p text:style-name="P1"/>
      <text:p text:style-name="P1">"Please ask me more, I know everything that's going on."</text:p>
      <text:p text:style-name="P1"/>
      <text:p text:style-name="P1">Lia frowned at him. "What are we going to do?" she asked, almost sarcastically. Mr. Burgman gave a small shrug. "Maybe we're getting kidnapped." Mr. Burgman looked as if that had never occurred to him. "Weren't you supposed to be one of the most powerful demons in a previous life or something like that?"</text:p>
      <text:p text:style-name="P1"/>
      <text:p text:style-name="P1">"Perhaps, I don't really know enough to actually know."</text:p>
      <text:p text:style-name="P1"/>
      <text:p text:style-name="P1">"Can't you do something about all this?"</text:p>
      <text:p text:style-name="P1"/>
      <text:p text:style-name="P1">"What do you mean?"</text:p>
      <text:p text:style-name="P1"/>
      <text:p text:style-name="P1">"As in... can't you stop this train?"</text:p>
      <text:p text:style-name="P1"/>
      <text:p text:style-name="P1">"That would be physically unenjoyable for the both of us. Also, I don't know how."</text:p>
      <text:p text:style-name="P1"/>
      <text:p text:style-name="P1"><text:soft-page-break/>Lia sighed. "I don't want to be kidnapped and raped."</text:p>
      <text:p text:style-name="P1"/>
      <text:p text:style-name="P1">"You're not going to be kidnapped and raped."</text:p>
      <text:p text:style-name="P1"/>
      <text:p text:style-name="P1">"Prove it."</text:p>
      <text:p text:style-name="P1"/>
      <text:p text:style-name="P1">"I won't let them."</text:p>
      <text:p text:style-name="P1"/>
      <text:p text:style-name="P1">Lia frowned at him. Mr. Burgman shrugged. "You're the best secretary have had so far."</text:p>
      <text:p text:style-name="P1"/>
      <text:p text:style-name="P1">"You fired me yesterday."</text:p>
      <text:p text:style-name="P1"/>
      <text:p text:style-name="P1">"And yet you still work hard for me. It's quite admirable."</text:p>
      <text:p text:style-name="P1"/>
      <text:p text:style-name="P1">Lia scrunched her face up in an irritated look. "If you say so. I really didn't like working for you, as brief a time it was. And you never paid me back for that outrageous coffee."</text:p>
      <text:p text:style-name="P1"/>
      <text:p text:style-name="P1">"Well, we're about to die anyways, so it doesn't really matter any more."</text:p>
      <text:p text:style-name="P1"/>
      <text:p text:style-name="P1">Lia sighed.</text:p>
      <text:p text:style-name="P1"/>
      <text:p text:style-name="P1">The train started to slow down enough so that Lia could start discerning things from the cave walls. The stone was getting lighter. It was also getting warmer.</text:p>
      <text:p text:style-name="P1"/>
      <text:p text:style-name="P1">"Do you feel that?" she asked. Mr. Burgman nodded slowly. He stood up and grabbed a pole to keep his balance, facing the back of the train. He was getting more and more tense every second. "What's wrong?" Lia asked.</text:p>
      <text:p text:style-name="P1"/>
      <text:p text:style-name="P1">"The train is going to crash."</text:p>
      <text:p text:style-name="P1"/>
      <text:p text:style-name="P1">Lia gaped. "What?"</text:p>
      <text:p text:style-name="P1"/>
      <text:p text:style-name="P1">"There's a dead end down there." He nodded towards the back of the train.</text:p>
      <text:p text:style-name="P1"/>
      <text:p text:style-name="P1">"Well, then why are they slowing the train down?"</text:p>
      <text:p text:style-name="P1"/>
      <text:p text:style-name="P1">"There's something back there that they don't want to break."</text:p>
      <text:p text:style-name="P1"/>
      <text:p text:style-name="P1">Lia gulped, loudly. "I think it's time to get off the train?"</text:p>
      <text:p text:style-name="P1"/>
      <text:p text:style-name="P1">Mr. Burgman nodded.</text:p>
      <text:p text:style-name="P1"/>
      <text:p text:style-name="P1">"How are we going to do that?"</text:p>
      <text:p text:style-name="P1"/>
      <text:p text:style-name="P1"><text:soft-page-break/>"I don't know."</text:p>
      <text:p text:style-name="P1"/>
      <text:p text:style-name="P1">Lia looked at the engine. "We can't uncouple the engine, because that's where all the power is coming from..."</text:p>
      <text:p text:style-name="P1"/>
      <text:p text:style-name="P1">"But maybe there's a break up there."</text:p>
      <text:p text:style-name="P1"/>
      <text:p text:style-name="P1">"Will that work in time?"</text:p>
      <text:p text:style-name="P1"/>
      <text:p text:style-name="P1">"Maybe in time enough that we won't slam into the wall at a fatal speed."</text:p>
      <text:p text:style-name="P1"/>
      <text:p text:style-name="P1">They ran back up to the engine room. There was a break lever. It was broken off, in a way that they wouldn't get enough leverage to be able to actually pull it.</text:p>
      <text:p text:style-name="P1"/>
      <text:p text:style-name="P1">"So are we going to die?"</text:p>
      <text:p text:style-name="P1"/>
      <text:p text:style-name="P1">"I don't know... I know that you would probably die, but I don't really know <text:span text:style-name="T1">what</text:span> I am any more, so I might still live."</text:p>
      <text:p text:style-name="P1"/>
      <text:p text:style-name="P1">"That's a pretty shitty gamble to make."</text:p>
      <text:p text:style-name="P1"/>
      <text:p text:style-name="P1">"It's a pretty shitty situation in which to make a gamble. I'm not sure we have much of a choice any more."</text:p>
      <text:p text:style-name="P1"/>
      <text:p text:style-name="P1">Lie leaned out the front of the engine. "What are the chances that you'll be able to break the engine in half?"</text:p>
      <text:p text:style-name="P1"/>
      <text:p text:style-name="P1">"What do you mean?"</text:p>
      <text:p text:style-name="P1"/>
      <text:p text:style-name="P1">"Like... break it. So that the part with the power keeps going and the front part just coasts to a stop."</text:p>
      <text:p text:style-name="P1"/>
      <text:p text:style-name="P1">"But I don't have that kind of strength..." His voice trailed off. "Maybe..." He walked back and forth across the engine floor. "The power is coming from here..." He gestured towards the furnace to the back. "There's a wheel here and here, so..." He raised a hand. The black spots on his arm began to whirl and dance, and he slammed his hand towards the floor. The engine rumbled, and there was a large cracking sound.</text:p>
      <text:p text:style-name="P1"/>
      <text:p text:style-name="P1">"What was--"</text:p>
      <text:p text:style-name="P1"/>
      <text:p text:style-name="P1">The engine shuddered, and it started to pull apart.</text:p>
      <text:p text:style-name="P1"/>
      <text:p text:style-name="P1">"Uh," Mr. Burgman said.</text:p>
      <text:p text:style-name="P1"/>
      <text:p text:style-name="P1"><text:soft-page-break/>"What?"</text:p>
      <text:p text:style-name="P1"/>
      <text:p text:style-name="P1">"I... missed?"</text:p>
      <text:p text:style-name="P1"/>
      <text:p text:style-name="P1">"What do you--"</text:p>
      <text:p text:style-name="P1"/>
      <text:p text:style-name="P1">The engine wobbled dangerously on the track, and there was a loud crashing sound. Lia looked out the front of the train, and a wheel shot out from underneath her, slammed into the cave wall, and vanished off down the hall.</text:p>
      <text:p text:style-name="P1"/>
      <text:p text:style-name="P1">"UH," she said loudly. "WHAT DID YOU--"</text:p>
      <text:p text:style-name="P1"/>
      <text:p text:style-name="P1">The entire back end on the engine came apart and the front part of the train crashed down to the tracks below, tilting down at an angle. Lia screamed as she slammed into the lower wall. Mr. Burgman, who was standing on the wrong side of the break, fell backwards as the back part of the engine started pulling away. He got ready for a jump when a black shadow launched itself out from behind the furnace and wrapped itself around his torso, pulling him back, slamming him into the floor.</text:p>
      <text:p text:style-name="P1"/>
      <text:p text:style-name="P1">"Mr. Burgman!" Lia screamed, but already the train was pulling away, and Lia's half of the engine was slowing down considerably. The rest of the train disappeared off into the darkness, leaving Lia alone on a gradually slowing broken engine. She eventually coasted to a stop, and she let herself tumbled off and to the railing below. She spread herself out on the dirt, incapable of walking, breath heavy and fast. Her heart was pounding, and she couldn't see straight.</text:p>
      <text:p text:style-name="P1"/>
      <text:p text:style-name="P1">"Mr. Burgman," she breathed to herself, but he was long out of sight, and very soon out of sound. She turned onto her side and tried to push herself to her feet, but it wasn't happening. She was shaking all over, and couldn't even get herself on her knees. "Mr. Burgman," she muttered again. She looked down at herself. Her outfit was a mess, and her hair was all flattened, and her cat hadn't been fed in days. She shouldn't have got the notebook, she shouldn't have left her apartment, she shouldn't have accepted the job offer. It was only yesterday, but it seemed to be ages away, years away. She wanted to curl up and cry, she didn't have the strength to deal with this, this wasn't something that she could do...</text:p>
      <text:p text:style-name="P1"/>
      <text:p text:style-name="P1">She finally managed to push herself to her feet, with the help of the cave wall. And Mr. Burgman was captured by a shadow--a shadow. How weird was that?</text:p>
      <text:p text:style-name="P1"/>
      <text:p text:style-name="P1">She stood up with new conviction. Well. If he was going to protect her from getting kidnapped and raped, wouldn't it be the neighborly thing to do to do the same thing for him? Except that was a faily stupid conviction, because if he was going to protect her, wouldn't the best way to do that would be for her to go back up to the human world? But she didn't know how long she'd been going undergound on the train, it was several hours on the train, so they couldn't be hundreds of miles away from the station by now. She would end up dying trying to get back. But what else could she do to keep herself safe? Well, if you were dead, you were pretty safe, that's <text:soft-page-break/>for sure. She didn't think that she'd care too much about people trying to rape her dead body. Hell, she was dead! Who gave a shit then? </text:p>
      <text:p text:style-name="P1"/>
      <text:p text:style-name="P1">But if they were slowing down, then that meant that they were really close to their destination...</text:p>
      <text:p text:style-name="P1"/>
      <text:p text:style-name="P1">A inner dialogue kept telling her that going in that direction was just about the worst thing that she could possibly do, but she stood up straight,s quared her shoulders, and started walking. The engine laid in shambles behind her, but that wasn't important any more. She had a new mission: save Mr. Burgman.</text:p>
      <text:p text:style-name="P1"/>
      <text:p text:style-name="P1">---</text:p>
      <text:p text:style-name="P1"/>
      <text:p text:style-name="P1">Didi relaxed in the sawna as other demons and spirits whirled around her, pulling the scent from her skin. It was amazing and wonderful to be back at home again... of course, her own house had been demolished and rebuilt in the hundreds of years since she had last been there--in fact, it had happened several times. The city was in shambles, but it was so good to be back among her own kind.</text:p>
      <text:p text:style-name="P1"/>
      <text:p text:style-name="P1">There was Brory there. Broy, she didn't know him at all, but maybe her memory was benig a little sad. He was the one who came to talk to her, to catch her up on everything that had happened. Didi could barely remember the war, let alone know what all had happened since then.</text:p>
      <text:p text:style-name="P1"/>
      <text:p text:style-name="P1">The war. The spirits were split up into several different races, and all of them were fighting each other, for control, for power. They all feasted off of human energy and enthusiasm, but not all of them could get the same prime real estate to the humans as the city. And they all wanted the city. The city citizens managed to fend them off for now, but "for now" was such a loose frame of time, they could attack again really soon, today, tomorrow, next week. It was hard to tell. It had been a couple hundred years (or so they thought, time got a little strange when you didn't have access to the humans sense of time) since the last time they were attacked, so no one really bothered to keep watch any more. It was considered a waste of time, and without access to the humans like they used to, hardly anyone really cared about defending the city any more. But with Didi back, and promise of the sweet smell of humans, the city started to wake up again, be active, and people were actually out and about on the streets again, children were playing, people were laughing and talking as if everything's back to normal...</text:p>
      <text:p text:style-name="P1"/>
      <text:p text:style-name="P1">"They're probably going to attack again," Bory told Didi as Didi relaxed back into the hot tub.</text:p>
      <text:p text:style-name="P1"/>
      <text:p text:style-name="P1">"I don't know who 'they' is."</text:p>
      <text:p text:style-name="P1"/>
      <text:p text:style-name="P1">"It doesn't really matter who 'they' are, someone's going to attack us now. We were thinking of just letting the city die; so long as that door was closed and the train wasn't running, no one would get access to the human world. It wouldn't matter to defend ourselves any more. We could all just die a happy death."</text:p>
      <text:p text:style-name="P1"><text:soft-page-break/></text:p>
      <text:p text:style-name="P1">"But I don't want that for my city. That's not why I came back. I knew the place would be in shambles, I had expected that. But I expected it to be <text:span text:style-name="T1">alive</text:span>, at least."</text:p>
      <text:p text:style-name="P1"/>
      <text:p text:style-name="P1">"I'm sorry to say that that is not longer the case here. We've already prepared for us to all die out."</text:p>
      <text:p text:style-name="P1"/>
      <text:p text:style-name="P1">"But we can't survive without the city, we can't breed and reproduce without the city."</text:p>
      <text:p text:style-name="P1"/>
      <text:p text:style-name="P1">"But at least those on the surface will keep living."</text:p>
      <text:p text:style-name="P1"/>
      <text:p text:style-name="P1">"But Endermannd--"</text:p>
      <text:p text:style-name="P1"/>
      <text:p text:style-name="P1">"Ah, that's what he's called."</text:p>
      <text:p text:style-name="P1"/>
      <text:p text:style-name="P1">Didi looked at him queerly. "What do you mean?"</text:p>
      <text:p text:style-name="P1"/>
      <text:p text:style-name="P1">"We were trying to remember the name of the demon that had closed the door and disabled the train all those years ago. We thought that maybe he would still be in the city--"</text:p>
      <text:p text:style-name="P1"/>
      <text:p text:style-name="P1">"You were thinking of giving up and letting the city kill itself, but you were still looking for ways to keep it alive?"</text:p>
      <text:p text:style-name="P1"/>
      <text:p text:style-name="P1">"Well..." Boryo shrugged. "It's really hard for us to accept death, you know. We're not accustomed to it."</text:p>
      <text:p text:style-name="P1"/>
      <text:p text:style-name="P1">"You kept fighting even though all you wanted to do was die."</text:p>
      <text:p text:style-name="P1"/>
      <text:p text:style-name="P1">"That's exactly it."</text:p>
      <text:p text:style-name="P1"/>
      <text:p text:style-name="P1">Didi stared contemplatively at her bathwater for a long time. A servant filled her cup with liquor and she took a sip. "It's been a long time," she started after taking another drink. "Since I've had this. I can't explain how glad I am that there's something like this to come back to." She shook her head. "Why don't we just move above-ground? And then seal it off down here? We could live as long as we want amongst the humans, we won't die..."</text:p>
      <text:p text:style-name="P1"/>
      <text:p text:style-name="P1">"But other humans will know. You know what happens if we stay up there for too long."</text:p>
      <text:p text:style-name="P1"/>
      <text:p text:style-name="P1">"People don't really notice, really. I've spent hundreds of years among them, and so long as you keep changing disguises, they don't really notice."</text:p>
      <text:p text:style-name="P1"/>
      <text:p text:style-name="P1">"Oh, people notice, they really do."</text:p>
      <text:p text:style-name="P1"/>
      <text:p text:style-name="P1"><text:soft-page-break/>Didi sighed and stared back down at the water. "You're right, and I hate it. The last person I'd managed to interact with without them freaking out rather quickly was William Burgman, and he had demon blood in his veins."</text:p>
      <text:p text:style-name="P1"/>
      <text:p text:style-name="P1">"Demon blood?"</text:p>
      <text:p text:style-name="P1"/>
      <text:p text:style-name="P1">"Yes. Endermannd started breeding with humans as he hid out as one. His essence was passed down to his children and to his children's children."</text:p>
      <text:p text:style-name="P1"/>
      <text:p text:style-name="P1">"So he's spread out amongst hundreds of people?"</text:p>
      <text:p text:style-name="P1"/>
      <text:p text:style-name="P1">"Yes. It took us a long time to find one that wasn't so diluted that we couldn't talk to the essence any more."</text:p>
      <text:p text:style-name="P1"/>
      <text:p text:style-name="P1">"So we'd have to give up our identities to become humans..." Boryo mused.</text:p>
      <text:p text:style-name="P1"/>
      <text:p text:style-name="P1">Didi shuddered. "I didn't say that..."</text:p>
      <text:p text:style-name="P1"/>
      <text:p text:style-name="P1">"He would essentially become immortal in that way, but he would be in such small pieces... Would it even be worth it by that point?"</text:p>
      <text:p text:style-name="P1"/>
      <text:p text:style-name="P1">Didi shrugged. "That's not really an existence that I would want to be a part of, I'd have to admit. I'd rather be my entire self, all the time. I don't want to be split between a bunch of people."</text:p>
      <text:p text:style-name="P1"/>
      <text:p text:style-name="P1">&gt;&gt;&gt;NOTES</text:p>
      <text:p text:style-name="P1"/>
      <text:p text:style-name="P1">His name is now Goryo. Yay.</text:p>
      <text:p text:style-name="P1"/>
      <text:p text:style-name="P1">&lt;&lt;&lt;NOTES</text:p>
      <text:p text:style-name="P1"/>
      <text:p text:style-name="P1">---</text:p>
      <text:p text:style-name="P1"/>
      <text:p text:style-name="P1">There are really strange times in which you want really strange things. Lia was having one of these times as she was walking down the underground train tracks, trying to find her abusive and possessed ex-boss. It’s times like that, that make you start wondering what on earth you’re doing with your life. They also make you wonder how on earth you got stuck in situations like this.</text:p>
      <text:p text:style-name="P1"/>
      <text:p text:style-name="P1">Well, except she wasn’t really on earth any more, or that she could tell. She was in the spirit world, apparently. Not that it looked much different than the rest of the world, but it at least managed to operate a little differently. They had at least that in their favor.</text:p>
      <text:p text:style-name="P1"/>
      <text:p text:style-name="P1">She stepped across the train tracks to avoid a pile of rubble on one side. It seemed as though the tunnel was starting to collapse, but it was hard to tell why. The rubble was certainly put there <text:soft-page-break/>recently; did her boss manage to fight back against the shadows that had attacked him? It was hard to tell without tracking him down.</text:p>
      <text:p text:style-name="P1"/>
      <text:p text:style-name="P1">Lia, once again, wished that she had better shoes for this trek. She had started out the evening by visiting a--very grungy, admittedly--bar, and bars don’t really require trainers. By now, her ballet flats were starting to get torn apart, and all she could really hope for were some better walking shoes. And maybe a shower in the midst of all that, but there was a thing to be said to have your priorities in order. Shoes were definitely way more important than showers.</text:p>
      <text:p text:style-name="P1"/>
      <text:p text:style-name="P1">She ran a finger underneath the sole of her feet; they were starting to ache extremely painfully, but there wasn’t much she could do about it. There were also starting to bleed. She wiped her hand off on her skirt. It wasn’t as if there was anything that she could do if she were to find her ex-boss, anyways...</text:p>
      <text:p text:style-name="P1"/>
      <text:p text:style-name="P1">As she continued through the darkness, she could start to see the outline of the train in the shadows. She ran up to it; it had slammed into the wall, sending a flurry of cracks criss-crossing across it. The train had fallen off the tracks, and was in about as many pieces a train could be in before it was no longer a train. Lia crawled around the back of the train, looking for a carcass, a body, anything, that would indicate whether her boss was alive. Or dead, that worked, too. But there was nothing there, just rubble and a pile of smoldering coals that used to fire the train. </text:p>
      <text:p text:style-name="P1"/>
      <text:p text:style-name="P1">Lia climbed on top of the train and took a deep breath. The tunnel split off in two directions at that point, like a T. And, of course, there was no indication as to which way Mr. Burgman had went.</text:p>
      <text:p text:style-name="P1"/>
      <text:p text:style-name="P1">She sighed, deeply, and wished that she was back in bed.</text:p>
      <text:p text:style-name="P1"/>
      <text:p text:style-name="P1">---</text:p>
      <text:p text:style-name="P1"/>
      <text:p text:style-name="P1">Goryo entered his meditation chamber. Lights and sounds and words danced off the walls and off his ghastly blueish-grey skin, making it seem as though he was glowing. He slowly sank to his knees in the middle of the chamber, where there was a book opened up to somewhere near the middle. Along it danced the ancient writings of the spirits, words imbued with so much power they could change reality itself. They were the words that Endermannd used to seal up the door to the human world, and it was the words that Didi used to open it back up. Most spirits had a passing understanding of the words, and could certainly read them and recite them, but truly knowing the words, knowing what they stood for and what they meant, and how they were constructed, that required years of work and the knowledge and wisdom gained from doing so. Endermannd was their greatest wordsmith, the one who was going to prevent them from being overrun, but then he went and ran away.</text:p>
      <text:p text:style-name="P1"/>
      <text:p text:style-name="P1">Sometimes the actions of the wise were very opaque to those less educated. But still, Endermannd’s actions shook Goryo hard. He knew that the wise made the best decisions, but... He couldn’t help but think that Endermannd’s choices were perhaps not the best...</text:p>
      <text:p text:style-name="P1"><text:soft-page-break/></text:p>
      <text:p text:style-name="P1">He shook his head. No, it was practically sacrilegious to think such things. Endermannd always did what was best for them...</text:p>
      <text:p text:style-name="P1"/>
      <text:p text:style-name="P1">He had started researching Endermannd again, after he was reminded of the name. Spirits had tricky memories sometimes; maybe even Endermannd did, too. It had to do with being an immortal, you sometimes lose track of things. It was a marvel that spirit cities lasted at all like they did, with their enormous hallowed halls and avenues sweeping through, grand and glorious--usually. Without the strength of the humans, those hallowed halls seemed a little more... lackluster, but then the wafts of human achievements and energy would come wafting back, and then everything would return to normal.</text:p>
      <text:p text:style-name="P1"/>
      <text:p text:style-name="P1">Of course.</text:p>
      <text:p text:style-name="P1"/>
      <text:p text:style-name="P1">Goryo swallowed. No, he needed to focus, needed to meditate, needed to become as strong as Endermannd did and become powerful enough to bring the spirits back to their strength--</text:p>
      <text:p text:style-name="P1"/>
      <text:p text:style-name="P1">“Goryo?”</text:p>
      <text:p text:style-name="P1"/>
      <text:p text:style-name="P1">Meditation, it appears, will have to wait.</text:p>
      <text:p text:style-name="P1"/>
      <text:p text:style-name="P1">It was his secretary, standing at the door. She looked around the room, a look of astonishment with a tinge of fright in her face. Spirits were also notoriously afraid of the power of words, for whatever reason.</text:p>
      <text:p text:style-name="P1"/>
      <text:p text:style-name="P1">“Uh, we have a, uh, issue,” she said, eyeing the lights suspiciously.</text:p>
      <text:p text:style-name="P1"/>
      <text:p text:style-name="P1">“Did Didi drink all the wine again?” That was the first issue that they came across was that their poor little accidental exile had churned through their wine stores almost immediately. Apparently she missed the stuff.</text:p>
      <text:p text:style-name="P1"/>
      <text:p text:style-name="P1">“No, it’s a bit...” The secretary winced. “...worse than that...”</text:p>
      <text:p text:style-name="P1"/>
      <text:p text:style-name="P1">“What?”</text:p>
      <text:p text:style-name="P1"/>
      <text:p text:style-name="P1">“Well, the train, uh...” She startled fiddling with her fingers, twisting them around themselves.</text:p>
      <text:p text:style-name="P1"/>
      <text:p text:style-name="P1">Goryo loudly rolled his eyes.</text:p>
      <text:p text:style-name="P1"/>
      <text:p text:style-name="P1">“Missing.”</text:p>
      <text:p text:style-name="P1"/>
      <text:p text:style-name="P1">“Mi--missing.” Goryo coughed. “How can a train go missing?”</text:p>
      <text:p text:style-name="P1"/>
      <text:p text:style-name="P1">“We do not know.”</text:p>
      <text:p text:style-name="P1"><text:soft-page-break/></text:p>
      <text:p text:style-name="P1">“Maybe it just rusted away?”</text:p>
      <text:p text:style-name="P1"/>
      <text:p text:style-name="P1">“Didi said there was a train there; it was rusted and wasn’t working, and that’s why she walked here. But there was a train...” She trailed off.</text:p>
      <text:p text:style-name="P1"/>
      <text:p text:style-name="P1">“And...?” Goryo prompted.</text:p>
      <text:p text:style-name="P1"/>
      <text:p text:style-name="P1">“There are more...”</text:p>
      <text:p text:style-name="P1"/>
      <text:p text:style-name="P1">“Oh for christ’s sake.”</text:p>
      <text:p text:style-name="P1"/>
      <text:p text:style-name="P1">“Tunnels?”</text:p>
      <text:p text:style-name="P1"/>
      <text:p text:style-name="P1">“More tunnels.”</text:p>
      <text:p text:style-name="P1"/>
      <text:p text:style-name="P1">“Yes.”</text:p>
      <text:p text:style-name="P1"/>
      <text:p text:style-name="P1">“Where?”</text:p>
      <text:p text:style-name="P1"/>
      <text:p text:style-name="P1">“Well, the tunnel to Grand Central Station is supposed to stop... <text:span text:style-name="T1">at</text:span> Grand Central Station.”</text:p>
      <text:p text:style-name="P1"/>
      <text:p text:style-name="P1">“And it no longer does.”</text:p>
      <text:p text:style-name="P1"/>
      <text:p text:style-name="P1">“Well... no. It goes on for a bit.”</text:p>
      <text:p text:style-name="P1"/>
      <text:p text:style-name="P1">“How long?”</text:p>
      <text:p text:style-name="P1"/>
      <text:p text:style-name="P1">“We don’t really... know? The last messenger said that the crew has walked an hour down the tunnel so far, and there’s no sign of it ending anytime soon.”</text:p>
      <text:p text:style-name="P1"/>
      <text:p text:style-name="P1">“And are there tracks laid down?”</text:p>
      <text:p text:style-name="P1"/>
      <text:p text:style-name="P1">“Yes.”</text:p>
      <text:p text:style-name="P1"/>
      <text:p text:style-name="P1">“But not by us.”</text:p>
      <text:p text:style-name="P1"/>
      <text:p text:style-name="P1">“...I can check the build log?”</text:p>
      <text:p text:style-name="P1"/>
      <text:p text:style-name="P1">Goryo sighed loudly and slammed his meditation book closed loudly. </text:p>
      <text:p text:style-name="P1"/>
      <text:p text:style-name="P1">“I guess you can check the build log, Trixie, especially since it seems like no one in this city has done a split of work in the last several hundred years.”</text:p>
      <text:p text:style-name="P1"/>
      <text:p text:style-name="P1"><text:soft-page-break/>---</text:p>
      <text:p text:style-name="P1"/>
      <text:p text:style-name="P1">Lying in a dungeon sucks, and Will couldn’t even manage up the energy to be upset about it. He was usually upset about things, but then... well, here he was, not upset about anything.</text:p>
      <text:p text:style-name="P1"/>
      <text:p text:style-name="P1">In a way, it was nice. In another way, it was pretty upsetting, because that meant that he didn’t really care about doing anything differently. </text:p>
      <text:p text:style-name="P1"/>
      <text:p text:style-name="P1">He couldn’t even be bothered to be upset about his skin. And his eyes, apparently, and his, uh, hair loss? Okay, that was kind of irritating.</text:p>
      <text:p text:style-name="P1"/>
      <text:p text:style-name="P1">He shook his head, and strands of hair started falling down into his lap. His arms were chained behind his back, which kept him close to the floor. He remembered breaking that huge train in half, just one epic raise of a hand, then slamming it down, and it splitting between his feet..</text:p>
      <text:p text:style-name="P1"/>
      <text:p text:style-name="P1">That power, what on earth was that power? He knew something weird was happening to him, but he didn’t know what. And that bothered him, that all this crazy shit was happening to his body, and he couldn’t do anything about it.</text:p>
      <text:p text:style-name="P1"/>
      <text:p text:style-name="P1">Those feelings started drifting through his head, those words... They were almost inarticulate, he couldn’t tell what they said, just that they--</text:p>
      <text:p text:style-name="P1"/>
      <text:p text:style-name="P1">“What?” he asked out loud. He heard sometime. “Who’s...” No, wait, no one had said anything.</text:p>
      <text:p text:style-name="P1"/>
      <text:p text:style-name="P1">He shifted against the wall and frowned. Well that was--</text:p>
      <text:p text:style-name="P1"/>
      <text:p text:style-name="P1">“Hello?”</text:p>
      <text:p text:style-name="P1"/>
      <text:p text:style-name="P1">The darkness shifted around him. The cuts and bruises all up and down his arms started to get sore and ache from the darkness. Something was writhing down there--</text:p>
      <text:p text:style-name="P1"/>
      <text:p text:style-name="P1">Will flinched and looked away. He could still remember-- They had yanked him down off the train, he was thrown clear--</text:p>
      <text:p text:style-name="P1"/>
      <text:p text:style-name="P1">He gasped. They were hitting him--</text:p>
      <text:p text:style-name="P1"/>
      <text:p text:style-name="P1">He shook his head. They weren’t here now--he didn’t think. Did the shadows really move? Well, no, of course not, shadows couldn’t move--</text:p>
      <text:p text:style-name="P1"/>
      <text:p text:style-name="P1">There, it moved. He flinched again, looked down, but he couldn’t stop the influx of images in his head, his skin burning, flaking--did they really burn him? It was hard to tell through the black skin that now covered him, were there burns under his disfigured shell now? Or does the blackness prevent it...</text:p>
      <text:p text:style-name="P1"/>
      <text:p text:style-name="P1"><text:soft-page-break/>He took a couple deep breaths. His heart was racing, his forehead beaded with sweat. He slowly opened his eyes--the darkness behind his lids was a lot more bearable than the darkness in reality. If this was even real life any more.</text:p>
      <text:p text:style-name="P1"/>
      <text:p text:style-name="P1">He looked up, across to the other side of the room. There was something swirling there. His mouth went dry, his arms and hands numb.</text:p>
      <text:p text:style-name="P1"/>
      <text:p text:style-name="P1">“No, no--”</text:p>
      <text:p text:style-name="P1"/>
      <text:p text:style-name="P1">A figure appeared in the corner of the room. Will gaped at him. He was large, bulky, tall. And... human? Will couldn’t tell. He opened his eyes--blood red, with black pupils. He remembered the creature that used to be his secretary. What was going on? Who were these people?</text:p>
      <text:p text:style-name="P1"/>
      <text:p text:style-name="P1">Will swallowed. Loudly.</text:p>
      <text:p text:style-name="P1"/>
      <text:p text:style-name="P1">“What are you?” the creature asked. Will felt a bit taken aback. The weird creature was asking <text:span text:style-name="T1">him</text:span> what <text:span text:style-name="T1">he</text:span> was? The snarky response died in his throat.</text:p>
      <text:p text:style-name="P1"/>
      <text:p text:style-name="P1">“I am... my name is William Burgman,” Will managed.</text:p>
      <text:p text:style-name="P1"><text:line-break/>“You are my new vessel.”</text:p>
      <text:p text:style-name="P1"/>
      <text:p text:style-name="P1">“Wha... what?” Will frowned.</text:p>
      <text:p text:style-name="P1"/>
      <text:p text:style-name="P1">“It has been ages since I’ve set foot in the spirit realm. So many years.” The figure started to pace back and forth at the front of the cell. “For so many years, I’ve waited for my chance to come back to the spirit world.”</text:p>
      <text:p text:style-name="P1"/>
      <text:p text:style-name="P1">“Is that where we’re at right now?” Will asked. “The spirit world?”</text:p>
      <text:p text:style-name="P1"/>
      <text:p text:style-name="P1">“You know nothing, don’t you,” the figure said, almost dismissively. Will frowned, he hated being put down like that.</text:p>
      <text:p text:style-name="P1"/>
      <text:p text:style-name="P1">“Hey, who do you think you are, speaking to me like that?” Will said, his voice rising. </text:p>
      <text:p text:style-name="P1"/>
      <text:p text:style-name="P1">“Shut up, you little creature.” </text:p>
      <text:p text:style-name="P1"/>
      <text:p text:style-name="P1">“No, <text:span text:style-name="T1">you</text:span> shut up! Are you going to tell me what’s going on or not?”</text:p>
      <text:p text:style-name="P1"/>
      <text:p text:style-name="P1">“There’s no reason for that.” The figure approached him and placed a hand on Will’s head.</text:p>
      <text:p text:style-name="P1"/>
      <text:p text:style-name="P1">Suddenly, he saw sparks and colors and an intense fear. Everything turned chaotic, seeing, hearing, he no longer had a thought process, thoughts no longer formed in his brain, and he, he <text:soft-page-break/>couldn’t breath, he couldn’t force himself to breath, and there, deep in the chaos, there was a sliver of light and Will grabbed it.</text:p>
      <text:p text:style-name="P1"/>
      <text:p text:style-name="P1">He went limp.</text:p>
      <text:p text:style-name="P1"/>
      <text:p text:style-name="P1">Several long moments passed in the cell where nothing of note happened. There were no rats to squeak, no moisture to drip, just a dreary cell. The figure soon reappeared. Will blinked open his eyes.</text:p>
      <text:p text:style-name="P1"/>
      <text:p text:style-name="P1">The figure looked at him queerly.</text:p>
      <text:p text:style-name="P1"/>
      <text:p text:style-name="P1">“See,” Will chuckled. “I told--”</text:p>
      <text:p text:style-name="P1"/>
      <text:p text:style-name="P1">The figure put a hand on Will’s forehead and vanished. Will’s head lashed back and his body started shuddering wildly. Spittle began to drip out of the corners of his mouth, and then, as suddenly as before, he went limp.</text:p>
      <text:p text:style-name="P1"/>
      <text:p text:style-name="P1">The figure flinched back into existence. “You...”</text:p>
      <text:p text:style-name="P1"/>
      <text:p text:style-name="P1">“Anger management classes.” Will chuckled, and his face sank into a deep, cheerless grin. “From the age of five to the age of twenty-five. You can’t do a <text:span text:style-name="T1">thing</text:span> to me.”</text:p>
      <text:p text:style-name="P1"/>
      <text:p text:style-name="P1">The figure took a shocked step back as Will laughed.</text:p>
      <text:p text:style-name="P1"/>
      <text:p text:style-name="P1">---</text:p>
      <text:p text:style-name="P1"/>
      <text:p text:style-name="P1">Lia sighed and started to slide off the train.</text:p>
      <text:p text:style-name="P1"/>
      <text:p text:style-name="P1">“Wait, wait...”</text:p>
      <text:p text:style-name="P1"/>
      <text:p text:style-name="P1">Lia jerked around. Where did that voice come from?</text:p>
      <text:p text:style-name="P1"/>
      <text:p text:style-name="P1">“Hello?” Lia asked. She looked around. There wasn’t anyone else around. She slowly closed her hands over her ears. She wasn’t sure that the voice was even coming from someone else. “Is there someone there?”</text:p>
      <text:p text:style-name="P1"/>
      <text:p text:style-name="P1">“Wait...”</text:p>
      <text:p text:style-name="P1"/>
      <text:p text:style-name="P1">It <text:span text:style-name="T1">wasn</text:span><text:span text:style-name="T1">’</text:span><text:span text:style-name="T1">t</text:span> coming from somewhere else, it was coming from inside her head. </text:p>
      <text:p text:style-name="P1"/>
      <text:p text:style-name="P1">Lia squeezed her hands into fists; if she didn’t have a reason to be unnerved before, she certainly did now.</text:p>
      <text:p text:style-name="P1"/>
      <text:p text:style-name="P1">“Who is that? Who’s there?”</text:p>
      <text:p text:style-name="P1"><text:soft-page-break/></text:p>
      <text:p text:style-name="P1">A wisp slided down from the ceiling. Lia gasped and scrambled back away from it, tripping over a pile of rocks and falling backwards. The wisp settled down near the ground and drifted close to Lia, stopping between her ankles. It gently brushed against her feet; it was cool, in a relaxing sort of way. Lia felt better just from looking at it, which was a strange feeling in and of itself. It was just smoke. Apparently, sentient smoke, but smoke is smoke.</text:p>
      <text:p text:style-name="P1"/>
      <text:p text:style-name="P1">The smoke started to twist around itself; Lia leaned forward, entranced. It slowly started forming into a shape, turning orange...</text:p>
      <text:p text:style-name="P1"/>
      <text:p text:style-name="P1">And was suddenly a fox. Lia blinked, her mouth slightly agape. “Oh my god,” she breathed.</text:p>
      <text:p text:style-name="P1"/>
      <text:p text:style-name="P1">“<text:span text:style-name="T1">Wait</text:span><text:span text:style-name="T1">...</text:span>” the voice drifted through her head again.</text:p>
      <text:p text:style-name="P1"/>
      <text:p text:style-name="P1">“Is that you, little guy?” Lia asked. She reached a hand out and brushed it against the top of the fox’s head. The fox closed its eyes; it seemed as though it was smiling. Lia smiled in reponse.</text:p>
      <text:p text:style-name="P1"/>
      <text:p text:style-name="P1">“You can’t go,” the voice said again. Lia looked around. “You can’t follow.”</text:p>
      <text:p text:style-name="P1"/>
      <text:p text:style-name="P1">“Why not?”</text:p>
      <text:p text:style-name="P1"/>
      <text:p text:style-name="P1">“It is dangerous.”</text:p>
      <text:p text:style-name="P1"/>
      <text:p text:style-name="P1">“But...”</text:p>
      <text:p text:style-name="P1"/>
      <text:p text:style-name="P1">“It is dangerous.”</text:p>
      <text:p text:style-name="P1"/>
      <text:p text:style-name="P1">“If it’s dangerous for me, then it’s dangerous for him as well. I can’t just leave him like that.”</text:p>
      <text:p text:style-name="P1"/>
      <text:p text:style-name="P1">“Why?”</text:p>
      <text:p text:style-name="P1"/>
      <text:p text:style-name="P1">“He said he wouldn’t leave me.” Lia shrugged. “I guess I’m kind of an idiot in that respect, but I don’t want to leave him when I have the chance to save him.”</text:p>
      <text:p text:style-name="P1"/>
      <text:p text:style-name="P1">“No, wait.”</text:p>
      <text:p text:style-name="P1"/>
      <text:p text:style-name="P1">Lia frowned down at the fox. “Look, I don’t know who--or what--you are, but there is someone in there that may need my help, and I’m not going to up and leave them there.”</text:p>
      <text:p text:style-name="P1"/>
      <text:p text:style-name="P1">“You will die.”</text:p>
      <text:p text:style-name="P1"/>
      <text:p text:style-name="P1">Lia shuddered. “And, what, he won’t?”</text:p>
      <text:p text:style-name="P1"/>
      <text:p text:style-name="P1">The fox tilted its head at her. “He has a force more powerful than him with him.”</text:p>
      <text:p text:style-name="P1"><text:soft-page-break/></text:p>
      <text:p text:style-name="P1">“Yeah, I know that, the demon...” Lia trailed off.</text:p>
      <text:p text:style-name="P1"/>
      <text:p text:style-name="P1">“Endermannd.”</text:p>
      <text:p text:style-name="P1"/>
      <text:p text:style-name="P1">“Yeah. The demon will help him?”</text:p>
      <text:p text:style-name="P1"/>
      <text:p text:style-name="P1">“They will not kill him because of the demon.”</text:p>
      <text:p text:style-name="P1"/>
      <text:p text:style-name="P1">Lia frowned, and chewed her bottom lip. “But what will they do in the meantime?”</text:p>
      <text:p text:style-name="P1"/>
      <text:p text:style-name="P1">The fox was silent.</text:p>
      <text:p text:style-name="P1"/>
      <text:p text:style-name="P1">It was hard for Lia to visualize what could possibly happen to him; she didn’t even really know who had kidnapped him, or <text:span text:style-name="T1">what</text:span> had kidnapped him. It’s already been made pretty clear that these weren’t humans, so it was unlikely that they would use human tactics against him.</text:p>
      <text:p text:style-name="P1"/>
      <text:p text:style-name="P1">Lia shuddered. It made her nervous, just thinking of the things they could <text:span text:style-name="T1">possibly</text:span> do to him, but it was worse not knowing for sure.</text:p>
      <text:p text:style-name="P1"/>
      <text:p text:style-name="P1">“Just go home,” the voice said.</text:p>
      <text:p text:style-name="P1"/>
      <text:p text:style-name="P1">“No, I can’t, I have to at least try.”</text:p>
      <text:p text:style-name="P1"/>
      <text:p text:style-name="P1">“You have a life outside of here.”</text:p>
      <text:p text:style-name="P1"/>
      <text:p text:style-name="P1">Lia moaned to herself. She remembered Aggie. She remembered her mother, and her sister. Her heart ached; she hadn’t seen them in so long.</text:p>
      <text:p text:style-name="P1"/>
      <text:p text:style-name="P1">“You have family.”</text:p>
      <text:p text:style-name="P1"/>
      <text:p text:style-name="P1">“Look, I...” Lia clutched her hands in her hair. “I can’t think straight, I’m tired.” She looked around, at the decrepit tunnel. “I don’t even know what time it is. What time is it?”</text:p>
      <text:p text:style-name="P1"/>
      <text:p text:style-name="P1">The fox was silent.</text:p>
      <text:p text:style-name="P1"/>
      <text:p text:style-name="P1">“What should I do...”</text:p>
      <text:p text:style-name="P1"/>
      <text:p text:style-name="P1">“Just go back. I can take you back to the entrance.”</text:p>
      <text:p text:style-name="P1"/>
      <text:p text:style-name="P1">The entrance? Grand Central Station. She would have to make the trek through the lava by herself this time, but the metal was there to help her.</text:p>
      <text:p text:style-name="P1"/>
      <text:p text:style-name="P1"><text:soft-page-break/>“No, look, uh...” Lia tilted her head curiously at the fox, trying to figure out what to call it. “Little fox thing, I can’t just let someone get hurt... I have to go.” The fox just tilted its head at her. Lia sighed. “I’ll see you later, then, because you really are cute.” She turned to walk down one of the tunnels randomly, when there was a woosh of light and the fox appeared in front of her, and a smidge bigger at that. Lia frowned and tried to move around it. It moved again in a flash, a bit bigger, and a bit more.</text:p>
      <text:p text:style-name="P1"/>
      <text:p text:style-name="P1">“No, you can’t,” the voice echoed through her head. Lia frowned and slid her hands over her ears.</text:p>
      <text:p text:style-name="P1"/>
      <text:p text:style-name="P1">“Who are you?” she asked. “Are you involved with them? Are you trying to guard them? This is a human life here, you know!”</text:p>
      <text:p text:style-name="P1"/>
      <text:p text:style-name="P1">“I do not much care for humans...” the voice whispered. Chills went down Lia’s spine.</text:p>
      <text:p text:style-name="P1"/>
      <text:p text:style-name="P1">“What?” she asked.</text:p>
      <text:p text:style-name="P1"/>
      <text:p text:style-name="P1">“I’m not here to protect you, human,” the voice said, a bit more sinister and deviant than before. The difference was subtle, but it was enough to make Lia’s skin crawl, make her start shaking. “I’m not here to protect anyone...” The fox started growing, its head growing, and it’s nouth opened, rows of teeth disappearing deep inside of it.</text:p>
      <text:p text:style-name="P1"/>
      <text:p text:style-name="P1">Lia screamed.</text:p>
      <text:p text:style-name="P1"/>
      <text:p text:style-name="P1">The creature launched itself at her, and it took all she could to launch herself out of the way. <text:s/>She hit the ground hard, finally losing one of her shoes; she scrambled to her feet. The creature chuckled behind her. She glanced over her shoulder as she headed towards one of the tunnels; it had grown even more, extending out behind the head, its rich orange coat turning dull and grey smokey, like a storm stuck in a form. It turned to her, its mouth in a deep smile. It shot forward again; Lia jumped out of the way again, but not fast enough to avoid getting hit as the snake creature spun around. Dazed and wounded, she struggled to her feet. The creature was coiling around her, leaving only a small opening for her to dart through. She ran towards the rubble of the train and creeped inside of the engine.</text:p>
      <text:p text:style-name="P1"/>
      <text:p text:style-name="P1">Inside, it was warm and sticky; the coals that had scattered when the train was upended were heating up the metal. Lia’s hand almost unconsciously went to the chain around her neck, but it wasn’t keeping her cool like the lava did. Apparently metal only works in particular places.</text:p>
      <text:p text:style-name="P1"/>
      <text:p text:style-name="P1">“Come out come out wherever you are...” the voice whispered. Lia slammed her hands over her ears. She hated that voice, the fact that it could just slither its way into her brain.</text:p>
      <text:p text:style-name="P1"/>
      <text:p text:style-name="P1">“Get out,” she hissed.</text:p>
      <text:p text:style-name="P1"/>
      <text:p text:style-name="P1">“Oh, I don’t think that’s in my best interest.”</text:p>
      <text:p text:style-name="P1"><text:soft-page-break/></text:p>
      <text:p text:style-name="P1">Lia frowned; was the voice <text:span text:style-name="T1">really</text:span> inside her head? She rubbed at her ears, maybe it...</text:p>
      <text:p text:style-name="P1"/>
      <text:p text:style-name="P1">“You little bitch,” the voice hissed at her. Lia flinched and crawled further back into the engine, closer to the furnace, which was still rather hot. She frowned at the pair of boots that was hiding out behind it and grabbed them. She needed new shoes anyways. “You won’t be getting away, I will find you.” Lia jammed her feet into the boots, old flats and everything, and crawled back into the gap between the engine and the furnace, boots planted firmly against the hot metal. “Tick tock tick tock, that’s the clock to your death...”</text:p>
      <text:p text:style-name="P1"/>
      <text:p text:style-name="P1">Lia started pushing slowly. The bolts started melting out of the metal; the furnace shifted. A crunching sound drifted in from right outside the engine. A shadow--</text:p>
      <text:p text:style-name="P1"/>
      <text:p text:style-name="P1">Lia lifted her knees up and slammed her feet down, kicking the furnace out of its spot and right onto the creature’s head. The creature screamed and Lia tumbled out of the engine, no longer holding herself in place. The creature was steaming, the storm of its body writhing wildly. Lia watching in shock as its face started to melt and drip onto the gravel below. Soon it stopped writhing, and slowly it came to a stop, the body still whereas the head was now melted into the ground. Lia slipped a hand over her mouth. She couldn’t stop staring at the furnace where its head used to be. Her stomach rolled and she leaned over and vomited. The stench that started to rise from the corpse made it even worse, and she nearly passed out; she leaned against a boulder to keep herself vertical.</text:p>
      <text:p text:style-name="P1"/>
      <text:p text:style-name="P1">After a couple of heavy mouthfuls of rotten air, she started to see straight again, and she noticed something a bit odd: there was a whimpering in her brain. She held her forehead and tried to block it out, but it wouldn’t leave.</text:p>
      <text:p text:style-name="P1"/>
      <text:p text:style-name="P1">“You’re still there?” she hazarded.</text:p>
      <text:p text:style-name="P1"/>
      <text:p text:style-name="P1">“You killed me...” it whimpered.</text:p>
      <text:p text:style-name="P1"/>
      <text:p text:style-name="P1">“Get. Out. Of. My. Head,” she growled, her hands clenched into fists. She couldn’t believe how angry she was; she went through all that work to <text:span text:style-name="T1">kill</text:span> it and it still had the gall to talk to her in her head. “Get. The fuck. OUT.”</text:p>
      <text:p text:style-name="P1"/>
      <text:p text:style-name="P1">The crying slowly faded, and then eventually disappeared altogether. Lia took a few more calming breaths, and then looked again at the carcass. It no longer seemed threatening, or made her nauseous. It just disgusted her. She knew that she wasn’t the strongest person out there, and she managed to take it out so easily.</text:p>
      <text:p text:style-name="P1"/>
      <text:p text:style-name="P1">How pathetic.</text:p>
      <text:p text:style-name="P1"/>
      <text:p text:style-name="P1">She shook her head; no, there was no reason to be thinking like this; it wasn’t productive. But she couldn’t stop herself from being extremely proud of herself.</text:p>
      <text:p text:style-name="P1"><text:soft-page-break/></text:p>
      <text:p text:style-name="P1">---</text:p>
      <text:p text:style-name="P1"/>
      <text:p text:style-name="P1">The creature that Lia killed was known throughout infamy, the guardian to the lair of the shadows. Of course, it wasn’t a real guardian; its goal was to kill and consume as many creatures as possible that crossed its path; it just chose a very convenient location to do it.</text:p>
      <text:p text:style-name="P1"/>
      <text:p text:style-name="P1">The creature was well-known among the shadows, and moved in after the shadows had generated such a ruckus in building a new tunnel. One day it just slowly moved in and took over, and any shadow it came across, it would carefully insert a small bit of itself in its brain, and then slowly and carefully drive it mad, until the shadow would wonder unerringly back to the tunnel, where it would be devoured.</text:p>
      <text:p text:style-name="P1"/>
      <text:p text:style-name="P1">For the creature, it was a pretty sweet deal. Of course, deals only last so long as both parties upheld their end of the bargain. The building of the tunnel continued on, as the shadows wanted access to Grand Central Station. They couldn’t beat out the spirits for it, so they figured the direct approach was best: just go around the spirit’s city and take the station for themselves. They would figure out the rest of the problem--such as opening the station door--once they had commandeered the train and cut the spirits off from the humans.</text:p>
      <text:p text:style-name="P1"/>
      <text:p text:style-name="P1">But then the creature moved in. People started seeing visions, and they would always return to the same place. At first it was merely superstition, and then it became suspicious, and then workers stopped showing up to work out of fear of catching this bug of terror that had been going around. Soon, all construction on the tunnel petered off, and the creature sat, lonely and starving, in the tunnel, grouching about.</text:p>
      <text:p text:style-name="P1"/>
      <text:p text:style-name="P1">It just couldn’t help itself when it saw Lia, who was a great deal more underequipped than that crazy, raging demon that came flying through there several hours previous.</text:p>
      <text:p text:style-name="P1"/>
      <text:p text:style-name="P1">Mijatori was its name, and food was its game.</text:p>
      <text:p text:style-name="P1"/>
      <text:p text:style-name="P1">(Oh christ, really? Did we really do that, self?)</text:p>
      <text:p text:style-name="P1"/>
      <text:p text:style-name="P1">Mijatori was an advanced parasite, intent to kill and devour anything it set its eyes on, and it was generally very good at it. But Mijatori was also a very big parasite, and it didn’t like moving very often, so it tended to stay in one place until it was literally starving to death. It was very clever in its ways of killing people off, but it wasn’t terribly self-preserving.</text:p>
      <text:p text:style-name="P1"/>
      <text:p text:style-name="P1">And that’s because Mijatori was incredibly difficult to kill. Mijatori wasn’t going to be let down by a single human dropping a furnace on its head. It snuck into the back of Lia’s brain and sat there, carefully waiting. While driving people mad was certainly fun, there was more to leaving pieces of its self around than just causing a little chaos. It was the means in which Mijatori could survive. Instead of eating a human up in one agonizingly beautiful gulp, it would slowly take <text:soft-page-break/>them over from the inside, slowly infecting every aspect of its host until it had complete and utter control.</text:p>
      <text:p text:style-name="P1"/>
      <text:p text:style-name="P1">And then it would start eating again. It was a fun process, even though Mijatori was somewhat upset that it no longer had a shapeshifter as its host.</text:p>
      <text:p text:style-name="P1"/>
      <text:p text:style-name="P1">But Mijatori could still have some fun...</text:p>
      <text:p text:style-name="P1"/>
      <text:p text:style-name="P1">---</text:p>
      <text:p text:style-name="P1"/>
      <text:p text:style-name="P1">Lia glanced back and forth down each hallway, trying to figure out which way to go. Sadly, there were no indications of which way Mr. Burgman was taken, and it suddenly occurred to her that, maybe, he was eaten by the creature. Lia felt a shudder slide over her as she glanced at the carcass, but then she did a double-take. She was suddenly enormously hungry.</text:p>
      <text:p text:style-name="P1"/>
      <text:p text:style-name="P1">She frowned. Of course it made sense that she was hungry; it had been hours since she last ate, but she would have thought that throwing up would stop her from being hungry anytime soon, but no. No, suddenly, she was ravenous. Sadly, there was nothing around her to eat--</text:p>
      <text:p text:style-name="P1"/>
      <text:p text:style-name="P1">She couldn’t stop staring at the carcass, until it hit her, what she was thinking about.</text:p>
      <text:p text:style-name="P1"/>
      <text:p text:style-name="P1">What, no...</text:p>
      <text:p text:style-name="P1"/>
      <text:p text:style-name="P1">But it was almost as if she couldn’t stop herself. She took a few hesitant steps in its direction. Her hunger became ravenous, and suddenly she was next to the carcass. She ran her hand along its skin; it was very soft, almost as if she was actually touching a cloud. </text:p>
      <text:p text:style-name="P1"/>
      <text:p text:style-name="P1">No no no no no...</text:p>
      <text:p text:style-name="P1"/>
      <text:p text:style-name="P1">The skin seemed pretty thin, so Lia pushed a finger through it. The skin was transparent, even, and it felt a little like jello, perhaps a little stringier and tougher. She couldn’t believe herself as she slowly plunged her hand into it and pulled off a chunk of storm-flesh.</text:p>
      <text:p text:style-name="P1"/>
      <text:p text:style-name="P1">No no no no...</text:p>
      <text:p text:style-name="P1"/>
      <text:p text:style-name="P1">She lowered her face to her hands, and took a bite. The flesh slid down her throat, smooth, enticing. She couldn’t tell what the flavor was, she just took another bite. And another. And another.</text:p>
      <text:p text:style-name="P1"/>
      <text:p text:style-name="P1">---</text:p>
      <text:p text:style-name="P1"/>
      <text:p text:style-name="P1">The figure had left a while ago--Will’s sense of time had distorted slightly from sitting alone in the cell for so long. He didn’t know where the figure went, and he didn’t really care all that much either.</text:p>
      <text:p text:style-name="P1"><text:soft-page-break/></text:p>
      <text:p text:style-name="P1">At some point in time, a shadow showed up and placed a tray of food in between his feet. It was just like in and out of the room, and then he was gone. Will glanced around the room; there were no doors or windows or any other possible entrances into the room. He didn’t remember how he got in there--he was unconscious--and it was incredibly difficult to tell how the shadows got into the room. But they were shadows; he guessed that shadows didn’t need conventional exits and entrances.</text:p>
      <text:p text:style-name="P1"/>
      <text:p text:style-name="P1">So how did they keep their own kind locked up? That was an interesting question.</text:p>
      <text:p text:style-name="P1"/>
      <text:p text:style-name="P1">Will had to twist himself around to lean down and get the food. The time had passed for feeling self-conscious for eating food with his face down at the plate, especially since no one was watching him. Or, well, no one he really cared about. He leaned over the best he could and scarfed up the food. It was unpleasant, and not really “human” food, as far as he could tell, but it was better than having nothing in his stomach.</text:p>
      <text:p text:style-name="P1"/>
      <text:p text:style-name="P1">He leaned back against the wall and kicked the plate away from him. He wouldn’t have minded some water, either, but that was perhaps a bit more to ask for.</text:p>
      <text:p text:style-name="P1"/>
      <text:p text:style-name="P1">He stared at the ceiling some. Being kidnapped and held hostage--or whatever was being done to him--was rather boring.</text:p>
      <text:p text:style-name="P1"/>
      <text:p text:style-name="P1">Suddenly there was pounding above him. He looked drearily up, and suddenly a square of light appeared. He winced and hid his head. Someone jumped down in front of him. He raised his knees in front of him in a weak attempt to defend himself.</text:p>
      <text:p text:style-name="P1"/>
      <text:p text:style-name="P1">“Hey, woah, woah.”</text:p>
      <text:p text:style-name="P1"/>
      <text:p text:style-name="P1">Will blinked, and tried to figure out who it was, but the voice was familiar at least. It took a long moment for his eyes to adjust to the sudden light.</text:p>
      <text:p text:style-name="P1"/>
      <text:p text:style-name="P1">It was his secretary.</text:p>
      <text:p text:style-name="P1"/>
      <text:p text:style-name="P1">“Are you coming to save me?” he asked blearily.</text:p>
      <text:p text:style-name="P1"/>
      <text:p text:style-name="P1">“Well... yeah.” She shrugged. As his vision return, he noticed that she had a black eye, and her clothes was pretty much ruined. His scan over her body stopped at the large work boots.</text:p>
      <text:p text:style-name="P1"/>
      <text:p text:style-name="P1">“Those are cool,” he said, his voice slurred. “Where’d you get them?”</text:p>
      <text:p text:style-name="P1"/>
      <text:p text:style-name="P1">“It’s a long story.”</text:p>
      <text:p text:style-name="P1"/>
      <text:p text:style-name="P1">He squinted up at her. “How’d you get down here?”</text:p>
      <text:p text:style-name="P1"/>
      <text:p text:style-name="P1"><text:soft-page-break/>Lia frowned and pointed at the square opening in the ceiling.</text:p>
      <text:p text:style-name="P1"/>
      <text:p text:style-name="P1">“...Oh.”</text:p>
      <text:p text:style-name="P1"/>
      <text:p text:style-name="P1">“Are you chained to the wall?”</text:p>
      <text:p text:style-name="P1"/>
      <text:p text:style-name="P1">“Something like that.” Will shifted his arms to show her. She was carrying what looked like a crowbar, and she stuffed it in one of the rings and pried it open. Will pulled his arms out. He shook his wrists at her; the metal cuffs jangled. She pried off the last chain so that there weren’t any more hanging off him, but she couldn’t pull the cuff itself off without breaking his wrist.</text:p>
      <text:p text:style-name="P1"/>
      <text:p text:style-name="P1">“How’d you fight them off?” Will asked.</text:p>
      <text:p text:style-name="P1"/>
      <text:p text:style-name="P1">“They don’t like light.”</text:p>
      <text:p text:style-name="P1"/>
      <text:p text:style-name="P1">“Oh.” That made sense, as they were shadows. Lia had set up a rope hanging down from the opening, and with a little prompting, she got him to start climbing up and out of the hole, Lia following.</text:p>
      <text:p text:style-name="P1"/>
      <text:p text:style-name="P1">Up above his chamber the air was foul, and the hallway was lit with a rather large lamp sitting on an equally large battery. Will covered his mouth as Lia pulled herself up and out of the chamber, and slid the trapdoor closed.</text:p>
      <text:p text:style-name="P1"/>
      <text:p text:style-name="P1">“What’s that smell?”</text:p>
      <text:p text:style-name="P1"/>
      <text:p text:style-name="P1">“I ate something... weird.”</text:p>
      <text:p text:style-name="P1"/>
      <text:p text:style-name="P1">Will raised a brow at her. Lia shrugged weakly.</text:p>
      <text:p text:style-name="P1"/>
      <text:p text:style-name="P1">“Don’t ask me, please.”</text:p>
      <text:p text:style-name="P1"/>
      <text:p text:style-name="P1">Will looked pointedly at her, and then pointedly at the lamp.</text:p>
      <text:p text:style-name="P1"/>
      <text:p text:style-name="P1">“It was on the train; I’m guessing these shadows were an issue back when the train was still working. And it works pretty well.”</text:p>
      <text:p text:style-name="P1"/>
      <text:p text:style-name="P1">“And the crowbar?”</text:p>
      <text:p text:style-name="P1"/>
      <text:p text:style-name="P1">“Apparently, shadows still like doors, and I’m not incorporeal.”</text:p>
      <text:p text:style-name="P1"/>
      <text:p text:style-name="P1">“Huh.”</text:p>
      <text:p text:style-name="P1"/>
      <text:p text:style-name="P1">Lia picked up the lamp and hoisted it carefully over her shoulder so that the light surrounded them like an umbrella.</text:p>
      <text:p text:style-name="P1"><text:soft-page-break/></text:p>
      <text:p text:style-name="P1">“That smell is still incredibly foul.”</text:p>
      <text:p text:style-name="P1"/>
      <text:p text:style-name="P1">“I know.”</text:p>
      <text:p text:style-name="P1"/>
      <text:p text:style-name="P1">As they walked out of the shadow’s fortress, Will kept glancing into the corners; he kept seeing things there. But there were no shadows, even after Lia shined the light into those corners. Things kept creeping up into the corner of his vision, and... whispers.</text:p>
      <text:p text:style-name="P1"/>
      <text:p text:style-name="P1">“What’s wrong?” Lia asked after he jumped at the fourth or fifth corner, and she shined the light to show that there was nothing there.</text:p>
      <text:p text:style-name="P1"/>
      <text:p text:style-name="P1">“I keep... seeing things.”</text:p>
      <text:p text:style-name="P1"/>
      <text:p text:style-name="P1">Lia frowned. “Like what?”</text:p>
      <text:p text:style-name="P1"/>
      <text:p text:style-name="P1">“More shadows.”</text:p>
      <text:p text:style-name="P1"/>
      <text:p text:style-name="P1">“What did they do to you?”</text:p>
      <text:p text:style-name="P1"/>
      <text:p text:style-name="P1">He closed his eyes and conjured back up the images. He was tortured, he knew that. The specifics of the torture...</text:p>
      <text:p text:style-name="P1"/>
      <text:p text:style-name="P1">He felt the whip lashes, his wounds felt like they were on fire. He winced, and then the poured something over him, and it felt like his wounds were sewing back up, with the bluntest needles ever. </text:p>
      <text:p text:style-name="P1"/>
      <text:p text:style-name="P1">Will self-consciously moved a hand over one of the scars on his arm. There were the burns, too, and then when the blindfolded him, shadows kept popping up in his mind, trying to consume him--</text:p>
      <text:p text:style-name="P1"/>
      <text:p text:style-name="P1">“Mr. Burgman?”</text:p>
      <text:p text:style-name="P1"/>
      <text:p text:style-name="P1">“I’d rather not talk about it.”</text:p>
      <text:p text:style-name="P1"/>
      <text:p text:style-name="P1">Lia looked him over. “You still look really strange.”</text:p>
      <text:p text:style-name="P1"/>
      <text:p text:style-name="P1">“Thank you for that,” Will said sarcastically.</text:p>
      <text:p text:style-name="P1"/>
      <text:p text:style-name="P1">She flushed and looked away.</text:p>
      <text:p text:style-name="P1"/>
      <text:p text:style-name="P1">“Why did you come save me?” he asked.</text:p>
      <text:p text:style-name="P1"/>
      <text:p text:style-name="P1">“I couldn’t just leave you there...” She looked around. “I don’t know where we are.”</text:p>
      <text:p text:style-name="P1"><text:soft-page-break/></text:p>
      <text:p text:style-name="P1">Will looked around as well. The shadow’s fortress was definitely built like a fortress, with cold stone walls and water leaking through, dripping down and leaving streaks on the walls.</text:p>
      <text:p text:style-name="P1"/>
      <text:p text:style-name="P1">“This isn’t where you came from?” Will asked.</text:p>
      <text:p text:style-name="P1"/>
      <text:p text:style-name="P1">“Well, no... I don’t think so, I don’t recognize it...”</text:p>
      <text:p text:style-name="P1"/>
      <text:p text:style-name="P1">“Why didn’t you lead us back the way you came?”</text:p>
      <text:p text:style-name="P1"/>
      <text:p text:style-name="P1">Lia looked at him with a distressed look on her face. “But... I did.”</text:p>
      <text:p text:style-name="P1"/>
      <text:p text:style-name="P1">“Are you sure?”</text:p>
      <text:p text:style-name="P1"/>
      <text:p text:style-name="P1">She nodded. “I have a very good sense of direction.”</text:p>
      <text:p text:style-name="P1"/>
      <text:p text:style-name="P1">“Apparently not good enough...”</text:p>
      <text:p text:style-name="P1"/>
      <text:p text:style-name="P1">“No, the path down here wasn’t that complicated, I don’t know how we didn’t.”</text:p>
      <text:p text:style-name="P1"/>
      <text:p text:style-name="P1">Will sighed and started heading back towards his cell.</text:p>
      <text:p text:style-name="P1"/>
      <text:p text:style-name="P1">“Wait, Mr. Burgman...”</text:p>
      <text:p text:style-name="P1"/>
      <text:p text:style-name="P1">Right, left, left, and then it should be down this...</text:p>
      <text:p text:style-name="P1"/>
      <text:p text:style-name="P1">“Huh?” Will said, and came to a sudden stop. This place didn’t look at all where his cell was. “We didn’t go that far...”</text:p>
      <text:p text:style-name="P1"/>
      <text:p text:style-name="P1">Lia came running up behind him, brandishing the lamp. “Are we lost?” she asked.</text:p>
      <text:p text:style-name="P1"/>
      <text:p text:style-name="P1">There was a cackle in his mind. He swallowed. “Let me take over...” it whispered to him.</text:p>
      <text:p text:style-name="P1"/>
      <text:p text:style-name="P1">“What?”</text:p>
      <text:p text:style-name="P1"/>
      <text:p text:style-name="P1">“Let... me... take... over... I know how to get out...”</text:p>
      <text:p text:style-name="P1"/>
      <text:p text:style-name="P1">Lia stared at him. “What’s wrong?”</text:p>
      <text:p text:style-name="P1"/>
      <text:p text:style-name="P1">“There’s something...” Will put his hands to his head. “No, hold on--”</text:p>
      <text:p text:style-name="P1"/>
      <text:p text:style-name="P1">Another voice chimed in-- “Damn, this head’s crowded.”</text:p>
      <text:p text:style-name="P1"/>
      <text:p text:style-name="P1">Will flinched.</text:p>
      <text:p text:style-name="P1"><text:soft-page-break/></text:p>
      <text:p text:style-name="P1">“Who are you?” another voice said. There were two voices now, one of them the old voice that had haunted him in his dreams, deep, rumbling, but almost like oil washing over his skin. This new one was high pitched, smooth, seductive. Female?</text:p>
      <text:p text:style-name="P1"/>
      <text:p text:style-name="P1">“What’s wrong?” Lia asked.</text:p>
      <text:p text:style-name="P1"/>
      <text:p text:style-name="P1">“What the hell, is this a demon?”</text:p>
      <text:p text:style-name="P1"/>
      <text:p text:style-name="P1">“Shut up!” Will shouted.</text:p>
      <text:p text:style-name="P1"/>
      <text:p text:style-name="P1">“What’s the matter?” Lia asked, again.</text:p>
      <text:p text:style-name="P1"/>
      <text:p text:style-name="P1">“A parasite,” the older voice hissed.</text:p>
      <text:p text:style-name="P1"/>
      <text:p text:style-name="P1">Will smashed his head against the wall. Lia yelped and jumped back. He was bleeding now, but at least everyone was quiet.</text:p>
      <text:p text:style-name="P1"/>
      <text:p text:style-name="P1">“Will you all just shut the fuck up...” Will growled.</text:p>
      <text:p text:style-name="P1"/>
      <text:p text:style-name="P1">Lia opened her mouth to ask again, but closed it soon after without saying a word.</text:p>
      <text:p text:style-name="P1"/>
      <text:p text:style-name="P1">Will leaned against the wall and slowly sank to the ground, his arms falling from his head. He stared up at the ceiling, breathing heavily.</text:p>
      <text:p text:style-name="P1"/>
      <text:p text:style-name="P1">“Who are you guys?” he asked distantly. There was a small rumble in his brain. He pressed his face against the cold stone wall. “My head, I want it to be empty, there’s so much talking, please, I want it gone...” It felt like there was a fight going on; he cringed, curling up on himself, and suddenly, there was a feeling like getting kicked in the back of the head.</text:p>
      <text:p text:style-name="P1"/>
      <text:p text:style-name="P1">Lia gasped.</text:p>
      <text:p text:style-name="P1"/>
      <text:p text:style-name="P1">“What?” Will asked.</text:p>
      <text:p text:style-name="P1"/>
      <text:p text:style-name="P1">“I feel...” Lia put a hand to her head, then fainted, dropping the lamp on the ground. Will lunged out and grabbed the lamp before the bulb shattered against the stone, and then looked at Lia’s prone body.</text:p>
      <text:p text:style-name="P1"/>
      <text:p text:style-name="P1">“I... just...” He sighed heavily. “Can I just go back to hating my life? Things were easier back then.”</text:p>
      <text:p text:style-name="P1"/>
      <text:p text:style-name="P1">---</text:p>
      <text:p text:style-name="P1"/>
      <text:p text:style-name="P1"><text:soft-page-break/>“It was the shadows,” Beik reported, standing straight in that post-military way of hers. Goryo never understood why someone who came from as strict a background as the military would graduate into being a secretary, but I guess he couldn’t fault her for making good decisions. She was the best damn secretary that he’s ever had.</text:p>
      <text:p text:style-name="P1"/>
      <text:p text:style-name="P1">“Oh really,” he said, his voice laced with sarcasm. “Funny to see them up and operating again.”</text:p>
      <text:p text:style-name="P1"/>
      <text:p text:style-name="P1">“What shall I tell our scouts?”</text:p>
      <text:p text:style-name="P1"/>
      <text:p text:style-name="P1">“To not attack them? I think that would be pretty obvious--until we have Endermannd back in our ranks, we shouldn’t be taking on anyone. We would get run over.”</text:p>
      <text:p text:style-name="P1"/>
      <text:p text:style-name="P1">“Alright.” Beik scribbled that down on a notepad. “Also, there are reports that several other races are starting to mobilize to attack us.”</text:p>
      <text:p text:style-name="P1"/>
      <text:p text:style-name="P1">“Oh, just... ugh, fuck everything.”</text:p>
      <text:p text:style-name="P1"/>
      <text:p text:style-name="P1">Beik scribbled that down as well.</text:p>
      <text:p text:style-name="P1"/>
      <text:p text:style-name="P1">“Do we have a list of which ones?”</text:p>
      <text:p text:style-name="P1"/>
      <text:p text:style-name="P1">Beik read them out to him. With every name, he sunk lower and lower in his chair, and finally flopped his head forward into his hands.</text:p>
      <text:p text:style-name="P1"/>
      <text:p text:style-name="P1">“Oh, I think we’re screwed.”</text:p>
      <text:p text:style-name="P1"/>
      <text:p text:style-name="P1">“That might be an accurate analysis.”</text:p>
      <text:p text:style-name="P1"/>
      <text:p text:style-name="P1">“Oh hell.” He sighed deeply. “I hate this part of the negotiations.”</text:p>
      <text:p text:style-name="P1"/>
      <text:p text:style-name="P1">“Are we to negotiate?”</text:p>
      <text:p text:style-name="P1"/>
      <text:p text:style-name="P1">“We don’t have the strength to fend them off, and we all figured that <text:span text:style-name="T1">they</text:span> didn’t have the strength to overtake us, but if they all attacked at once, we’re shit outta luck.”</text:p>
      <text:p text:style-name="P1"/>
      <text:p text:style-name="P1">Scribble scribble.</text:p>
      <text:p text:style-name="P1"/>
      <text:p text:style-name="P1">Goryo squinted and leaned over a little. “What are you writing?”</text:p>
      <text:p text:style-name="P1"/>
      <text:p text:style-name="P1">Beik shifted the top of the notepad out of Goryo’s line of sight.</text:p>
      <text:p text:style-name="P1"/>
      <text:p text:style-name="P1">“No, no, give it here--”</text:p>
      <text:p text:style-name="P1"/>
      <text:p text:style-name="P1">---</text:p>
      <text:p text:style-name="P1"><text:soft-page-break/></text:p>
      <text:p text:style-name="P1">&gt;&gt;&gt;NOTES</text:p>
      <text:p text:style-name="P1"/>
      <text:p text:style-name="P1">Okay, because some planning needs to happen.</text:p>
      <text:p text:style-name="P1"/>
      <text:p text:style-name="P1">Okay, so, there are several different “spirit”... uh, camps? Kingdoms? Something like that (I write a lot of “supernatural kingdoms are fighting against each other for something the humans have” stories...). </text:p>
      <text:p text:style-name="P1"/>
      <text:p text:style-name="P1">There are the spirits (the first people that the reader meets). These are blue skinned/furred people, with red eyes, black pupils, pointy ears, pointy teeth, etc. These people have been in control of the entrance to the human world--actually, let’s make it so that they have the best relationship with humans, and because of that and their physical position, they have cut off all contact between the humans and any other supernatural creatures. They are driven by a word-kind of magic, where words enlist large amounts of power between them. Because of this, they have managed to scrounge up the greatest communication with the humans, who also have a great attraction to words, even though they aren’t magically powerful. So the spirits have gained their trust, and managed to cut off everyone else. Also, since spirits have managed to create technology to disguise their people as humans, they have been able to hide among them without causing a whole load of ruckus.</text:p>
      <text:p text:style-name="P1"/>
      <text:p text:style-name="P1">Other races/whatevers:</text:p>
      <text:p text:style-name="P1"/>
      <text:p text:style-name="P1">The shadows: the most similar to the spirits, but they tend to drift around in shadows (big surprise), and they are most attached to emotions. Then there are the parasites, who don’t really have a society, but they kind of wonder around, being little terrors and killing people. They don’t really care about keeping contact with people. They just want to each things.</text:p>
      <text:p text:style-name="P1"/>
      <text:p text:style-name="P1">Now, some actual plot.</text:p>
      <text:p text:style-name="P1"/>
      <text:p text:style-name="P1">Lia’s DNA will start to merge with the parasite (or the other way around), she’ll start being able to use the parasite abilities for herself. Will’s DNA doesn’t merge, since Endermannd is already in his DNA. Will can use some of Endermannd’s powers, but not all of them, because Endermannd will be locked in his DNA until he (or someone with great amounts of Power of the Word (tm)) lets him out and back in control.</text:p>
      <text:p text:style-name="P1"/>
      <text:p text:style-name="P1">Now, for what’s next in this rippling saga...</text:p>
      <text:p text:style-name="P1"/>
      <text:p text:style-name="P1">&lt;&lt;&lt;NOTES</text:p>
      <text:p text:style-name="P1"/>
      <text:p text:style-name="P1">It wasn't long before they came upon a small army. Both of them were too winded, too tired to give much of a care. All Will said as they came into view was "Well, shit", and Lia couldn't manage much more than a grunt.</text:p>
      <text:p text:style-name="P1"/>
      <text:p text:style-name="P1"><text:soft-page-break/>The army looked a lot like Didi did, once her disguise was dropped: blue skin, strange eyes, pointy everything. Tails.</text:p>
      <text:p text:style-name="P1"/>
      <text:p text:style-name="P1">"Who wants to commit suicide?" Lia asked. Will raised his hand, but in all honesty, he was too tired to do even that.</text:p>
      <text:p text:style-name="P1"/>
      <text:p text:style-name="P1">"Who are you?" the man in front of the platoon asked, after he told the rest of his soldiers to halt.</text:p>
      <text:p text:style-name="P1"/>
      <text:p text:style-name="P1">"I'm Will," Will said.</text:p>
      <text:p text:style-name="P1"/>
      <text:p text:style-name="P1">"Lia."</text:p>
      <text:p text:style-name="P1"/>
      <text:p text:style-name="P1">"And you are humans?"</text:p>
      <text:p text:style-name="P1"/>
      <text:p text:style-name="P1">Will and Lia exchanged glances. "What's your definition of 'human'?" Lia asked. The man in front frowned slightly. "There's a reason we ask."</text:p>
      <text:p text:style-name="P1"/>
      <text:p text:style-name="P1">"I suspected. Were you once humans?"</text:p>
      <text:p text:style-name="P1"/>
      <text:p text:style-name="P1">"Yes," Lia said. Will grimaced, but didn't say anything to the contrary.</text:p>
      <text:p text:style-name="P1"/>
      <text:p text:style-name="P1">"What are you doing down here?"</text:p>
      <text:p text:style-name="P1"/>
      <text:p text:style-name="P1">"Just out for a stroll, you know," Lia said, shrugging. Will sent her a dirty look, which she didn't see--or acknowledge, at least. Lia sighed loudly, and then said, more straightforward: "We were brought down here by one of your kind, Didi?" The man at the front of the platoon nodded. "Yeah, she went and left with you, and we were... uh, kidnapped? Is that a good way to put it?"</text:p>
      <text:p text:style-name="P1"/>
      <text:p text:style-name="P1">Will shrugged. He was essentially kidnapped, and he guessed that she was dragged into the whole mess by mistake, so, hey, why not. Makes everything work out a little smoother.</text:p>
      <text:p text:style-name="P1"/>
      <text:p text:style-name="P1">"And then we escaped," Lia finished.</text:p>
      <text:p text:style-name="P1"/>
      <text:p text:style-name="P1">"Who kidnapped you?" the platoon leader asked.</text:p>
      <text:p text:style-name="P1"/>
      <text:p text:style-name="P1">"They were..." Lia frowned, and gestured vaguely.</text:p>
      <text:p text:style-name="P1"/>
      <text:p text:style-name="P1">"Shadows," Will finished. "We don't know what they actually were, but 'shadows' is as close to what they are that we can guess."</text:p>
      <text:p text:style-name="P1"/>
      <text:p text:style-name="P1">The platoon leader's eyebrows shot up. "You escaped from the shadows?"</text:p>
      <text:p text:style-name="P1"/>
      <text:p text:style-name="P1">"Yeah, is that a big deal?"</text:p>
      <text:p text:style-name="P1"><text:soft-page-break/></text:p>
      <text:p text:style-name="P1">"They're..." The platoon leader shook his head, and then looked at the lamp that Lia was carrying, and had put down after they came across the spirit force. "That's from the train."</text:p>
      <text:p text:style-name="P1"/>
      <text:p text:style-name="P1">"Yeah, they crashed it."</text:p>
      <text:p text:style-name="P1"/>
      <text:p text:style-name="P1">"They crashed it? So they built this tunnel?"</text:p>
      <text:p text:style-name="P1"/>
      <text:p text:style-name="P1">Lia and Will shrugged.</text:p>
      <text:p text:style-name="P1"/>
      <text:p text:style-name="P1">"Hmm. We'll have you come with us, then."</text:p>
      <text:p text:style-name="P1"/>
      <text:p text:style-name="P1">"Will we get fed?" Lia asked.</text:p>
      <text:p text:style-name="P1"/>
      <text:p text:style-name="P1">"We will provide you food, yes."</text:p>
      <text:p text:style-name="P1"/>
      <text:p text:style-name="P1">"Then we'll do whatever the fuck you want."</text:p>
      <text:p text:style-name="P1"/>
      <text:p text:style-name="P1">A couple of soldiers came and surrounded them, and started corralling them back down the tunnel, in the direction they had been walking.</text:p>
      <text:p text:style-name="P1"/>
      <text:p text:style-name="P1">"I thought you had already eaten," Will asked Lia.</text:p>
      <text:p text:style-name="P1"/>
      <text:p text:style-name="P1">"Oh shut up," Lia grumbled. "It only counts as eating if it stays in your stomach afterwards."</text:p>
      <text:p text:style-name="P1"/>
      <text:p text:style-name="P1">---</text:p>
      <text:p text:style-name="P1"/>
      <text:p text:style-name="P1">Once they reached the spirit city several days later, they were even more tired, if they could believe that. The scout rations were rather sparse, and they didn't exactly have very comfortable beds to carry with them. In fact, it didn't seem as though the spirits ever did truly sleep. Lia had woken up a couple of times due to the incredibly uncomfortable ground, and they were all up and walking around, keeping watch, or just reading. None of them said a word, so Lia never brought it up, but she did think it was a little strange.</text:p>
      <text:p text:style-name="P1"/>
      <text:p text:style-name="P1">They weren't exactly greated with a bunch of ceremony, but they weren't really expecting any. They <text:span text:style-name="T1">were</text:span><text:span text:style-name="T1"> </text:span>given a bath to wash up in, so there was at least that.</text:p>
      <text:p text:style-name="P1"/>
      <text:p text:style-name="P1">Of course, they only gave them one washroom.</text:p>
      <text:p text:style-name="P1"/>
      <text:p text:style-name="P1">Lia and Will stared uncomfortably at each other.</text:p>
      <text:p text:style-name="P1"/>
      <text:p text:style-name="P1">"We've seen each other get tortured in our own particular ways," Will started, "and I've seen you throw up, and you've seen me have a schizophrenic breakdown, and we've spent several <text:soft-page-break/>grueling days travelling around underground together, and we still can't get naked around each other."</text:p>
      <text:p text:style-name="P1"/>
      <text:p text:style-name="P1">Lia frowned and groaned loudly. "You know what? Fuck you, I'm taking a bath."</text:p>
      <text:p text:style-name="P1"/>
      <text:p text:style-name="P1">"Er--"</text:p>
      <text:p text:style-name="P1"/>
      <text:p text:style-name="P1">Lia immediately stripped herself of her grimy clothes and the boots that had served her for so long without a single word of complaint, and slipped into the bath.</text:p>
      <text:p text:style-name="P1"/>
      <text:p text:style-name="P1">"Oh my god," she gasped. "This is so... heavenly..." She sunk down in lower under the bubbles. The light glimmered off the water and the insane amount of gold gilding that was in the bathroom. Will flushed slightly as he watched her in the water. He never wanted to admit it to himself--or to anyone else, really--but she was rather pretty. He didn't understand how that hair worked, though.</text:p>
      <text:p text:style-name="P1"/>
      <text:p text:style-name="P1">Lia picked up a bottle of soap--he assumed it was soap--and started lathering up her skin.</text:p>
      <text:p text:style-name="P1"/>
      <text:p text:style-name="P1">"Are you just going to awkwardly stand there?" Lia asked.</text:p>
      <text:p text:style-name="P1"/>
      <text:p text:style-name="P1">"Er, well..." He sighed and looked down at his arms.</text:p>
      <text:p text:style-name="P1"/>
      <text:p text:style-name="P1">"What?"</text:p>
      <text:p text:style-name="P1"/>
      <text:p text:style-name="P1">"I..." He shook his head, and slid out of his clothes, slowly. He kept at staring at the mirrors that was lining one wall of the bathroom.</text:p>
      <text:p text:style-name="P1"/>
      <text:p text:style-name="P1">"What's up with you?" Lia asked, but it didn't take her long to realize what the issue was. As Will was standing in front of the mirror, it became very apparent how far over his body the blackness spread. "Hell, you're blacker than I am now," Lia remarked. Will chuckled artlessly, and leaned forward closer to the mirror.</text:p>
      <text:p text:style-name="P1"/>
      <text:p text:style-name="P1">"You're right about my eyes," he said. "They do look really weird now."</text:p>
      <text:p text:style-name="P1"/>
      <text:p text:style-name="P1">Lia frowned. "Are you okay?"</text:p>
      <text:p text:style-name="P1"/>
      <text:p text:style-name="P1">Will didn't respond for a couple long moments, just staring at himself in the mirror and running his hands over his black skin, then leaning forward and staring into his eyes. Lia swallowed. He kept a blank look on his face, unresponsive.</text:p>
      <text:p text:style-name="P1"/>
      <text:p text:style-name="P1">"Are you okay?" she asked after her anxiety started to rise. She didn't want him flipping out like he did back when he realized that his office was pretty much blown to bits.</text:p>
      <text:p text:style-name="P1"/>
      <text:p text:style-name="P1">"I... er..." He sighed, and continued looking down at himself. "I don't know what I am any more."</text:p>
      <text:p text:style-name="P1"><text:soft-page-break/></text:p>
      <text:p text:style-name="P1">"What do you mean?"</text:p>
      <text:p text:style-name="P1"/>
      <text:p text:style-name="P1">He raised up a mottled, blotched hand. "Am I even human any more?"</text:p>
      <text:p text:style-name="P1"/>
      <text:p text:style-name="P1">Lis shrugged. "What is it to be human?"</text:p>
      <text:p text:style-name="P1"/>
      <text:p text:style-name="P1">"What?"</text:p>
      <text:p text:style-name="P1"/>
      <text:p text:style-name="P1">"Like..." She drifted off for a moment, collecting her thoughts. "Is being human," she finally said, "dependent on what you look like? I mean, if someone out there had that kind of coloring to their skin, would they no longer be human?"</text:p>
      <text:p text:style-name="P1"/>
      <text:p text:style-name="P1">"I... I wouldn't hold it against them, but I wouldn't think that..." He sighed. "Oh god... I can't go back to how my life used to be..."</text:p>
      <text:p text:style-name="P1"/>
      <text:p text:style-name="P1">"I don't think either of us can, and, from what I understand about what's going on, I don't think the rest of humanity can, either."</text:p>
      <text:p text:style-name="P1"/>
      <text:p text:style-name="P1">"What do you mean?"</text:p>
      <text:p text:style-name="P1"/>
      <text:p text:style-name="P1">"Things that Didi had said... I don't remember exactly, but they were hints that humans and spirits used to interact with each other more than they do now, back before the doorway was sealed before, and now that it's unsealed, then things will start to happen again."</text:p>
      <text:p text:style-name="P1"/>
      <text:p text:style-name="P1">"How do you know that?"</text:p>
      <text:p text:style-name="P1"/>
      <text:p text:style-name="P1">"I don't, it was just speculation..."</text:p>
      <text:p text:style-name="P1"/>
      <text:p text:style-name="P1">Will went back to looking at himself in the mirror.</text:p>
      <text:p text:style-name="P1"/>
      <text:p text:style-name="P1">"You know," Lia said, "there are more people out there like you."</text:p>
      <text:p text:style-name="P1"/>
      <text:p text:style-name="P1">"In what way?"</text:p>
      <text:p text:style-name="P1"/>
      <text:p text:style-name="P1">"Endermannd, the demon, the one who sealed up the door, disguised himself as a human and started having children here, kind of passing himself on down through his kids."</text:p>
      <text:p text:style-name="P1"/>
      <text:p text:style-name="P1">"And I'm one of his children."</text:p>
      <text:p text:style-name="P1"/>
      <text:p text:style-name="P1">"...Yeah."</text:p>
      <text:p text:style-name="P1"/>
      <text:p text:style-name="P1"><text:soft-page-break/>"So this might be happening to other people other than me?" He waved a hand. His skin was matte black, and seemed to absorb all light. It didn't even create shadows on his skin; it gave him a strange, flattened out, outlined look.</text:p>
      <text:p text:style-name="P1"/>
      <text:p text:style-name="P1">"Perhaps, maybe."</text:p>
      <text:p text:style-name="P1"/>
      <text:p text:style-name="P1">Will looked down at his hands.</text:p>
      <text:p text:style-name="P1"/>
      <text:p text:style-name="P1">"Does it make you feel better knowing that there are other people like you out there?"</text:p>
      <text:p text:style-name="P1"/>
      <text:p text:style-name="P1">"No. It means that there are other people out there like my sister that I have more in common with."</text:p>
      <text:p text:style-name="P1"/>
      <text:p text:style-name="P1">"Is there something wrong with your sister?"</text:p>
      <text:p text:style-name="P1"/>
      <text:p text:style-name="P1">"She's a bitch."</text:p>
      <text:p text:style-name="P1"/>
      <text:p text:style-name="P1">"...Oh."</text:p>
      <text:p text:style-name="P1"/>
      <text:p text:style-name="P1">"And my father. They both are."</text:p>
      <text:p text:style-name="P1"/>
      <text:p text:style-name="P1">"And your mother?"</text:p>
      <text:p text:style-name="P1"/>
      <text:p text:style-name="P1">"My mother... my mother is fine. She's really worried about me, all the time, though. I don't like it when she worries about me, though. I wish she would just leave me alone. She did a lot to try to fix me, because there was a lot of things wrong with me... Wrong with my sister, too, but she lived with my father, so that's okay. My mother tried her best." Will sighed and leaned against the mirror.</text:p>
      <text:p text:style-name="P1"/>
      <text:p text:style-name="P1">"Do you miss her?"</text:p>
      <text:p text:style-name="P1"/>
      <text:p text:style-name="P1">"No," Will said, a little quickly. "I haven't seen her in years."</text:p>
      <text:p text:style-name="P1"/>
      <text:p text:style-name="P1">"I haven't seen my mother either, in years."</text:p>
      <text:p text:style-name="P1"/>
      <text:p text:style-name="P1">Will glared at her.</text:p>
      <text:p text:style-name="P1"/>
      <text:p text:style-name="P1">"I haven't, really."</text:p>
      <text:p text:style-name="P1"/>
      <text:p text:style-name="P1">"Why's that?"</text:p>
      <text:p text:style-name="P1"/>
      <text:p text:style-name="P1">"She's in a mental institution."</text:p>
      <text:p text:style-name="P1"/>
      <text:p text:style-name="P1">Will chuckled, not happily. "So she's the kind of person my mother would have liked to fix."</text:p>
      <text:p text:style-name="P1"><text:soft-page-break/></text:p>
      <text:p text:style-name="P1">"I suppose..." Lia sighed. "My mother loved us, me and my sister, that is. She... she could never hold down a job, so she never had any money. She just kept on carting us around the country, we would take side trips to forests and stuff. I thought it was super cool that she would take us out to go fishing, because you never find kids like that, whose parents would take them fishing all the time! We thought it was super cool, she taught us how to fish, make fire, how to hunt, even. But..."</text:p>
      <text:p text:style-name="P1"/>
      <text:p text:style-name="P1">"What? That sounds like a cool childhood. Mine wasn't like that at all, we were just inside all day. I had to sneak out to the forest. My mom never took me camping."</text:p>
      <text:p text:style-name="P1"/>
      <text:p text:style-name="P1">"My mother was insane. I never understood that when we were younger, but we were homeless. Her doctor admits that she was quite capable, with two kids, and not having a house to live in. It was remarkably how she managed to keep us fed for so long. But she didn't understand how to really live. She didn't know how to hold down a job, how to have a relationship. Everyone except her kids were just people drifting in and out of her life. She didn't recognize her parents when they came to pick us up after the custody case." Lia's voice caught in her throat, and she sank further down under the water. "I still remember her, trying to argue with the jury, saying that she was a good mother, she takes care of us, but we never went to school, we never had friends other than each other, we just...." She glanced at Will, and then bobbed underwater.</text:p>
      <text:p text:style-name="P1"/>
      <text:p text:style-name="P1">Will pressed his forehead against the glass. It was nice and cooling, better than talking about such intense stuff, at least.</text:p>
      <text:p text:style-name="P1"/>
      <text:p text:style-name="P1">After a minute and a half or so, Lia surface again, her hair heavy against her head. She took a couple deep breaths.</text:p>
      <text:p text:style-name="P1"/>
      <text:p text:style-name="P1">"But we managed okay, you know?" She giggled. "I made it through college, Sophie almost made it through college, but that's okay, because she became an RN instead, and she really likes her job. She likes taking care of people, in a way that our mother could never take care of us." She sniffed and looked at Will. "What does your sister do?"</text:p>
      <text:p text:style-name="P1"/>
      <text:p text:style-name="P1">"She's a trophy wife."</text:p>
      <text:p text:style-name="P1"/>
      <text:p text:style-name="P1">Lia giggled, somewhat hysterically. "Really?"</text:p>
      <text:p text:style-name="P1"/>
      <text:p text:style-name="P1">"Yeah. And terminally depressed. She popped out a couple for the hubby, and now spends all her time doing drugs in Hawaii and racking up the STD card."</text:p>
      <text:p text:style-name="P1"/>
      <text:p text:style-name="P1">Lia burst out into hysterical laughter. It took her a bit to calm down; she leaned back against the tub side and leaned back. Will's eyes followed the curve of her body, and he faced the mirror again.</text:p>
      <text:p text:style-name="P1"/>
      <text:p text:style-name="P1"><text:soft-page-break/>"Don't look at me like that," Lia said.</text:p>
      <text:p text:style-name="P1"/>
      <text:p text:style-name="P1">"What?"</text:p>
      <text:p text:style-name="P1"/>
      <text:p text:style-name="P1">Lia got up and out of the water, and went to grab a towel. Will scowled at her.</text:p>
      <text:p text:style-name="P1"/>
      <text:p text:style-name="P1">"I figured you'd be okay with it," Lia said. "I guess not." With the towel wrapped around her, she left the bathroom. Will sighed heavily, and placed his forehead back against the cool glass of the mirror.</text:p>
      <text:p text:style-name="P1"/>
      <text:p text:style-name="P1">---</text:p>
      <text:p text:style-name="P1"/>
      <text:p text:style-name="P1">Oooh, she hated that little glance out of the corner of his eyes, as his gaze racked across her chest. Fucking stupid idiot.</text:p>
      <text:p text:style-name="P1"/>
      <text:p text:style-name="P1">She came to a stop when she realized that she didn't really know where she was going, but she came across a spirit soon enough, who led her to a room with a nice bed on it, as well as some clothes. Lia looked sadly at her hair in the mirror for a bit; it was rather fucked up, especially all that time without being treated or tended to, and then full of all that dirt and grime and whatever the hell else made it into her hair.</text:p>
      <text:p text:style-name="P1"/>
      <text:p text:style-name="P1">Lia pulled on the clothes with a sigh. If only there was a way to get it under control--</text:p>
      <text:p text:style-name="P1"/>
      <text:p text:style-name="P1">She suddenly ran into the bathroom. Bathrooms usually had--yes, they did. And the spirits had hair like humans do, even if the rest of their bodies weren't exactly the same. A pair of scissors.</text:p>
      <text:p text:style-name="P1"/>
      <text:p text:style-name="P1">She hadn't cut her hair in a long time, not since she was still with her mother. She and her sister would spend a lot of time doing each other's hair, putting leaves and flowers in it. Lia snorted; wow, they certainly sounded like the perfect flower girl pair. If only life would continue to be that easy, that life was only going from one park to the next, putting up tents and digging around for mushrooms and nuts and catching fish.</text:p>
      <text:p text:style-name="P1"/>
      <text:p text:style-name="P1">Lia jammed the scissors in her hair and cut. Large chucks started falling, gathering on the floor around her feet. Her head started to flatten out; she fluffed out her hair and cut some more, and some more...</text:p>
      <text:p text:style-name="P1"/>
      <text:p text:style-name="P1">When she was done, she felt naked, more than when she actually was naked. She had kept her hair longer for such a long time, and it was strange seeing herself with such short hair, hair that barely stuck out an inch from her head. She ran her hand over her newly shortened hair and started trimming off the clumps here and there that were sticking out.</text:p>
      <text:p text:style-name="P1"/>
      <text:p text:style-name="P1">She suddenly realized how much of her hair was on the floor, and how rude that would probably be to anyone who ended up cleaning this place--if they operated like a hotel, that is. She wasn't really sure what kind of place this was, actually. Or where it was. The soldiers had just dropped <text:soft-page-break/>them off here, as if that's where they were supposed to go. And she didn't really talk to any of the spirits any, so they could be at any place. </text:p>
      <text:p text:style-name="P1"/>
      <text:p text:style-name="P1">She looked out the window. The spirit's city spread in front of her, radiating out in a circle; she could see the roads swinging around. The spirits had some kind of transportation, public transportation that ran off the sides of the buildings, shuttling around and stopping at stations; at least it probably kept the transportation pretty stable. It seemed a lot like human cities, she had to admit, which was a bit strange to her. She didn't know the culture here at all; everything felt completely alien, even if everyone seemed perfectly capable of talking in English. She didn't even know if they had a language other than English. Well, there was that mysterious language that opened up the train station, but from the way Didi was acting, it seemed as though that language was something pretty foreign to her as well. Maybe it was what Latin was to English, a past version that people could still read, but maybe not understand.</text:p>
      <text:p text:style-name="P1"/>
      <text:p text:style-name="P1">There was a window seat; Lia sat down on it and continued looking out the window. Everything was very orange, like everything was lit by a very red light. It gave everything an ethereal, afterlife sort of feel. She shivered slightly. She missed earth. The normal earth. Being with her cat--</text:p>
      <text:p text:style-name="P1"/>
      <text:p text:style-name="P1">Her cat. Her heart raced as she remembered her cat. She didn't have anyone to feed her, and it had already been several days. Her stomach twisted as she imagined her cat dying from lack of food--no, it would have been from dehydration first. She felt terrible, but after a couple moments of self-pity, she sighed. Well, there wasn't really anything she could do then, but it still made her heart ache to think of the cat dying because she wasn't there to take care of it.</text:p>
      <text:p text:style-name="P1"/>
      <text:p text:style-name="P1">---</text:p>
      <text:p text:style-name="P1"/>
      <text:p text:style-name="P1">Will managed to get himself into the water and clean himself off, even though he was in a fit of self-loathing. He really wanted a drink; that always calmed him down in the evenings when he felt it would be better to just off himself then and there. He had a business to run; he couldn't just up and die like that.</text:p>
      <text:p text:style-name="P1"/>
      <text:p text:style-name="P1">Except he didn't any more.</text:p>
      <text:p text:style-name="P1"/>
      <text:p text:style-name="P1">The action was more spontaneous than anything that was bound to actually work, but he slid underwater and held his breath. He slowly exhaled, watching his breath disappear above him and pop up to the surface. His body started thrashing after two minutes, and after that he couldn't control himself jumping back up to the surface. It was a dumb idea, he knew, but in that moment being dead was a little bit better than being alive. He wiped the soap suds off his face and settled back down in the water.</text:p>
      <text:p text:style-name="P1"/>
      <text:p text:style-name="P1">Lia was right, he begrudgingly admitted. The water was really nice and warm, and it was rather pleasant getting his body some pampering for the first time in several days. He could still use a drink, though. He liked his lips; they tasted like soap. He got up and started drying his body, and <text:soft-page-break/>slid a towel around his waist. Maybe it would be worth the effort to go out and try to find someone that would get him a drink.</text:p>
      <text:p text:style-name="P1"/>
      <text:p text:style-name="P1">He encountered a spirit hanging out in the hallway, looking over a notebook. She sighed loudly when he asked her for a drink, but left to go get it anyways. Will waited obediently in the bathroom as she got back.</text:p>
      <text:p text:style-name="P1"/>
      <text:p text:style-name="P1">The drink was served in a gold goblet. They were certainly pretty fancy here.</text:p>
      <text:p text:style-name="P1"/>
      <text:p text:style-name="P1">"You guys sure like to splurge," he commented as he took a sip. It was an incredibly sweet... wine certainly wasn't the word, but it was close enough that he figured that it counted.</text:p>
      <text:p text:style-name="P1"/>
      <text:p text:style-name="P1">"Excuse me?" the girl with the notebook said. She pivoted around on her heel like someone who was trained to do that.</text:p>
      <text:p text:style-name="P1"/>
      <text:p text:style-name="P1">"The glass." He held it up. "It's made out of gold."</text:p>
      <text:p text:style-name="P1"/>
      <text:p text:style-name="P1">"Oh. Yes. We like shiny things."</text:p>
      <text:p text:style-name="P1"/>
      <text:p text:style-name="P1">Will raised a brow. "Who are you? What's that?" He gestured to the notebook.</text:p>
      <text:p text:style-name="P1"/>
      <text:p text:style-name="P1">She looked blankly down at it. "It's my notes," she said.</text:p>
      <text:p text:style-name="P1"/>
      <text:p text:style-name="P1">"For what?"</text:p>
      <text:p text:style-name="P1"/>
      <text:p text:style-name="P1">"I'm the secretary of Goryo."</text:p>
      <text:p text:style-name="P1"/>
      <text:p text:style-name="P1">"What's your name?"</text:p>
      <text:p text:style-name="P1"/>
      <text:p text:style-name="P1">"Beik."</text:p>
      <text:p text:style-name="P1"/>
      <text:p text:style-name="P1">"Interesting name."</text:p>
      <text:p text:style-name="P1"/>
      <text:p text:style-name="P1">"Well, what's <text:span text:style-name="T1">your</text:span><text:span text:style-name="T1"> </text:span>name?"</text:p>
      <text:p text:style-name="P1"/>
      <text:p text:style-name="P1">"Will."</text:p>
      <text:p text:style-name="P1"/>
      <text:p text:style-name="P1">"Interesting name."</text:p>
      <text:p text:style-name="P1"/>
      <text:p text:style-name="P1">Will snorted and took another sip of the wine. "So who is this esteemed Goryo guy?"</text:p>
      <text:p text:style-name="P1"/>
      <text:p text:style-name="P1">"He is the spiritual leader of our city. He has a say in everything that goes on here, what kind of expansions we make, and who gets to be in charge of them."</text:p>
      <text:p text:style-name="P1"/>
      <text:p text:style-name="P1"><text:soft-page-break/>Will felt his head rumbling at that name. He figured that his resident mental phenomena didn't like this 'Goryo' guy all that much.</text:p>
      <text:p text:style-name="P1"/>
      <text:p text:style-name="P1">"Oh, so he's a really important guy?" Will asked. Beik nodded. "And you're really important?"</text:p>
      <text:p text:style-name="P1"/>
      <text:p text:style-name="P1">Beik rolled her eyes. "If you want to call me important based on my relationship with my boss, sure." She shrugged. "I'm really disposable; he goes through a secretary once every couple of months."</text:p>
      <text:p text:style-name="P1"/>
      <text:p text:style-name="P1">"Oh, really."</text:p>
      <text:p text:style-name="P1"/>
      <text:p text:style-name="P1">"Yeah, it's really annoying. He likes girls from the military." She scoffed.</text:p>
      <text:p text:style-name="P1"/>
      <text:p text:style-name="P1">"Oh, really? That's an interesting fetish."</text:p>
      <text:p text:style-name="P1"/>
      <text:p text:style-name="P1">Beik frowned at him. "What do you mean?"</text:p>
      <text:p text:style-name="P1"/>
      <text:p text:style-name="P1">Will chuckled over his drink. "Oh, you know what I mean?"</text:p>
      <text:p text:style-name="P1"/>
      <text:p text:style-name="P1">Biek narrowed her eyes at him. "No...?"</text:p>
      <text:p text:style-name="P1"/>
      <text:p text:style-name="P1">"He's not... using you?"</text:p>
      <text:p text:style-name="P1"/>
      <text:p text:style-name="P1">"For... work?"</text:p>
      <text:p text:style-name="P1"/>
      <text:p text:style-name="P1">"Sex...?"</text:p>
      <text:p text:style-name="P1"/>
      <text:p text:style-name="P1">"No...?"</text:p>
      <text:p text:style-name="P1"/>
      <text:p text:style-name="P1">Will raised his eyebrows. "Oh, is that so?"</text:p>
      <text:p text:style-name="P1"/>
      <text:p text:style-name="P1">"Yeah, spirits don't have intercourse."</text:p>
      <text:p text:style-name="P1"/>
      <text:p text:style-name="P1">Will snorted. Some of the wine went up his nose. "You're not serious!"</text:p>
      <text:p text:style-name="P1"/>
      <text:p text:style-name="P1">"I'm very serious." Biek shook her head. "We don't reproduce like humans do."</text:p>
      <text:p text:style-name="P1"/>
      <text:p text:style-name="P1">"You <text:span text:style-name="T1">don</text:span><text:span text:style-name="T1">'</text:span><text:span text:style-name="T1">t</text:span>?"</text:p>
      <text:p text:style-name="P1"/>
      <text:p text:style-name="P1">"No."</text:p>
      <text:p text:style-name="P1"/>
      <text:p text:style-name="P1">"Why not?"</text:p>
      <text:p text:style-name="P1"/>
      <text:p text:style-name="P1"><text:soft-page-break/>"We're not built that way." She shrugged. "We've got a mother deep down in the center of the city who spawns us if one of us dies. We don't have--" She rolled her eyes. "--Sexual intercourse."</text:p>
      <text:p text:style-name="P1"/>
      <text:p text:style-name="P1">"Then... do you have..." Will gestured vaguely. Biek shook her head. "So you don't have male or female...?"</text:p>
      <text:p text:style-name="P1"/>
      <text:p text:style-name="P1">"No...?"</text:p>
      <text:p text:style-name="P1"/>
      <text:p text:style-name="P1">Will looked at Biek's body again. It was probably the skirt, but he thought it was a little funny that he thought that she (she?) was female when there was really no good indication that she really was. She was just short and small, and so he figured...</text:p>
      <text:p text:style-name="P1"/>
      <text:p text:style-name="P1">"Wow, that's insane."</text:p>
      <text:p text:style-name="P1"/>
      <text:p text:style-name="P1">"What?"</text:p>
      <text:p text:style-name="P1"/>
      <text:p text:style-name="P1">"You're not a girl?"</text:p>
      <text:p text:style-name="P1"/>
      <text:p text:style-name="P1">"I'm... not?"</text:p>
      <text:p text:style-name="P1"/>
      <text:p text:style-name="P1">Will looked at her closer. "I thought you said there wasn't male and female?"</text:p>
      <text:p text:style-name="P1"/>
      <text:p text:style-name="P1">"There's not."</text:p>
      <text:p text:style-name="P1"/>
      <text:p text:style-name="P1">"Then how are you a girl?"</text:p>
      <text:p text:style-name="P1"/>
      <text:p text:style-name="P1">"Is that not your word for small people?"</text:p>
      <text:p text:style-name="P1"/>
      <text:p text:style-name="P1">"No, that's our word for a child female."</text:p>
      <text:p text:style-name="P1"/>
      <text:p text:style-name="P1">Biek looked surprise. "Oh, I hadn't--er... That's fascinating. But I don't know much about human-specific language."</text:p>
      <text:p text:style-name="P1"/>
      <text:p text:style-name="P1">"You speak it rather well."</text:p>
      <text:p text:style-name="P1"/>
      <text:p text:style-name="P1">"That's all we speak here. We just have some word differences."</text:p>
      <text:p text:style-name="P1"/>
      <text:p text:style-name="P1">"Oh, huh."</text:p>
      <text:p text:style-name="P1"/>
      <text:p text:style-name="P1">"So, if you'll excuse me, Will, I have to get back to work."</text:p>
      <text:p text:style-name="P1"/>
      <text:p text:style-name="P1">"Wait, wait--"</text:p>
      <text:p text:style-name="P1"/>
      <text:p text:style-name="P1"><text:soft-page-break/>"Hmm?"</text:p>
      <text:p text:style-name="P1"/>
      <text:p text:style-name="P1">"Would you mind if we... met up at some point?"</text:p>
      <text:p text:style-name="P1"/>
      <text:p text:style-name="P1">"For...?"</text:p>
      <text:p text:style-name="P1"/>
      <text:p text:style-name="P1">"I'm curious about this world that you're in. Also I'm curious about Goryo, and yourself. I'd like to know more."</text:p>
      <text:p text:style-name="P1"/>
      <text:p text:style-name="P1">"Oh, okay." She scribbled something down on her notebook. "I'll ask Goyro if he'll leave me alone for a couple hours."</text:p>
      <text:p text:style-name="P1"/>
      <text:p text:style-name="P1">"I'm sure it'll be fascinatingly enlightening."</text:p>
      <text:p text:style-name="P1"/>
      <text:p text:style-name="P1">"Oh. Yeah. That's Goryo for you."</text:p>
      <text:p text:style-name="P1"/>
      <text:p text:style-name="P1">---</text:p>
      <text:p text:style-name="P1"/>
      <text:p text:style-name="P1">Will met with Biek in a large cafeteria, teeming with a bunch of spirits. He got a hefty number of eyes following him everywhere. He could guess two reasons why: one being that he was human, two being that he was human and looked the way he did. He knew that he didn't look like every other human out there. Apparently the spirits knew as well.</text:p>
      <text:p text:style-name="P1"/>
      <text:p text:style-name="P1">He found Biek sitting next to a rather large spirit, perhaps the largest that he had come across as of yet. The spirit stood up from his spot--which looked quite a bit cramped for him--and shook Will's hand.</text:p>
      <text:p text:style-name="P1"/>
      <text:p text:style-name="P1">"I'm glad you could make it," Goryo said after he introduced himself.</text:p>
      <text:p text:style-name="P1"/>
      <text:p text:style-name="P1">"Well, I was the one who gathered us all together; the least I could do was show up."</text:p>
      <text:p text:style-name="P1"/>
      <text:p text:style-name="P1">Goryo chuckled to himself. Biek cleared her throat. Goryo waved a hand dismissively at her.</text:p>
      <text:p text:style-name="P1"/>
      <text:p text:style-name="P1">"Would you like something to eat?" he asked. Biek sighed loudly, tossed all her notebooks and pens on the table, and stormed off.</text:p>
      <text:p text:style-name="P1"/>
      <text:p text:style-name="P1">"What's up with her?" Will asked. "If calling her 'her' is correct."</text:p>
      <text:p text:style-name="P1"/>
      <text:p text:style-name="P1">"No one really cares; the two words are used interchangeably here. And, well... I believe that she's had a very... stressful morning."</text:p>
      <text:p text:style-name="P1"/>
      <text:p text:style-name="P1">"I'd bet, for her to storm off like that."</text:p>
      <text:p text:style-name="P1"/>
      <text:p text:style-name="P1">Goryo shrugged. "It's not terribly important, she'll be back."</text:p>
      <text:p text:style-name="P1"><text:soft-page-break/></text:p>
      <text:p text:style-name="P1">"I'll have to take your word for it."</text:p>
      <text:p text:style-name="P1"/>
      <text:p text:style-name="P1">"Indeed. Now, food."</text:p>
      <text:p text:style-name="P1"/>
      <text:p text:style-name="P1">The went and fetched food and made some small talk; Goryo introduced Will to the wonderful world of spirit food, and Will made comments on how it was better than the stuff he was served in the shadow prison.</text:p>
      <text:p text:style-name="P1"/>
      <text:p text:style-name="P1">"I wouldn't be surprised," Goryo remarked. "The shadow people aren't very... cultured, at least, not in the way you and I are."</text:p>
      <text:p text:style-name="P1"/>
      <text:p text:style-name="P1">"I'm not too sure that I'd consider them on the same level as us."</text:p>
      <text:p text:style-name="P1"/>
      <text:p text:style-name="P1">"Yes, doing that would lead to a lot of issues along the road. But don't make the mistake of thinking that they are lesser than us, as you should clearly know." Goryo looked pointedly at the marks and scars that still crisscrossed Will's arms. </text:p>
      <text:p text:style-name="P1"/>
      <text:p text:style-name="P1">"Yes, of course..." Will's mind started to conjure up images of what had happened to him. He spaced out for a moment, the scenes playing out in front of him again, the lashes across his shoulders and back--</text:p>
      <text:p text:style-name="P1"/>
      <text:p text:style-name="P1">Goryo placed a hand on his forearm. Will jerked back to this reality.</text:p>
      <text:p text:style-name="P1"/>
      <text:p text:style-name="P1">"I don't know much about human physiology, but is it safe to assume that humans don't bounce back as well from... intense, traumatic situations like that?"</text:p>
      <text:p text:style-name="P1"/>
      <text:p text:style-name="P1">"If we're not used to it," Will said, shrugging dismissively, even though he wanted to shiver and hide somewhere safe, with a bunch of lights glowing at him. "Some people have a very high tolerance for things like that."</text:p>
      <text:p text:style-name="P1"/>
      <text:p text:style-name="P1">Goryo shrugged. "Spirits don't have reactions like that to things like that."</text:p>
      <text:p text:style-name="P1"/>
      <text:p text:style-name="P1">"You just live with it?"</text:p>
      <text:p text:style-name="P1"/>
      <text:p text:style-name="P1">"We forget. We're immortal, we have complex capabilities of dealing with memory, in ways that humans are incapable of."</text:p>
      <text:p text:style-name="P1"/>
      <text:p text:style-name="P1">"Huh," Will murmmered. "I'm jealous of you."</text:p>
      <text:p text:style-name="P1"/>
      <text:p text:style-name="P1">"I'd really doubt it, if you humans can't stand trauma too well."</text:p>
      <text:p text:style-name="P1"/>
      <text:p text:style-name="P1">Will shrugged weakly.</text:p>
      <text:p text:style-name="P1"/>
      <text:p text:style-name="P1"><text:soft-page-break/>"So, the point of our little meeting: you wanted to know more about us?"</text:p>
      <text:p text:style-name="P1"/>
      <text:p text:style-name="P1">"Well, no, I don't really care, it's really Biek I'm interested in. But she left and I'm still here, so I might as well have a culture lesson."</text:p>
      <text:p text:style-name="P1"/>
      <text:p text:style-name="P1">Goryo chuckled. "I forgot about you humans and your sex drives."</text:p>
      <text:p text:style-name="P1"/>
      <text:p text:style-name="P1">"Pity we can't."</text:p>
      <text:p text:style-name="P1"/>
      <text:p text:style-name="P1">"Well, spirits have been on this earth for about as long as humans have; there is actually some speculation that humans and spirits came from the same ancestor, hundreds of thousands of years ago, but without any humans around to test, we don't actually know. We only recently developed the technology to do so."</text:p>
      <text:p text:style-name="P1"/>
      <text:p text:style-name="P1">"Oh? Same here; we've been doing a lot of genetic testing recently."</text:p>
      <text:p text:style-name="P1"/>
      <text:p text:style-name="P1">"That's very interesting. We don't really know the state of human technological advancement."</text:p>
      <text:p text:style-name="P1"/>
      <text:p text:style-name="P1">"It's going pretty good. There isn't anything that I've seen so far here that doesn't have some kind of human mimic in some fashion."</text:p>
      <text:p text:style-name="P1"/>
      <text:p text:style-name="P1">"Humans are truly remarkable creatures. Here they are, dying often, incredibly warlike, and with no sense of the future, and your technology is just about at the same place ours is at. And we're immortal."</text:p>
      <text:p text:style-name="P1"/>
      <text:p text:style-name="P1">"Maybe dying does have its benefits."</text:p>
      <text:p text:style-name="P1"/>
      <text:p text:style-name="P1">"Yes, indeed."</text:p>
      <text:p text:style-name="P1"/>
      <text:p text:style-name="P1">"And libidos."</text:p>
      <text:p text:style-name="P1"/>
      <text:p text:style-name="P1">Goryo shrugged. "We didn't evolve to have procreation like you did. We evolved the way we did, and we're quite happy with that."</text:p>
      <text:p text:style-name="P1"/>
      <text:p text:style-name="P1">"If you say so."</text:p>
      <text:p text:style-name="P1"/>
      <text:p text:style-name="P1">"So, tell me..." Goryo leaned forward. "You have the soul of Endermannd in you, don't you."</text:p>
      <text:p text:style-name="P1"/>
      <text:p text:style-name="P1">Will hesitated slightly, and looked down at his hands. "That's a... loaded question, I think. Who <text:span text:style-name="T1">was</text:span><text:span text:style-name="T1"> </text:span>Endermannd, anyways? I haven't had a chance to ask anyone just yet."</text:p>
      <text:p text:style-name="P1"/>
      <text:p text:style-name="P1">"Endermannd was one of our greatest people, hundreds of years ago, and he was the one who closed off the tunnel to the human world. Back then, we were in a terrible war, and Endermannd's main goal was to make sure that humans were kept safe from that war."</text:p>
      <text:p text:style-name="P1"><text:soft-page-break/></text:p>
      <text:p text:style-name="P1">The voice grumbled in Will's head, and he had the sneaking suspicion that Goryo wasn't telling the truth. But maybe he didn't know the truth.</text:p>
      <text:p text:style-name="P1"/>
      <text:p text:style-name="P1">"So he closed up the tunnel, and, as he was the greatest master of words that we had ever seen, it was near impossible for us to be able to get through it."</text:p>
      <text:p text:style-name="P1"/>
      <text:p text:style-name="P1">"Master of words?"</text:p>
      <text:p text:style-name="P1"/>
      <text:p text:style-name="P1">"Yes; us spirits have a very close relationship to words, and the effect that they can have on the world around us. We use those words to control our will, to make things happen if we want them to happen."</text:p>
      <text:p text:style-name="P1"/>
      <text:p text:style-name="P1">"Sounds like how humans use words."</text:p>
      <text:p text:style-name="P1"/>
      <text:p text:style-name="P1">"Similar, but not quite. Spirit words have a power all to themselves, and Endermannd took a great deal of that power with him, and went to the human world. We could no longer access that power, or the human world. We were cut off. Of course, the war eventually ended and we pulled ourselves together over the past couple hundred years the best we could, but there's only so much we can do until we need to use the words again. And Endermannd, being the master in the words, wasn't here to help us. Our city is still in shambles from the war hundreds of years ago, and now that he's back...</text:p>
      <text:p text:style-name="P1"/>
      <text:p text:style-name="P1">The voice grumbled in Will's head, and the words came out before he could stop them--"I'll never help you!"</text:p>
      <text:p text:style-name="P1"/>
      <text:p text:style-name="P1">Goryo frowned. Will slapped a hand over his mouth. "Why do you say that?" Goryo asked.</text:p>
      <text:p text:style-name="P1"/>
      <text:p text:style-name="P1">"No, it's nothing..." Will frowned. He thought that he had forced the voice away, that it wasn't going to take him over.</text:p>
      <text:p text:style-name="P1"/>
      <text:p text:style-name="P1">"Is that Endermannd trying to speak to me?"</text:p>
      <text:p text:style-name="P1"/>
      <text:p text:style-name="P1">"No, it's not... please, continue."</text:p>
      <text:p text:style-name="P1"/>
      <text:p text:style-name="P1">Goryo did, talking about the history of the spirits and their city, and the ways in which Endermannd was supposed to help them rebuild the city and keep their connection to the humans alive.</text:p>
      <text:p text:style-name="P1"/>
      <text:p text:style-name="P1">---</text:p>
      <text:p text:style-name="P1"/>
      <text:p text:style-name="P1">Goryo left after a long lecture, leaving Will behind to pick at his dessert. He did say something before he left, that if Endermannd ever wanted to speak to him properly, to come contact him. <text:soft-page-break/>The voice in Will's head grumbled in return. But Goryo had to continue on with his work, and he couldn't tell Will about the spirit world for ever, and thus had to leave.</text:p>
      <text:p text:style-name="P1"/>
      <text:p text:style-name="P1">Will was almost done with his pie when Biek returned.</text:p>
      <text:p text:style-name="P1"/>
      <text:p text:style-name="P1">“You enjoy your weird spirit food?” she asked as she gathered up her things from where she had thrown them before and sat down.</text:p>
      <text:p text:style-name="P1"/>
      <text:p text:style-name="P1">“It’s certainly very interesting... so are your spiritual leaders, I have to admit.”</text:p>
      <text:p text:style-name="P1"/>
      <text:p text:style-name="P1">“He is quite a character, isn’t he?”</text:p>
      <text:p text:style-name="P1"/>
      <text:p text:style-name="P1">“Yes... Though I have to ask?”</text:p>
      <text:p text:style-name="P1"/>
      <text:p text:style-name="P1">“What?”</text:p>
      <text:p text:style-name="P1"/>
      <text:p text:style-name="P1">“Does everyone like him? I mean, is he a good leader?”</text:p>
      <text:p text:style-name="P1"/>
      <text:p text:style-name="P1">“Well, yeah. The words lead people to objective wisdom; the more they study, the more wise they become, and thus are more capable of making good decisions.”</text:p>
      <text:p text:style-name="P1"><text:line-break/>“And you know this to be true?”</text:p>
      <text:p text:style-name="P1"/>
      <text:p text:style-name="P1">“Of course it’s true. How do you argue about something like this, when there’s someone that knows the truth?”</text:p>
      <text:p text:style-name="P1"/>
      <text:p text:style-name="P1">Will felt the voice in his head grumbling again. He wanted to yell at it, tell it to shut up, but he didn’t want to alarm Biek. It didn’t seem as though she was aware that he was carrying around a piece of her old Master of Words in his blood, even though he really wish he didn’t.</text:p>
      <text:p text:style-name="P1"/>
      <text:p text:style-name="P1">“Will you stay a while?” Will asked.</text:p>
      <text:p text:style-name="P1"/>
      <text:p text:style-name="P1">“Well, I...” She sighed. “I guess I could. I’m not really eager to get back to work; there’s so much stuff going on right now. I’ll go grab something to eat.”</text:p>
      <text:p text:style-name="P1"/>
      <text:p text:style-name="P1">She returned with two slices of cake, one for each of them. Will couldn’t be bothered by the amount of sugar he was getting; it was the best meal he had in days.</text:p>
      <text:p text:style-name="P1"/>
      <text:p text:style-name="P1">“What’s going on?” Will asked.</text:p>
      <text:p text:style-name="P1"/>
      <text:p text:style-name="P1">“Well, with the door to the human world back open, all the other races are getting kind of... you know, jumpy.” She twitched a couple times demonstratively. “And that’s making people nervous, and people nervous makes Goryo nervous, which means that I get to deal with all of it.” She sighed.</text:p>
      <text:p text:style-name="P1"><text:soft-page-break/></text:p>
      <text:p text:style-name="P1">“Do you want to work for someone else?”</text:p>
      <text:p text:style-name="P1"/>
      <text:p text:style-name="P1">“No, I like being this high up, getting all the information and all the opportunities. I like knowing secrets, you know?” She leaned down, and gestured for Will to join her in a huddle. “Everyone here has their own secrets, and I like watching them play out against each other. And the best way to do it? Be the big boss’s secretary.”</text:p>
      <text:p text:style-name="P1"/>
      <text:p text:style-name="P1">“If he has objective truth to everything, then why should intrigue even matter?”</text:p>
      <text:p text:style-name="P1"/>
      <text:p text:style-name="P1">“But he doesn’t have objective truth to everything, but he’s the closest we’ve got so far. Endermannd was the closest, actually, but he’s not really around anymore, however that works. So we have to depend on Goryo, and we have to depend on everyone that studies the words to some extent. They’ve all got bits and pieces of the words that the understand and are willing to share, and through all that, they can piece together what would be the objectively best course of action for us.”</text:p>
      <text:p text:style-name="P1"/>
      <text:p text:style-name="P1">"Well, how do you know he's the most objective?"</text:p>
      <text:p text:style-name="P1"/>
      <text:p text:style-name="P1">"He's really the only one we can trust. And, anyways, if you get enough people together that have got some idea of the truth, of what we really should do, and then we can have a pretty good idea of how to proceed."</text:p>
      <text:p text:style-name="P1"/>
      <text:p text:style-name="P1">"What if they lied?"</text:p>
      <text:p text:style-name="P1"/>
      <text:p text:style-name="P1">"Hmm?"</text:p>
      <text:p text:style-name="P1"/>
      <text:p text:style-name="P1">"What if they lied about what they thought was the truth?"</text:p>
      <text:p text:style-name="P1"/>
      <text:p text:style-name="P1">"What do you mean?"</text:p>
      <text:p text:style-name="P1"/>
      <text:p text:style-name="P1">"Lying, don't you have that here?"</text:p>
      <text:p text:style-name="P1"/>
      <text:p text:style-name="P1">"Yes, of course."</text:p>
      <text:p text:style-name="P1"/>
      <text:p text:style-name="P1">"What if these people lied?"</text:p>
      <text:p text:style-name="P1"/>
      <text:p text:style-name="P1">"What reason would they have to lie? This is about the future of our city, not about some person's petty whims! We can't build a city on just one person's back, and we can't build a city when we're waiting for everyone to compromise and come to good terms with each other. We don't have the chance for that. People are going to attack us and kill us if we give them the chance, and we can't wait around until a bunch of people hash out what sounds 'best', especially since we can get right to the truth of the matter without any discussion."</text:p>
      <text:p text:style-name="P1"/>
      <text:p text:style-name="P1"><text:soft-page-break/>"Hmm..." Will mused for a moment. Or, at least, he pretended to muse, as the voice was acting up again. It was getting harder and harder to keep it under control. It was so easy in the dungeon, but now he was so tired, so much tired than he was before, he was surprised to learn, even after getting himself all cleaned up and taking a nap. There was just too many interesting things going on; resting even more, making it safer for himself to thrive, would be getting in the way of him learning about this place, and these people. </text:p>
      <text:p text:style-name="P1"/>
      <text:p text:style-name="P1">"I guess that makes sense," he finally said. "A lot of things in the human world are ground to a halt because we can't get things done."</text:p>
      <text:p text:style-name="P1"/>
      <text:p text:style-name="P1">"There's a certain balance between how humans and spirits work."</text:p>
      <text:p text:style-name="P1"/>
      <text:p text:style-name="P1">"Howso?"</text:p>
      <text:p text:style-name="P1"/>
      <text:p text:style-name="P1">"Humans are the emotional element, they want to talk things out, work it out. They let their emotions get in the way of what is right. But us spirits, we have the objectively good way to go about it, but we tend to neglect other things in the process. Humans remind us of that balance, and we remind humans of their balance."</text:p>
      <text:p text:style-name="P1"/>
      <text:p text:style-name="P1">"Did spirits and humans ever work together?"</text:p>
      <text:p text:style-name="P1"/>
      <text:p text:style-name="P1">"Of course, thousands of years ago. No longer, of course, because we've been shut off for so long, but perhaps the connections are still there."</text:p>
      <text:p text:style-name="P1"/>
      <text:p text:style-name="P1">"Humans die at a much higher pace than spirits do."</text:p>
      <text:p text:style-name="P1"/>
      <text:p text:style-name="P1">"Oh, of course, but certainly there are enough similarities between humans and spirits that we can still interact successfully with them."</text:p>
      <text:p text:style-name="P1"/>
      <text:p text:style-name="P1">"Well, compared to the shadows, humans and spirits are practically brothers, but otherwise..." Will sighed. "Humans have plenty of prejudices, and you certainly look strange enough to cause alarm--"</text:p>
      <text:p text:style-name="P1"/>
      <text:p text:style-name="P1">"From what I understand about humans, your current visage is nothing to overlook."</text:p>
      <text:p text:style-name="P1"/>
      <text:p text:style-name="P1">"Well, yes--"</text:p>
      <text:p text:style-name="P1"/>
      <text:p text:style-name="P1">"Your companion is a much better representative of how humans work?"</text:p>
      <text:p text:style-name="P1"/>
      <text:p text:style-name="P1">"Who, Lia? Yeah, humans don't really get this interesting skin color..." He stared down at his hands. "I never really asked Goryo why that happened."</text:p>
      <text:p text:style-name="P1"/>
      <text:p text:style-name="P1">"Maybe it has something to do with Endermannd being your ancestor?"</text:p>
      <text:p text:style-name="P1"/>
      <text:p text:style-name="P1"><text:soft-page-break/>"Yes, but this didn't happen until a couple days ago."</text:p>
      <text:p text:style-name="P1"/>
      <text:p text:style-name="P1">"Really!"</text:p>
      <text:p text:style-name="P1"/>
      <text:p text:style-name="P1">"Yeah, it just started happening..."</text:p>
      <text:p text:style-name="P1"/>
      <text:p text:style-name="P1">"Maybe at the same time as the door being opened?"</text:p>
      <text:p text:style-name="P1"/>
      <text:p text:style-name="P1">"How long ago was that?"</text:p>
      <text:p text:style-name="P1"/>
      <text:p text:style-name="P1">Together they hashed out the times, revealing that Will's little transformation did in fact happen at about the same time as the door opening.</text:p>
      <text:p text:style-name="P1"/>
      <text:p text:style-name="P1">"Maybe it was Endermannd waking up," Biek said, her eyes flashing with excitement.</text:p>
      <text:p text:style-name="P1"/>
      <text:p text:style-name="P1">"That's not really something I want."</text:p>
      <text:p text:style-name="P1"/>
      <text:p text:style-name="P1">"Why not?"</text:p>
      <text:p text:style-name="P1"/>
      <text:p text:style-name="P1">"I'd rather stay me, if it's alright with you. From what I understand, he would take over my body."</text:p>
      <text:p text:style-name="P1"/>
      <text:p text:style-name="P1">"What's led you to think that?"</text:p>
      <text:p text:style-name="P1"/>
      <text:p text:style-name="P1">"Well, we--" Will cut off suddenly and looked at Biek suspiciously. She looked at him with a confused look on her face.</text:p>
      <text:p text:style-name="P1"/>
      <text:p text:style-name="P1">"What?" she asked.</text:p>
      <text:p text:style-name="P1"/>
      <text:p text:style-name="P1">"I..." Will put a hand to his head.</text:p>
      <text:p text:style-name="P1"/>
      <text:p text:style-name="P1">"What do you mean by <text:span text:style-name="T1">we</text:span>?"</text:p>
      <text:p text:style-name="P1"/>
      <text:p text:style-name="P1">"Nevermind."</text:p>
      <text:p text:style-name="P1"/>
      <text:p text:style-name="P1">"Do you mean you and Endermannd?"</text:p>
      <text:p text:style-name="P1"/>
      <text:p text:style-name="P1">"No, of course not, I meant you and me."</text:p>
      <text:p text:style-name="P1"/>
      <text:p text:style-name="P1">Biek narrowed her eyes at him. "Really? Because it seemed as though you were going to say that you and Endermannd were... Were what? Can you hear him? Can he talk to you?"</text:p>
      <text:p text:style-name="P1"/>
      <text:p text:style-name="P1">"Can we talk about something else?"</text:p>
      <text:p text:style-name="P1"/>
      <text:p text:style-name="P1">"You're the one who wanted to talk about him."</text:p>
      <text:p text:style-name="P1"><text:soft-page-break/></text:p>
      <text:p text:style-name="P1">Will tried to remember if that was true, but he couldn't recall.</text:p>
      <text:p text:style-name="P1"/>
      <text:p text:style-name="P1">"This subject is making me uncomfortable."</text:p>
      <text:p text:style-name="P1"/>
      <text:p text:style-name="P1">"That's okay, we can talk about something else."</text:p>
      <text:p text:style-name="P1"/>
      <text:p text:style-name="P1">"I'd rather head back to my room."</text:p>
      <text:p text:style-name="P1"/>
      <text:p text:style-name="P1">"That also works too. Would you like me to escort you?"</text:p>
      <text:p text:style-name="P1"/>
      <text:p text:style-name="P1">"No, I think I can find it myself."</text:p>
      <text:p text:style-name="P1"/>
      <text:p text:style-name="P1">"Mkay. I'll clean up after you."</text:p>
      <text:p text:style-name="P1"/>
      <text:p text:style-name="P1">Will stood up. "I think you're really cute, though."</text:p>
      <text:p text:style-name="P1"/>
      <text:p text:style-name="P1">Biek blushed, or as much as a spirit could, as far as he could tell. Will let himself out of the dining room.</text:p>
      <text:p text:style-name="P1"/>
      <text:p text:style-name="P1">Biek leaned back in her chair and looked over her notebook. Goryo arrived a couple minutes later and sat down across from her in Will's seat.</text:p>
      <text:p text:style-name="P1"/>
      <text:p text:style-name="P1">"Did you get anything?" he asked.</text:p>
      <text:p text:style-name="P1"/>
      <text:p text:style-name="P1">"He..." Biek started. "It seems as though he's got some connection to Endermannd.</text:p>
      <text:p text:style-name="P1"/>
      <text:p text:style-name="P1">"Is that so."</text:p>
      <text:p text:style-name="P1"/>
      <text:p text:style-name="P1">"He doesn't just have the essence of Endermannd in him, it appears."</text:p>
      <text:p text:style-name="P1"/>
      <text:p text:style-name="P1">"Continue..."</text:p>
      <text:p text:style-name="P1"/>
      <text:p text:style-name="P1">"It seems as though Endermannd himself is actually in him."</text:p>
      <text:p text:style-name="P1"/>
      <text:p text:style-name="P1">"Hmm..." Goryo leaned back in his chair. "That's rather interesting. I had thought that Endermannd's essence would be so diluted as to be practically useless."</text:p>
      <text:p text:style-name="P1"/>
      <text:p text:style-name="P1">"Yes, but according to Didi, she managed to get him to tell her the passwords through a couple of meditative chants. It would seem as though he has Endermannd's knowledge, if not his personality or memory."</text:p>
      <text:p text:style-name="P1"/>
      <text:p text:style-name="P1">"That is a very curious development. I want you to talk to the other one, Lia, and see if she has any information about him."</text:p>
      <text:p text:style-name="P1"><text:soft-page-break/></text:p>
      <text:p text:style-name="P1">"I wouldn't suspect much; I gathered from Didi that she told her all she knew."</text:p>
      <text:p text:style-name="P1"/>
      <text:p text:style-name="P1">"Maybe your expertise can get us a little further than that."</text:p>
      <text:p text:style-name="P1"/>
      <text:p text:style-name="P1">"Oh Goyro," Biek said flatly. "You charmer."</text:p>
      <text:p text:style-name="P1"/>
      <text:p text:style-name="P1">---</text:p>
      <text:p text:style-name="P1"/>
      <text:p text:style-name="P1">There was a knock on the door. Lia turned over on her bed and groaned. </text:p>
      <text:p text:style-name="P1"/>
      <text:p text:style-name="P1">“Excuse me?” went a yell from outside.</text:p>
      <text:p text:style-name="P1"/>
      <text:p text:style-name="P1">“Alright, alright, I’m coming...” Lia dragged herself out of the bed and hobbled over to the door. One of the spirits were on the other side.</text:p>
      <text:p text:style-name="P1"/>
      <text:p text:style-name="P1">“Did I just wake you up?” she asked.</text:p>
      <text:p text:style-name="P1"/>
      <text:p text:style-name="P1">“Just a little.”</text:p>
      <text:p text:style-name="P1"/>
      <text:p text:style-name="P1">“I wanted to talk to you some.”</text:p>
      <text:p text:style-name="P1"/>
      <text:p text:style-name="P1">“Yeah, sure.” Lia let her in and collapsed back on the bed. The spirit made a space for herself on one of the cushy chairs around the room. </text:p>
      <text:p text:style-name="P1"/>
      <text:p text:style-name="P1">“I am Biek, secretary to one of the leaders of our city,” the spirit--Biek--said. “And I wanted to know about your experience in the shadow’s fortress.”</text:p>
      <text:p text:style-name="P1"/>
      <text:p text:style-name="P1">“Yeah, sure...”</text:p>
      <text:p text:style-name="P1"/>
      <text:p text:style-name="P1">“I just wanted to know how you--” Biek suddenly stopped, then launched to her feet. She quickly said, “I’ll be right back”, and ran out the door.</text:p>
      <text:p text:style-name="P1"/>
      <text:p text:style-name="P1">Lia stared at the door. “What the hell,” she muttered to herself, and grabbed her pillow and rolled over on the bed.</text:p>
      <text:p text:style-name="P1"/>
      <text:p text:style-name="P1">She was starting to drift off again when more people burst into the room, carrying weapons. Lia squeaked and tried to clammer off the bed, but two of the spirits grabbed her shoulders and hoisted her up.</text:p>
      <text:p text:style-name="P1"/>
      <text:p text:style-name="P1">Then everyone stopped for a long moment.</text:p>
      <text:p text:style-name="P1"/>
      <text:p text:style-name="P1">Someone flinched.</text:p>
      <text:p text:style-name="P1"/>
      <text:p text:style-name="P1"><text:soft-page-break/>“Yep, it’s a parasite!” </text:p>
      <text:p text:style-name="P1"/>
      <text:p text:style-name="P1">Lia was picked up and carried away out of the room and down the halls. They carried her quite the distance until the pulled her into a stark white room that felt a bit like a hospital. One of the spirits hovered over her, whispering words to her, and her vision started fading and her consciousness left her.</text:p>
      <text:p text:style-name="P1"/>
      <text:p text:style-name="P1">---</text:p>
      <text:p text:style-name="P1"/>
      <text:p text:style-name="P1">She woke up some time later, and there were people hovering over her--spirits, actually. She blinked, everything fuzzying in and out of focus, she saw Will, his bright black skin almost like a smear against the white walls--</text:p>
      <text:p text:style-name="P1"/>
      <text:p text:style-name="P1">She woke up again, and there was Will, confusion in his eyes. "What's going on?" she asked, or, at least, tried to. He shook his head, and then he vanished out of the picture...</text:p>
      <text:p text:style-name="P1"/>
      <text:p text:style-name="P1">She woke up again...</text:p>
      <text:p text:style-name="P1"/>
      <text:p text:style-name="P1">---</text:p>
      <text:p text:style-name="P1"/>
      <text:p text:style-name="P1">"What's a parasite?" Will asked.</text:p>
      <text:p text:style-name="P1"/>
      <text:p text:style-name="P1">"It's a kind of being that will inject parts of itself into people, and it will ride out on them, taking up their energy to suit its main purpose of feeding itself even more."</text:p>
      <text:p text:style-name="P1"/>
      <text:p text:style-name="P1">Will mused over that for a moment. "So... she's being controlled by something else?"</text:p>
      <text:p text:style-name="P1"/>
      <text:p text:style-name="P1">"We don't really know," Biek said. "It's hard to tell what's in control of her body, whether it's her or the parasite. Those things are always hard to tell, since the parasite, after it learns how its host works, can mimic acting like the host to a degree where it's impossible for all but the people closest to her to tell whether it's really her, or whether it's the parasite."</text:p>
      <text:p text:style-name="P1"/>
      <text:p text:style-name="P1">"And I don't think anyone here is close enough to her to know whether or not she's really her..." Will said, drifting off.</text:p>
      <text:p text:style-name="P1"/>
      <text:p text:style-name="P1">"You don't know her very well?" Biek asked.</text:p>
      <text:p text:style-name="P1"/>
      <text:p text:style-name="P1">"No, we've only known each other for a couple days, not very long."</text:p>
      <text:p text:style-name="P1"/>
      <text:p text:style-name="P1">"Oh..."</text:p>
      <text:p text:style-name="P1"/>
      <text:p text:style-name="P1">---</text:p>
      <text:p text:style-name="P1"/>
      <text:p text:style-name="P1"><text:soft-page-break/>Lia woke up again, and stared up at the ceiling. Everything in her brain was a rush; she could barely see from all the junk and smog floating around. She carefully sat up, pressed a hand against her forehead. There was an IV leading into her arm (how like humans the spirits worked!), and she had a feeling that it was a sedative. She carefully pulled it out of her arm. Of course, there was nothing making sure that she wasn't up and walking around, no heart monitor, no straps keeping her down... She swung her legs off the bed. Everything was buzzing hard in her body, and her stomach was churning. The taste in her mouth was similar to the taste of the creature that she had consumed earlier before. She thought that she had thrown up enough to get the taste out of her mouth, but she guessed not.</text:p>
      <text:p text:style-name="P1"/>
      <text:p text:style-name="P1">Her body shuddered several times, and she tried to keep her stomach calm. It took a couple minutes for her body to stop dry heaving, but stop it did. She walked over to the door. It was locked.</text:p>
      <text:p text:style-name="P1"/>
      <text:p text:style-name="P1">Her hand--</text:p>
      <text:p text:style-name="P1"/>
      <text:p text:style-name="P1">It was--</text:p>
      <text:p text:style-name="P1"/>
      <text:p text:style-name="P1">She frowned at her hand. It was adopting a cloudy complexion, like the creature that she had eaten. "What the fuck?" she muttered to herself. She tried to open the door again--it was locked, still--it was hard to think...</text:p>
      <text:p text:style-name="P1"/>
      <text:p text:style-name="P1">Lia woke up again. She was on the floor. She looked at her hand again; it looked normal. What was going on? She stood up, tried the door. It was still locked. She looked at her hand, and it was cloudly.</text:p>
      <text:p text:style-name="P1"/>
      <text:p text:style-name="P1">The creature had turned into a fox. Was she turning into the creature?</text:p>
      <text:p text:style-name="P1"/>
      <text:p text:style-name="P1">Mist started drifting off her hand. She frowned, held up her hand in front of her face. She could <text:span text:style-name="T1">see</text:span> through. Her heart started racing, she could SEE through her HAND. Why was that happening? That shouldn't be happening, hands are not transparent, you cannot see through them!</text:p>
      <text:p text:style-name="P1"/>
      <text:p text:style-name="P1">Her hand started dissolving, drifting away.</text:p>
      <text:p text:style-name="P1"/>
      <text:p text:style-name="P1">"Uh, uh, help!" she said, but her voice wasn't very loud, so she tried again. "HELP. HELLO?" She pressed herself up against the door. Her dissolving hand went right through it. "HELP! CAN SOMEONE HELP! I'M--" She was.... what? Dissolving. "I'M DISSOLVING!" she yelled, even though she was quit aware of how strange that would have sounded to anyone else. She pounded on the door, and screamed some more, but no one would come. She kept pounding, screaming, and more and more of her hand drifted away, until her arm started drifting away, as well as her other hand. She fell down to her knees and started sobbing, as her hands kept on drifting away, and she kept on drifting away...</text:p>
      <text:p text:style-name="P1"/>
      <text:p text:style-name="P1"><text:soft-page-break/>---</text:p>
      <text:p text:style-name="P1"/>
      <text:p text:style-name="P1">She woke up. She stared at the ceiling. What a weird dream... She rubbed at her face, trying to wake herself up. She looked at her hands, no, she was all there. She slowly pushed herself up to a seated position and looked around. She was in... a hallway? She frowned, and looked around. Wait, how did she--</text:p>
      <text:p text:style-name="P1"/>
      <text:p text:style-name="P1">There was a door next to her. Was she just behind that door? She looked down at her hands: they were solid, as solid as they ever were. She stood up and looked at them again. Nope, not cloudy. She frowned and leaned against the wall. What had happened?</text:p>
      <text:p text:style-name="P1"/>
      <text:p text:style-name="P1">Well, she was out of the room, and that was all that mattered. Except she was in a hallway, and she didn't know <text:span text:style-name="T1">where</text:span> she was. She chose a direction and random and started walking.</text:p>
      <text:p text:style-name="P1"/>
      <text:p text:style-name="P1">---</text:p>
      <text:p text:style-name="P1"/>
      <text:p text:style-name="P1">Will looked over the books. A parasite... He didn't say anything, but he had felt something similar to what the people had said that a parasite had felt like. A sharp feeling in his head...</text:p>
      <text:p text:style-name="P1"/>
      <text:p text:style-name="P1">He was starting to learn how to read their writing, though it was hard going. The words seemed different than normal human words, like they had an additional power to them. Maybe Biek was right about how the words worked with the spirits, that there was an additional power to them, beyond just what they seemed. The words intrigued Will on several levels. First off, he liked the idea of more power. Second off, he figured that the more power that he had, the more that he could control the voice that was going on in his head. Of course, that was just an assumption, but it wouldn't hurt to actually try.</text:p>
      <text:p text:style-name="P1"/>
      <text:p text:style-name="P1">Except the words were so difficult to read...</text:p>
      <text:p text:style-name="P1"/>
      <text:p text:style-name="P1">And then there was the possibility that he had a bit of that parasite in his head still. That unnerved him, but maybe he wasn't able to kick it out to the extent that he was hoping that he had. He had hoped that he knocked it out completely, of course, but maybe there was still a bit left over... The spirits said that they had a rather fun, dangerous surgery that would remove newly-planted parasites out of their hosts body, but the parasite had already been in his head several days by that point. Biek had said that the spirits have easily removed the parasites from their brains, but Will had watched what they did to Lia once they realized that she had a parasite in her; he didn’t want the same thing happen to him.</text:p>
      <text:p text:style-name="P1"/>
      <text:p text:style-name="P1">---</text:p>
      <text:p text:style-name="P1"/>
      <text:p text:style-name="P1">Lia opened a door, which led to a whole room of different medical equipment. She needed to defend herself maybe--was she going to go charging through and killing spirits to get out of here? The thought made her shiver, but she grabbed a knife, just in case. A surgery knife, the best kind of knife there was.</text:p>
      <text:p text:style-name="P1"><text:soft-page-break/></text:p>
      <text:p text:style-name="P1">Her body seemed to throb again, and her hand went cloudy. She swallowed; she didn't want--oh dear---</text:p>
      <text:p text:style-name="P1"/>
      <text:p text:style-name="P1">She woke up again. There was a voice scrambling around in her head--"No, what, what's going on--"</text:p>
      <text:p text:style-name="P1"/>
      <text:p text:style-name="P1">"What's going on?" Lia muttered to herself. Her vision warped, and she stumbled forward again. "No, wait--"</text:p>
      <text:p text:style-name="P1"/>
      <text:p text:style-name="P1">The parasite was talking to her, or it was talking, maybe not necessarily at her.</text:p>
      <text:p text:style-name="P1"/>
      <text:p text:style-name="P1">"What's going on..."</text:p>
      <text:p text:style-name="P1"/>
      <text:p text:style-name="P1">Lia entered the hallway again, the knife in her grip. There was a spirit walking down at the other side of the hallway, who noticed her and ran off. Lia held out a hand--regretably the hand with the knife--and tried to get it to stop. "No, wait," she tried to say, but the words came out weakly. She stumbled again, and her knees slammed into the ground.</text:p>
      <text:p text:style-name="P1"/>
      <text:p text:style-name="P1">The parasite kept muttering to her in her head. No, what was going on...</text:p>
      <text:p text:style-name="P1"/>
      <text:p text:style-name="P1">Everything went black again.</text:p>
      <text:p text:style-name="P1"/>
      <text:p text:style-name="P1">She woke up again in a hospital bed. She looked around, there were spirits around, there was Will, who looked worried. Worried? Why was he worried? There were people around...</text:p>
      <text:p text:style-name="P1"/>
      <text:p text:style-name="P1">Blackness....</text:p>
      <text:p text:style-name="P1"/>
      <text:p text:style-name="P1">---</text:p>
      <text:p text:style-name="P1"/>
      <text:p text:style-name="P1">Will stared at the still body on the table. His heart was rushing. </text:p>
      <text:p text:style-name="P1"/>
      <text:p text:style-name="P1">He'd never seen someone die before.</text:p>
      <text:p text:style-name="P1"/>
      <text:p text:style-name="P1">He cleared his throat. "Lia?" he asked. It was weird, looking at her, lying so still on the table. Spirits were mulling around, doctors, trying to figure out whey she had stopped moving, stopped breathing. </text:p>
      <text:p text:style-name="P1"/>
      <text:p text:style-name="P1">"The parasite... it killed her," one of the doctors finally announced. </text:p>
      <text:p text:style-name="P1"/>
      <text:p text:style-name="P1">Will raised a brow to that, but he was still in shock to do anything.</text:p>
      <text:p text:style-name="P1"/>
      <text:p text:style-name="P1">"It seems as though there's something in her anatomy that eventually killed it." Will unconsciously put a hand to his head.</text:p>
      <text:p text:style-name="P1"><text:soft-page-break/></text:p>
      <text:p text:style-name="P1">"Humans can't be infested with the parasites?"</text:p>
      <text:p text:style-name="P1"/>
      <text:p text:style-name="P1">"That's really hard to tell at the moment, but there was nothing different with her that we know of."</text:p>
      <text:p text:style-name="P1"/>
      <text:p text:style-name="P1">"But we haven't had a human specimen for centuries..."</text:p>
      <text:p text:style-name="P1"/>
      <text:p text:style-name="P1">"It's the best that we can do now..."</text:p>
      <text:p text:style-name="P1"/>
      <text:p text:style-name="P1">---</text:p>
      <text:p text:style-name="P1"/>
      <text:p text:style-name="P1">Will was sitting at the cafeteria table when Biek came up to him. She looked very serious--though, of course, she always looked serious. It was hard to tell if she ever wanted to actually talk to him, though he wanted the contrary.</text:p>
      <text:p text:style-name="P1"/>
      <text:p text:style-name="P1">"We need to know if you've been infested with the parasite," she said as she sat down.</text:p>
      <text:p text:style-name="P1"/>
      <text:p text:style-name="P1">"You let her die," Will responded, and kept staring intently at his food.</text:p>
      <text:p text:style-name="P1"/>
      <text:p text:style-name="P1">"We didn't let her die--"</text:p>
      <text:p text:style-name="P1"/>
      <text:p text:style-name="P1">"You knew what was wrong with her, but you 'didn't let her die'?" Will gave a hollow laugh at that. "That's a load of tosh."</text:p>
      <text:p text:style-name="P1"/>
      <text:p text:style-name="P1">"Look, we didn't know she was going to die--"</text:p>
      <text:p text:style-name="P1"/>
      <text:p text:style-name="P1">"Maybe you should get infested by this thing. Did you have to sedate her? Maybe that's it, maybe you decreased her immune system so much that the parasite could kill her--"</text:p>
      <text:p text:style-name="P1"/>
      <text:p text:style-name="P1">"The parasite could have any number of reasons to kill its host--"</text:p>
      <text:p text:style-name="P1"/>
      <text:p text:style-name="P1">"That's fucking stupid!" Will threw his fork down on the table. "Parasites don't want to kill their hosts, especially intelligent ones like <text:span text:style-name="T1">that</text:span>."</text:p>
      <text:p text:style-name="P1"/>
      <text:p text:style-name="P1">Biek looked taken aback. "You <text:span text:style-name="T1">have</text:span> been infested."</text:p>
      <text:p text:style-name="P1"/>
      <text:p text:style-name="P1">"What? What are you talking about?"</text:p>
      <text:p text:style-name="P1"/>
      <text:p text:style-name="P1">"How else would you know it's intelligent unless it had spoken to you?"</text:p>
      <text:p text:style-name="P1"/>
      <text:p text:style-name="P1">"I did some reading on it, okay?"</text:p>
      <text:p text:style-name="P1"/>
      <text:p text:style-name="P1"><text:soft-page-break/>Biek got up and started heading away. Will watched her approach some spirits and talk to them, pointing towards Will. Will spotted the exit and started running.</text:p>
      <text:p text:style-name="P1"/>
      <text:p text:style-name="P1">"No, wait--!" someone yelled to him, but off he went.</text:p>
      <text:p text:style-name="P1"/>
      <text:p text:style-name="P1">He didn't know how this building was set up, he just chose passageways, hallways, up and down stairs, but he figured that he was going down, down. He didn't know where he was as the lights got dimmer, and eventually switched from lightbulbs to fires, toarches affixed to the walls. The stone was getting old and muddle and saggy. He opened up a wooden door, which was so swollen with moisture it was stuck in its frame, and yanked it open.</text:p>
      <text:p text:style-name="P1"/>
      <text:p text:style-name="P1">The voice in his head started to sing. It was distracting, made him flinch. It was a low, rumbling song, but it was singing.</text:p>
      <text:p text:style-name="P1"/>
      <text:p text:style-name="P1">There was a spiral staircase that led down, hugging the walls as it arched out around the large circular room.</text:p>
      <text:p text:style-name="P1"/>
      <text:p text:style-name="P1">Will had images.</text:p>
      <text:p text:style-name="P1"/>
      <text:p text:style-name="P1">He was five, there was a well in the backyard. Well, not really the backyard, but it was behind his house, deep in the woods. He would go up to it, and he would stare down into it, and there would be a tree at the bottom, growing out of the soft dirt there.</text:p>
      <text:p text:style-name="P1"/>
      <text:p text:style-name="P1">"There's a tree down there!" a little girl would say. She was standing opposite the well, peering down as well. She had dark skin, and darker, springy hair. "Isn't that the coolest?"</text:p>
      <text:p text:style-name="P1"/>
      <text:p text:style-name="P1">"I've been down there before," Will had said, his five year old self.</text:p>
      <text:p text:style-name="P1"/>
      <text:p text:style-name="P1">The girl gasped. "Really?"</text:p>
      <text:p text:style-name="P1"/>
      <text:p text:style-name="P1">"Yeah, it's really weird."</text:p>
      <text:p text:style-name="P1"/>
      <text:p text:style-name="P1">"Really?"</text:p>
      <text:p text:style-name="P1"/>
      <text:p text:style-name="P1">And Will was back in the present. He carefully walked down the staircase, pressing himself against the wall. It was dark and damp there, like the bottom of the well, and in the middle of the well was a tree. A large one, not like the branching sappling down at the bottom of the well in his backyard.</text:p>
      <text:p text:style-name="P1"/>
      <text:p text:style-name="P1">He got to the bottom. The ground was soft and moist; Will pulled off his shoes and let his toes down into the cool, rich earth.</text:p>
      <text:p text:style-name="P1"/>
      <text:p text:style-name="P1">He approached the tree. It was dark, the bark looked old, dark, streaked with grey like an old woman's hair. He pressed a hand against the bark. The voice in his head sang louder.</text:p>
      <text:p text:style-name="P1"><text:soft-page-break/></text:p>
      <text:p text:style-name="P1">"What is this place?" he asked.</text:p>
      <text:p text:style-name="P1"/>
      <text:p text:style-name="P1">"It is home."</text:p>
      <text:p text:style-name="P1"/>
      <text:p text:style-name="P1">Will whirled around. </text:p>
      <text:p text:style-name="P1"/>
      <text:p text:style-name="P1">It was the figure that had been haunting the back of his mind.</text:p>
      <text:p text:style-name="P1"/>
      <text:p text:style-name="P1">"Endermannd...?" Will said hesitantly.</text:p>
      <text:p text:style-name="P1"/>
      <text:p text:style-name="P1">The figure nodded. Will felt on the defensive, but after a moment it became apparent to him that Endermannd wasn't going to attack him, or take him over like he had tried to before.</text:p>
      <text:p text:style-name="P1"/>
      <text:p text:style-name="P1">"What are you doing here?" Will asked.</text:p>
      <text:p text:style-name="P1"/>
      <text:p text:style-name="P1">"This is where I was born."</text:p>
      <text:p text:style-name="P1"/>
      <text:p text:style-name="P1">Will looked around. His gaze finally landed on the tree, with its black trunk and bright red branches. He put his hand up to it again; it felt like it was pulsing, beating. It had a heart. Will frowned. Trees weren't supposed to have hearts.</text:p>
      <text:p text:style-name="P1"/>
      <text:p text:style-name="P1">"What do you mean?" Will asked.</text:p>
      <text:p text:style-name="P1"/>
      <text:p text:style-name="P1">"This tree is the birth of all spirits." Endermannd walked up to the tree and put his own hands on it. He seemed to glow with the contact. "All spirits were born from this tree."</text:p>
      <text:p text:style-name="P1"/>
      <text:p text:style-name="P1">"Probably why you don't have sex, huh," Will joked. Endermannd gave him a severe look. Will hadn't felt so chastised in... forever. "What are we doing down here?" He knew that he didn't come here of his own accord, at least, he didn't think so. Endermannd led him here.</text:p>
      <text:p text:style-name="P1"/>
      <text:p text:style-name="P1">"I wanted to see her again, my mother. All of our mothers."</text:p>
      <text:p text:style-name="P1"/>
      <text:p text:style-name="P1">"How are you born, anyways? Do you just... walk out of the tree?"</text:p>
      <text:p text:style-name="P1"/>
      <text:p text:style-name="P1">Endermannd didn't answer. Will let out an exhale that he didn't realize that he was holding in.</text:p>
      <text:p text:style-name="P1"/>
      <text:p text:style-name="P1">"I wanted to see her one last time."</text:p>
      <text:p text:style-name="P1"/>
      <text:p text:style-name="P1">Will frowned. "What do you mean, one last time?"</text:p>
      <text:p text:style-name="P1"/>
      <text:p text:style-name="P1">"Will." The figure turned to him. Will took a hesitant step back, but the figure was the same distance away, as if Will hadn't taken the step at all. He put his hands on Will's shoulders. "I'm giving up your body."</text:p>
      <text:p text:style-name="P1"><text:soft-page-break/></text:p>
      <text:p text:style-name="P1">Will frowned. "What do you mean?"</text:p>
      <text:p text:style-name="P1"/>
      <text:p text:style-name="P1">"I gave up my spirithood hundreds of years ago. I got a little ahead of myself in the meantime, of trying to take back control. Having control over a body is a glorious thing, a blessing. Never waste it, you hear?"</text:p>
      <text:p text:style-name="P1"/>
      <text:p text:style-name="P1">Will was extremely confused.</text:p>
      <text:p text:style-name="P1"/>
      <text:p text:style-name="P1">"But I don't want your body. I didn't want to go back to the way I was hundreds of years ago. I joined the humans for a reason--I wanted to spread myself out among them; I essentially wanted to die, but, as you may know by now, spirits are immortal."</text:p>
      <text:p text:style-name="P1"/>
      <text:p text:style-name="P1">"In that you can't ever die?"</text:p>
      <text:p text:style-name="P1"/>
      <text:p text:style-name="P1">"No. Not in a practical sense, anyways. That's what the tree is for."</text:p>
      <text:p text:style-name="P1"/>
      <text:p text:style-name="P1">"The tree keeps you immortal?"</text:p>
      <text:p text:style-name="P1"/>
      <text:p text:style-name="P1">"The tree creates new spirits whenever old ones die. I wanted to die in the sense that I didn't want the tree to make another one of me to replace me. I don't want the spirits to keep on living the way they are."</text:p>
      <text:p text:style-name="P1"/>
      <text:p text:style-name="P1">"You don't want them to keep fighting?"</text:p>
      <text:p text:style-name="P1"/>
      <text:p text:style-name="P1">"Yes, I don't. I want them to join in with the humans, and I was the first. Since we never die, the tree never creates more of us, and we can become one with the humans, finally. And then the spirits can live in peace with the humans, how we've always wanted."</text:p>
      <text:p text:style-name="P1"/>
      <text:p text:style-name="P1">Will frowned. "I hate to say it, but Goryo doesn't seem like he--"</text:p>
      <text:p text:style-name="P1"/>
      <text:p text:style-name="P1">"Goryo doesn't understand what he is talking about. Goryo has his own plans in mind, he doesn't understand the words to the same extent that I do. You see, Goryo does not want to give up his control over his body, he wants everything to stay the same as it always has, the races fighting against each other to keep in contact with the humans. He doesn't realize that the whole fight is useless, so he'll never give it up."</text:p>
      <text:p text:style-name="P1"/>
      <text:p text:style-name="P1">"But if he's studying the same word that you are..."</text:p>
      <text:p text:style-name="P1"/>
      <text:p text:style-name="P1">"He doesn't understand it the way I do. I've studied it for centuries longer than he has. He'll never understand the words the way that I do, so long as he keeps intentionally misunderstanding them."</text:p>
      <text:p text:style-name="P1"/>
      <text:p text:style-name="P1">Will sighed and ran a hand through his hair. "So... what do you want me to do?"</text:p>
      <text:p text:style-name="P1"><text:soft-page-break/></text:p>
      <text:p text:style-name="P1">"Stop the wars."</text:p>
      <text:p text:style-name="P1"/>
      <text:p text:style-name="P1">Will gaped at him. "I--what--are you kidding? I can't do that!"</text:p>
      <text:p text:style-name="P1"/>
      <text:p text:style-name="P1">"Yes, you can." Endermannd shook his head. "You've got the power of my words with you."</text:p>
      <text:p text:style-name="P1"/>
      <text:p text:style-name="P1">"But I don't want the power of your words!" Will yelled. "Don't you understand? I just want to go back to my life the way that it was!"</text:p>
      <text:p text:style-name="P1"/>
      <text:p text:style-name="P1">"You have no choice."</text:p>
      <text:p text:style-name="P1"/>
      <text:p text:style-name="P1">Will sighed dramatically. "And why did you have to kill someone for this?"</text:p>
      <text:p text:style-name="P1"/>
      <text:p text:style-name="P1">"I didn't have to kill anyone for this," Endermannd said. "The girl ended up killing herself. She should have never gotten involved with a parasite."</text:p>
      <text:p text:style-name="P1"/>
      <text:p text:style-name="P1">Will noticed something in the corner of the room. He glanced over there, discreetly. There was another figure, a shadow there. He gaped, but Endermannd didn't seem to notice either the figure or Will's face.</text:p>
      <text:p text:style-name="P1"/>
      <text:p text:style-name="P1">"I wish to join my mother again," Endermannd said. "And I will leave you be to work it out."</text:p>
      <text:p text:style-name="P1"/>
      <text:p text:style-name="P1">And with that, he vanished.</text:p>
      <text:p text:style-name="P1"/>
      <text:p text:style-name="P1">Will, feeling somewhat empowered by the exchanged, approached the figure in the corner.</text:p>
      <text:p text:style-name="P1"/>
      <text:p text:style-name="P1">"Hello?" he asked. It was another ghost, like Endermannd, but of a kid. His heart sank; the ghost of a kid. How depressing could you get? As he got closer, he recognized her. Or, at least, to some extent.</text:p>
      <text:p text:style-name="P1"/>
      <text:p text:style-name="P1">She was a small black girl, looking at something in the dirt. She seemed to be following it, as she would squat down and shuffle forward a few inches.</text:p>
      <text:p text:style-name="P1"/>
      <text:p text:style-name="P1">"Lia?" Will asked. The girl looked up and around, as if she had heard him. "Lia, is that you?"</text:p>
      <text:p text:style-name="P1"/>
      <text:p text:style-name="P1">"Mom?" the girl called out. Her voice seemed far, distant, as if she wasn't actually in front of him. "Mom!" she yelled out again, her voice echoing hollowly across the chamber. She looked around, and ran off, her ghost disappearing into the wall.</text:p>
      <text:p text:style-name="P1"/>
      <text:p text:style-name="P1">Will gasped as she vanished. He could still see Lia's corpse, laying down on the table.</text:p>
      <text:p text:style-name="P1"/>
      <text:p text:style-name="P1">---</text:p>
      <text:p text:style-name="P1"/>
      <text:p text:style-name="P1"><text:soft-page-break/>He quietly slid up the stairways, looking for a way out. There were spirits everywhere looking for him, and he had to duck into some rooms to avoid someone catching him. He eventually found a cozy looking room and carefully laid himself down on the couch to take a breath. </text:p>
      <text:p text:style-name="P1"/>
      <text:p text:style-name="P1">"My life sucks," he muttered to himself, then giggled. That was such a weird way to think of the past couple of days. Everything that used to be wrong with his life seemed hundreds upon thousands of miles away. He actually felt kind of... happy, which was a weird enough feeling for him. Why would he be feeling fine? Everything was going wrong. He was supposed to stop a war?</text:p>
      <text:p text:style-name="P1"/>
      <text:p text:style-name="P1">The window. He suddenly sat up and looked over at the window. Did they open?</text:p>
      <text:p text:style-name="P1"/>
      <text:p text:style-name="P1">Indeed they did. And he wasn't too far from the ground--granted, maybe fifteen, twenty feet from the soft grass (he was supposing that it was soft), but, still, jumping from that distance seemed a little risky. He shuffled out the window and out onto the sill. There was a ledge that wrapped around the building, and there was a rooftop just ten feet to the right. He slowly shimmied along and then slid down the roof and to the ground. He rounded the corner, and then stopped and whisked back around the corner. There was someone there, just sitting along in the middle of the yard--</text:p>
      <text:p text:style-name="P1"/>
      <text:p text:style-name="P1">Sitting?</text:p>
      <text:p text:style-name="P1"/>
      <text:p text:style-name="P1">Will peeked around the corner. It was Lia, sitting on a chair in the middle of the grass. Will gaped, and was about to yell out, when he realized that it was another ghost. Why was he imagining them everywhere, specifically her?</text:p>
      <text:p text:style-name="P1"/>
      <text:p text:style-name="P1">She looked said; she was maybe a teenager in this ghost. She looked up at someone that Will couldn't see, and then back down.</text:p>
      <text:p text:style-name="P1"/>
      <text:p text:style-name="P1">"Is she going to get better?" Lia asked. Her voice sounded distant and echoey, like it did before. The breath caught in Will's throat. Lia sighed. "I hope she does." She reached out with her hand to touch something that Will couldn't see. It wasn't her mother, was it? "But I--" Lia said, and glanced up behind her again. She sighed, and stood up. "Okay."</text:p>
      <text:p text:style-name="P1"/>
      <text:p text:style-name="P1">Lia got up out of what Will could only assume was a chair and walked across what Will could only assume was the room. She glanced back one last time, a sorrowful look on her face, opened a supposed door, and disappeared.</text:p>
      <text:p text:style-name="P1"/>
      <text:p text:style-name="P1">Will shook his head, flustered. Why was he imagining her?</text:p>
      <text:p text:style-name="P1"/>
      <text:p text:style-name="P1">But there was no one else around, it appeared, so he darted across the lawn and into the city streets.</text:p>
      <text:p text:style-name="P1"/>
      <text:p text:style-name="P1"><text:soft-page-break/>There were people--spirits--everywhere, and they didn't really seem to care about him all that much, so eventually he stopped trying to pick around in between alleys and started walking around like a normal person. He stopped by a food place and nicked a couple things that looked like sandwiches, and slipped out the back door. He hid in between a few buildings and ate, and thought.</text:p>
      <text:p text:style-name="P1"/>
      <text:p text:style-name="P1">What was he to do now? He didn't want to be taken in as a possible carrier of the parasite... He guessed the only way out was to head back up to the human world... As weird as that would be for him. He looked down at his blackened skin, and, once again, he felt the regret of his life changing. He still wanted it to go back to the way that it was, if only because he was tired of making these weird decisions for himself.</text:p>
      <text:p text:style-name="P1"/>
      <text:p text:style-name="P1">He made his way to the tunnel entrance that led back to the train station. On one hand, it unnerved him a little bit to get so close to the shadows, but... it was the only way back, really.</text:p>
      <text:p text:style-name="P1"/>
      <text:p text:style-name="P1">So he started walking.</text:p>
      <text:p text:style-name="P1"/>
      <text:p text:style-name="P1">---</text:p>
      <text:p text:style-name="P1"/>
      <text:p text:style-name="P1">When he slept, he dreamed. Figures prancing in and out of his vision, he saw Lia, among other things. Other people? He couldn't really tell. He saw a long snake that looked vaguely familiar, and the shadow people, moving in and out of his memory, and he awoke tired, and kept going, hungry, and wanting everything to just go back to the way that they used to be.</text:p>
      <text:p text:style-name="P1"/>
      <text:p text:style-name="P1">---</text:p>
      <text:p text:style-name="P1"/>
      <text:p text:style-name="P1">He came across several spirits in his walk down the train station, some offering him food, which he gladly accepted. There were no spirits. At least, until he reached the entrance to the train station.</text:p>
      <text:p text:style-name="P1"/>
      <text:p text:style-name="P1">There were spirits pulling up the train tracks down there, getting rid of the road to the spirit's fortress, when they attacked.</text:p>
      <text:p text:style-name="P1"/>
      <text:p text:style-name="P1">It came suddenly. Will had glanced around a bit, seeing movement out of the corner of his eye, but at first he attributed it to his lack of good sleep and ignored it. But suddenly the shadows exploded and flooded the tunnel with darkness. They subsided briefly, taking the light with them.</text:p>
      <text:p text:style-name="P1"/>
      <text:p text:style-name="P1">The spirits were all a-muddled, trying to figure out where each other were, and trying to find other forms of light. Will searched for something to grab onto, anything, and eventually ran into the wall. He pressed himself against it, hoping that the spirits wouldn't notice him there, until realizing that spirits attacked from the most invisible places. His heart was pounding, and he could see it in the back of his mind, he could see himself dying. Moreso than when he was being tortured, more than when he was in the hospital, and this weird stuff was starting to <text:soft-page-break/>happen to him, his skin blackening, his heart actually stopping. It was now that made him feel like he was going to die. </text:p>
      <text:p text:style-name="P1"/>
      <text:p text:style-name="P1">He sank down to the floor as the panic and anxiety rose up around him. He felt tired; all he wanted was to go to sleep. At least, maybe, now, he finally could.</text:p>
      <text:p text:style-name="P1"/>
      <text:p text:style-name="P1">He closed his eyes. Spirits started to scream when, he supposed, they were attacked by shadows. He couldn't see much difference between his eyes being open and them being closed, so it didn't really matter. There wasn't really a way to defend himself, anyways. </text:p>
      <text:p text:style-name="P1"/>
      <text:p text:style-name="P1">There were more attacks. The spirits had fallen quiet, possibly in the hope of hiding themselves from the shadows. Every once in a while, there would be a snap, a sound of rocks tumbling, and then another scream. Will moved his hands over his ears. There was another rustle, another scream. It made him want to scream himself.</text:p>
      <text:p text:style-name="P1"/>
      <text:p text:style-name="P1">He squeezed his eyes shut enough for lights to start dancing in front of his eyes. Mind hallucinations. He relaxed his eyes. The lights didn't go away; they continued glowing until it became apparent that they were forming into something. They weren't just hallucinations, but he couldn't quite tell what they were. When he opened his eyes, they were still there. There was another scream, violently cut off. There was gurgling, and Will had images of decapitation floating through his mind. And... symbols. Words? Words... words that he knew, but couldn't read. He frowned, and started mumbling them out loud. He couldn't tell what he was saying, as if his subconscious was supplying the pronunciation to him.</text:p>
      <text:p text:style-name="P1"/>
      <text:p text:style-name="P1">There was a glow from somewhere, the ground in front of him slowly coming into focus. Will started pushing himself to his feet, still mumbling the words. Where was the glow coming from? He glanced down at his hands. It was <text:span text:style-name="T1">him</text:span> that was glowing! It was his skin, the black parts. Or, the formerly black parts, as they were slowly rising in color, from black to grey, and getting lighter. He gasped. The light spread out further.</text:p>
      <text:p text:style-name="P1"/>
      <text:p text:style-name="P1">Something moved. Will jumped away as a shadow lunged itself at him and hit the wall beside him. The shadow then melted in the light that Will was admitting. And Will was getting brighter. </text:p>
      <text:p text:style-name="P1"/>
      <text:p text:style-name="P1">He could see further now, and more figures started moving around him. Several moved closer, revealing themselves as spirits as the light spread. Soon, the living spirits were gathered around him, leaving those who were no longer moving on the ground, bleeding. Will slid a hand over his mouth as the smell started to hit him. The spirits were carrying weapons, what looked like guns, and were aiming them randomly into the darnkness. None of them would look at Will as he got brighter.</text:p>
      <text:p text:style-name="P1"/>
      <text:p text:style-name="P1">"What's going on?" one of them asked him. Will shook his head, and kept looking at the spots where the light wasn't reaching. Of course, the brighter the light, the darker the shadow. The harder he looked, the more he began to realize that the shadows were filling in every nook and <text:soft-page-break/>cranny that wasn't bathed in light. The entire tunnel seemed to be swarming and moving, and, one-by-one, the spirits started to notice them, too. They were completely surrounded.</text:p>
      <text:p text:style-name="P1"/>
      <text:p text:style-name="P1">"What do we do?" another spirit asked.</text:p>
      <text:p text:style-name="P1"/>
      <text:p text:style-name="P1">"I don't kn--" another started to respond, and that's when the shadows gathered together and rised up around them in a wave. Will held up his hands, and there was an explosion.</text:p>
      <text:p text:style-name="P1"/>
      <text:p text:style-name="P1">Things fell, including Will, but he couldn't piece together what had happened until he slammed into the ground, head cracking against something sharp. He groaned to himself. It was a rock, and he was still glowing. A passing thought to turn down the intensity worked, and he started getting dimmer. Soon he was only glowing lightly, and, once again, he was supplying the only light in the cave.</text:p>
      <text:p text:style-name="P1"/>
      <text:p text:style-name="P1">A different cave.</text:p>
      <text:p text:style-name="P1"/>
      <text:p text:style-name="P1">There were collapsed spirits around him, in various levels of consciousness--or life. He looked up; the rock above them looked very unstable. Did they crash through the floor.</text:p>
      <text:p text:style-name="P1"/>
      <text:p text:style-name="P1">"Hey, wake up--" He slapped the back of the nearest spirit, who jerked awake. He pointed at the ceiling, and the spirit jerked to its feet--or as much as it could with the low ceilings--and started attending to the other spirits. Soon, they had awoken who they were capable of, and moved away from the unstable ceiling.</text:p>
      <text:p text:style-name="P1"/>
      <text:p text:style-name="P1">“What did you do?” one of the spirits asked, one who was a little more conscious than the rest.</text:p>
      <text:p text:style-name="P1"/>
      <text:p text:style-name="P1">“I don’t really know,” Will said, eyeing the tunnel ceiling. After he felt reasonably assured that it wasn’t going to collapse anytime soon, he took a look around. They were in another tunnel that apparently ran under--and parallel--to the train tunnel. This one was far less carved, though. The train tunnel was all straight angles and polished stone, while this one was still haggard and disordered. Several spirits had already hefted their weapons up and were scouting a bit down in each direction, holding flashlights.</text:p>
      <text:p text:style-name="P1"/>
      <text:p text:style-name="P1">“Where are we?” Will asked. A couple of the spirits looked as confused as he felt.</text:p>
      <text:p text:style-name="P1"><text:line-break/>“We don’t know,” one of them said, looking around. “We don’t have records of a tunnel being under here.”</text:p>
      <text:p text:style-name="P1"/>
      <text:p text:style-name="P1">“That sounds like a major breach of security.”</text:p>
      <text:p text:style-name="P1"/>
      <text:p text:style-name="P1">“How are we supposed to know that a tunnels down here?”</text:p>
      <text:p text:style-name="P1"/>
      <text:p text:style-name="P1">“Don’t you have some kind of equipment that will be able to find tunnels like this?”</text:p>
      <text:p text:style-name="P1"/>
      <text:p text:style-name="P1"><text:soft-page-break/>“No...?”</text:p>
      <text:p text:style-name="P1"/>
      <text:p text:style-name="P1">Will shook his head. For immortals, they seemed weirdly behind humans in some respect.”</text:p>
      <text:p text:style-name="P1"/>
      <text:p text:style-name="P1">More symbols started showing up in his vision. Will squinted at them, and tried to piece them together, but, once again, he seemed capable of saying them without actually knowing what they meant.</text:p>
      <text:p text:style-name="P1"/>
      <text:p text:style-name="P1">"Is everyone up who can be?" one of the spirits said. He was dressed in slightly fancier clothing than the rest of them--in that his clothing had some red on it instead of the generic brown of everyone else's clothing.</text:p>
      <text:p text:style-name="P1"/>
      <text:p text:style-name="P1">Will noted that it was probably a good idea that they weren't any kind of natural predators (or prey), as their skin-stuff was blue.</text:p>
      <text:p text:style-name="P1"/>
      <text:p text:style-name="P1">There were a couple of assenting noises from the spirits who were still splayed on the ground, but no one seemed severely injured. Or dead.</text:p>
      <text:p text:style-name="P1"/>
      <text:p text:style-name="P1">"Now, you," the leader said, looking at Will. "We can't let you stay here and stir up a ruckus."</text:p>
      <text:p text:style-name="P1"/>
      <text:p text:style-name="P1">"I hate to admit it, but I wasn't really planning on stirring up anything. I wasn't planning on staying here, either."</text:p>
      <text:p text:style-name="P1"/>
      <text:p text:style-name="P1">"You're still coming with us."</text:p>
      <text:p text:style-name="P1"/>
      <text:p text:style-name="P1">"That's completely fine with me."</text:p>
      <text:p text:style-name="P1"/>
      <text:p text:style-name="P1">Everyone suddenly went silent. Symbols started appearing in front of Wills face, and he went ahead and went with it. He opened his mouth, and words tumbled out, under a whisper. He slowly dimmed until it was dark again in the hallway.</text:p>
      <text:p text:style-name="P1"/>
      <text:p text:style-name="P1">"What are you doing?" a voice hissed at him.</text:p>
      <text:p text:style-name="P1"/>
      <text:p text:style-name="P1">Will shook his head, but little good that did. He felt a kind of energy brimming underneath his skin, a kind of energy that he couldn't place. </text:p>
      <text:p text:style-name="P1"/>
      <text:p text:style-name="P1">"There's something here," he muttered back. He felt the spirit stiffen. That energy started to grow more. He splayed his fingers out, and waves traveled down his arm and out to someplace that he couldn't see. It felt as though the air was electrified. Will took a deep breath in, then out, then--</text:p>
      <text:p text:style-name="P1"/>
      <text:p text:style-name="P1">There was a yelp. Will almost immediately lit back up again, and all the spirits rushed over to their panicked comrade. There was a giant dead spider on the ground before him, with a large through him.</text:p>
      <text:p text:style-name="P1"><text:soft-page-break/></text:p>
      <text:p text:style-name="P1">Will took one look at the spider and was immediately nauseous.</text:p>
      <text:p text:style-name="P1"/>
      <text:p text:style-name="P1">"Are you o--"</text:p>
      <text:p text:style-name="P1"/>
      <text:p text:style-name="P1">And then Will threw up.</text:p>
      <text:p text:style-name="P1"/>
      <text:p text:style-name="P1">"Lovely," the commander said. "Alright, everyone move out. We've got to find out way out of these caves."</text:p>
      <text:p text:style-name="P1"/>
      <text:p text:style-name="P1">---</text:p>
      <text:p text:style-name="P1"/>
      <text:p text:style-name="P1">They stopped for a bit to rest and recoop; they all sat down and started pulling out rations and passing them around. Will found the commander (they were a little hard to identify, since all the spirits kind of looked the same), and sat across from... her, Will decided. This one was a her. She had a higher pitched voice than the rest of them.</text:p>
      <text:p text:style-name="P1"/>
      <text:p text:style-name="P1">"So, where are we?" Will asked. The commander had out a small thermos filled with--he guessed--water, and was looking over a map of the train tunnel.</text:p>
      <text:p text:style-name="P1"/>
      <text:p text:style-name="P1">"That's an excellent question," she replied. "We don't have any records of these tunnels, which is more than a little unnerving."</text:p>
      <text:p text:style-name="P1"/>
      <text:p text:style-name="P1">"No records at all?"</text:p>
      <text:p text:style-name="P1"/>
      <text:p text:style-name="P1">"None whatsoever. And we got here through a cave-in, so it's unlikely that we'll be able to get out without disrupting the rest of the cave and risking a complete collapse."</text:p>
      <text:p text:style-name="P1"/>
      <text:p text:style-name="P1">Will looked around. "How do you think these caves got here? Drilled?"</text:p>
      <text:p text:style-name="P1"/>
      <text:p text:style-name="P1">"By one of our enemies? Doubtful, actually. If you take a look, these caves were made by water, not by others brute forcing their way through."</text:p>
      <text:p text:style-name="P1"/>
      <text:p text:style-name="P1">Will stared hard at the ground, but figured that he would have to take her word for it. It was hard for him to tell how the caves could possibly be made.</text:p>
      <text:p text:style-name="P1"/>
      <text:p text:style-name="P1">"But they shouldn't be here, anyways."</text:p>
      <text:p text:style-name="P1"/>
      <text:p text:style-name="P1">"No, they're a breach to security."</text:p>
      <text:p text:style-name="P1"/>
      <text:p text:style-name="P1">Will imagined the dead spirits up above them. "I'm sorry some of your men got killed."</text:p>
      <text:p text:style-name="P1"/>
      <text:p text:style-name="P1">"Sorry? What for?"</text:p>
      <text:p text:style-name="P1"/>
      <text:p text:style-name="P1"><text:soft-page-break/>"Well, they're dead now, aren't they?"</text:p>
      <text:p text:style-name="P1"/>
      <text:p text:style-name="P1">The commander stared at him peculiarly. "I don't know a whole lot about humans, but spirits are constantly being replenished."</text:p>
      <text:p text:style-name="P1"/>
      <text:p text:style-name="P1">"By that tree, yeah, I know." Will nodded. "So it doesn't bother you that they're dead?"</text:p>
      <text:p text:style-name="P1"/>
      <text:p text:style-name="P1">"It's a little inconvenient because now we have fewer forces to protect ourselves and the city, but I'm not too concerned about it."</text:p>
      <text:p text:style-name="P1"/>
      <text:p text:style-name="P1">"What about all the time spent training them?"</text:p>
      <text:p text:style-name="P1"/>
      <text:p text:style-name="P1">"Regrettable, but an acceptable casualty of battle."</text:p>
      <text:p text:style-name="P1"/>
      <text:p text:style-name="P1">Will peered curiously at her. "What about you guys?"</text:p>
      <text:p text:style-name="P1"/>
      <text:p text:style-name="P1">"What about us?"</text:p>
      <text:p text:style-name="P1"/>
      <text:p text:style-name="P1">"Why don't you just kill yourselves and then, bam, you'll arrive at the tree, no worse for wear?"</text:p>
      <text:p text:style-name="P1"/>
      <text:p text:style-name="P1">"Because no one really likes to die." The commander put down her map and leaned forward. "No, human, we don't have the kind of life that you have. We don't live and die through some cruel joke of our bodies, but that doesn't mean that we don't want to spend as much time possible <text:span text:style-name="T1">alive</text:span>. Our consciousness does not live on, we are merely replaced. As a whole, our society is no worse for wear, but it's pretty impossible to have any kind of sentience without gaining, at the same time, a decently healthy fear of <text:span text:style-name="T1">dying</text:span>."</text:p>
      <text:p text:style-name="P1"/>
      <text:p text:style-name="P1">Will took a deep breath. "But you're so..."</text:p>
      <text:p text:style-name="P1"/>
      <text:p text:style-name="P1">"Dismissive? Yes, this is a battle. People die during battles; it's a fact of life."</text:p>
      <text:p text:style-name="P1"/>
      <text:p text:style-name="P1">"What if you're overrun?"</text:p>
      <text:p text:style-name="P1"/>
      <text:p text:style-name="P1">"By the enemy?"</text:p>
      <text:p text:style-name="P1"/>
      <text:p text:style-name="P1">"Yeah. What do you do? You can't reproduce like humans do; how do you keep your numbers up?"</text:p>
      <text:p text:style-name="P1"/>
      <text:p text:style-name="P1">"We exist in far greater amounts than you may think. There are a lot of us that are alive out there, and, if necessary, we will return."</text:p>
      <text:p text:style-name="P1"/>
      <text:p text:style-name="P1">"So... you guys are like... bees, almost?"</text:p>
      <text:p text:style-name="P1"/>
      <text:p text:style-name="P1">The commander looked at him queerly. "I don't know what a bee is."</text:p>
      <text:p text:style-name="P1"><text:soft-page-break/></text:p>
      <text:p text:style-name="P1">"It's, uh, oh, it doesn't matter." Will waved a hand dismissively. "What's your name, anyways?"</text:p>
      <text:p text:style-name="P1"/>
      <text:p text:style-name="P1">"I don't have a name."</text:p>
      <text:p text:style-name="P1"/>
      <text:p text:style-name="P1">Will was taken aback. "What?"</text:p>
      <text:p text:style-name="P1"/>
      <text:p text:style-name="P1">"I don't have a name. Once you join the service, you give up your name."</text:p>
      <text:p text:style-name="P1"/>
      <text:p text:style-name="P1">Will gaped at her. "You're joking!"</text:p>
      <text:p text:style-name="P1"/>
      <text:p text:style-name="P1">"No, I'm not."</text:p>
      <text:p text:style-name="P1"/>
      <text:p text:style-name="P1">"Why would you give up your name?"</text:p>
      <text:p text:style-name="P1"/>
      <text:p text:style-name="P1">"We're all expendable here. There's no reason to keep up appearances about us having some kind of an identity, as we really don't. Civilians like to; that's why they've all got names. But not here. We're all the same here." </text:p>
      <text:p text:style-name="P1"/>
      <text:p text:style-name="P1">The commander looked hard at him with her dark eyes. Will felt self conscious of the fact that he was doing the same back.</text:p>
      <text:p text:style-name="P1"/>
      <text:p text:style-name="P1">"So you'll be stuck here, for the rest of your immortal life, nameless."</text:p>
      <text:p text:style-name="P1"/>
      <text:p text:style-name="P1">"Yes."</text:p>
      <text:p text:style-name="P1"/>
      <text:p text:style-name="P1">"And identity-less."</text:p>
      <text:p text:style-name="P1"/>
      <text:p text:style-name="P1">"Yes."</text:p>
      <text:p text:style-name="P1"/>
      <text:p text:style-name="P1">"And you're okay with that."</text:p>
      <text:p text:style-name="P1"/>
      <text:p text:style-name="P1">"An identity is more of a burden than you think." The commander started folding up the map. "Troops, gather up! Let's keep walking!"</text:p>
      <text:p text:style-name="P1"/>
      <text:p text:style-name="P1">---</text:p>
      <text:p text:style-name="P1"/>
      <text:p text:style-name="P1">Will couldn’t keep his mind off of it. He’d spent his whole life <text:span text:style-name="T1">being</text:span> someone, that the idea of growing up to <text:span text:style-name="T1">not</text:span><text:span text:style-name="T1"> </text:span>be someone was incredibly foreign and, well, kind of terrifying to him. He tried to imagine what kind of life that would be, but he suddenly became aware of what he had been taught all his life, <text:span text:style-name="T1">You</text:span><text:span text:style-name="T1"> </text:span><text:span text:style-name="T1">are</text:span><text:span text:style-name="T1"> </text:span><text:span text:style-name="T1">special</text:span>, <text:span text:style-name="T1">You</text:span><text:span text:style-name="T1"> </text:span><text:span text:style-name="T1">will</text:span><text:span text:style-name="T1"> </text:span><text:span text:style-name="T1">do</text:span><text:span text:style-name="T1"> </text:span><text:span text:style-name="T1">something</text:span><text:span text:style-name="T1"> </text:span><text:span text:style-name="T1">great</text:span>, and, suddenly, all his desires to get back to his business, get back to his old life, get back to the way everything used to be, when he was in power, and he got to boss people around, all of it suddenly seemed so... pointless.</text:p>
      <text:p text:style-name="P1"><text:soft-page-break/></text:p>
      <text:p text:style-name="P1">Will stared down at his feet and shuddered. He couldn’t even imagine it, not being told that he was special. Being told that he was like everyone else? What a thought. He hated most other people--just about everyone, except for his poor, hard-working mother, who didn’t know how to deal with this nonsense brat of a child. </text:p>
      <text:p text:style-name="P1"/>
      <text:p text:style-name="P1">He suddenly wanted his mother. For the first time in over a decade... two decades? It was had to tell, it was all fuzzy, going back. When he walked out when he was seventeen, he hated her with a vehemence, to when he was arrested, and forced back under the care of his mother when it was decided that he was not fit to take care of himself. The therapy the treatments, the drugs, all because he was worth something in the end. But then, among these people... they would just kill him, be done with it, and they’d never have to deal with him ever again. </text:p>
      <text:p text:style-name="P1"/>
      <text:p text:style-name="P1">He looked around at the group of spirits that were scattered about him, as they were walking. He would have been worth nothing to them. It was only because he was human that they haven’t bothered to off him yet, he supposed. No, it wasn’t even that. There wasn’t even anything special because he was human. No, it was because he was Endermannd’s heir. He stared down at the black skin on the back of his hand. If it weren’t for Endermannd, and his blood, then they wouldn’t have bothered.</text:p>
      <text:p text:style-name="P1"/>
      <text:p text:style-name="P1">It wasn’t until the commander was standing in front of him did he notice that he had stopped walking.</text:p>
      <text:p text:style-name="P1"/>
      <text:p text:style-name="P1">“Come on,” she encouraged. She didn’t sound angry or anything, just that she needed to do her duty to knock one of her soldiers out of their revere. Of course, he would be less that useless compared to her soldiers, who had no qualms about dying. Will continued walking, and the soldiers continued on their silent march.</text:p>
      <text:p text:style-name="P1"/>
      <text:p text:style-name="P1">“What’s the matter?” the commander asked.</text:p>
      <text:p text:style-name="P1"/>
      <text:p text:style-name="P1">“What?” Will felt like he was in a daze. Why was she bothering?</text:p>
      <text:p text:style-name="P1"/>
      <text:p text:style-name="P1">“What is the matter? You seem bothered by something.”</text:p>
      <text:p text:style-name="P1"/>
      <text:p text:style-name="P1">“What do you care?” Will asked. His voice sounded a bit more pathetic than he had hoped it would.</text:p>
      <text:p text:style-name="P1"/>
      <text:p text:style-name="P1">“Because you’re not much use to us if you’re stuck in your own head and won’t come out. Plus, it holds everyone up if you stop walking.”</text:p>
      <text:p text:style-name="P1"/>
      <text:p text:style-name="P1">Will sighed. “You just lead such a different life from what I used to, and it’s hard to adjust.”</text:p>
      <text:p text:style-name="P1"/>
      <text:p text:style-name="P1">“I can imagine so. What kind of life did you lead back on the earth’s surface.”</text:p>
      <text:p text:style-name="P1"/>
      <text:p text:style-name="P1"><text:soft-page-break/>“I was important.”</text:p>
      <text:p text:style-name="P1"/>
      <text:p text:style-name="P1">The commander gave a small, barking laugh.</text:p>
      <text:p text:style-name="P1"/>
      <text:p text:style-name="P1">“What?” Will growled.</text:p>
      <text:p text:style-name="P1"/>
      <text:p text:style-name="P1">“Humans have very interesting opinions.”</text:p>
      <text:p text:style-name="P1"/>
      <text:p text:style-name="P1">“I can imagine that it would be interesting for you to hear. You guys are essentially disposable.”</text:p>
      <text:p text:style-name="P1"/>
      <text:p text:style-name="P1">“But are you not as well? From what I last understood, humans had incredibly high reproduction rates, to make up for the fact that they are so easy to kill.”</text:p>
      <text:p text:style-name="P1"/>
      <text:p text:style-name="P1">That comment shook Will, and now it seemed even more absurd that he thought of himself as anything worthy of anything.</text:p>
      <text:p text:style-name="P1"/>
      <text:p text:style-name="P1">“You have a worse look on your face now,” the commander said.</text:p>
      <text:p text:style-name="P1"/>
      <text:p text:style-name="P1">Will sighed, and shook his head.</text:p>
      <text:p text:style-name="P1"/>
      <text:p text:style-name="P1">“If you don’t want to talk about it, that’s okay, so long as it doesn’t affect your performance in helping us defend ourselves.”</text:p>
      <text:p text:style-name="P1"/>
      <text:p text:style-name="P1">“How can you live thinking like that?”</text:p>
      <text:p text:style-name="P1"/>
      <text:p text:style-name="P1">“Like what?”</text:p>
      <text:p text:style-name="P1"/>
      <text:p text:style-name="P1">“Like you’re not important?”</text:p>
      <text:p text:style-name="P1"/>
      <text:p text:style-name="P1">“Because the city is important, and that’s what we have to fight for. We’re all a part of a big whole, and if we don’t pull our own weight, then the city will falter for it, and we can’t let that happen.” The commander gave him a sharp look, one that almost made him flinch. “Were you bothered by that human that died?”</text:p>
      <text:p text:style-name="P1"/>
      <text:p text:style-name="P1">Will gaped. “You learned about that?”</text:p>
      <text:p text:style-name="P1"/>
      <text:p text:style-name="P1">“Yes, we have a messenger that brings news twice a day to us.” She cocked her head at him. “They arrived before you did.”</text:p>
      <text:p text:style-name="P1"/>
      <text:p text:style-name="P1">Will shook his head.</text:p>
      <text:p text:style-name="P1"/>
      <text:p text:style-name="P1">“Do you have a parasite in you?”</text:p>
      <text:p text:style-name="P1"/>
      <text:p text:style-name="P1">“I...” Will sighed. “I don’t really know. And I’d rather not get killed for it, anyways.”</text:p>
      <text:p text:style-name="P1"><text:soft-page-break/></text:p>
      <text:p text:style-name="P1">“Well, it’s a little too late for any of us to do anything about it, really. We’ve been around you for long enough to get infected ourselves.”</text:p>
      <text:p text:style-name="P1"/>
      <text:p text:style-name="P1">Will shuddered. “I’m--”</text:p>
      <text:p text:style-name="P1"/>
      <text:p text:style-name="P1">The commander waved a hand at him. “We’ll deal. Shit happens.”</text:p>
      <text:p text:style-name="P1"/>
      <text:p text:style-name="P1">Will frowned.</text:p>
      <text:p text:style-name="P1"/>
      <text:p text:style-name="P1">&gt;&gt;&gt;NOTES</text:p>
      <text:p text:style-name="P1"/>
      <text:p text:style-name="P1">This story sucks.</text:p>
      <text:p text:style-name="P1"/>
      <text:p text:style-name="P1">&lt;&lt;&lt;NOTES</text:p>
      <text:p text:style-name="P1"/>
      <text:p text:style-name="P1">---</text:p>
      <text:p text:style-name="P1"/>
      <text:p text:style-name="P1">“I don’t know, I think it’s good for us,” the commander said as they entered a large cavern. One of the spirits who was in charge of charting all the underground caves immediately sat down and started drawing the whole thing out.</text:p>
      <text:p text:style-name="P1"/>
      <text:p text:style-name="P1">“What do you mean?” Will asked.</text:p>
      <text:p text:style-name="P1"/>
      <text:p text:style-name="P1">“We need that kind of cohesion. We can’t just reproduce like you humans do; we need some way to keep us together. As a species.”</text:p>
      <text:p text:style-name="P1"/>
      <text:p text:style-name="P1">“So you don’t wish that you had an identity?”</text:p>
      <text:p text:style-name="P1"/>
      <text:p text:style-name="P1">“Not really, no. Identities are kind of a burden. Nothing to be expected of us, except what’s expected out of all of us. We’re not special, and there’s a certain kind of peace in that.”</text:p>
      <text:p text:style-name="P1"/>
      <text:p text:style-name="P1">---</text:p>
      <text:p text:style-name="P1"/>
      <text:p text:style-name="P1">Will dreamed. He watched Lia run through the forest, and he felt as though he was almost there, with her.</text:p>
      <text:p text:style-name="P1"/>
      <text:p text:style-name="P1">She stuck her bushy head out from in-between the trees, and watched the kids at the playground. “Momma,” she asked, looking at the haggard woman who stood behind her. “Can we go play with them?”</text:p>
      <text:p text:style-name="P1"/>
      <text:p text:style-name="P1">“No, my dears...” the woman said, and pulled them away. “They’re dangerous, they might hear you.”</text:p>
      <text:p text:style-name="P1"/>
      <text:p text:style-name="P1"><text:soft-page-break/>“Lia?” Will asked.</text:p>
      <text:p text:style-name="P1"/>
      <text:p text:style-name="P1">The girl in the dream looked around. “Momma?” the girl asked.</text:p>
      <text:p text:style-name="P1"/>
      <text:p text:style-name="P1">“What is it?”</text:p>
      <text:p text:style-name="P1"/>
      <text:p text:style-name="P1">“I hear someone saying my name.”</text:p>
      <text:p text:style-name="P1"/>
      <text:p text:style-name="P1">“You’re just daydreaming, and you know it.”</text:p>
      <text:p text:style-name="P1"/>
      <text:p text:style-name="P1">---</text:p>
      <text:p text:style-name="P1"/>
      <text:p text:style-name="P1">It happened again. Lia looked up from her books. They had the words “GED” stamped across the sides. That made sense; Lia’s crazy mother had prevented them from going to an actual school.</text:p>
      <text:p text:style-name="P1"/>
      <text:p text:style-name="P1">“Lia?” Will called. Lia was looking around suspiciously, before walking to the door. “Gramma?” she called. Her grandmother hadn’t said anything. “Lia, it’s me.” Lia flinched, looked around, her eyes narrow, but she didn’t see him.</text:p>
      <text:p text:style-name="P1"/>
      <text:p text:style-name="P1">---</text:p>
      <text:p text:style-name="P1"/>
      <text:p text:style-name="P1">“I keep seeing... visions, images of her,” Will said as he took a few more sips of water. He had woken up with a fever, and the commander was sitting over him, holding a water cloth to his forehead. They were starting to run out of food, and they were getting tired. Some of the spirits even started sleeping, which was unusual for them.</text:p>
      <text:p text:style-name="P1"/>
      <text:p text:style-name="P1">“Of the human who died?”</text:p>
      <text:p text:style-name="P1"/>
      <text:p text:style-name="P1">“Yeah.”</text:p>
      <text:p text:style-name="P1"/>
      <text:p text:style-name="P1">“Maybe there’s something to be said about the cohesion of humans.”</text:p>
      <text:p text:style-name="P1"/>
      <text:p text:style-name="P1">Will shuddered. There was something in him, he knew. Maybe it was the parasite, that was letting Lia continue to live on in his mind. It unnerved him. But, at the same time...</text:p>
      <text:p text:style-name="P1"/>
      <text:p text:style-name="P1">---</text:p>
      <text:p text:style-name="P1"/>
      <text:p text:style-name="P1">“Lia!”</text:p>
      <text:p text:style-name="P1"/>
      <text:p text:style-name="P1">She was young again, running through a field of flowers, her younger sister following her. They were both wearing heavy coats, exposing a chill that Will himself couldn’t feel. </text:p>
      <text:p text:style-name="P1"/>
      <text:p text:style-name="P1"><text:soft-page-break/>Lia came to a stop, and looked around. He eyes suddenly trained on the spot that he was, and she frowned.</text:p>
      <text:p text:style-name="P1"/>
      <text:p text:style-name="P1">“What?” he sister whined, and then punched Lia on the shoulder.</text:p>
      <text:p text:style-name="P1"/>
      <text:p text:style-name="P1">“Ow!” Lia shoved her back. “Do you see that?” She pointed at Will.</text:p>
      <text:p text:style-name="P1"/>
      <text:p text:style-name="P1">“Uh. No. Duuh-eeee. There’s nothing there.” Her sister rolled her eyes grandly and started running off. “Come on, you’re <text:span text:style-name="T1">sooooo</text:span> stupid.” Lia frowned and went running after her, but not before staring at the spot where Will was standing for a while longer.</text:p>
      <text:p text:style-name="P1"/>
      <text:p text:style-name="P1">---</text:p>
      <text:p text:style-name="P1"/>
      <text:p text:style-name="P1">“I’m homesick,” was Will’s grand proclamation that day. It got no responses whatsoever. He wanted to be back on the surface, and the fields that he could see swaying in his mind’s eye whenever he went to sleep beckoned him. He wanted to go out and stroke that grass, climb those trees. In the very least, he wished that Lia was still alive, so that he would have some connection to the life that he used to lead.</text:p>
      <text:p text:style-name="P1"/>
      <text:p text:style-name="P1">---</text:p>
      <text:p text:style-name="P1"/>
      <text:p text:style-name="P1">There were still symbols floating around in the back of his mind, that he couldn’t make out. He couldn’t say them, either. He wanted to know, he wanted to wrap his hands around them and force them to become clear to him. It was so frustrating that he spent a half-hour throwing rocks at the wall of the caves. He felt like his entire life was falling apart--not for the first time, he noted. He had the same thing about a dozen times in the past month or so, but now...</text:p>
      <text:p text:style-name="P1"/>
      <text:p text:style-name="P1">He felt like he was going to die.</text:p>
      <text:p text:style-name="P1"/>
      <text:p text:style-name="P1">“It’s very likely,” the commander said. “Unless you can manage to magic us up some digging tools, I think it’s probably safe to say that we’re not going to survive this.”</text:p>
      <text:p text:style-name="P1"/>
      <text:p text:style-name="P1">“And I’m not going to live on in any way,” Will said, with a distant sound to his voice.”</text:p>
      <text:p text:style-name="P1"/>
      <text:p text:style-name="P1">“Indeed.” The commander nodded vaguely, and stared off into the distance. They were resting again; the further on they walked, the more they rested, and the longer that they did so. Apparently there were limits, even for spirits.</text:p>
      <text:p text:style-name="P1"/>
      <text:p text:style-name="P1">“It’s interesting the way you push on,” Will noted.<text:line-break/></text:p>
      <text:p text:style-name="P1">“We have no other choice.”</text:p>
      <text:p text:style-name="P1"/>
      <text:p text:style-name="P1">There were spirits laying around, napping.</text:p>
      <text:p text:style-name="P1"/>
      <text:p text:style-name="P1"><text:soft-page-break/>“Sleep must be strange for you guys.”</text:p>
      <text:p text:style-name="P1"/>
      <text:p text:style-name="P1">“We adjust, as much as necessary.” She looked tired, haggard.</text:p>
      <text:p text:style-name="P1"/>
      <text:p text:style-name="P1">“You know, if we weren’t stuck in these tunnels, I would ask you out, I think.”</text:p>
      <text:p text:style-name="P1"/>
      <text:p text:style-name="P1">“I do not understand...?”</text:p>
      <text:p text:style-name="P1"/>
      <text:p text:style-name="P1">“It’s an indication of romantic interest.”</text:p>
      <text:p text:style-name="P1"/>
      <text:p text:style-name="P1">“I still don’t understand.”</text:p>
      <text:p text:style-name="P1"/>
      <text:p text:style-name="P1">Will sighed. “And you probably won’t. Uh... humans tend to form pair bondings, generally speaking for the intent of having children, but there are variations.”</text:p>
      <text:p text:style-name="P1"/>
      <text:p text:style-name="P1">“We don’t pair bond.”</text:p>
      <text:p text:style-name="P1"/>
      <text:p text:style-name="P1">“I know. And we’re going to die anyways, so it’s a really useless sentiment. But, in short, I like how you operate. Plus, you’re the only one willing to talk to me out of this group.”</text:p>
      <text:p text:style-name="P1"/>
      <text:p text:style-name="P1">“We don’t really talk all that much.”</text:p>
      <text:p text:style-name="P1"/>
      <text:p text:style-name="P1">“I noticed.”</text:p>
      <text:p text:style-name="P1"/>
      <text:p text:style-name="P1">---</text:p>
      <text:p text:style-name="P1"/>
      <text:p text:style-name="P1">The images were starting to get more vivid. And Lia was noticing him.</text:p>
      <text:p text:style-name="P1"/>
      <text:p text:style-name="P1">They were standing in his old office, in the anteroom. Lia was fidgeting nervously, and there he was, in his office, waiting patiently at his desk. Will stared at himself for a long time, almost as if time had stopped. He looked so different, he felt so different.</text:p>
      <text:p text:style-name="P1"/>
      <text:p text:style-name="P1">He walked into the office, and there were parts of the office that were blurred out, according to what Lia could see, he supposed. Will sat in the chair across the desk, and his past self was frozen in place. Will leaned forward and noticed the hands, folded, in front of him. Will reached out and placed his blackened hand on his past self’s pristine versions. It made him feel sick.</text:p>
      <text:p text:style-name="P1"/>
      <text:p text:style-name="P1">“You’re going to hate yourself, in a bit,” Will told his past self, even though he couldn’t even hear it. Hell, it wasn’t even his memory; it was Lia’s memory. </text:p>
      <text:p text:style-name="P1"/>
      <text:p text:style-name="P1">Will looked around the office. It felt so distant and surreal, all this... stuff. This prestige. This business. All of it. But he supposed that all of that did kind of fade away as you died.</text:p>
      <text:p text:style-name="P1"/>
      <text:p text:style-name="P1"><text:soft-page-break/>He found it a bit funny, that as he was dying, he was reliving Lia’s life, not his own. His death had been hijacked by another. And, yet, he couldn’t really be bothered. Maybe he had reached some kind of inner peace, but he had always thought that inner peace was obtained by years meditating in the mountains. But maybe all it needed was dying.</text:p>
      <text:p text:style-name="P1"/>
      <text:p text:style-name="P1">He turned around, to look at Lia, nervous, afraid, standing in front of the door. Suddenly, she moved. Her eyes focused on him, and then on the past self, and then, startled, back at him. Her eyes widened, and she looked about to run. Will wasn’t terribly surprised. His black skin and tattered and dirtied clothes probably made for a frightening visage. On top of that, he appeared out of nowhere.</text:p>
      <text:p text:style-name="P1"/>
      <text:p text:style-name="P1">“No, wait.” He held out his hands defensively. Lia hesitated, and then gave him an odd look-over.</text:p>
      <text:p text:style-name="P1"/>
      <text:p text:style-name="P1">“Who--what--are you?” she asked, but her guard lowered a little bit.</text:p>
      <text:p text:style-name="P1"/>
      <text:p text:style-name="P1">“I’m, uh...” Will flustered for a moment. “I am a... well... let’s call me a ghost.”</text:p>
      <text:p text:style-name="P1"/>
      <text:p text:style-name="P1">“A ghost.”</text:p>
      <text:p text:style-name="P1"/>
      <text:p text:style-name="P1">“From the future.”</text:p>
      <text:p text:style-name="P1"/>
      <text:p text:style-name="P1">“Uh... don’t people have to be... dead... to have ghosts?” An alarmed look passed over her face and she glanced past him at his frozen doppelganger.</text:p>
      <text:p text:style-name="P1"/>
      <text:p text:style-name="P1">“I, er... it’s a long story.”</text:p>
      <text:p text:style-name="P1"/>
      <text:p text:style-name="P1">“Oh. So, if you’re from the future, then... what’s happened in the future? Do I get this job?”</text:p>
      <text:p text:style-name="P1"/>
      <text:p text:style-name="P1">“Well, it’s complicated, and I really shouldn’t tell you because...” Will shook his head. “But I’m not actually in the past.”</text:p>
      <text:p text:style-name="P1"/>
      <text:p text:style-name="P1">“What do you mean?”</text:p>
      <text:p text:style-name="P1"/>
      <text:p text:style-name="P1">“You’re a figment of my imagination.”</text:p>
      <text:p text:style-name="P1"/>
      <text:p text:style-name="P1">“<text:span text:style-name="T1">Real</text:span><text:span text:style-name="T1">-</text:span><text:span text:style-name="T1">y</text:span>,” Lia enunciated heavily.</text:p>
      <text:p text:style-name="P1"/>
      <text:p text:style-name="P1">“Yes. You’re dead.”</text:p>
      <text:p text:style-name="P1"/>
      <text:p text:style-name="P1">Lia barked a laugh. “Oh, really. I die in the future? How far into the future?”</text:p>
      <text:p text:style-name="P1"/>
      <text:p text:style-name="P1">“The days all kind of bleed together now, but... a month? That seems like a fair guess.”</text:p>
      <text:p text:style-name="P1"/>
      <text:p text:style-name="P1"><text:soft-page-break/>“I die... a month in the future.”</text:p>
      <text:p text:style-name="P1"/>
      <text:p text:style-name="P1">“Yes.”</text:p>
      <text:p text:style-name="P1"/>
      <text:p text:style-name="P1">“I’m dead... now?”</text:p>
      <text:p text:style-name="P1"/>
      <text:p text:style-name="P1">“Yes.”</text:p>
      <text:p text:style-name="P1"/>
      <text:p text:style-name="P1">“Then how am I talking to you?”</text:p>
      <text:p text:style-name="P1"/>
      <text:p text:style-name="P1">“I don’t really know. I’m dying, too, I’m sure. I’ve been having vivid dreams--this is one of them.”</text:p>
      <text:p text:style-name="P1"/>
      <text:p text:style-name="P1">“I’m not dreaming.”</text:p>
      <text:p text:style-name="P1"/>
      <text:p text:style-name="P1">“But isn’t this a strange situation?” Will spread out his arms and indicated around him. “You’re about to go into a meeting and a ghost of your possible future employer is talking to you.”</text:p>
      <text:p text:style-name="P1"/>
      <text:p text:style-name="P1">She bit her lip and looked at his frozen doppelganger.</text:p>
      <text:p text:style-name="P1"/>
      <text:p text:style-name="P1">“But I can’t just be...” she started.</text:p>
      <text:p text:style-name="P1"/>
      <text:p text:style-name="P1">“Instead of living my own memories, I’ve been living yours,” Will continued. “I’ve seen you grow up. I’ve seen you--and your mother and sister, and the way that she raised you, and the way that you had lived.”</text:p>
      <text:p text:style-name="P1"/>
      <text:p text:style-name="P1">Lia slid down into the chair next to the desk and buried her hands in her hair. </text:p>
      <text:p text:style-name="P1"/>
      <text:p text:style-name="P1">“Lia, I’m...”</text:p>
      <text:p text:style-name="P1"/>
      <text:p text:style-name="P1">“That’s not your information to know!” she yelled, pointing her finger at him. “You have no right to that!”</text:p>
      <text:p text:style-name="P1"/>
      <text:p text:style-name="P1">“Yes, I do.”</text:p>
      <text:p text:style-name="P1"/>
      <text:p text:style-name="P1">“Under what grounds?”</text:p>
      <text:p text:style-name="P1"/>
      <text:p text:style-name="P1">“You’ve told me.”</text:p>
      <text:p text:style-name="P1"/>
      <text:p text:style-name="P1">“No I haven’t!”</text:p>
      <text:p text:style-name="P1"/>
      <text:p text:style-name="P1">“Lia!” Will knelt down in front of her and grabbed her wrists. “I’ve seen all that you can do, all that you could have become--”</text:p>
      <text:p text:style-name="P1"/>
      <text:p text:style-name="P1">“And then I die.”</text:p>
      <text:p text:style-name="P1"><text:soft-page-break/></text:p>
      <text:p text:style-name="P1">Will didn’t nod. He didn’t know how to respond to that.</text:p>
      <text:p text:style-name="P1"/>
      <text:p text:style-name="P1">“So it’s all useless and pointless?”</text:p>
      <text:p text:style-name="P1"/>
      <text:p text:style-name="P1">“No--”</text:p>
      <text:p text:style-name="P1"/>
      <text:p text:style-name="P1">“What, so what’s the point, then?”</text:p>
      <text:p text:style-name="P1"/>
      <text:p text:style-name="P1">“I’ve seen it, I’ve seen your life, I’ll remember...”</text:p>
      <text:p text:style-name="P1"/>
      <text:p text:style-name="P1">Lia looked him over, incredibly creeped out. Bad thing to say. It was a little strange, as he seemed as though he knew her pretty well, but here she was, barely aware of what he really looked like.</text:p>
      <text:p text:style-name="P1"/>
      <text:p text:style-name="P1">“...Nevermind, that sounded a little strange.”</text:p>
      <text:p text:style-name="P1"/>
      <text:p text:style-name="P1">“What... happens?”</text:p>
      <text:p text:style-name="P1"/>
      <text:p text:style-name="P1">“A lot of stuff. It’s... a bit too much to go into. And, well...” He glanced around. “I’m probably going to wake up long before I get too far into the story.”</text:p>
      <text:p text:style-name="P1"/>
      <text:p text:style-name="P1">“I don’t like that I’m a figment of your imagination.”</text:p>
      <text:p text:style-name="P1"/>
      <text:p text:style-name="P1">“It’s okay. I don’t like that I’m going to die.”</text:p>
      <text:p text:style-name="P1"/>
      <text:p text:style-name="P1">“How do I know that I’m not completely a figment of your imagination?”</text:p>
      <text:p text:style-name="P1"/>
      <text:p text:style-name="P1">“Because I know--knew--you in real life. If you’re a figment of my imagination, then I’m... wow, I don’t even know.” Will sighed.</text:p>
      <text:p text:style-name="P1"/>
      <text:p text:style-name="P1">“So I don’t get the story of...” Lia gestured around her face. Will looked down at his hands.</text:p>
      <text:p text:style-name="P1"/>
      <text:p text:style-name="P1">“You will. Soon. In the next couple of hours, perhaps.” The world started shaking; Will looked around wildly. Lia didn’t seem to notice.</text:p>
      <text:p text:style-name="P1"/>
      <text:p text:style-name="P1">“What?” Lia asked.</text:p>
      <text:p text:style-name="P1"/>
      <text:p text:style-name="P1">“I think I might be waking up,” Will said. Lia frowned.</text:p>
      <text:p text:style-name="P1"/>
      <text:p text:style-name="P1">---</text:p>
      <text:p text:style-name="P1"/>
      <text:p text:style-name="P1">“I’m tired of being here,” Will said.</text:p>
      <text:p text:style-name="P1"/>
      <text:p text:style-name="P1"><text:soft-page-break/>“I think we’re stuck, private,” the commander said. She was leaning backwards over a rock; they had not moved that day (day?) as everyone was too tired, too dehydrated. Not enough sleep. No food.</text:p>
      <text:p text:style-name="P1"/>
      <text:p text:style-name="P1">The commander was starting to get a little woozy and unconscious; she had started referring to everyone as private, even though there were, in fact, no privates in her platoon.</text:p>
      <text:p text:style-name="P1"/>
      <text:p text:style-name="P1">“I’m tired of being here,” Will repeated. The commander tilted her head in his direction, and tried again: “I think we’re...” She drifted off. </text:p>
      <text:p text:style-name="P1"/>
      <text:p text:style-name="P1">Will thought that she would be so pretty if she was more conscious and less dying, which was strange to him, because she wasn’t even really female. But now was not really the time to be upset about his sexuality; he was kind of dying.</text:p>
      <text:p text:style-name="P1"/>
      <text:p text:style-name="P1">He closed his eyes and tried to imagine what it was like to have those words float in front of him, but they didn’t come. He tried to remember what the words were, what they were shaped like, there were circles... and squiggles, and...</text:p>
      <text:p text:style-name="P1"/>
      <text:p text:style-name="P1">---</text:p>
      <text:p text:style-name="P1"/>
      <text:p text:style-name="P1">He walked around the tree, examining it from every angle. He was being followed by a large spirit, who was watching him instead of the tree.</text:p>
      <text:p text:style-name="P1"/>
      <text:p text:style-name="P1">Will came to a stop, and looked around.</text:p>
      <text:p text:style-name="P1"/>
      <text:p text:style-name="P1">“How did...”</text:p>
      <text:p text:style-name="P1"/>
      <text:p text:style-name="P1">He stared at the spirit; he didn’t recognize him. </text:p>
      <text:p text:style-name="P1"/>
      <text:p text:style-name="P1">“Who are you?”</text:p>
      <text:p text:style-name="P1"/>
      <text:p text:style-name="P1">“Endermannd?” the spirit replied. Will looked him over.</text:p>
      <text:p text:style-name="P1"/>
      <text:p text:style-name="P1">“How did I get here?”</text:p>
      <text:p text:style-name="P1"/>
      <text:p text:style-name="P1">“I don’t know. I don’t know who you are.”</text:p>
      <text:p text:style-name="P1"/>
      <text:p text:style-name="P1">“Oh.” Will frowned. “But, what, you’re...” Will looked down at his hands. “Oh for the love of--”</text:p>
      <text:p text:style-name="P1"/>
      <text:p text:style-name="P1">“How are you--”</text:p>
      <text:p text:style-name="P1"/>
      <text:p text:style-name="P1">“NO, you tell ME what’s going on!” Will jabbed a finger in his face. “I am SICK and TIRED of getting pushed around by <text:span text:style-name="T1">you</text:span>, by this <text:span text:style-name="T1">fucking</text:span><text:span text:style-name="T1"> </text:span><text:span text:style-name="T1">race</text:span> of <text:span text:style-name="T1">fucking</text:span><text:span text:style-name="T1"> </text:span><text:span text:style-name="T1">demons</text:span>, I’m tired of being <text:soft-page-break/>manipulated, and forced into doing things, and being...” He waved his hands. “Being CHANGED without my will! <text:span text:style-name="T1">You</text:span> tell <text:span text:style-name="T1">me</text:span>, Endermannd!”</text:p>
      <text:p text:style-name="P1"/>
      <text:p text:style-name="P1">Endermannd looked taken aback.</text:p>
      <text:p text:style-name="P1"/>
      <text:p text:style-name="P1">"What they hell did you do to this city, anyways?" Will said, his voice still loud. "What did you do to this city, why did you lock it away from the human world?"</text:p>
      <text:p text:style-name="P1"/>
      <text:p text:style-name="P1">Now Endermannd looked pissed. "How did you know about that?"</text:p>
      <text:p text:style-name="P1"/>
      <text:p text:style-name="P1">"Know about it? Are you kidding? You're in my fucking *head*, of course I knew about it! It's like we sat down in front of a mother fucking fire and shared all of our fucking little secrets."</text:p>
      <text:p text:style-name="P1"/>
      <text:p text:style-name="P1">Endermannd grabbed the front of Will's shirt.</text:p>
      <text:p text:style-name="P1"/>
      <text:p text:style-name="P1">"Oh, I'm intimidated," Will said flatly. "I'm about to die and the demon that's tried to take over my brain is about to kill me. I'm sooo upset."</text:p>
      <text:p text:style-name="P1"/>
      <text:p text:style-name="P1">Endermannd, confused, put Will back down. "Who are you," he asked, "and how did you know about..." Endermannd waved a hand.</text:p>
      <text:p text:style-name="P1"/>
      <text:p text:style-name="P1">"Because you're in my head." Will jabbed at his temple.</text:p>
      <text:p text:style-name="P1"/>
      <text:p text:style-name="P1">"What do you mean?"</text:p>
      <text:p text:style-name="P1"/>
      <text:p text:style-name="P1">"What do you--" Will growled loudly. "Am I in the past again? Is this what it is? What year is it?"</text:p>
      <text:p text:style-name="P1"/>
      <text:p text:style-name="P1">"To humans? It's the year of the Lord Christ 1340."</text:p>
      <text:p text:style-name="P1"/>
      <text:p text:style-name="P1">"Thirteen..." Will sighed. "I'm from the year 2012. I'm guessing. I'm not even sure any more, when I am. Where I am."</text:p>
      <text:p text:style-name="P1"/>
      <text:p text:style-name="P1">"You're from the future."</text:p>
      <text:p text:style-name="P1"/>
      <text:p text:style-name="P1">Will threw his hands up. "Sure, that works. I'm *from the future*. That doesn't really explain why I'm seeing *you*, *here*."</text:p>
      <text:p text:style-name="P1"/>
      <text:p text:style-name="P1">"And this is after I've sealed the entrance to the human world."</text:p>
      <text:p text:style-name="P1"/>
      <text:p text:style-name="P1">"After you've sealed the entrance, and after another spirit unsealed it."</text:p>
      <text:p text:style-name="P1"/>
      <text:p text:style-name="P1">"Another spirit? Who?"</text:p>
      <text:p text:style-name="P1"/>
      <text:p text:style-name="P1">"One name Didi."</text:p>
      <text:p text:style-name="P1"><text:soft-page-break/></text:p>
      <text:p text:style-name="P1">Endermannd took a deep breath. "She'd been the one most against the plan. She didn't want to come with me, but she didn't want to die, either. So she did. Almost immediately she wanted to unseal the door. So she does manage it?"</text:p>
      <text:p text:style-name="P1"/>
      <text:p text:style-name="P1">"Yeah, several hundred years later."</text:p>
      <text:p text:style-name="P1"/>
      <text:p text:style-name="P1">Endermannd took a deep breath. "And I don't stop her?"</text:p>
      <text:p text:style-name="P1"/>
      <text:p text:style-name="P1">Will shook his head and shrugged. "We don't really know where you are. You started having kids with humans, and several centuries later I'm born with a severe anger disorder and *you* taking up residence in my head." Will jabbed a finger in Endermannd's face. "I've been fucking institutionalized because of you. Do you know what that's fucking like?"</text:p>
      <text:p text:style-name="P1"/>
      <text:p text:style-name="P1">"I'm in your head?"</text:p>
      <text:p text:style-name="P1"/>
      <text:p text:style-name="P1">"Yes, and no, I don't know how that works." Will sighed. "But, I don't know, I guess it doesn't really matter any more because I'm about to die, and--" Will froze. "Wait, you know the words, right?"</text:p>
      <text:p text:style-name="P1"/>
      <text:p text:style-name="P1">"The language?" </text:p>
      <text:p text:style-name="P1"/>
      <text:p text:style-name="P1">"Yes, and you can teach me?"</text:p>
      <text:p text:style-name="P1"/>
      <text:p text:style-name="P1">"Not before I have to go, no."</text:p>
      <text:p text:style-name="P1"/>
      <text:p text:style-name="P1">"No, I mean... I trapped in a cave, with a platoon of your people, and we're starving to death, we're *dying*, and I want to get me and them out of there. Do you know what I would have to do to do it?"</text:p>
      <text:p text:style-name="P1"/>
      <text:p text:style-name="P1">Endermannd frowned. "What cave?"</text:p>
      <text:p text:style-name="P1"/>
      <text:p text:style-name="P1">"There's a cave system that runs underneath the train tunnel."</text:p>
      <text:p text:style-name="P1"/>
      <text:p text:style-name="P1">"Really."</text:p>
      <text:p text:style-name="P1"/>
      <text:p text:style-name="P1">"Yes."</text:p>
      <text:p text:style-name="P1"/>
      <text:p text:style-name="P1">"How extensive is this cave system?"</text:p>
      <text:p text:style-name="P1"/>
      <text:p text:style-name="P1">Will shrugged. "We've been roaming around there for a couple days now, I don't know how long, and we haven't found a way out. No one in the platoon knows about it or how to get out. They've been mapping it as we've gone along, but we don't know where it's came from, or how to get <text:soft-page-break/>out. I want to just get a way to... I don't know, blast out of it, or transport us out, or just... *something* that would allow us to get free and, well, not *die*."</text:p>
      <text:p text:style-name="P1"/>
      <text:p text:style-name="P1">Endermannd frowned again and knelt down in the dirt, and started drawing symbols in the dirt. "I would have to study the symbols in particular to get you out in a way that I know would help, but this is the best I can do."</text:p>
      <text:p text:style-name="P1"/>
      <text:p text:style-name="P1">Will stared hard at the symbols. "What will they do?"</text:p>
      <text:p text:style-name="P1"/>
      <text:p text:style-name="P1">"They will transport you to the entrance of the tunnel." Endermannd gave him a very severe look. "Make sure everyone is really close to you before you say any of the words, or they will be left behind."</text:p>
      <text:p text:style-name="P1"/>
      <text:p text:style-name="P1">Will nodded.</text:p>
      <text:p text:style-name="P1"/>
      <text:p text:style-name="P1">"I guess you have to go now."</text:p>
      <text:p text:style-name="P1"/>
      <text:p text:style-name="P1">Will shook his head. "I don't want to die."</text:p>
      <text:p text:style-name="P1"/>
      <text:p text:style-name="P1">Everything shimmered out of existence.</text:p>
      <text:p text:style-name="P1"/>
      <text:p text:style-name="P1">---</text:p>
      <text:p text:style-name="P1"/>
      <text:p text:style-name="P1">Will looked around. </text:p>
      <text:p text:style-name="P1"/>
      <text:p text:style-name="P1">"I know how to get us out."</text:p>
      <text:p text:style-name="P1"/>
      <text:p text:style-name="P1">---</text:p>
      <text:p text:style-name="P1"/>
      <text:p text:style-name="P1">The world shimmered around them, and then another reality started coming into focus around them. Will looked around. It was the entrance to the train tunnel, just like Endermannd had said. On one end was the wall of lava, and on the other--</text:p>
      <text:p text:style-name="P1"/>
      <text:p text:style-name="P1">"The door is closed!" the commander yelled out. She scrambled to her feet and slammed her fists against the metal. She whirled towards Will. "What the hell did you do?"</text:p>
      <text:p text:style-name="P1"/>
      <text:p text:style-name="P1">"I... I don't know!" Will held up his hands in defense. "I saw a vision of Endermannd, and he gave me the words to say to save us--"</text:p>
      <text:p text:style-name="P1"/>
      <text:p text:style-name="P1">"He gave you the words to seal up the door again!" The commander slapped Will. "Now we're trapped! We're cut off from our city!"</text:p>
      <text:p text:style-name="P1"/>
      <text:p text:style-name="P1">"It's not my fault!"</text:p>
      <text:p text:style-name="P1"/>
      <text:p text:style-name="P1"><text:soft-page-break/>"Of course it's your fault; you should have known that such a betrayer such as Endermannd would do such a thing to us!"</text:p>
      <text:p text:style-name="P1"/>
      <text:p text:style-name="P1">"No, I--" Will sighed. The rest of the soldiers were glaring at him. It made his skin roil. He had just saved all their fucking lives, and they were getting irritated at them. "You know what? Fuck you guys, I'm heading back up, to my real life, where I'm supposed to be. Fuck all of you, and fuck Endermannd, and fuck your city." He spat on the ground, and headed to the wall of lava.</text:p>
      <text:p text:style-name="P1"/>
      <text:p text:style-name="P1">"No, wait--"</text:p>
      <text:p text:style-name="P1"/>
      <text:p text:style-name="P1">"No, you guys just fuck off. I've been wanting to get back to my real life, and you're getting in my way. I don't care what happens to you guys, you obviously deserve it." He entered the wall of lava, his hand clenched hard on the metal chain still wrapped around his neck.</text:p>
      <text:p text:style-name="P1"/>
      <text:p text:style-name="P1">He paused at the other end of the lava lake. A couple more spirits had followed him out, climbing out on the other side.</text:p>
      <text:p text:style-name="P1"/>
      <text:p text:style-name="P1">"What the fuck do you guys want?" Will demanded. The commander was among them.</text:p>
      <text:p text:style-name="P1"/>
      <text:p text:style-name="P1">"You brought us here, the least you could do is help us."</text:p>
      <text:p text:style-name="P1"/>
      <text:p text:style-name="P1">"No, I'm done helping you."</text:p>
      <text:p text:style-name="P1"/>
      <text:p text:style-name="P1">"You've been taking our food and water, and then you locked us out of our own city, and you can't even be bothered to help us once everything starts messing up for us and working out in your favor? It's your job to help us now that you've screwed us over."</text:p>
      <text:p text:style-name="P1"/>
      <text:p text:style-name="P1">Will wanted to punch her, and had to hold himself back from doing so, from some stupid hang-up about punching a girl, but then remembered that she wasn’t really a female, and it was completely okay to punch her if he wished.</text:p>
      <text:p text:style-name="P1"/>
      <text:p text:style-name="P1">"Well... fine," Will growled. "I...." He sighed. "Do whatever you want."</text:p>
      <text:p text:style-name="P1"/>
      <text:p text:style-name="P1">"Take us with you."</text:p>
      <text:p text:style-name="P1"/>
      <text:p text:style-name="P1">"I can't really do that. One of us can sneak by, but not all of us. They're rebuilding a building up there that's been destroyed...." He paused momentarily, thinking. But that was a couple days ago, at least. He tried to piece together the last week or so, but he couldn't figure out just how long it's been since the last time he was up in the human world. He shrugged and started walking up. The spirits followed him.</text:p>
      <text:p text:style-name="P1"/>
      <text:p text:style-name="P1">They reached the top of the tunnel, and came to a halt. There was a shadow there. Symbols started appearing in front of Will's vision.</text:p>
      <text:p text:style-name="P1"/>
      <text:p text:style-name="P1"><text:soft-page-break/>"No, wait, hold up, where did you guys come from?" the shadow asked, pointing at each of them. Everyone was visibly a little shocked.</text:p>
      <text:p text:style-name="P1"/>
      <text:p text:style-name="P1">"Who are you," the commander asked, stepping forward and aiming her weapon. "We can take you out in a heartbeat if you don't answer."</text:p>
      <text:p text:style-name="P1"/>
      <text:p text:style-name="P1">"Is the door open down there?"</text:p>
      <text:p text:style-name="P1"/>
      <text:p text:style-name="P1">"We asked first."</text:p>
      <text:p text:style-name="P1"/>
      <text:p text:style-name="P1">Will thought that sounded a little immature.</text:p>
      <text:p text:style-name="P1"/>
      <text:p text:style-name="P1">"Woah, woah, take it easy there, chief. I'm not trying to start any issues here, I'm just a doorkeeper."</text:p>
      <text:p text:style-name="P1"/>
      <text:p text:style-name="P1">"A what?"</text:p>
      <text:p text:style-name="P1"/>
      <text:p text:style-name="P1">"I just watch the door here and make sure that people don't make it down there who aren't supposed to. Now, I don't recognize any of you--" He pointed at Will. "Except for you, because you destroyed the pub out there and that was a little rude."</text:p>
      <text:p text:style-name="P1"/>
      <text:p text:style-name="P1">Will frowned at him.</text:p>
      <text:p text:style-name="P1"/>
      <text:p text:style-name="P1">"So you're not from the shadows?"</text:p>
      <text:p text:style-name="P1"/>
      <text:p text:style-name="P1">"No, man! I mean, I am one, obviously, but, no, I'm not here to fuck shit up. I just watch the door and make sure no humans get by." He glared at Will. "Unless they start blowing things up. *Which they shouldn't have...*"</text:p>
      <text:p text:style-name="P1"/>
      <text:p text:style-name="P1">"Alright, then, let us through."</text:p>
      <text:p text:style-name="P1"/>
      <text:p text:style-name="P1">"No, now wait a second, I don't know who you guys are. I have no obligation to let you through. You could be coming through to destroy the human world, and I can't let you do that."</text:p>
      <text:p text:style-name="P1"/>
      <text:p text:style-name="P1">The commander sighed loudly. "The door was open long enough for us to get through, and then it was shut again, without our influence." The commander glared at Will. Will shrugged standoffishly. "We're not here to blow up the human realm. We're here to recoop from a rather arduous couple of days where we were lost underground. We just want some food and water."</text:p>
      <text:p text:style-name="P1"/>
      <text:p text:style-name="P1">"And some decent sleep!" one of the soldiers cried out.</text:p>
      <text:p text:style-name="P1"/>
      <text:p text:style-name="P1">"Quiet!" the commander snapped at them.</text:p>
      <text:p text:style-name="P1"/>
      <text:p text:style-name="P1"><text:soft-page-break/>The shadow hemmed and hawed a little bit. "So none of you have been out in the human world before?"</text:p>
      <text:p text:style-name="P1"/>
      <text:p text:style-name="P1">The all shook their heads, except for Will.</text:p>
      <text:p text:style-name="P1"/>
      <text:p text:style-name="P1">"Okay, now, this is really important: there's a barrier on the other side that will disguise you guys as humans. You'll keep the same clothes, but you will look more like humans."</text:p>
      <text:p text:style-name="P1"/>
      <text:p text:style-name="P1">"How does it work?" the commander asked.</text:p>
      <text:p text:style-name="P1"/>
      <text:p text:style-name="P1">"I don't know. Ask Endermannd, wherever the fucker may be." </text:p>
      <text:p text:style-name="P1"/>
      <text:p text:style-name="P1">The commander glared at Will. Again. Will sighed loudly at her.</text:p>
      <text:p text:style-name="P1"/>
      <text:p text:style-name="P1">"Alright. Troops?"</text:p>
      <text:p text:style-name="P1"/>
      <text:p text:style-name="P1">"Wait a minute," one of the soldiers interrupted. "You said you're a doorkeeper?"</text:p>
      <text:p text:style-name="P1"/>
      <text:p text:style-name="P1">"Yup."</text:p>
      <text:p text:style-name="P1"/>
      <text:p text:style-name="P1">"How do we get back through?"</text:p>
      <text:p text:style-name="P1"/>
      <text:p text:style-name="P1">"There's a password."</text:p>
      <text:p text:style-name="P1"/>
      <text:p text:style-name="P1">"And what is that password?"</text:p>
      <text:p text:style-name="P1"/>
      <text:p text:style-name="P1">The shadow glared at them (or so they figured) and sighed loudly, before giving it to them. The commander pulled out a piece of paper and wrote it down. Will glanced over her shoulder and committed the symbols to memory. Even if he didn't know what they meant, he could still use the knowledge to get back down.</text:p>
      <text:p text:style-name="P1"/>
      <text:p text:style-name="P1">The walked through the door.</text:p>
      <text:p text:style-name="P1"/>
      <text:p text:style-name="P1">The barrier looked really obvious from this end, Will noted. It was like a shimmering gold curtain in front of them, hiding the other side of the room. Will put his hand up to it, and it shimmered and waved, like water.</text:p>
      <text:p text:style-name="P1"/>
      <text:p text:style-name="P1">"I don't think I trust it," one of the soldiers said.</text:p>
      <text:p text:style-name="P1"/>
      <text:p text:style-name="P1">"That's pretty irrelevant. We don't really have any choice," the commander replied. She looked at Will. "You go first."</text:p>
      <text:p text:style-name="P1"/>
      <text:p text:style-name="P1">Will took a deep breath and stepped through the curtain.</text:p>
      <text:p text:style-name="P1"/>
      <text:p text:style-name="P1"><text:soft-page-break/>On the other side, nothing changed. He looked down at his hand; they were still black at some parts. He sighed loudly; so much for trying to hide how much of a freak he'd turned into. He gestured to the spirits to come on through. The commander puffed herself and walked through.</text:p>
      <text:p text:style-name="P1"/>
      <text:p text:style-name="P1">Will groaned as the disguise settled about her. Turning her into a guy.</text:p>
      <text:p text:style-name="P1"/>
      <text:p text:style-name="P1">"Goddammit," Will muttered.</text:p>
      <text:p text:style-name="P1"/>
      <text:p text:style-name="P1">"What?" the commander said, looking down at her--his?--pale skin. "This is interesting. It really feels like skin." She--He--shifted, and froze, and stared down.</text:p>
      <text:p text:style-name="P1"/>
      <text:p text:style-name="P1">"Oh my *god*," Will whined and leaned against the wall.</text:p>
      <text:p text:style-name="P1"/>
      <text:p text:style-name="P1">"Humans are very strange."</text:p>
      <text:p text:style-name="P1"/>
      <text:p text:style-name="P1">Other soldiers started coming through the curtain. After they were all through, they were a ragtag group of less than a dozen people, still dressed in battle fatigues. And one guy with a bad tattoo job.</text:p>
      <text:p text:style-name="P1"/>
      <text:p text:style-name="P1">"Alright, come on," Will gestured. "I've got a place we can stay."</text:p>
      <text:p text:style-name="P1"/>
      <text:p text:style-name="P1">---</text:p>
      <text:p text:style-name="P1"/>
      <text:p text:style-name="P1">The bus was an interesting experience, the subway even worse. Will had to stop by his bank and argue with a teller before she would hand over a couple thousand dollars worth of cash so that they could get back to his house.</text:p>
      <text:p text:style-name="P1"/>
      <text:p text:style-name="P1">His house, the grand ole' mansion sitting outside the city, looked like it hadn't been a day since the last time he had stepped foot in it. Of course, that's what maids and gardeners were for. He couldn't be bothered to clean up after himself; he usually had way too much work to do.</text:p>
      <text:p text:style-name="P1"/>
      <text:p text:style-name="P1">The spirits were enthralled with the place, looking around with shock and dripping dirt all over the place. Will couldn't be arsed to be bothered, but it riled him up a bit more when it turned out there wasn't any fresh food in the house. So that meant that he had to order several hundred dollars worth of pizza. The spirits loved the pizza, ate themselves stupid, and passed out on the living room floor.</text:p>
      <text:p text:style-name="P1"/>
      <text:p text:style-name="P1">Will was standing out on a balcony up on the second floor; he could hear the spirits riotously running out the house. He had decided that it wasn't a terrible idea to give them a little bit of his liquor out of his strangely expanding liquor cabinet. The took to the vodka and whiskey with ablomp, and he watched them run around outside for a bit before heading inside and quieting the fuck down. Thankfully, he hadn't shown them the television or they may have lost their minds.</text:p>
      <text:p text:style-name="P1"/>
      <text:p text:style-name="P1"><text:soft-page-break/>Will stood outside on the balcony with a martini in a short glass, stirring it idly and sipping. He was out there for maybe an hour, staring at the sky, before the commander came up to join him. She was still in her battle fatigues.</text:p>
      <text:p text:style-name="P1"/>
      <text:p text:style-name="P1">"It's so strange looking at you," he said.</text:p>
      <text:p text:style-name="P1"/>
      <text:p text:style-name="P1">"Why?" she replied.</text:p>
      <text:p text:style-name="P1"/>
      <text:p text:style-name="P1">"Because I imagined you as female."</text:p>
      <text:p text:style-name="P1"/>
      <text:p text:style-name="P1">"Am I not?"</text:p>
      <text:p text:style-name="P1"/>
      <text:p text:style-name="P1">"No, female's a sex. Your disguise is male."</text:p>
      <text:p text:style-name="P1"/>
      <text:p text:style-name="P1">"Ah." She looked down at herself. "Does this bother you?"</text:p>
      <text:p text:style-name="P1"/>
      <text:p text:style-name="P1">"Yeah. Cause I thought you were attractive back before you started looking like a boy."</text:p>
      <text:p text:style-name="P1"/>
      <text:p text:style-name="P1">She gave him a confused look.</text:p>
      <text:p text:style-name="P1"/>
      <text:p text:style-name="P1">"I need to give you a name," he said.</text:p>
      <text:p text:style-name="P1"/>
      <text:p text:style-name="P1">"Why's that?"</text:p>
      <text:p text:style-name="P1"/>
      <text:p text:style-name="P1">"Because I have nothing to call you. I just keep thinking 'commander' in my mind."</text:p>
      <text:p text:style-name="P1"/>
      <text:p text:style-name="P1">"Well, that's what I am."</text:p>
      <text:p text:style-name="P1"/>
      <text:p text:style-name="P1">"But now that you're parading around as a human, you can't have a name like that, especially considering that you're not a commander according to the military here."</text:p>
      <text:p text:style-name="P1"/>
      <text:p text:style-name="P1">"You have a military here?"</text:p>
      <text:p text:style-name="P1"/>
      <text:p text:style-name="P1">"Yes."</text:p>
      <text:p text:style-name="P1"/>
      <text:p text:style-name="P1">"Interesting. So the humans still engage in battles and wars with each other?"</text:p>
      <text:p text:style-name="P1"/>
      <text:p text:style-name="P1">"Yeah. It's probably a little more intense than yours."</text:p>
      <text:p text:style-name="P1"/>
      <text:p text:style-name="P1">"Howso?"</text:p>
      <text:p text:style-name="P1"/>
      <text:p text:style-name="P1">"We've got weapons that can end life on the entire planet."</text:p>
      <text:p text:style-name="P1"/>
      <text:p text:style-name="P1">"How are you planning on doing that? That would take a lot of ammunition."</text:p>
      <text:p text:style-name="P1"><text:soft-page-break/></text:p>
      <text:p text:style-name="P1">"No, I mean... there's one weapon. Detonating that weapon would end all life."</text:p>
      <text:p text:style-name="P1"/>
      <text:p text:style-name="P1">The commander frowned a bit. "A single weapon?"</text:p>
      <text:p text:style-name="P1"/>
      <text:p text:style-name="P1">"Yes."</text:p>
      <text:p text:style-name="P1"/>
      <text:p text:style-name="P1">"I... why would you humans create something like that?"</text:p>
      <text:p text:style-name="P1"/>
      <text:p text:style-name="P1">"Because we like blowing each other up."</text:p>
      <text:p text:style-name="P1"/>
      <text:p text:style-name="P1">"Why?"</text:p>
      <text:p text:style-name="P1"/>
      <text:p text:style-name="P1">Will shrugged. "It's fun, for a lot of people. For a lot of other people, it's sport. Not really in the 'fun' way, per se, but to prove that they're better than others."</text:p>
      <text:p text:style-name="P1"/>
      <text:p text:style-name="P1">"That's so... barbaric. Do you not just fight to defend?"</text:p>
      <text:p text:style-name="P1"/>
      <text:p text:style-name="P1">"No, we fight when there's something another country has and we want it. It happens with you spirits and shadows, too; don't you guys have prime real estate?"</text:p>
      <text:p text:style-name="P1"/>
      <text:p text:style-name="P1">"But we don't--other races fight, sure, but we don't. There's more to us than just fighting."</text:p>
      <text:p text:style-name="P1"/>
      <text:p text:style-name="P1">"You could probably sun humans up as fighters, though." Will shrugged.</text:p>
      <text:p text:style-name="P1"/>
      <text:p text:style-name="P1">"Does it not bother you?"</text:p>
      <text:p text:style-name="P1"/>
      <text:p text:style-name="P1">"Not unless I get drafted, no."</text:p>
      <text:p text:style-name="P1"/>
      <text:p text:style-name="P1">"Drafted?"</text:p>
      <text:p text:style-name="P1"/>
      <text:p text:style-name="P1">"Forced to fight."</text:p>
      <text:p text:style-name="P1"/>
      <text:p text:style-name="P1">"We don't have anything like that."</text:p>
      <text:p text:style-name="P1"/>
      <text:p text:style-name="P1">"We kind of don't, either. We have mostly a volunteer army, but if wartime were to come upon us that we need to get drafted, then the draft would start, but it would be political suicide to do it, so it's kind of like a last resort that we will never use."</text:p>
      <text:p text:style-name="P1"/>
      <text:p text:style-name="P1">The commander shook her head. Will stared at her for a long time, tilting his head back and forth.</text:p>
      <text:p text:style-name="P1"/>
      <text:p text:style-name="P1">"What?" the commander asked.</text:p>
      <text:p text:style-name="P1"/>
      <text:p text:style-name="P1"><text:soft-page-break/>"'Alex'," Will responded.</text:p>
      <text:p text:style-name="P1"/>
      <text:p text:style-name="P1">"What?"</text:p>
      <text:p text:style-name="P1"/>
      <text:p text:style-name="P1">"It's a name."</text:p>
      <text:p text:style-name="P1"/>
      <text:p text:style-name="P1">"For what?"</text:p>
      <text:p text:style-name="P1"/>
      <text:p text:style-name="P1">"For you."</text:p>
      <text:p text:style-name="P1"/>
      <text:p text:style-name="P1">The commander shook her head. "I am not an 'alex'."</text:p>
      <text:p text:style-name="P1"/>
      <text:p text:style-name="P1">"No, I mean... a given name. Like I'm 'Will'. You're Alex now."</text:p>
      <text:p text:style-name="P1"/>
      <text:p text:style-name="P1">"Why?"</text:p>
      <text:p text:style-name="P1"/>
      <text:p text:style-name="P1">"Because it's an androgynous name, and I figured that if you're going to look like a guy, you might as well have a guy name. But you still seem like a girl to me."</text:p>
      <text:p text:style-name="P1"/>
      <text:p text:style-name="P1">The commander--Alex--still looked quite confused.</text:p>
      <text:p text:style-name="P1"/>
      <text:p text:style-name="P1">"Are you going to name all my soldiers as well?"</text:p>
      <text:p text:style-name="P1"/>
      <text:p text:style-name="P1">"Do they want names? Because I will. Or I could get them a name dictionary or something, and they can choose their own names."</text:p>
      <text:p text:style-name="P1"/>
      <text:p text:style-name="P1">"But I don't get to choose mine?"</text:p>
      <text:p text:style-name="P1"/>
      <text:p text:style-name="P1">"Alex is a very strong name. It's like 'king', 'rex', in an old language of ours. Alexander the Conquerer had that name, he was a strong person. I think Alex is a good name for a commander."</text:p>
      <text:p text:style-name="P1"/>
      <text:p text:style-name="P1">Alex shrugged. "If you insist."</text:p>
      <text:p text:style-name="P1"/>
      <text:p text:style-name="P1">Will nodded.</text:p>
      <text:p text:style-name="P1"/>
      <text:p text:style-name="P1">---</text:p>
      <text:p text:style-name="P1"/>
      <text:p text:style-name="P1">He went to sleep at some point in time. He kept on staring at Alex, and it made part of him slightly confused, but might as well go with it, right? Alex locked himself in the bathroom for a bit (the lock under Will's insistence) and checked herself--himself--out.</text:p>
      <text:p text:style-name="P1"/>
      <text:p text:style-name="P1"><text:soft-page-break/>The next morning, Will went out and fetched a naming dictionary, and showed it to the troops. An hour later, he turned on the television, and set out to find Alex. As per a proper commander, he was hiding out in his library (that he never used), searching through a book of maps.</text:p>
      <text:p text:style-name="P1"/>
      <text:p text:style-name="P1">"I can't find where we are," he said once Will entered the room. Will pulled down an atlas that had a map of the city and showed him. In a couple minutes, Alex had memorized the city layout, and where Will's house was in comparison to where the pub was that the tunnels down to the train station were.</text:p>
      <text:p text:style-name="P1"/>
      <text:p text:style-name="P1">"What else would you like?"</text:p>
      <text:p text:style-name="P1"/>
      <text:p text:style-name="P1">"More... knowledge," Alex said vaguely.</text:p>
      <text:p text:style-name="P1"/>
      <text:p text:style-name="P1">Will lent him his computer, and went on his way.</text:p>
      <text:p text:style-name="P1"/>
      <text:p text:style-name="P1">---</text:p>
      <text:p text:style-name="P1"/>
      <text:p text:style-name="P1">Will checked in with his company and the repair services being done on his office, and found himself getting bored easily with what was going on, what his employees were talking about. In the middle of a debriefing, he hung up. He got a call several minutes later from his vice president, but he didn't answer the phone. The business felt so distant, like the furthest thing from his mind.</text:p>
      <text:p text:style-name="P1"/>
      <text:p text:style-name="P1">The words that Endermannd had told him still echoed in the back of his mind: it's your job to stop this fighting, they said. Will shook his head, trying to get the words out of his mind, but they remained. *You're in charge of changing everything*. He didn't know whether he wanted to change everything. He wasn't even sure how to take inventory of his own life right now. Everything felt different.</text:p>
      <text:p text:style-name="P1"/>
      <text:p text:style-name="P1">---</text:p>
      <text:p text:style-name="P1"/>
      <text:p text:style-name="P1">"Your face is different from all the other humans," Alex said, finding Will in the kitchen as he was nursing his second (third?) scotch of the night. "You are drinking a lot, too."</text:p>
      <text:p text:style-name="P1"/>
      <text:p text:style-name="P1">"I'm having an existential crisis."</text:p>
      <text:p text:style-name="P1"/>
      <text:p text:style-name="P1">"What is that?"</text:p>
      <text:p text:style-name="P1"/>
      <text:p text:style-name="P1">"A philosophic movement of the early twentieth century." That gained him a blank look. Will shook his head. "What were you saying?"</text:p>
      <text:p text:style-name="P1"/>
      <text:p text:style-name="P1">"Most humans don't have skin like that," Alex said, gesturing to Will's black skin. "Or eyes." Alex leaned really close.</text:p>
      <text:p text:style-name="P1"/>
      <text:p text:style-name="P1"><text:soft-page-break/>Will leaned forward and kissed him.</text:p>
      <text:p text:style-name="P1"/>
      <text:p text:style-name="P1">Alex jerked back, putting a hand over his mouth. "What was that."</text:p>
      <text:p text:style-name="P1"/>
      <text:p text:style-name="P1">"A kiss."</text:p>
      <text:p text:style-name="P1"/>
      <text:p text:style-name="P1">"What's a kiss?"</text:p>
      <text:p text:style-name="P1"/>
      <text:p text:style-name="P1">"It's a sign of affection."</text:p>
      <text:p text:style-name="P1"/>
      <text:p text:style-name="P1">"I'm a soldier, not a..."</text:p>
      <text:p text:style-name="P1"/>
      <text:p text:style-name="P1">"Romantic interest?"</text:p>
      <text:p text:style-name="P1"/>
      <text:p text:style-name="P1">"I don't know what that is?"</text:p>
      <text:p text:style-name="P1"/>
      <text:p text:style-name="P1">"My life is over." Will downed his scotch and grabbed the bottle and poured himself another drink. "Lia was attractive; now she's dead. Biek was attractive; now she wants to use me. You're attractive, and you're now a guy--which I'm not attracted to--and you don't understand what affection is."</text:p>
      <text:p text:style-name="P1"/>
      <text:p text:style-name="P1">"If you're not attracted to a guy, then why did you kiss me?"</text:p>
      <text:p text:style-name="P1"/>
      <text:p text:style-name="P1">"Because I do whatever the bloody fuck I want."</text:p>
      <text:p text:style-name="P1"/>
      <text:p text:style-name="P1">"I think perhaps you should stop drinking."</text:p>
      <text:p text:style-name="P1"/>
      <text:p text:style-name="P1">"Why? My life is completely fucked up now. Look at me; you already know that I don't look like every other human out there. My skin isn't the same, my eyes aren't the same, I'm going to be looked at and judged by everyone I come across. I own a business; do you know what that means? That means that image is everything, and now I no longer have an image."</text:p>
      <text:p text:style-name="P1"/>
      <text:p text:style-name="P1">Alex looked severely uncomfortable. He might have had to deal with panicked soldiers before, but businessmen having an existential crisis? That was probably a bit out of his realm of expertise.</text:p>
      <text:p text:style-name="P1"/>
      <text:p text:style-name="P1">"You need to take a breath."</text:p>
      <text:p text:style-name="P1"/>
      <text:p text:style-name="P1">"No, I need more scotch." His words were starting to slur heavily now.</text:p>
      <text:p text:style-name="P1"/>
      <text:p text:style-name="P1">"Let me put some ice in that at least."</text:p>
      <text:p text:style-name="P1"/>
      <text:p text:style-name="P1">"Whatever."</text:p>
      <text:p text:style-name="P1"/>
      <text:p text:style-name="P1"><text:soft-page-break/>Alex filled the glass with water and handed it over.</text:p>
      <text:p text:style-name="P1"/>
      <text:p text:style-name="P1">"That's not scotch."</text:p>
      <text:p text:style-name="P1"/>
      <text:p text:style-name="P1">"It's, uh... vodka."</text:p>
      <text:p text:style-name="P1"/>
      <text:p text:style-name="P1">"Oh, that works, too." He downed it. "You were totally lying."</text:p>
      <text:p text:style-name="P1"/>
      <text:p text:style-name="P1">"I think you need to get to bed."</text:p>
      <text:p text:style-name="P1"/>
      <text:p text:style-name="P1">Alex hefted Will up to his feet and supported him up the stairs and to his bed.</text:p>
      <text:p text:style-name="P1"/>
      <text:p text:style-name="P1">"I feel like shit," Will said.</text:p>
      <text:p text:style-name="P1"/>
      <text:p text:style-name="P1">"I'm not surprised." Alex locked the door. Will furrowed his brow at him through the haze of his drunkenness.</text:p>
      <text:p text:style-name="P1"/>
      <text:p text:style-name="P1">"What are you doing?" Will asked. Alex took off his shirt. "I don't like guys."</text:p>
      <text:p text:style-name="P1"/>
      <text:p text:style-name="P1">"You like me."</text:p>
      <text:p text:style-name="P1"/>
      <text:p text:style-name="P1">"Yer not really a guy."</text:p>
      <text:p text:style-name="P1"/>
      <text:p text:style-name="P1">"Am I?"</text:p>
      <text:p text:style-name="P1"/>
      <text:p text:style-name="P1">Alex slid in next to Will in bed.</text:p>
      <text:p text:style-name="P1"/>
      <text:p text:style-name="P1">"You know that if you do anything to me," Will started, "while I'm drunk, it's rape."</text:p>
      <text:p text:style-name="P1"/>
      <text:p text:style-name="P1">"I don't know what rape is." Alex kissed him. Will tried to kiss back, but his mind was still a whir. </text:p>
      <text:p text:style-name="P1"/>
      <text:p text:style-name="P1">"It's... where you stop... what..." Will cuddled up to his pillow. Alex put his arms around him. </text:p>
      <text:p text:style-name="P1"/>
      <text:p text:style-name="P1">"Are you falling asleep?" Alex asked.</text:p>
      <text:p text:style-name="P1"/>
      <text:p text:style-name="P1">"Mrrghgh," was Will's response.</text:p>
      <text:p text:style-name="P1"/>
      <text:p text:style-name="P1">---</text:p>
      <text:p text:style-name="P1"/>
      <text:p text:style-name="P1">Will woke up with a splitting headache and no recollection of what happened eleven hours ago. The only thing that crossed his mind at first was that there was a guy laying next to him in bed again.</text:p>
      <text:p text:style-name="P1"/>
      <text:p text:style-name="P1"><text:soft-page-break/>"I didn't..." Will started, and then picked up his cell phone on his bedside table. He scrolled through his past contacts. "No, there's no escort service there." He frowned at the shirtless guy laying next to him. "Who the hell is this fucker?" Will pushed himself out of bed and grabbed some of the contraband perscription painkillers out of his closet and dry swallowed a couple of him. The kid in bed with him sat up and stared at him.</text:p>
      <text:p text:style-name="P1"/>
      <text:p text:style-name="P1">"Do I..." Will shook his head; he was definitely still drunk. "Do I know you?"</text:p>
      <text:p text:style-name="P1"/>
      <text:p text:style-name="P1">"You call me Alex."</text:p>
      <text:p text:style-name="P1"/>
      <text:p text:style-name="P1">Will closed his eyes and tried to concentrate. "Alex... right... I..." Will raised his brows. "What the fuck. I'm taking a shower."</text:p>
      <text:p text:style-name="P1"/>
      <text:p text:style-name="P1">---</text:p>
      <text:p text:style-name="P1"/>
      <text:p text:style-name="P1">Alex went downstairs to see his troops laying about the living room. Something was on the television. Alex didn't take to the television like most of his troops did; he was glad to see that there were a couple that also didn't as well, and they had gotten absorbed in the books splayed about the room. </text:p>
      <text:p text:style-name="P1"/>
      <text:p text:style-name="P1">"Okay, wake UP!" he shouted, and they all jolted. A couple of them leapt to their feet; a few poor others tried to do the same, but were holding their heads as they did so. "You've got ten minutes to get water and line up outside. We've got some work to do; this is not a vacation, this is not a break. Partytime is over. I want you in formation, ten minutes. GO."</text:p>
      <text:p text:style-name="P1"/>
      <text:p text:style-name="P1">Ten minutes later, his troops were hydrated and standing outside. The lawn spread out down to a lake about a half mile away. Alex started off the day running drills with his troops and then bringing them up to the water and telling them to get in. Alex had heard of these bodies of water, but didn't really know how to deal with them, but it seems as though human bodies were fairly boyent, so they stayed up when they no longer touched the bottom. Alex ran them hard for several hours, long enough for neighbors to lean out their windows and start shouting at them, because it was a Saturday morning and no one should be shouting that early.</text:p>
      <text:p text:style-name="P1"/>
      <text:p text:style-name="P1">---</text:p>
      <text:p text:style-name="P1"/>
      <text:p text:style-name="P1">Will watched the troops run around outside, and was very much glad that he didn't join the military in his mid-twenties, like his therapist had recommended. He didn't take kindly to people telling him what to do, especially small shrimpy people who could probably beat him up in a fight. Especially if he had a hangover.</text:p>
      <text:p text:style-name="P1"/>
      <text:p text:style-name="P1">He still really couldn't remember what was going on the night before, and why Alex was in his bed. He had better ask later.</text:p>
      <text:p text:style-name="P1"/>
      <text:p text:style-name="P1">---</text:p>
      <text:p text:style-name="P1"><text:soft-page-break/></text:p>
      <text:p text:style-name="P1">Alex joined him in the library several hours later, after his troops had been excused for lunch and they descended upon the kitchen with the ferocity of a thousand hounds.</text:p>
      <text:p text:style-name="P1"/>
      <text:p text:style-name="P1">"What happened last night?" Will asked.</text:p>
      <text:p text:style-name="P1"/>
      <text:p text:style-name="P1">"Are you feeling better?"</text:p>
      <text:p text:style-name="P1"/>
      <text:p text:style-name="P1">"No, because I don't know what happened last night."</text:p>
      <text:p text:style-name="P1"/>
      <text:p text:style-name="P1">"Nothing."</text:p>
      <text:p text:style-name="P1"/>
      <text:p text:style-name="P1">"Nothing?"</text:p>
      <text:p text:style-name="P1"/>
      <text:p text:style-name="P1">"What was supposed to happen last night?"</text:p>
      <text:p text:style-name="P1"/>
      <text:p text:style-name="P1">"I don't know, that's why I'm asking you."</text:p>
      <text:p text:style-name="P1"/>
      <text:p text:style-name="P1">Alex stared at him queerly for a bit; it took Will a moment to remember that the spirits didn't have sex, and, thus, no idea what he was talking about. He sighed loudly and waved his hands. Alex sat down next to him and peered over his shoulder.</text:p>
      <text:p text:style-name="P1"/>
      <text:p text:style-name="P1">"Those are some of our words."</text:p>
      <text:p text:style-name="P1"/>
      <text:p text:style-name="P1">"Yes, they are," Will responded.</text:p>
      <text:p text:style-name="P1"/>
      <text:p text:style-name="P1">"What are you doing?" Alex asked.</text:p>
      <text:p text:style-name="P1"/>
      <text:p text:style-name="P1">"I'm trying to remember the words to open the door up again."</text:p>
      <text:p text:style-name="P1"/>
      <text:p text:style-name="P1">"Hmm..." Alex leaned over and stared at the words. "What do you have now?"</text:p>
      <text:p text:style-name="P1"/>
      <text:p text:style-name="P1">"That's the phrase that Endermannd told me, and that's the password to get back down underground."</text:p>
      <text:p text:style-name="P1"/>
      <text:p text:style-name="P1">"Right."</text:p>
      <text:p text:style-name="P1"/>
      <text:p text:style-name="P1">"I'm trying to piece together what could possibly be the magic words to get back down underground."</text:p>
      <text:p text:style-name="P1"/>
      <text:p text:style-name="P1">"Well..." Alex took the paper from him, and started writing out more symbols.</text:p>
      <text:p text:style-name="P1"/>
      <text:p text:style-name="P1">"You know what they mean?"</text:p>
      <text:p text:style-name="P1"/>
      <text:p text:style-name="P1"><text:soft-page-break/>"Some of them. I do have some ability to read them, but not much. Just enough to aid my leadership, but not too much to start taking up politics."</text:p>
      <text:p text:style-name="P1"/>
      <text:p text:style-name="P1">Will snorted. "Can you teach me?"</text:p>
      <text:p text:style-name="P1"/>
      <text:p text:style-name="P1">"I can teach you what I can, but that's still not much."</text:p>
      <text:p text:style-name="P1"/>
      <text:p text:style-name="P1">---</text:p>
      <text:p text:style-name="P1"/>
      <text:p text:style-name="P1">Biek snuck into Goryo’s study chamber; she herself was not allowed in there. In fact, no one except Goryo was allowed in there. But she felt weird, sometimes, doing things for him. The strange tasks that he asked of her, to measure the tree room, to copy down rows and rows of symbols for him, whose meanings she didn’t quite know, but knew enough to know that they should be making her skin crawl.</text:p>
      <text:p text:style-name="P1"/>
      <text:p text:style-name="P1">She tiptoed into the room and shuffled the papers on his desk around. Covered in symbols, none of which she could read. She sighed.</text:p>
      <text:p text:style-name="P1"/>
      <text:p text:style-name="P1">Someone cleared their throat. Biek whirled around and saw...</text:p>
      <text:p text:style-name="P1"/>
      <text:p text:style-name="P1">“Didi?” she whispered. Didi was standing at the doorway, watching her, inquisitively. “What are you doing here?”</text:p>
      <text:p text:style-name="P1"/>
      <text:p text:style-name="P1">“What are <text:span text:style-name="T1">you</text:span> doing here?”</text:p>
      <text:p text:style-name="P1"/>
      <text:p text:style-name="P1">“You’re not allowed in here.”</text:p>
      <text:p text:style-name="P1"/>
      <text:p text:style-name="P1">“Neither are you.”</text:p>
      <text:p text:style-name="P1"/>
      <text:p text:style-name="P1">They stared at each other for a long moment.</text:p>
      <text:p text:style-name="P1"/>
      <text:p text:style-name="P1">“There’s a letter you’ll be able to read in the top drawer there.” Didi pointed. Biek tore the drawer open and pulled out the letter. She was silent for a moment as she contemplated its contents.</text:p>
      <text:p text:style-name="P1"/>
      <text:p text:style-name="P1">“He’s going to start a war,” Biek finally said, as she folded the letter back up and put it back in its envelope. Didi nodded. Biek frowned at her. “What <text:span text:style-name="T1">are</text:span> you doing in here, anyways?”</text:p>
      <text:p text:style-name="P1"/>
      <text:p text:style-name="P1">“I didn’t go to the human world with Endermannd for nothing,” she said, flipping her hair out of her face. “I don’t agree with how he decided to go about his plan, but that doesn’t mean that I don’t agree with the principle.”</text:p>
      <text:p text:style-name="P1"/>
      <text:p text:style-name="P1">“Please, enlighten me. I wasn’t around when Endermannd left the city. What had happened?”</text:p>
      <text:p text:style-name="P1"/>
      <text:p text:style-name="P1">“Endermannd wants us spirits to merge with humans.”</text:p>
      <text:p text:style-name="P1"><text:soft-page-break/></text:p>
      <text:p text:style-name="P1">“Merge? What do you mean?”</text:p>
      <text:p text:style-name="P1"/>
      <text:p text:style-name="P1">“The same way that he did. He took human form... and then he started breeding with them. Endermannd as a totality has been gone for centuries, but, you may notice, the tree has never replaced him. That’s what Endermannd wants, for us spirits to enter society, and to follow his lead, slowly leading to all spirits to...”</text:p>
      <text:p text:style-name="P1"/>
      <text:p text:style-name="P1">“Die out?” Biek supplied.</text:p>
      <text:p text:style-name="P1"/>
      <text:p text:style-name="P1">“That’s... misunderstanding it, really.” Didi walked in a circle around the center of the study room, along the concentric circles that surrounded the pillow that Goryo meditated on. “Humans have a certain... ability, a certain emotion, a connection, an empathy that we spirits are missing, that would make humans quite the force against any of our enemies. But we can’t just control humans, making them slaves. We have to become humans for it to actually work. William Burgman, the descendent of Endermannd that we have, is one such example of a fusion between humans and spirits.”</text:p>
      <text:p text:style-name="P1"/>
      <text:p text:style-name="P1">“If that’s what Endermannd wanted, then why didn’t you do what he wanted?”</text:p>
      <text:p text:style-name="P1"/>
      <text:p text:style-name="P1">Didi took a big sigh. “I was afraid,” she finally said, after a long moment of staring at her feet. “You lose your... self. Your very essance.”</text:p>
      <text:p text:style-name="P1"/>
      <text:p text:style-name="P1">“I don’t understand.”</text:p>
      <text:p text:style-name="P1"/>
      <text:p text:style-name="P1">“It’s a human concept, really, and from spending so much time studying humans, and coming to understand them, then I’ve started building a sense of self as well. I can’t do it for the good of the people, I don’t think. I’m not sure I could.”</text:p>
      <text:p text:style-name="P1"/>
      <text:p text:style-name="P1">Biek looked down at the note and frowned. “But Goryo... he doesn’t want this?”</text:p>
      <text:p text:style-name="P1"/>
      <text:p text:style-name="P1">“No, he doesn’t want the spirits to disappear. That’s why he’s going to declare war on our enemies, to interrupt any possibility of us going into the human world and breeding with them, become humans ourselves. He doesn’t want us to do that.”</text:p>
      <text:p text:style-name="P1"/>
      <text:p text:style-name="P1">“I don’t think thre are a lot of spirits that <text:span text:style-name="T1">would</text:span> want to do that.”</text:p>
      <text:p text:style-name="P1"/>
      <text:p text:style-name="P1">“The ones who believe in Endermannd would. The ones who were around since the last war, the ones who watched us get so soundly beat. They regret not supporting Endermannd during the war, and they want to go back to him. They want him back in power again.”</text:p>
      <text:p text:style-name="P1"/>
      <text:p text:style-name="P1">“But he’s not really here any more.”</text:p>
      <text:p text:style-name="P1"/>
      <text:p text:style-name="P1">“Not as he used to be, no. But his descendent is.”</text:p>
      <text:p text:style-name="P1"><text:soft-page-break/></text:p>
      <text:p text:style-name="P1">Biek sighed deeply and slid down into the desk chair.</text:p>
      <text:p text:style-name="P1"/>
      <text:p text:style-name="P1">“Where is Will, anyways?” Didi asked. “I haven’t seen him around anywhere once I got back from vacation.”</text:p>
      <text:p text:style-name="P1"/>
      <text:p text:style-name="P1">“‘Vacation’?” Didi asked.</text:p>
      <text:p text:style-name="P1"/>
      <text:p text:style-name="P1">“Human concept. Means to take a break from work for a bit, to recoop.”</text:p>
      <text:p text:style-name="P1"/>
      <text:p text:style-name="P1">“Oh.” It took Biek a moment to remember about Will. “He ran off. The other human that he brought with him was infested with a parasite, and he took off before we could detain him and test whether he had the parasite as well.”</text:p>
      <text:p text:style-name="P1"/>
      <text:p text:style-name="P1">“What happened to him?”</text:p>
      <text:p text:style-name="P1"/>
      <text:p text:style-name="P1">“He tried heading back to the earth’s surface, but there was a cave in. A shadow attack.” Biek shook her head. “We don’t know what happened to him, or the troops that were out there. Not all of the troops were killed; a couple more spirits were born, but not enough to compensate for all of them.”</text:p>
      <text:p text:style-name="P1"/>
      <text:p text:style-name="P1">“And the tunnel out to the surface has collapsed?”</text:p>
      <text:p text:style-name="P1"/>
      <text:p text:style-name="P1">“Not only that.” Biek let out an even heavier sigh. “The door has been sealed again.”</text:p>
      <text:p text:style-name="P1"/>
      <text:p text:style-name="P1">---</text:p>
      <text:p text:style-name="P1"/>
      <text:p text:style-name="P1">Shadows whisked back and forth across the ground in front of the large, metal door, trying to get through, testing every nook and cranny, trying to slid their incorperal bodies through gaps that were perhaps even more incorperal than they were.</text:p>
      <text:p text:style-name="P1"/>
      <text:p text:style-name="P1">The hissed angrily, and rose up in shapes and forms, but they didn’t have power enough to force open the door, the didn’t have words to do so. They amassed together, combining until their darkness shrouded the tunnel, and the crept up to the city of spirits. They couldn’t reach the very gates of the city, as the buildings glowed, the light green and soft. It bathed the city in a fog, a fog that the shadows could not penetrate. But there they waited, there at the edge of the city, for a chance to attack.</text:p>
      <text:p text:style-name="P1"/>
      <text:p text:style-name="P1">---</text:p>
      <text:p text:style-name="P1"/>
      <text:p text:style-name="P1">Goryo glanced through his notes and letters, and something seemed... off. Like someone had been rummaging through his things.</text:p>
      <text:p text:style-name="P1"/>
      <text:p text:style-name="P1"><text:soft-page-break/>And Goryo didn’t like people rummaging through his things. He’d worked too hard and for too long for his privacy to be tossed aside, to not garner any respect, and here he was, with his desk all amok, and things just <text:span text:style-name="T1">that</text:span> much out of place.</text:p>
      <text:p text:style-name="P1"/>
      <text:p text:style-name="P1">With nervous hands, he pulled the letter out of the drawer, the letter that he was going to send to his advisors, the letter that was going to command that they get their troops together and start training. The letter proclaiming that they were to go to war.</text:p>
      <text:p text:style-name="P1"/>
      <text:p text:style-name="P1">And the letter was... ruffled.</text:p>
      <text:p text:style-name="P1"/>
      <text:p text:style-name="P1">Who dared...? Who decided that it was in their best interests...?</text:p>
      <text:p text:style-name="P1"/>
      <text:p text:style-name="P1">All he could see was his secretary, secreting away into his most private chambers, looking through his things. He knew that she was trouble from the start. He liked the military girls, yes, they liked to follow orders, but sometimes they got orders from someone other than him.</text:p>
      <text:p text:style-name="P1"/>
      <text:p text:style-name="P1">He tracked down a guard and had her arrested, detained, and thrown into a cell for holding, until he could get back to her and get to the bottom of people messing with his things. It was for the good of the city that they get the troops ready, and it was imperative that only he delivered that news, or there might be mass chaos. And no one really wants that.</text:p>
      <text:p text:style-name="P1"/>
      <text:p text:style-name="P1">---</text:p>
      <text:p text:style-name="P1"/>
      <text:p text:style-name="P1">Didi came to the cell door late at night. Biek was half-asleep, and didn’t really want to be bothered. She wasn’t having the best of days, and Didi was making it even worse. In fact, it was probably Didi that made it bad in the first place, with her walking around aimlessly and reading. She would read, and she would stare at the ceiling with a puzzled look on her face, and then she would keep going, as if nothing had happened at all.</text:p>
      <text:p text:style-name="P1"/>
      <text:p text:style-name="P1">One day, about a week back, Biek sat down across from Didi, and asked what she was up to. As secretary to Goryo, it was important that she be informed of the whereabouts of the city’s citizens. And Didi had no right to be in the capital building, as much as a refugee that she technically was. There was no reason for her to be there, yet there she was. The city was very good at getting its refugees back into society, and Didi hanging around for so long was just a bit of an oddity.</text:p>
      <text:p text:style-name="P1"/>
      <text:p text:style-name="P1">“Why are you still here?” Biek asked. Didi looked up from her reading, but, at first, didn’t much acknowledge Biek at all. Biek slammed the book shut. Didi seemed to snap out of her reverie. “What are you doing here? Aren’t you supposed to be going back to work? You should have done <text:span text:style-name="T1">something</text:span> useful while you were out.”</text:p>
      <text:p text:style-name="P1"/>
      <text:p text:style-name="P1">“I have been doing something useful,” Didi snapped back, and pulled the book back open. “I have been watching humans for the past several hundred years, and that’s incredibly important.”</text:p>
      <text:p text:style-name="P1"><text:soft-page-break/></text:p>
      <text:p text:style-name="P1">“Humans don’t change that much. I doubt their nature is all that different.”</text:p>
      <text:p text:style-name="P1"><text:line-break/>“It’s not. Their technology is different, though. Far more advanced than it used to be. Perhaps more advanced than ours is.”</text:p>
      <text:p text:style-name="P1"/>
      <text:p text:style-name="P1">Biek grimaced. “Then why aren’t you acting as an advisor? All I see you do, all the time, is daze around and read.”</text:p>
      <text:p text:style-name="P1"/>
      <text:p text:style-name="P1">Didi shook her head and looked back to her book. “It’s been several hundred years since I’ve been back.” She shrugged. “I need to catch up on all that’s happening.”</text:p>
      <text:p text:style-name="P1"/>
      <text:p text:style-name="P1">“Nothing interesting is happening.”</text:p>
      <text:p text:style-name="P1"/>
      <text:p text:style-name="P1">“I’ll be the judge of that.”</text:p>
      <text:p text:style-name="P1"/>
      <text:p text:style-name="P1">“That’s still not why you’re here.”</text:p>
      <text:p text:style-name="P1"/>
      <text:p text:style-name="P1">Didi looked away. She was looking away before, but now she was <text:span text:style-name="T1">aggressively</text:span> looking away, as if she was trying to Biek disappear from her field of vision just through shear force of will.</text:p>
      <text:p text:style-name="P1"/>
      <text:p text:style-name="P1">“Aren’t you tired of being here, walking around, reading?”</text:p>
      <text:p text:style-name="P1"/>
      <text:p text:style-name="P1">“No,” Didi said distantly. Biek stared hard at her, and suddenly came to a realization: Didi wasn’t reading. The symbols haven’t changed at all in the past couple hundred years, and Didi’s ability to read them hadn’t gone down any. But Biek had done some reading on Didi; Didi, in fact, shouldn’t be able to read at <text:span text:style-name="T1">all</text:span>; she was a reactionary back when she still lived in the city. She was a doer, not a reader, one of Endermannd’s underlings. She should have a very poor comprehension of the things that she was reading. <text:line-break/></text:p>
      <text:p text:style-name="P1">Ergo, she wasn’t reading.</text:p>
      <text:p text:style-name="P1"/>
      <text:p text:style-name="P1">Biek gaped slightly. No, she wasn’t reading. She wasn’t just hanging around, either. She was being kept prisoner, inside a palace. But why?</text:p>
      <text:p text:style-name="P1"/>
      <text:p text:style-name="P1">“They’re not letting you leave,” Biek said. Didi abruptly stood up and started walking away. Biek ran up to her, grabbed her by the shoulders, and said in a hushed, hurried whisper: “What are you doing here? What do you know that they have to keep you in here? Unless...”</text:p>
      <text:p text:style-name="P1"/>
      <text:p text:style-name="P1">Didi ripped herself from Biek’s grip and started jogging away. Biek let her go.</text:p>
      <text:p text:style-name="P1"/>
      <text:p text:style-name="P1">Didi was going to start another revolution, they feared, if she was allowed to leave. She would start appealing to the people, the same way that Endermannd did. Biek didn’t do a whole lot of <text:soft-page-break/>research on Didi’s place in the revolution; she didn’t know how much of an affect that she would have if she got back out again.</text:p>
      <text:p text:style-name="P1"/>
      <text:p text:style-name="P1">That’s what lead Biek to Goryo’s inner chambers. Why would there be a reason for Didi to keep resisiting, if everything was fine? Of course, Goryo knew better than Didi; he had studied the words more than Didi did, and that meant that he had a better view of the objective truth...</text:p>
      <text:p text:style-name="P1"/>
      <text:p text:style-name="P1">But Endermannd was supposed to be wiser than Goryo, and yet Goryo was claiming that what Endermannd was trying to do was no longer legitimate...</text:p>
      <text:p text:style-name="P1"/>
      <text:p text:style-name="P1">Biek had spent several nights looking at the symbols in vein, trying to figure them out, trying to figure out the truth that came from them, but she hadn’t had the proper training. Of course, she could read them, but she didn’t know the further layers of truth and knowledge that lied within them, and without that knowledge, the symbols were made of gibberish.</text:p>
      <text:p text:style-name="P1"/>
      <text:p text:style-name="P1">And that’s why she went and snuck into Goryo’s chambers, with the hope that someone with more knowledge than herself would have translated at least something during his numerous studies.</text:p>
      <text:p text:style-name="P1"/>
      <text:p text:style-name="P1">And that landed her in jail.</text:p>
      <text:p text:style-name="P1"/>
      <text:p text:style-name="P1">She sighed, loudly, especially as Didi came knocking on her door.</text:p>
      <text:p text:style-name="P1"/>
      <text:p text:style-name="P1">“They’ve got a reason to lock me up now,” Biek said. “Unlike you.”</text:p>
      <text:p text:style-name="P1"/>
      <text:p text:style-name="P1">“I’m sorry for you being locked up, but you did do that to yourself.”</text:p>
      <text:p text:style-name="P1"/>
      <text:p text:style-name="P1">Biek sighed. </text:p>
      <text:p text:style-name="P1"/>
      <text:p text:style-name="P1">“I didn’t tell you to go exploring his personal rooms.”</text:p>
      <text:p text:style-name="P1"/>
      <text:p text:style-name="P1">“And yet here I thought I was allowed to go waltzing wherever I like...”</text:p>
      <text:p text:style-name="P1"/>
      <text:p text:style-name="P1">“So why is he so particular about people not being in his rooms?”</text:p>
      <text:p text:style-name="P1"/>
      <text:p text:style-name="P1">“Because he’s a very private person.”</text:p>
      <text:p text:style-name="P1"/>
      <text:p text:style-name="P1">“Endermannd wanted everyone to know everything.”</text:p>
      <text:p text:style-name="P1"/>
      <text:p text:style-name="P1">Biek sighed. “I know you’re, like, his prophet or something, but can you just... shut up about him? He’s went and killed himself, essentially.”</text:p>
      <text:p text:style-name="P1"/>
      <text:p text:style-name="P1">“But the tree didn’t bring him back to life. He’s not dead.</text:p>
      <text:p text:style-name="P1"/>
      <text:p text:style-name="P1"><text:soft-page-break/>“Just moved on to another plane of existence? That’s so... human of you.”</text:p>
      <text:p text:style-name="P1"/>
      <text:p text:style-name="P1">“Don’t you get it? If we merge with the humans, then there will be no more wars.”</text:p>
      <text:p text:style-name="P1"/>
      <text:p text:style-name="P1">Biek opened her mouth to respond, but suddenly realized the truth of that. The other races fed off of human energy and spirit. If they merged with the humans, then they would no longer be fighting with each other for that prime real estate.</text:p>
      <text:p text:style-name="P1"/>
      <text:p text:style-name="P1">“But why is Goryo against that?”</text:p>
      <text:p text:style-name="P1"/>
      <text:p text:style-name="P1">Didi shrugged. “I don’t know; I don’t know what he’s up to, and I don’t know what his plans are. Honestly, I was hoping that you would tell me.”</text:p>
      <text:p text:style-name="P1"/>
      <text:p text:style-name="P1">“Other than the war?” Biek shrugged. “I wouldn’t know any more than you. He always trusted me, but for the past couple of weeks... it seems as though he’s been hiding things from me.”</text:p>
      <text:p text:style-name="P1"/>
      <text:p text:style-name="P1">“Sure you’re not being suspicious?”</text:p>
      <text:p text:style-name="P1"/>
      <text:p text:style-name="P1">“I wasn’t raised to be suspicious, I was raised to follow orders.”</text:p>
      <text:p text:style-name="P1"/>
      <text:p text:style-name="P1">“Who’s orders?”</text:p>
      <text:p text:style-name="P1"/>
      <text:p text:style-name="P1">Biek gaped through the bars in the door.</text:p>
      <text:p text:style-name="P1"/>
      <text:p text:style-name="P1">“I think that’s probably you should be thinking about,” Didi said, before she glanced down the hallway. “I’ve got to make myself scarse. I’ll be back soon. Sleep well.”</text:p>
      <text:p text:style-name="P1"/>
      <text:p text:style-name="P1">Biek grunted a reply as Didi ran off down the hall.</text:p>
      <text:p text:style-name="P1"/>
      <text:p text:style-name="P1">---</text:p>
      <text:p text:style-name="P1"/>
      <text:p text:style-name="P1">Will pushed the paper over. Alex glanced through the symbols.</text:p>
      <text:p text:style-name="P1"/>
      <text:p text:style-name="P1">“I can’t read this,” Alex said. Will sighed and chucked the pencil down.</text:p>
      <text:p text:style-name="P1"/>
      <text:p text:style-name="P1">“You just taught those to me!” he yelled. Alex winced at him.</text:p>
      <text:p text:style-name="P1"/>
      <text:p text:style-name="P1">“These symbols... they’re not what they necessarily mean on the surface.” Alex tapped his finger on the paper. “There are several levels of meaning to symbols, quite often, and sometimes contradictory.”</text:p>
      <text:p text:style-name="P1"/>
      <text:p text:style-name="P1">“Then how am I supposed to learn them?”</text:p>
      <text:p text:style-name="P1"/>
      <text:p text:style-name="P1"><text:soft-page-break/>“Years of intense study. Or, apparently, being the descendent of one of our most entrusted demons.” Will rolled his eyes. “And apparently that counts for a lot more than I would have guessed.”</text:p>
      <text:p text:style-name="P1"/>
      <text:p text:style-name="P1">Will slid back into his chair, his anger abated. “I want to help you guys get home,” he finally said. “I won’t be able to do that if you can’t help me learn these symbols.”</text:p>
      <text:p text:style-name="P1"/>
      <text:p text:style-name="P1">“I was under the impression that you had some kind of affection for me,” Alex said.</text:p>
      <text:p text:style-name="P1"/>
      <text:p text:style-name="P1">“Good impression,” Will replied sarcastically.</text:p>
      <text:p text:style-name="P1"/>
      <text:p text:style-name="P1">“Yet now you wish us to return?”</text:p>
      <text:p text:style-name="P1"/>
      <text:p text:style-name="P1">“Look, you guys clearly don’t belong here, my neighbors are acting up, and, really, I need to get back to organizing my business, and I can’t stay around babysitting you guys. You’ve really got to go. I’ll find someone else--and, hell, they’ll even be an actual woman this time! Human affections really aren’t all that chronic.”</text:p>
      <text:p text:style-name="P1"/>
      <text:p text:style-name="P1">“Hmm.” Alex was staring blankly down at the paper that Will had scribbled all over.</text:p>
      <text:p text:style-name="P1"/>
      <text:p text:style-name="P1">“What’s up with you?”</text:p>
      <text:p text:style-name="P1"/>
      <text:p text:style-name="P1">Alex jolted out of his reverie. “Oh, nothing, just thinking about how to organize my troops back down to the city.”</text:p>
      <text:p text:style-name="P1"/>
      <text:p text:style-name="P1">“It wouldn’t seem as though it would be that hard.”</text:p>
      <text:p text:style-name="P1"/>
      <text:p text:style-name="P1">“Have you forgotten? We were attacked the last time we were near the door; I wouldn’t put it past the shadows to attack us again.”</text:p>
      <text:p text:style-name="P1"/>
      <text:p text:style-name="P1">“Oh, right.” Will felt a little guilty for forgetting.</text:p>
      <text:p text:style-name="P1"/>
      <text:p text:style-name="P1">“I need my team in as brisk a shape as they can be.”</text:p>
      <text:p text:style-name="P1"/>
      <text:p text:style-name="P1">“Yeah, yeah, I understand. Just the neighbors don’t.” The doorbell rang. Will sighed and got to his feet. “And that’ll be another one all up in arms about your little training exercises.” He opened up the door to leave.</text:p>
      <text:p text:style-name="P1"/>
      <text:p text:style-name="P1">“Wait..”</text:p>
      <text:p text:style-name="P1"/>
      <text:p text:style-name="P1">“What?”</text:p>
      <text:p text:style-name="P1"/>
      <text:p text:style-name="P1">“What are...” Alex struggled for the words for a moment. Will started to look a little impatient. “What is it like, your affections?”</text:p>
      <text:p text:style-name="P1"><text:soft-page-break/></text:p>
      <text:p text:style-name="P1">“I--uh...” Will thought for a moment. The doorbell rang again. “You know what you feel about your troops?”</text:p>
      <text:p text:style-name="P1"/>
      <text:p text:style-name="P1">Alex looked somewhat taken aback. “Yes...?”</text:p>
      <text:p text:style-name="P1"/>
      <text:p text:style-name="P1">“Like, you want to protect them, and make sure they don’t get hurt and so on.”<text:line-break/></text:p>
      <text:p text:style-name="P1">“They’re not very affective troops if they’re injured.”</text:p>
      <text:p text:style-name="P1"/>
      <text:p text:style-name="P1">“Right, right. Imagine that you feel that way, and it’s not because it’ll make them less effective.”</text:p>
      <text:p text:style-name="P1"/>
      <text:p text:style-name="P1">Alex looked puzzled. “I don’t understand--”</text:p>
      <text:p text:style-name="P1"/>
      <text:p text:style-name="P1">“There’s no reason for it, is the heart of it. Imagine that there’s no reason for you to want to protect them. You just... do.”</text:p>
      <text:p text:style-name="P1"/>
      <text:p text:style-name="P1">“That seems like a waste of time and energy.”</text:p>
      <text:p text:style-name="P1"/>
      <text:p text:style-name="P1">“It is, trust me.”</text:p>
      <text:p text:style-name="P1"/>
      <text:p text:style-name="P1">“So you wish to protect me for no reason?”</text:p>
      <text:p text:style-name="P1"/>
      <text:p text:style-name="P1">The doorbell rang again.</text:p>
      <text:p text:style-name="P1"/>
      <text:p text:style-name="P1">Will sighed. “It’s more nuanced than that, but I figure it’s the best metaphor you’ve got for now. I’ve really got to go make this guy go away, so if you’ll excuse me...”</text:p>
      <text:p text:style-name="P1"/>
      <text:p text:style-name="P1">---</text:p>
      <text:p text:style-name="P1"/>
      <text:p text:style-name="P1">It was dark out, and Didi was on a mission.</text:p>
      <text:p text:style-name="P1"/>
      <text:p text:style-name="P1">She snuck in through the door, which was strangely not locked. For someone who was as adament on keeping his privacy, Goryo certainly had problems actually taking steps to keep it.</text:p>
      <text:p text:style-name="P1"/>
      <text:p text:style-name="P1">The room looked much like it did when Biek went roaming through there, but there seemed to be an added element of--</text:p>
      <text:p text:style-name="P1"/>
      <text:p text:style-name="P1">Oh, maybe Goryo <text:span text:style-name="T1">did</text:span> do something to maintain his privacy.</text:p>
      <text:p text:style-name="P1"/>
      <text:p text:style-name="P1">It felt like a buzzing in the air, and Didi carefully narrowed her eyes, squinted, turned her head oh so slightly, and--ah, there they were. Symbols, hanging lightly in the air.</text:p>
      <text:p text:style-name="P1"/>
      <text:p text:style-name="P1"><text:soft-page-break/>The whole act was difficult to keep up, of course. It was hard to act bored when you were learning, and learning about a lot of really interesting stuff. She was still astonished that people like Goryo underestimated her. She <text:span text:style-name="T1">was</text:span> the one who opened up the door again, after all. You can’t just run around with a couple of empty symbols on your tongue and manage to do anything interesting with them.</text:p>
      <text:p text:style-name="P1"/>
      <text:p text:style-name="P1">Didi muttered a few choice words under her breath, and the symbols hanging in the dust motes in the air slowly dissolved away. She checked the floor and ceiling for any traps, and glanced carefully at the corners for anything that could possibly be watching her, and slowly took her first step into the room.</text:p>
      <text:p text:style-name="P1"/>
      <text:p text:style-name="P1">Even without the alerts hanging in the air, the room seem electrified with expectation. She didn’t have the same problems as Biek; she knew how to hide her steps from even the most skilled wordmasters, which Biek clearly wasn’t taught. Of course, as a military spirit, why would she? Her job was to take orders, not be secretive about things. But Biek was still important; she got the other inhabitants of the central building interested in the goings-on around here. If Biek was snooping through her boss’s drawers, what else could he be hiding? No one would care if poor old prisoner of war Didi was out digging through things. She would be tossed in jail, and no one would give two shits. But <text:span text:style-name="T1">Biek</text:span>?</text:p>
      <text:p text:style-name="P1"/>
      <text:p text:style-name="P1">Goryo, of course, had tons of nice, juicy letters just sticking out of all his drawers. Of course, much to Didi’s irritation, there was tons of info missing, and it was hard to sort through it all. They seemed to be stretched out over years. Didi had studied up on Goryo, and knew that he had come to power several centuries after Endermannd had left the picture. The city had been left in ruins for ages, random people trying to make their way to fame through claiming that they had knowledge of the word, but it wasn’t under Goryo slipped onto the scene did people actually start believing. Goryo was, in fact, a pupil of Endermannd’s shortly before he became a revolutionary. Goryo couldn’t buy Endermannd’s plans and beliefs, and so they split ways, Goryo had spent years staying out of the war and away from politics, which was good for him, as it allowed him to stay alive, and to come back all studied and respected. There weren’t really any hints as to <text:span text:style-name="T1">where</text:span> he had studied, but Endermannd’s past with the words wasn’t really all that clean, either. Endermannd was rather notorious for manipulating people out of their knowledge and ability, which was why he was such a capable leader. It was quite likely that Goryo came into his own through the same way. But Didi hadn’t been able to find any information on him, anywhere. Perhaps when he was on his way out of power, and thus had less control over what kind of information disseminated down, his past would become more public. But until then...</text:p>
      <text:p text:style-name="P1"/>
      <text:p text:style-name="P1">Goryo also had connects to all sorts of people: he had an informant in the shadows, and several other races that wanted their hands in the human pie. Didi was amused and someone surprised (and amused that she was surprised) that Goryo had a shadow spy. This particular spy was promised to have his day in the sunshine should the spirits regain complete control over the access to humans. Didi didn’t know much about the shadows, but she knew that they were far worse than spirits when it came to having a sense of self. It was hard to call the shadows a race <text:soft-page-break/>of people, in any case. It seemed as though they were part of one big cog. It was only in instances like this did it become apparent that the shadows were made up of individual members, as difficult as it was to tell.</text:p>
      <text:p text:style-name="P1"/>
      <text:p text:style-name="P1">Didi kept digging through the notes and symbols, making sure to replace them the exact way that they were before she had touched them. She cast a few words of preservation to make sure that the letters didn’t get crumpled. As she searched, she tried to keep one of Endermannd’s last words to her in mind, before he vanished off into the distance.</text:p>
      <text:p text:style-name="P1"/>
      <text:p text:style-name="P1">“The words are not infalliable,” he had said. Didi was shocked to hear that; she had spent her entire life believing that the words were infalliable, and Endermannd was the proof that they weren’t. He was supposed to have some kind of great insight as to how the world worked, and that’s why he was able to make the decisions that he did.</text:p>
      <text:p text:style-name="P1"/>
      <text:p text:style-name="P1">“What do you mean?” Didi had asked.</text:p>
      <text:p text:style-name="P1"/>
      <text:p text:style-name="P1">“The words can lie.”</text:p>
      <text:p text:style-name="P1"/>
      <text:p text:style-name="P1">That sentence had shaken her down to her very core, and she had spent years, centuries, wrestling with that idea, trying to fight the possibility that everything that Endermannd had did was wrong. She didn’t want to believe it, she didn’t want to accept the chance that her choices and her decisions were mared and not the wisest that she could have made. She wanted to yell at him, scream at him, why did he have to make those choices if they could be wrong? But now he had scattered himself to the four winds, and the only way she could talk to him was an awful human with an attitude problem and adjustment issues, who was just as much Endermannd as a shadow on the wall was the object that created it.</text:p>
      <text:p text:style-name="P1"/>
      <text:p text:style-name="P1">&gt;&gt;&gt;NOTES, because there’s no way I can write the rest of this story in 6k words and two days.</text:p>
      <text:p text:style-name="P1"/>
      <text:p text:style-name="P1">Somewhere along the way, realize that the spirit’s human bodies are, in fact, fully functional (hence why Endermannd can go through and breed with people).</text:p>
      <text:p text:style-name="P1"/>
      <text:p text:style-name="P1">ENDERMANND IS STILL ALIVE. Righteous. Will gets a letter in the mail (or whatever) from him, and him and Alex go to visit him on the far side of town, where he’s sitting in a little ramshackle little hut, making tea and being otherwise cutesy. Turns out spirits CAN actually die, especially as Endermannd has passed out enough of his essence (that sounds so creepy) to his children that he can’t “turn back into” a spirit again. He can die, he’s just too afraid to.</text:p>
      <text:p text:style-name="P1"/>
      <text:p text:style-name="P1">He and Alex have a nice heart-to-heart about the objectivity of the words, and why Endermannd had made those kinds of decisions. He doesn’t want the spirits to keep on going on believing that the words are infallible, because he believed that eventually they would grow too powerful and start destroying everything with the belief that they can do no wrong (even though they can, indeed, do a TON of wrong). Endermannd wanted the spirits to interbreed with the humans in order to get rid of them, because his attachment to his species is high and he didn’t want to <text:soft-page-break/>destroy them by killing the tree, but he realized that the spirits wouldn’t listen to him, so he took the spirits that he could and brought them to the human world and sealed up the door, with the hope that the spirits and the rest of the races would eventually kill themselves in the fight to unlock the door. After that, Endermannd disappears and starts doing what he wants the rest of the spirits to do. A couple other spirits join in, but the remaining spirits (Didi included) have existential crises and decide that they want to go back to the city (racial pull is strong with this group). They band together and start trying to find Endermannd’s children, and eventually technology is capable enough to make it easy to find them, so they go out of their way to locate them and try to pull the secret words out of them. They can’t find Endermannd, obviously.</text:p>
      <text:p text:style-name="P1"/>
      <text:p text:style-name="P1">Eventually Didi finds the way back to the city, but she’s bothered, because the city has not gotten any better, and it reminds her too much of the situation before the wars broke out and Endermannd left. She starts snooping around, slowly realizing that Endermannd was most likely right, even though it takes her back years to think about it.</text:p>
      <text:p text:style-name="P1"/>
      <text:p text:style-name="P1">(It’s not really the city they miss, it’s the tree. It is their liiiiife.)</text:p>
      <text:p text:style-name="P1"/>
      <text:p text:style-name="P1">So Didi gets caught in her snooping, and gets tossed in jail. Due to her knowledge of the words and such, she breaks both her and Biek out (with doppelgangers to cover their asses), and they start roaming the streets. They break into this secret library thing, and start researching the words, and what people have said about them in the past, gaining knowledge and stuff.</text:p>
      <text:p text:style-name="P1"/>
      <text:p text:style-name="P1">A guard (or... whoever) finds them, and they bribe him to keep him from telling Goryo. He tells anyways, and Goryo starts subtly watching them, knowing that their knowledge is increasing.</text:p>
      <text:p text:style-name="P1"/>
      <text:p text:style-name="P1">Over back with Will, Will starts constructing the words necessary to open the door back up again, but his perception of reality is starting to warp. Much of Lia’s memories were stored in the parasite, which was transferred over to him, as well as the rest of the memories of all the other people who were infected with the parasite, and he’s starting to realize the breadth of the damage that has been done between the cities and everyone else, and the mysterious “power” or whatever that humans generate that all these other species seem to need.</text:p>
      <text:p text:style-name="P1"/>
      <text:p text:style-name="P1">Arrggh, what is that power, anyways? The power of LOOOVE? No, that’s stupid. Verses all the other shit that I could have humans do that the other species can’t: evolve, breed, love, human spirit, etc. How did these other species come about, anyways? Did THEY evolve? Are they aliens?</text:p>
      <text:p text:style-name="P1"><text:line-break/>They were created by a human, eons ago, the first human to develop knowledge of the word. He created the different species deep underground, but then the other things killed him. Because their evolution and such on is at such a far less advanced scale than humans, they need to interact with humans, pull ideas from them and such on for them to be able to advance as a species. </text:p>
      <text:p text:style-name="P1"/>
      <text:p text:style-name="P1"><text:soft-page-break/>Maybe have a mini short story in the middle of it, explaining how the other species came about. Maybe at the beginning. Maybe it’s a prologue, because all fantasy books need prologues, amirite??</text:p>
      <text:p text:style-name="P1"/>
      <text:p text:style-name="P1">Will and Alex head back down to the door (with their entourage of soldiers), and consider opening it.</text:p>
      <text:p text:style-name="P1"/>
      <text:p text:style-name="P1">On the other side, Didi and Biek start gathering together people to try to get them out of the city before the war starts up (that Goryo is trying to pretend isn’t happening), and their little gathering is completely ransacked and everyone is arrested except for Biek, who uses her super-military-ninja powers to escape, and now she’s on her own for the entire thing, without Didi. Biek starts trying to appeal to Goryo to let them go, and is trying to raise awareness of the whole thing within the general populace without alarming people, and then she is enlisted to fight in the military because of her previous experience. Of course, because of that, people are now aware that there is a war about to start, and thus starting to get all agitated. Biek meets up with the general-person, who is convinced that she should be ego-less (a la Alex), but she fights against it, the idea that soldiers should be mindless killing and surviving machines. She keeps arguing with the people in command, and they decide to put her on the front line as a guard of the front gates, because she just keeps getting in the way.</text:p>
      <text:p text:style-name="P1"/>
      <text:p text:style-name="P1">Then the shadows that have positioned themselves outside the gates attack, and Biek gets...</text:p>
      <text:p text:style-name="P1"/>
      <text:p text:style-name="P1">Well, I don’t think it’s quite time for her to die just yet. So I don’t know.</text:p>
      <text:p text:style-name="P1"/>
      <text:p text:style-name="P1">Will and Alex open up the gate in the middle of the fight!</text:p>
      <text:p text:style-name="P1"/>
      <text:p text:style-name="P1">The shadows swarm into the human world!</text:p>
      <text:p text:style-name="P1"/>
      <text:p text:style-name="P1">They’re like “oh fuckety fuck”.</text:p>
      <text:p text:style-name="P1"/>
      <text:p text:style-name="P1">After the actual fighting has died down, Alex runs up to Biek and they have a fight about what a soldier is supposed to do (or something around those lines; Biek talks shit about the military and Alex freaks out, or whatever).</text:p>
      <text:p text:style-name="P1"/>
      <text:p text:style-name="P1">Goryo proclaims a sort of citywide emergency, and a “This is what happens when you try to get around war/defending yourself in war” (completely misinterpreting [on purpose] what Didi and Biek were fighting for, in a <text:span text:style-name="T1">fun</text:span> way). Didi is, of course, furious, but she can’t really do anything. Endermannd is also upset that there are a bunch of shadows floating around, but he can’t really do anything about it now, because all his power has been disseminated out into his descendents.</text:p>
      <text:p text:style-name="P1"/>
      <text:p text:style-name="P1">So the shadows start sucking people of life and energy, and all that fun stuff that they want from the humans. Worldwide depression strikes out, and a bunch of suicides and such on, and Will is all like “Well gee willikers, I’m glad I don’t have any close personal friends!” and keeps dreaming <text:soft-page-break/>about Lia and the other people who were previously infected with the parasite. But, even then, he’s still kind of bothered by all the death and such.</text:p>
      <text:p text:style-name="P1"/>
      <text:p text:style-name="P1">Then he visits his mother. Or, well, tries. LET’S HAVE SOME WRITING BECAUSE I’M TIRED OF SUMMARY.</text:p>
      <text:p text:style-name="P1"/>
      <text:p text:style-name="P1">&lt;&lt;&lt;NOTES</text:p>
      <text:p text:style-name="P1"/>
      <text:p text:style-name="P1">Will barely turned off the car before he jumped out of the front seat and sprinted across the lawn. Biek and Alex, more unfamiliar with the seatbelts fumbled before they could go after him. They weren’t even in the front door when they heard a bellowing scream from deep within the hours.</text:p>
      <text:p text:style-name="P1"><text:line-break/>“<text:span text:style-name="T1">NO</text:span><text:span text:style-name="T1">!”</text:span> </text:p>
      <text:p text:style-name="P1"/>
      <text:p text:style-name="P1">It took them a bit to find Will, who was in the master bedroom, sitting on the bed, leaning over a small, frail woman curled up on the bed. He was running his hands over his neck, breathing heavily. He looked up at them when they entered the room. “She’s still breathing,” he gasped. “We have to get her to a hospital.”</text:p>
      <text:p text:style-name="P1"/>
      <text:p text:style-name="P1">“What’s going on?” Biek asked. Will nodded towards the table next to the bed. There was a bottle and a glass of water. Biek picked up the bottle. “I don’t understand; what are these?” Will ignored her as he slid his arms underneath the woman’s small body.</text:p>
      <text:p text:style-name="P1"/>
      <text:p text:style-name="P1">“We need to get her to the hospital,” he repeated, and darted out the door. Biek and Alex exchanged glances; Alex followed him out. Biek grabbed the bottle and stared at it contemplatively before pocketing it and following everyone out.</text:p>
      <text:p text:style-name="P1"/>
      <text:p text:style-name="P1">The drive to the hospital was tense, and Will was shaking madly as he drove. The car swerved slightly on the road. Alex asked if he would like him to drive instead, but the suggestion was shot down quickly with a single glance. It wasn’t as if Alex actually knew how to drive, anyways.</text:p>
      <text:p text:style-name="P1"/>
      <text:p text:style-name="P1">They got to the hospital and got Will’s mother all set up. Biek offered the bottle to the doctors, who took one look at it and ordered her stomach pumped. Will threw some money at them and told them to get lost.</text:p>
      <text:p text:style-name="P1"/>
      <text:p text:style-name="P1">Biek and Alex wondered down to a local restaurant and managed to order some pizza, which Alex scarfed down without a second thought. Biek stared at it hesitantly, and eventually ate, but she didn’t have much.</text:p>
      <text:p text:style-name="P1"/>
      <text:p text:style-name="P1">---</text:p>
      <text:p text:style-name="P1"/>
      <text:p text:style-name="P1"/>
      <text:p text:style-name="P1"><text:soft-page-break/>Will felt like he was in some kind of dream world, drifting in and out of sleep as he waited for his mother to wake up. The doctors kept away from him for the most part; only one of them actually suggested that he take a physical when he noticed his dark skin, but luckily they kept away after Will yelled at them a bit. He had somewhat forgotten about his skin for the most part; his interactions with the spirits helped with that, as they didn’t seem to care what color he was. It was kind of nice, verses the constant staring that he had to endure here in the human world.</text:p>
      <text:p text:style-name="P1"/>
      <text:p text:style-name="P1">Finally that afternoon, she woke up. Will shot to his feet and leaned over her as she opened her eyes.</text:p>
      <text:p text:style-name="P1"/>
      <text:p text:style-name="P1">She did, and her heart monitor went beserk. She gasped, leaned back against her pillow--</text:p>
      <text:p text:style-name="P1"/>
      <text:p text:style-name="P1">“Mom, mother...” Will said in a soothing voice, and put a hand on her arm. She looked him over again, uncertain.</text:p>
      <text:p text:style-name="P1"/>
      <text:p text:style-name="P1">“What... what happened...” She coughed and groaned. Will poured her some water and handed it to her. She stared at him as he drank. “Is that... a tattoo?”</text:p>
      <text:p text:style-name="P1"/>
      <text:p text:style-name="P1">“It’s a... Medical condition.”</text:p>
      <text:p text:style-name="P1"/>
      <text:p text:style-name="P1">She glanced towards the door. </text:p>
      <text:p text:style-name="P1"/>
      <text:p text:style-name="P1">“My doctor is taking care of it; I don’t need anyone else to.”</text:p>
      <text:p text:style-name="P1"/>
      <text:p text:style-name="P1">“Oh.” She coughed again, and looked around. “I’m not dead,” she reflected.</text:p>
      <text:p text:style-name="P1"/>
      <text:p text:style-name="P1">“No. Why did you try to kill yourself?”</text:p>
      <text:p text:style-name="P1"/>
      <text:p text:style-name="P1">“Everything seemed...” She sighed and shook her head. “You wouldn’t understand.”</text:p>
      <text:p text:style-name="P1"/>
      <text:p text:style-name="P1">Will glared at her.</text:p>
      <text:p text:style-name="P1"/>
      <text:p text:style-name="P1">“Why did you go looking for me, anyways?” she asked.</text:p>
      <text:p text:style-name="P1"/>
      <text:p text:style-name="P1">“Mother... I don’t want you to die.”</text:p>
      <text:p text:style-name="P1"/>
      <text:p text:style-name="P1">“Oh.”</text:p>
      <text:p text:style-name="P1"/>
      <text:p text:style-name="P1">Will hung his head between his knees and shook his head.</text:p>
      <text:p text:style-name="P1"/>
      <text:p text:style-name="P1">&gt;&gt;&gt;NOTES</text:p>
      <text:p text:style-name="P1"/>
      <text:p text:style-name="P1">Maybe Will will tell his mom about everything? No, that's kind of weird.</text:p>
      <text:p text:style-name="P1"/>
      <text:p text:style-name="P1"><text:soft-page-break/>Will gets a call from his sister, indicating that his father is in the same situation (tried to kill himself [jumping off his office building] and ended up in the hospital, and she wants to make sure that his mom (not him) is all right. Will hangs up on them, and then leaves to find Biek and Alex to get them back underground to figure out a way to stop everything.</text:p>
      <text:p text:style-name="P1"/>
      <text:p text:style-name="P1">Biek asks how his mother is, because Alex doesn't really quite get it.</text:p>
      <text:p text:style-name="P1"/>
      <text:p text:style-name="P1">They return back to the entrance to the underground city.</text:p>
      <text:p text:style-name="P1"/>
      <text:p text:style-name="P1">The city is in shambles, the shapeshifters having come through and ransacked the place, but they can't make it to the surface because they can't get through the lava. Will manages to make them go away, through a combination of his powers and through the knowledge that he retained through the parasite.</text:p>
      <text:p text:style-name="P1"/>
      <text:p text:style-name="P1">The shapeshifters really get around, but Will uses some words to make the shapeshifters glow, as they tended to hide themselves as spirits and hide amongst the people, killing them off when they will. The shapeshifters are rather demonically malicious group--in fact, they all are, all the other species, it's just that the demonism that they have is only super apparent to other species; ie the spirits would be malicious towards any shadows or shapeshifters that they would come across, but the reader wouldn't see that because they see everything from the spirits point of view. </text:p>
      <text:p text:style-name="P1"/>
      <text:p text:style-name="P1">Many of the spirits are killed, and the shapeshifters had locked up the tree so that the reincarnated spirits show up under the tree, but without their memories (or whatever it's called), and so they're just kind of lost in the labyrinth of the undergrounds of the meeting place castle thing. Many of the other spirits have retreated back into the homes as much as possible, as many of their current living spirits have been killed, severely weakening the city. </text:p>
      <text:p text:style-name="P1"/>
      <text:p text:style-name="P1">Will goes through and starts killing all the shapeshifters to get them out of the city, but is introduced to images that the parasite grants him that gives him a look into the lives of the shapeshifters, and he can't kill them any more, even though Biek and Alex are like "kill them kill them". They retreat underground back to the tree because Will can't think straight and can't figure out what to do.</text:p>
      <text:p text:style-name="P1"/>
      <text:p text:style-name="P1">Eventually, he gets the idea to project an illusion of himself as a shapeshifter to confront the head of the shapeshifter forces, and then projects the memories that he has, as well as other memories, in order to get the shapeshifters on his side/not killing everyone. Many of the spirits are still incredibly upset at all this and wish to continue killing the shapeshifters in order to get back at them for killing off so many of the spirits.</text:p>
      <text:p text:style-name="P1"/>
      <text:p text:style-name="P1">Wow, and Goryo has just disappeared? Maybe he's disappeared back into his little ante-chamber? No, that seems pretty unlikely. Where the hell did he go?</text:p>
      <text:p text:style-name="P1"/>
      <text:p text:style-name="P1"><text:soft-page-break/>Hmm, he had been building up the military because he knows from secret information that they were about to be attacked, and he wanted to present the spirits as a unified force that could not go down, and they could not "become human" in order to survive, that they could still keep a separate identity as a species and still be able to defend themselves.</text:p>
      <text:p text:style-name="P1"/>
      <text:p text:style-name="P1">Maybe Goryo is having some kind of existential crisis, is going through the words, trying to figure out where he had gone wrong, and has convinced himself that he just interpreted the words wrong enough to not know the outcome of what was going to happen. Yeah, that would make him a good foil for, say, Didi, but not for, say, our fucking main character.</text:p>
      <text:p text:style-name="P1"/>
      <text:p text:style-name="P1">Is Will still our main character? I don’t know; that would be an interestingly constructed story, where the main character isn’t, like... the hero. Unless Will takes up the mantle of the hero, and Didi is delegated to the brains or something like that. That sounds good, even though they both have kind of different goals. Didi wants to abolish the adherence to the words as an objective word of law (while not completely accepting Endermannd’s desires for the spirits to disseminate themselves into the human world), and Will wants to bring peace amongst the different races.</text:p>
      <text:p text:style-name="P1"/>
      <text:p text:style-name="P1">Well, that’s interesting.</text:p>
      <text:p text:style-name="P1"/>
      <text:p text:style-name="P1">So Goryo’s having his little metldown, and Beik springs Didi from prison, and they go and start negotiations with the shapeshifters. The spirits’ knowledge of the shapeshifters is extremely limited because they’re all a bunch of bigots, so Will has to work through negotiating with all of them (he IS a businessman). The reason the shapeshifters want access to the surface is not because of the humans, but because of the sun. They want the sun, and they hunger and thirst for it. They also like killing things, and eating them, and want access to all those lovely little bits of being on the surface.</text:p>
      <text:p text:style-name="P1"/>
      <text:p text:style-name="P1">(I don’t really feel like going into several different species, so I don’t want all of them to come bursting out at once. I think three new species is enough for me, blaaah.)</text:p>
      <text:p text:style-name="P1"/>
      <text:p text:style-name="P1">Will is still dreaming of Lia, and he's kind of starting to accept it, because he feels as though it's the only hint of normalcy that he's getting in his life right now, as he's trying to be some kind of inter-special mediator of sorts. He tells Biek (the only one who gives two shits to listen), that he's feeling bothered by seeing her all the time.</text:p>
      <text:p text:style-name="P1"/>
      <text:p text:style-name="P1">It's kind of funny that he's surrounded by three creatures that he parses as female and none of them understand human interpersonal connection.</text:p>
      <text:p text:style-name="P1"/>
      <text:p text:style-name="P1">Maybe some kind of thing where each of them understand how interpersonal relationships work. Didi would, of course, be the most human. What if she had to deal with some kind of thing--maybe she just is the most human because she's spent so much time around them, and essentially just acts human? Maybe she's taken on a lover in the past--maybe she's had kids? I think that sounds about right. She's had a kid, and then she put the whole thing behind her <text:soft-page-break/>because she considered it a distraction to what she is trying to accomplish: getting back to the city.</text:p>
      <text:p text:style-name="P1"/>
      <text:p text:style-name="P1">&lt;&lt;&lt;NOTES</text:p>
      <text:p text:style-name="P1"/>
      <text:p text:style-name="P1">"What's wrong?" Will asked as he sat down next to her. Didi glanced up momentarily. </text:p>
      <text:p text:style-name="P1"/>
      <text:p text:style-name="P1">"What do you mean?" she asked.</text:p>
      <text:p text:style-name="P1"/>
      <text:p text:style-name="P1">"You seem... upset."</text:p>
      <text:p text:style-name="P1"/>
      <text:p text:style-name="P1">"No, not really."</text:p>
      <text:p text:style-name="P1"/>
      <text:p text:style-name="P1">Will narrowed his eyes and tilted his head at her. "I don't think that's the truth."</text:p>
      <text:p text:style-name="P1"/>
      <text:p text:style-name="P1">"Oh? Why do you say that?"</text:p>
      <text:p text:style-name="P1"/>
      <text:p text:style-name="P1">"Because you've spent... how long in the human world?"</text:p>
      <text:p text:style-name="P1"/>
      <text:p text:style-name="P1">"Six hundred years," she snorted. "Too long, if you ask me."</text:p>
      <text:p text:style-name="P1"/>
      <text:p text:style-name="P1">"And how long have you spent in the city?"</text:p>
      <text:p text:style-name="P1"/>
      <text:p text:style-name="P1">"A couple decades," she said hesitantly. Her gaze was distant as she thought back. "Thirty years or so? Something like that. Why? It's not important."</text:p>
      <text:p text:style-name="P1"/>
      <text:p text:style-name="P1">"So you've spent more time in the human world than amongst your own kind."</text:p>
      <text:p text:style-name="P1"/>
      <text:p text:style-name="P1">She shrugged. "Yeah? And? I'm still not human."</text:p>
      <text:p text:style-name="P1"/>
      <text:p text:style-name="P1">"You emote like one, though."</text:p>
      <text:p text:style-name="P1"/>
      <text:p text:style-name="P1">Didi froze.</text:p>
      <text:p text:style-name="P1"/>
      <text:p text:style-name="P1">"I've always kind of... understood you, more."</text:p>
      <text:p text:style-name="P1"/>
      <text:p text:style-name="P1">"But you have a bigger crush on Alex."</text:p>
      <text:p text:style-name="P1"/>
      <text:p text:style-name="P1">Will shrugged. "Yeah, but I still understand you, more. You act human. It's almost like you are human."</text:p>
      <text:p text:style-name="P1"/>
      <text:p text:style-name="P1">Didi bit her lip. "Shut up."</text:p>
      <text:p text:style-name="P1"/>
      <text:p text:style-name="P1">"What's the difference between you and Endermannd now--"</text:p>
      <text:p text:style-name="P1"><text:soft-page-break/></text:p>
      <text:p text:style-name="P1">"SHUT. UP. I am NOT human."</text:p>
      <text:p text:style-name="P1"/>
      <text:p text:style-name="P1">"Why? Because if you were it would negate all the work you've done for your city?"</text:p>
      <text:p text:style-name="P1"/>
      <text:p text:style-name="P1">Didi gasped and jerked away. "You--"</text:p>
      <text:p text:style-name="P1"/>
      <text:p text:style-name="P1">"Why are you like that?"</text:p>
      <text:p text:style-name="P1"/>
      <text:p text:style-name="P1">"What do you mean, you prick?"</text:p>
      <text:p text:style-name="P1"/>
      <text:p text:style-name="P1">"Why do you not want to admit that you've spent most of your life around humans, that you've spent most of your life *being* a human?"</text:p>
      <text:p text:style-name="P1"/>
      <text:p text:style-name="P1">Didi stared at him. "Because I'm not."</text:p>
      <text:p text:style-name="P1"/>
      <text:p text:style-name="P1">"Then why do you act like one?"</text:p>
      <text:p text:style-name="P1"/>
      <text:p text:style-name="P1">"What I act like is none of your business."</text:p>
      <text:p text:style-name="P1"/>
      <text:p text:style-name="P1">"Howcome you followed Endermannd as far as you did, but not any further. What stopped you?"</text:p>
      <text:p text:style-name="P1"/>
      <text:p text:style-name="P1">"What, becoming a human? I didn't want to."</text:p>
      <text:p text:style-name="P1"/>
      <text:p text:style-name="P1">"But what stopped you? It must have been hard; he was the only spirit you ever really looked up to, and then going ahead without his help or influence..."</text:p>
      <text:p text:style-name="P1"/>
      <text:p text:style-name="P1">Didi shook her head and stared off into the distance. Will leaned over a bit, looking into her red spirit eyes. </text:p>
      <text:p text:style-name="P1"/>
      <text:p text:style-name="P1">"What are you thinking about?"</text:p>
      <text:p text:style-name="P1"/>
      <text:p text:style-name="P1">"I... I made a mistake," she breathed.</text:p>
      <text:p text:style-name="P1"/>
      <text:p text:style-name="P1">"What do you mean?"</text:p>
      <text:p text:style-name="P1"/>
      <text:p text:style-name="P1">"I..." He hand drifted down to her stomach. She continued staring.</text:p>
      <text:p text:style-name="P1"/>
      <text:p text:style-name="P1">It took Will a moment to piece that together.</text:p>
      <text:p text:style-name="P1"/>
      <text:p text:style-name="P1">"You did," he finally said.</text:p>
      <text:p text:style-name="P1"/>
      <text:p text:style-name="P1">"It was like my soul was being torn apart," Didi replied in a whisper. Will shook his head. "Endermannd... he couldn't stop. He could feel it, he told me, over and over again, with ever <text:soft-page-break/>child, until he felt like nothing. That's what he wanted, he told me, he didn't want to be anything any more. He just wanted to be nothing. But then..." Didi inhaled a shaky breath. "He couldn't finish himself off. He just... disappeared."</text:p>
      <text:p text:style-name="P1"/>
      <text:p text:style-name="P1">"I met him," Will interjected.</text:p>
      <text:p text:style-name="P1"/>
      <text:p text:style-name="P1">Didi gasped. "He's still *alive*?"</text:p>
      <text:p text:style-name="P1"/>
      <text:p text:style-name="P1">"Yes."</text:p>
      <text:p text:style-name="P1"/>
      <text:p text:style-name="P1">"What is he... is he..."</text:p>
      <text:p text:style-name="P1"/>
      <text:p text:style-name="P1">"He's barely there." Will shook his head. "He as frail, he just wanted us gone. He didn't want to give us the words to open the door--I had to put them together myself. He just wanted us gone, he wanted the spirits to go away, he just wanted..." He sighed. "I don't think he... liked... the spirits all that much."</text:p>
      <text:p text:style-name="P1"/>
      <text:p text:style-name="P1">"No, he didn't. He considered us parasites on the human race."</text:p>
      <text:p text:style-name="P1"/>
      <text:p text:style-name="P1">"Funny, 'cause there are actual parasites on the human race, and they're a lot more malicious than you guys."</text:p>
      <text:p text:style-name="P1"/>
      <text:p text:style-name="P1">“Heh.” Didi shook her head. “I just... I couldn’t, after that. I can’t imagine the amount of pain Endermannd had to have put himself through for his cause, but that was not something that I as willing to join in on.”</text:p>
      <text:p text:style-name="P1"/>
      <text:p text:style-name="P1">“Have you met another other spirits that did?”</text:p>
      <text:p text:style-name="P1"/>
      <text:p text:style-name="P1">“Join him? Yeah. We drift in and out of each other’s lives for the most part. I haven’t seen anyone else in the past couple hundred years, though. Too many people around, I think, for me to be able to find them. One of them died a while back, though. Got himself involved in a war. He was a little crazy before; I don’t know why he joined us. He liked killing things. Maybe getting himself killed was good enough for the both of us.”</text:p>
      <text:p text:style-name="P1"/>
      <text:p text:style-name="P1">“Was he replaced?”</text:p>
      <text:p text:style-name="P1"/>
      <text:p text:style-name="P1">Didi shook her head. “I looked this up, actually, to see if anyone had been reborn, but it turns out that there wasn’t enough of him killed for the tree to warrant replacing him. That’s the point of Endermannd’s plan, that our selves are spread out so far that the tree registers it as losing a finger, not actually dying. So he just lost a finger, that’s all. The rest of him is still alive somewhere. And, honestly, I don’t really care to find them. We were all so different, we all had different ideas of why we were following Endermannd. All we knew was that the way everything was going was not good enough for us, so we chose the other side.”</text:p>
      <text:p text:style-name="P1"/>
      <text:p text:style-name="P1"><text:soft-page-break/>“Doesn’t seem like you have a lot of choices here.”</text:p>
      <text:p text:style-name="P1"/>
      <text:p text:style-name="P1">“Eh, that’s politics for you.”</text:p>
      <text:p text:style-name="P1"/>
      <text:p text:style-name="P1">Will snorted. “What are you going to do after all this is done, you think?”</text:p>
      <text:p text:style-name="P1"/>
      <text:p text:style-name="P1">“Me? Well, I don’t really know. Like you’ve pointed out, I don’t really... ‘belong here’.” She made air quotes with her fingers. “I grew up on the surface, more or less. I know <text:span text:style-name="T1">that</text:span> history, and <text:span text:style-name="T1">that</text:span> context, not this one’s.” She gestured around them. “I feel like an expat returning home for a vacation. Is this my home any more? ...It’s where I was born, yes, but it’s not really... where I belong.” She shrugged. “I don’t know, I think I’ve spent enough time trying to eek out an existence the way that you nonsense people do. I just keep ending up with shitty bosses.”</text:p>
      <text:p text:style-name="P1"/>
      <text:p text:style-name="P1">“I would think that, after all that time, you’d have enough money to not have to work.”</text:p>
      <text:p text:style-name="P1"/>
      <text:p text:style-name="P1">“Oh, I do. I’m internationally wealthy.”</text:p>
      <text:p text:style-name="P1"/>
      <text:p text:style-name="P1">“Oh, really.”</text:p>
      <text:p text:style-name="P1"/>
      <text:p text:style-name="P1">“Yes. I have more money than your business makes in a year.”</text:p>
      <text:p text:style-name="P1"/>
      <text:p text:style-name="P1">WIll gawked. </text:p>
      <text:p text:style-name="P1"/>
      <text:p text:style-name="P1">“I’m over half a century old. What do you think I was doing with all that time?”</text:p>
      <text:p text:style-name="P1"/>
      <text:p text:style-name="P1">“Well...” Will stumbled over his words. “What do you do, to get all that money?”</text:p>
      <text:p text:style-name="P1"/>
      <text:p text:style-name="P1">“Professional poker player.”</text:p>
      <text:p text:style-name="P1"/>
      <text:p text:style-name="P1">“Really?”</text:p>
      <text:p text:style-name="P1"/>
      <text:p text:style-name="P1">“Yeah. I perfected my technique two hundred years ago, and never looked back.”</text:p>
      <text:p text:style-name="P1"/>
      <text:p text:style-name="P1">“That never came up in my background checks.”</text:p>
      <text:p text:style-name="P1"/>
      <text:p text:style-name="P1">“Years have also lead me to have an extensive network of people who would be eager and willing to do things for me.” She rolled her eyes. “They falsified information for me, so you wouldn’t guess at who I am. Also, you’re far less clever than you think you are.”</text:p>
      <text:p text:style-name="P1"><text:line-break/>“If that’s so, then why do you need the humans in the first place.”</text:p>
      <text:p text:style-name="P1"/>
      <text:p text:style-name="P1">“You think I could have pulled this off if it weren’t for humans? I never wouldn’t have been able to set up a network of people to help me if it weren’t for human ingenuity. It’s just that you, in <text:soft-page-break/>particular, are far less clever than you think. I’ve got an entire contact list of people vastly more capable of doing your job than you.”</text:p>
      <text:p text:style-name="P1"/>
      <text:p text:style-name="P1">“What do they do instead?”</text:p>
      <text:p text:style-name="P1"/>
      <text:p text:style-name="P1">“The smartest currently welds in Africa.”</text:p>
      <text:p text:style-name="P1"/>
      <text:p text:style-name="P1">Will shook his head. “I’m done with this conversation.”</text:p>
      <text:p text:style-name="P1"/>
      <text:p text:style-name="P1">“Oh, I’m sorry, is your poor little ego hurt? I’ll be right over with some ointment.”</text:p>
      <text:p text:style-name="P1"/>
      <text:p text:style-name="P1">&gt;&gt;&gt;NOTES</text:p>
      <text:p text:style-name="P1"/>
      <text:p text:style-name="P1">Okay, now I need an ending. And better crafted character development.</text:p>
      <text:p text:style-name="P1"/>
      <text:p text:style-name="P1">I think there should be more scenes set from other people’s point of views. I know I didn’t start doing that until the end there, but I think it would help set up later scenes much better.</text:p>
      <text:p text:style-name="P1"/>
      <text:p text:style-name="P1">I still need to figure out what Goryo is doing.</text:p>
      <text:p text:style-name="P1"/>
      <text:p text:style-name="P1">Maybe he and Will join together to get the shadows back down?</text:p>
      <text:p text:style-name="P1"/>
      <text:p text:style-name="P1">Maybe there’s some kind of showdown between them, where Goryo wants to just eliminate the shadows, but Will, who has actually seen the mind of some of them, doesn’t want to kill them, because they are still people, in a sense, and they’ve got a huge issue with all that.</text:p>
      <text:p text:style-name="P1"/>
      <text:p text:style-name="P1">There are a bunch of spirits reborn because of the shapeshifter’s massacre, and everyone spends some time trying to get them reacclimated into regular life. The shapeshifters are sticking around for a bit, and, in fact, are trying to get trade routes set up. At first, this is just to feed their soldiers that are stuck in the city, as they can’t really eat spirit food (or they have no taste for it), but then they start trading what few goods the spirits have left (or are forcing them to trade with them, which also makes sense, because the spirits have more advanced tech than they do).</text:p>
      <text:p text:style-name="P1"/>
      <text:p text:style-name="P1">The shapeshifters tend to live in the gaps between rocks deep underground, and are pretty greedy buggers, and like to get their hands on whatever the hell they like. They’re epicurean as well, enjoy the finer pleasures, like eating and breeding excessively. They tend to eat cockroaches and worms and stuff that can live underground (moles, etc), but they enjoy eating many other things as well (and prefer that which is under ‘many other things’, especially since they have very limited access to them). Because of this, they start trying to jyp all the spirits out of their junk, because, even though spirits have very poor interpersonal relationship abilities (at least, according to how humans approach them), they kind of start losing all their stuff.</text:p>
      <text:p text:style-name="P1"/>
      <text:p text:style-name="P1">Hell, let’s make the shapeshifters really awesome bargainers on top of that. Why the hell not.</text:p>
      <text:p text:style-name="P1"><text:soft-page-break/></text:p>
      <text:p text:style-name="P1">Goryo is spending a lot of time trying to figure out why what the words are saying is turning out to be so completely different than what’s actually happening, and then Didi shows up, looking for him (actually, no, she just wants to ransack his book collection, as she’s the last person that Endermannd himself has taught, and she believes that she has a right to the books and knowledge and such on), and they sit down and have a fun little chat about what it means to be objective and everything. Goryo obviously doesn’t believe her (because what would the fun be in that?), and kicks her out. Now that Goryo and his followers are kind of in the minority, he tries to band them all together, but it doesn’t work, because the plot has run out of steam, obviously. </text:p>
      <text:p text:style-name="P1"/>
      <text:p text:style-name="P1">I guess he finally gives in to the idea, except I want him to sit there and hoard all the books and stuff, but that’s not what Goryo does. He gets in charge. </text:p>
      <text:p text:style-name="P1"/>
      <text:p text:style-name="P1">So Goryo decides to go with whatever Didi says, and then he and Will get really chummy, which he’s able to do because Will never really developed a negative opinion on him, and they start getting to talking, and Goryo tries to convince him that letting the shadows keep messing up the human world is a bad idea, and that they’re bad enough that they should be all wiped out. Will muses on this a lot, and has a lot of internal conflict, because on one hand, they should stop making the humans commit suicide, but on the other hand, shadows are still people, too. He tries to think up of a way to reconcile the two together, but Goryo gets in the way of all the conversations and brainstorming sessions they have, all the while getting more and more urgent about saving the humans.</text:p>
      <text:p text:style-name="P1"/>
      <text:p text:style-name="P1">(By the way, Goryo is not, like, being obviously manipulative, he’s genuinely worried, but his behavior is still really affecting.)</text:p>
      <text:p text:style-name="P1"/>
      <text:p text:style-name="P1">So Will starts going with what Goryo says, and starts setting up a spell (with Goryo’s help) that will eliminate all the shadows, even though he keeps on getting these visions of shadow people getting hurt and having feelings and such on. He is really bothered by all this, even though practically everyone’s like “get rid of them, it’ll be better for everyone if you do!”. The only person who provides any kind of an alternative point of view is Alex, who comes up to him one night and is like “I don’t recall you having this point of view before”. Will loses it and tells him that he doesn’t want to be in this position, that he’d rather go back and crawl underneath his little rock of a life, and if he wants to kill himself, then so be it, etc etc, because Will is a depressed loser sometimes. Biek is very blunt, but not very... sympathetic, because Biek doesn’t really do that, and is very much “You can do what you want, but you have to take into consideration your own city (the human race), and do what you can do your best at, at keeping that around, because sometimes you have to put your own sense of self and your ego out of the way in order to do what’s best for the city.”</text:p>
      <text:p text:style-name="P1"/>
      <text:p text:style-name="P1">So Will goes ahead and kills all the shadows, and he’s upset about it. Eventually later he visits their fortress thing...</text:p>
      <text:p text:style-name="P1"/>
      <text:p text:style-name="P1">&lt;&lt;&lt;NOTES</text:p>
      <text:p text:style-name="P1"><text:soft-page-break/></text:p>
      <text:p text:style-name="P1">He carefully applied the makeup along his skin, blending it in to what his skin color was--or used to be, at least. It had been a while since he’d seen what he looked like not plagued by the duel threats of black skin and a mottled complexion. He didn’t want to wear the makeup, he really didn’t. But all he wanted to do was blend in now. He felt drained. </text:p>
      <text:p text:style-name="P1"/>
      <text:p text:style-name="P1">He got in his car and drove to the little hole in the wall of a pub, into the mysterious door in the back of the building, and then through the golden gate that separated this world from the next. </text:p>
      <text:p text:style-name="P1"/>
      <text:p text:style-name="P1">Even after all this time, the lava still unnerved him quite a bit, and he held on the chain around his neck so hard that, all things considered, he should have torn it off. </text:p>
      <text:p text:style-name="P1"/>
      <text:p text:style-name="P1">The door didn’t look much different than before, but it certainly wasn’t locked like it used to be. A few words under his breath and it slid open. The train station was still on the other side, scars in the stone from when the shadows had attacked the area months ago. There were spirits mulling about, waiting for the train to show up. A couple of them stared at him, but they otherwise left him alone. A human was a pretty unusual sight to see down there, but their numbers were slowly increasing.</text:p>
      <text:p text:style-name="P1"/>
      <text:p text:style-name="P1">Will approached the tracks and started saying a few words, but froze. He became very aware of the spirits watching him as he reached into his pocket and pulled out a piece of paper with some symbols on it. He was aware that he was shaking. Was this the first time he’d try to cast some spell without someone looking over his shoulder, making sure that he was doing it correctly?</text:p>
      <text:p text:style-name="P1"/>
      <text:p text:style-name="P1">Apparently so, but that wasn’t why he was shaking.</text:p>
      <text:p text:style-name="P1"/>
      <text:p text:style-name="P1">As he spoke, a train started materializing on the tracks. It was a fake train, a temporary one. It was also facing the wrong direction, where the spirits have torn up the tracks, but have yet to block up the entrance to the tunnel. But this train didn’t need tracks.</text:p>
      <text:p text:style-name="P1"/>
      <text:p text:style-name="P1">Will carefully boarded the train; he wasn’t a hundred percent sure it was going to work, but everything seemed stable enough. Another word lit the furnace, and off he went, chugging down the nonexistent tracks. He glanced over his shoulder; the spirits were gathering near the edge of the platform and watching him vanish off in the wrong direction.</text:p>
      <text:p text:style-name="P1"/>
      <text:p text:style-name="P1">He took a seat and a deep breath. The fortress was one hell of a ways away; might as well take a nap.</text:p>
      <text:p text:style-name="P1"/>
      <text:p text:style-name="P1">He woke up sometime later, when the train had come to a stop, and was waiting patiently for him to do something else. There was wreckage here; the busted train brought up several memories deep from within the recesses of his mind, so deep they were, in fact, someone else’s memories. He grimaced and climbed of the train, which phased out of existence with the same mindless obedience that it came into existence. </text:p>
      <text:p text:style-name="P1"/>
      <text:p text:style-name="P1"><text:soft-page-break/>The fortress looked like what it did several months ago. Will couldn't pinpoint exactly why this bothered him; it felt as though it should have gone through some amount of decay over the days, but it really hasn't. But it wasn't as if fortresses were so flimsy that they would start decaying in a matter of months, anyways. But he really wanted there to be some difference--he didn't really know why.</text:p>
      <text:p text:style-name="P1"/>
      <text:p text:style-name="P1">As he wondered around the place, he could see images of Lia superimposed on the stone, her carrying around the lamp, aimlessly chatting along as she helped both him and herself hobble out of the fortress. He couldn't believe that he was missing her; it wasn't as if they had known each other for very long; not long enough to miss each other, at least.</text:p>
      <text:p text:style-name="P1"/>
      <text:p text:style-name="P1">But there she was, haunting all of his thoughts and dreams anyways. What a lucky guy, Will grumbled to himself. Of course, he had to get the one parasite where the host could hitch a ride along with it. He figured that if the parasite in him ever got free, the same thing would happen to its next host, where they would be bombarded with images and memories of the previous hosts. Maybe that's how the parasite drove its hosts insane: with memories.</text:p>
      <text:p text:style-name="P1"/>
      <text:p text:style-name="P1">His stomach churned at the idea. How unpleasant.</text:p>
      <text:p text:style-name="P1"/>
      <text:p text:style-name="P1">He found his jail cell and pulled the trap door open. It took him a moment to think of the appropriate words, but they eventually came to him, and they allowed him to float gently down to the cell floor, this dark, dank little place. His skin started glowing in response to the darkness, and he took a seat in the corner of the cell, where he last sat. It was where it all had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meta:editing-cycles>
    <meta:document-statistic meta:table-count="0" meta:image-count="0" meta:object-count="0" meta:page-count="146" meta:paragraph-count="2216" meta:word-count="51097" meta:character-count="274138"/>
    <dc:date>2013-05-05T00:13:02.04</dc:date>
    <meta:editing-duration>PT1H39S</meta:editing-duration>
  </office:meta>
</office:document-meta>
</file>